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807in"/>
    </style:style>
    <style:style style:name="co2" style:family="table-column">
      <style:table-column-properties fo:break-before="auto" style:column-width="0.9902in"/>
    </style:style>
    <style:style style:name="co3" style:family="table-column">
      <style:table-column-properties fo:break-before="auto" style:column-width="1.3425in"/>
    </style:style>
    <style:style style:name="co4" style:family="table-column">
      <style:table-column-properties fo:break-before="auto" style:column-width="8.111in"/>
    </style:style>
    <style:style style:name="co5" style:family="table-column">
      <style:table-column-properties fo:break-before="auto" style:column-width="0.4516in"/>
    </style:style>
    <style:style style:name="co6" style:family="table-column">
      <style:table-column-properties fo:break-before="auto" style:column-width="0.5654in"/>
    </style:style>
    <style:style style:name="co7" style:family="table-column">
      <style:table-column-properties fo:break-before="auto" style:column-width="0.6071in"/>
    </style:style>
    <style:style style:name="co8" style:family="table-column">
      <style:table-column-properties fo:break-before="auto" style:column-width="0.348in"/>
    </style:style>
    <style:style style:name="co9" style:family="table-column">
      <style:table-column-properties fo:break-before="auto" style:column-width="1.3634in"/>
    </style:style>
    <style:style style:name="co10" style:family="table-column">
      <style:table-column-properties fo:break-before="auto" style:column-width="6.7736in"/>
    </style:style>
    <style:style style:name="co11" style:family="table-column">
      <style:table-column-properties fo:break-before="auto" style:column-width="0.6583in"/>
    </style:style>
    <style:style style:name="co12" style:family="table-column">
      <style:table-column-properties fo:break-before="auto" style:column-width="0.7209in"/>
    </style:style>
    <style:style style:name="co13" style:family="table-column">
      <style:table-column-properties fo:break-before="auto" style:column-width="0.7626in"/>
    </style:style>
    <style:style style:name="co14" style:family="table-column">
      <style:table-column-properties fo:break-before="auto" style:column-width="0.5236in"/>
    </style:style>
    <style:style style:name="co15" style:family="table-column">
      <style:table-column-properties fo:break-before="auto" style:column-width="1.9335in"/>
    </style:style>
    <style:style style:name="co16" style:family="table-column">
      <style:table-column-properties fo:break-before="auto" style:column-width="3.2709in"/>
    </style:style>
    <style:style style:name="co17" style:family="table-column">
      <style:table-column-properties fo:break-before="auto" style:column-width="7.3126in"/>
    </style:style>
    <style:style style:name="co18" style:family="table-column">
      <style:table-column-properties fo:break-before="auto" style:column-width="2.1819in"/>
    </style:style>
    <style:style style:name="co19" style:family="table-column">
      <style:table-column-properties fo:break-before="auto" style:column-width="1.1252in"/>
    </style:style>
    <style:style style:name="co20" style:family="table-column">
      <style:table-column-properties fo:break-before="auto" style:column-width="1.4465in"/>
    </style:style>
    <style:style style:name="co21" style:family="table-column">
      <style:table-column-properties fo:break-before="auto" style:column-width="1.7984in"/>
    </style:style>
    <style:style style:name="co22" style:family="table-column">
      <style:table-column-properties fo:break-before="auto" style:column-width="6.0382in"/>
    </style:style>
    <style:style style:name="co23" style:family="table-column">
      <style:table-column-properties fo:break-before="auto" style:column-width="1.0008in"/>
    </style:style>
    <style:style style:name="co24" style:family="table-column">
      <style:table-column-properties fo:break-before="auto" style:column-width="0.889in"/>
    </style:style>
    <style:style style:name="co25" style:family="table-column">
      <style:table-column-properties fo:break-before="auto" style:column-width="2.7626in"/>
    </style:style>
    <style:style style:name="co26" style:family="table-column">
      <style:table-column-properties fo:break-before="auto" style:column-width="0.7827in"/>
    </style:style>
    <style:style style:name="co27" style:family="table-column">
      <style:table-column-properties fo:break-before="auto" style:column-width="0.6374in"/>
    </style:style>
    <style:style style:name="co28" style:family="table-column">
      <style:table-column-properties fo:break-before="auto" style:column-width="0.3374in"/>
    </style:style>
    <style:style style:name="co29" style:family="table-column">
      <style:table-column-properties fo:break-before="auto" style:column-width="0.5965in"/>
    </style:style>
    <style:style style:name="co30" style:family="table-column">
      <style:table-column-properties fo:break-before="auto" style:column-width="0.8555in"/>
    </style:style>
    <style:style style:name="co31" style:family="table-column">
      <style:table-column-properties fo:break-before="auto" style:column-width="0.4827in"/>
    </style:style>
    <style:style style:name="co32" style:family="table-column">
      <style:table-column-properties fo:break-before="auto" style:column-width="0.5547in"/>
    </style:style>
    <style:style style:name="co33" style:family="table-column">
      <style:table-column-properties fo:break-before="auto" style:column-width="0.5028in"/>
    </style:style>
    <style:style style:name="co34" style:family="table-column">
      <style:table-column-properties fo:break-before="auto" style:column-width="0.6898in"/>
    </style:style>
    <style:style style:name="co35" style:family="table-column">
      <style:table-column-properties fo:break-before="auto" style:column-width="0.5862in"/>
    </style:style>
    <style:style style:name="co36" style:family="table-column">
      <style:table-column-properties fo:break-before="auto" style:column-width="2.7008in"/>
    </style:style>
    <style:style style:name="co37" style:family="table-column">
      <style:table-column-properties fo:break-before="auto" style:column-width="1.9543in"/>
    </style:style>
    <style:style style:name="co38" style:family="table-column">
      <style:table-column-properties fo:break-before="auto" style:column-width="2.5244in"/>
    </style:style>
    <style:style style:name="co39" style:family="table-column">
      <style:table-column-properties fo:break-before="auto" style:column-width="2.1409in"/>
    </style:style>
    <style:style style:name="co40" style:family="table-column">
      <style:table-column-properties fo:break-before="auto" style:column-width="1.0728in"/>
    </style:style>
    <style:style style:name="co41" style:family="table-column">
      <style:table-column-properties fo:break-before="auto" style:column-width="1.7264in"/>
    </style:style>
    <style:style style:name="co42" style:family="table-column">
      <style:table-column-properties fo:break-before="auto" style:column-width="2.0783in"/>
    </style:style>
    <style:style style:name="co43" style:family="table-column">
      <style:table-column-properties fo:break-before="auto" style:column-width="1.5602in"/>
    </style:style>
    <style:style style:name="co44" style:family="table-column">
      <style:table-column-properties fo:break-before="auto" style:column-width="1.3839in"/>
    </style:style>
    <style:style style:name="co45" style:family="table-column">
      <style:table-column-properties fo:break-before="auto" style:column-width="2.5453in"/>
    </style:style>
    <style:style style:name="co46" style:family="table-column">
      <style:table-column-properties fo:break-before="auto" style:column-width="2.5138in"/>
    </style:style>
    <style:style style:name="co47" style:family="table-column">
      <style:table-column-properties fo:break-before="auto" style:column-width="0.5339in"/>
    </style:style>
    <style:style style:name="co48" style:family="table-column">
      <style:table-column-properties fo:break-before="auto" style:column-width="0.8866in"/>
    </style:style>
    <style:style style:name="co49" style:family="table-column">
      <style:table-column-properties fo:break-before="auto" style:column-width="0.6689in"/>
    </style:style>
    <style:style style:name="co50" style:family="table-column">
      <style:table-column-properties fo:break-before="auto" style:column-width="4.1811in"/>
    </style:style>
    <style:style style:name="co51" style:family="table-column">
      <style:table-column-properties fo:break-before="auto" style:column-width="0.7311in"/>
    </style:style>
    <style:style style:name="co52" style:family="table-column">
      <style:table-column-properties fo:break-before="auto" style:column-width="0.8362in"/>
    </style:style>
    <style:style style:name="co53" style:family="table-column">
      <style:table-column-properties fo:break-before="auto" style:column-width="0.8138in"/>
    </style:style>
    <style:style style:name="co54" style:family="table-column">
      <style:table-column-properties fo:break-before="auto" style:column-width="0.3783in"/>
    </style:style>
    <style:style style:name="co55" style:family="table-column">
      <style:table-column-properties fo:break-before="auto" style:column-width="0.74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build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builder-name</text:p>
          </table:table-cell>
          <table:table-cell office:value-type="string" calcext:value-type="string">
            <text:p>codename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cpu-link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ram-type</text:p>
          </table:table-cell>
          <table:table-cell office:value-type="string" calcext:value-type="string">
            <text:p>ram-link</text:p>
          </table:table-cell>
          <table:table-cell office:value-type="string" calcext:value-type="string">
            <text:p>channels</text:p>
          </table:table-cell>
          <table:table-cell office:value-type="string" calcext:value-type="string">
            <text:p>channels used</text:p>
          </table:table-cell>
          <table:table-cell office:value-type="string" calcext:value-type="string">
            <text:p>modules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raid</text:p>
          </table:table-cell>
          <table:table-cell office:value-type="string" calcext:value-type="string">
            <text:p>drives</text:p>
          </table:table-cell>
          <table:table-cell office:value-type="string" calcext:value-type="string">
            <text:p>drives-link</text:p>
          </table:table-cell>
          <table:table-cell office:value-type="string" calcext:value-type="string">
            <text:p>filesystem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ystem Link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2x Xeon E5-2670</text:p>
          </table:table-cell>
          <table:table-cell office:value-type="string" calcext:value-type="string">
            <text:p>https://ark.intel.com/content/www/us/en/ark/products/64595/intel-xeon-processor-e5-2670-20m-cache-2-60-ghz-8-00-gt-s-intel-qpi.html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.6" calcext:value-type="float">
            <text:p>2.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DR3 RDIMM</text:p>
          </table:table-cell>
          <table:table-cell office:value-type="string" calcext:value-type="string">
            <text:p>M393B1K70DH0-YK0</text:p>
          </table:table-cell>
          <table:table-cell office:value-type="string" calcext:value-type="string">
            <text:p>2x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x8G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30G</text:p>
          </table:table-cell>
          <table:table-cell office:value-type="string" calcext:value-type="string">
            <text:p>RAID0 on DELL PERC H710P</text:p>
          </table:table-cell>
          <table:table-cell office:value-type="string" calcext:value-type="string">
            <text:p>6x 300GB SAS 6Gb/s 15K RPM</text:p>
          </table:table-cell>
          <table:table-cell office:value-type="string" calcext:value-type="string">
            <text:p>Seagate ST9300653SS</text:p>
          </table:table-cell>
          <table:table-cell office:value-type="string" calcext:value-type="string">
            <text:p>ext4; nobarrier; commit=6000</text:p>
          </table:table-cell>
          <table:table-cell office:value-type="string" calcext:value-type="string">
            <text:p>Ubuntu 18.04</text:p>
          </table:table-cell>
          <table:table-cell office:value-type="string" calcext:value-type="string">
            <text:p>4.15.0-76</text:p>
          </table:table-cell>
          <table:table-cell office:value-type="string" calcext:value-type="string">
            <text:p>DELL PowerEdge R620</text:p>
          </table:table-cell>
          <table:table-cell office:value-type="string" calcext:value-type="string">
            <text:p>https://www.dell.com/downloads/global/products/pedge/en/Dell_PowerEdge_R620_Spec_Sheet.pdf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kangaroo</text:p>
          </table:table-cell>
          <table:table-cell office:value-type="string" calcext:value-type="string">
            <text:p>2x Xeon E5-2698-v4</text:p>
          </table:table-cell>
          <table:table-cell office:value-type="string" calcext:value-type="string">
            <text:p>https://ark.intel.com/content/www/us/en/ark/products/91753/intel-xeon-processor-e5-2698-v4-50m-cache-2-20-ghz.html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.2" calcext:value-type="float">
            <text:p>2.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DDR4 LRDIMM ECC</text:p>
          </table:table-cell>
          <table:table-cell office:value-type="string" calcext:value-type="string">
            <text:p>HPE 809085-091</text:p>
          </table:table-cell>
          <table:table-cell office:value-type="string" calcext:value-type="string">
            <text:p>2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x64G</text:p>
          </table:table-cell>
          <table:table-cell office:value-type="string" calcext:value-type="string">
            <text:p>2400 CL17</text:p>
          </table:table-cell>
          <table:table-cell office:value-type="string" calcext:value-type="string">
            <text:p>30G</text:p>
          </table:table-cell>
          <table:table-cell office:value-type="string" calcext:value-type="string">
            <text:p>RAID0 on HP P244br</text:p>
          </table:table-cell>
          <table:table-cell office:value-type="string" calcext:value-type="string">
            <text:p>2x 1600G SATA SSDs</text:p>
          </table:table-cell>
          <table:table-cell office:value-type="string" calcext:value-type="string">
            <text:p>HPE LK1600GEYMV</text:p>
          </table:table-cell>
          <table:table-cell office:value-type="string" calcext:value-type="string">
            <text:p>ext4; nobarrier; nojournal</text:p>
          </table:table-cell>
          <table:table-cell office:value-type="string" calcext:value-type="string">
            <text:p>Ubuntu 18.04</text:p>
          </table:table-cell>
          <table:table-cell office:value-type="string" calcext:value-type="string">
            <text:p>4.15.0-76</text:p>
          </table:table-cell>
          <table:table-cell office:value-type="string" calcext:value-type="string">
            <text:p>HPE ProLiant BL460c Gen9</text:p>
          </table:table-cell>
          <table:table-cell office:value-type="string" calcext:value-type="string">
            <text:p>https://h20195.www2.hpe.com/v2/default.aspx?cc=be&amp;lc=en&amp;oid=7271227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kangaroo</text:p>
          </table:table-cell>
          <table:table-cell office:value-type="string" calcext:value-type="string">
            <text:p>2x Xeon E5-2698-v4</text:p>
          </table:table-cell>
          <table:table-cell office:value-type="string" calcext:value-type="string">
            <text:p>https://ark.intel.com/content/www/us/en/ark/products/91753/intel-xeon-processor-e5-2698-v4-50m-cache-2-20-ghz.html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.2" calcext:value-type="float">
            <text:p>2.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DDR4 LRDIMM ECC</text:p>
          </table:table-cell>
          <table:table-cell office:value-type="string" calcext:value-type="string">
            <text:p>HPE 809085-091</text:p>
          </table:table-cell>
          <table:table-cell office:value-type="string" calcext:value-type="string">
            <text:p>2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x64G</text:p>
          </table:table-cell>
          <table:table-cell office:value-type="string" calcext:value-type="string">
            <text:p>2400 CL17</text:p>
          </table:table-cell>
          <table:table-cell office:value-type="string" calcext:value-type="string">
            <text:p>30G</text:p>
          </table:table-cell>
          <table:table-cell office:value-type="string" calcext:value-type="string">
            <text:p>RAID0 on HP P244br</text:p>
          </table:table-cell>
          <table:table-cell office:value-type="string" calcext:value-type="string">
            <text:p>2x 1600G SATA SSDs</text:p>
          </table:table-cell>
          <table:table-cell office:value-type="string" calcext:value-type="string">
            <text:p>HPE LK1600GEYMV</text:p>
          </table:table-cell>
          <table:table-cell office:value-type="string" calcext:value-type="string">
            <text:p>ext4; nobarrier; nojournal</text:p>
          </table:table-cell>
          <table:table-cell office:value-type="string" calcext:value-type="string">
            <text:p>Ubuntu 18.04</text:p>
          </table:table-cell>
          <table:table-cell office:value-type="string" calcext:value-type="string">
            <text:p>4.15.0-76</text:p>
          </table:table-cell>
          <table:table-cell office:value-type="string" calcext:value-type="string">
            <text:p>HPE ProLiant BL460c Gen9</text:p>
          </table:table-cell>
          <table:table-cell office:value-type="string" calcext:value-type="string">
            <text:p>https://h20195.www2.hpe.com/v2/default.aspx?cc=be&amp;lc=en&amp;oid=7271227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kangaroo</text:p>
          </table:table-cell>
          <table:table-cell office:value-type="string" calcext:value-type="string">
            <text:p>2x Xeon E5-2698-v4</text:p>
          </table:table-cell>
          <table:table-cell office:value-type="string" calcext:value-type="string">
            <text:p>https://ark.intel.com/content/www/us/en/ark/products/91753/intel-xeon-processor-e5-2698-v4-50m-cache-2-20-ghz.html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.2" calcext:value-type="float">
            <text:p>2.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DDR4 LRDIMM ECC</text:p>
          </table:table-cell>
          <table:table-cell office:value-type="string" calcext:value-type="string">
            <text:p>HPE 809085-091</text:p>
          </table:table-cell>
          <table:table-cell office:value-type="string" calcext:value-type="string">
            <text:p>2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x64G</text:p>
          </table:table-cell>
          <table:table-cell office:value-type="string" calcext:value-type="string">
            <text:p>2400 CL17</text:p>
          </table:table-cell>
          <table:table-cell office:value-type="string" calcext:value-type="string">
            <text:p>30G</text:p>
          </table:table-cell>
          <table:table-cell office:value-type="string" calcext:value-type="string">
            <text:p>RAID0 on HP P244br</text:p>
          </table:table-cell>
          <table:table-cell office:value-type="string" calcext:value-type="string">
            <text:p>128G tmpfs</text:p>
          </table:table-cell>
          <table:table-cell table:number-columns-repeated="2"/>
          <table:table-cell office:value-type="string" calcext:value-type="string">
            <text:p>Ubuntu 18.04</text:p>
          </table:table-cell>
          <table:table-cell office:value-type="string" calcext:value-type="string">
            <text:p>4.15.0-76</text:p>
          </table:table-cell>
          <table:table-cell office:value-type="string" calcext:value-type="string">
            <text:p>HPE ProLiant BL460c Gen9</text:p>
          </table:table-cell>
          <table:table-cell office:value-type="string" calcext:value-type="string">
            <text:p>https://h20195.www2.hpe.com/v2/default.aspx?cc=be&amp;lc=en&amp;oid=7271227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gorilla</text:p>
          </table:table-cell>
          <table:table-cell office:value-type="string" calcext:value-type="string">
            <text:p>2x Xeon E5-2699-v3</text:p>
          </table:table-cell>
          <table:table-cell office:value-type="string" calcext:value-type="string">
            <text:p>https://ark.intel.com/content/www/us/en/ark/products/81061/intel-xeon-processor-e5-2699-v3-45m-cache-2-30-ghz.html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2.3" calcext:value-type="float">
            <text:p>2.3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DDR4 RDIMM ECC</text:p>
          </table:table-cell>
          <table:table-cell office:value-type="string" calcext:value-type="string">
            <text:p>HPE 752370-091</text:p>
          </table:table-cell>
          <table:table-cell office:value-type="string" calcext:value-type="string">
            <text:p>2x4</text:p>
          </table:table-cell>
          <table:table-cell office:value-type="string" calcext:value-type="string">
            <text:p>8? unbalanced</text:p>
          </table:table-cell>
          <table:table-cell office:value-type="string" calcext:value-type="string">
            <text:p>12x32G</text:p>
          </table:table-cell>
          <table:table-cell office:value-type="float" office:value="2133" calcext:value-type="float">
            <text:p>2133</text:p>
          </table:table-cell>
          <table:table-cell office:value-type="string" calcext:value-type="string">
            <text:p>30G</text:p>
          </table:table-cell>
          <table:table-cell office:value-type="string" calcext:value-type="string">
            <text:p>RAID0 on HP P244br</text:p>
          </table:table-cell>
          <table:table-cell office:value-type="string" calcext:value-type="string">
            <text:p>2x 600G SATA SSDs</text:p>
          </table:table-cell>
          <table:table-cell office:value-type="string" calcext:value-type="string">
            <text:p>HPE VK0600GDUTQ</text:p>
          </table:table-cell>
          <table:table-cell office:value-type="string" calcext:value-type="string">
            <text:p>ext4; nobarrier; nojournal</text:p>
          </table:table-cell>
          <table:table-cell office:value-type="string" calcext:value-type="string">
            <text:p>Ubuntu 18.04</text:p>
          </table:table-cell>
          <table:table-cell office:value-type="string" calcext:value-type="string">
            <text:p>4.15.0-76</text:p>
          </table:table-cell>
          <table:table-cell office:value-type="string" calcext:value-type="string">
            <text:p>HPE ProLiant BL460c Gen9</text:p>
          </table:table-cell>
          <table:table-cell office:value-type="string" calcext:value-type="string">
            <text:p>https://h20195.www2.hpe.com/v2/default.aspx?cc=be&amp;lc=en&amp;oid=7271227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medium-build</text:p>
          </table:table-cell>
          <table:table-cell office:value-type="string" calcext:value-type="string">
            <text:p>gorilla</text:p>
          </table:table-cell>
          <table:table-cell office:value-type="string" calcext:value-type="string">
            <text:p>2x Xeon E5-2699-v3</text:p>
          </table:table-cell>
          <table:table-cell office:value-type="string" calcext:value-type="string">
            <text:p>https://ark.intel.com/content/www/us/en/ark/products/81061/intel-xeon-processor-e5-2699-v3-45m-cache-2-30-ghz.html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2.3" calcext:value-type="float">
            <text:p>2.3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DDR4 RDIMM ECC</text:p>
          </table:table-cell>
          <table:table-cell office:value-type="string" calcext:value-type="string">
            <text:p>HPE 752370-091</text:p>
          </table:table-cell>
          <table:table-cell office:value-type="string" calcext:value-type="string">
            <text:p>2x4</text:p>
          </table:table-cell>
          <table:table-cell office:value-type="string" calcext:value-type="string">
            <text:p>8? unbalanced</text:p>
          </table:table-cell>
          <table:table-cell office:value-type="string" calcext:value-type="string">
            <text:p>12x32G</text:p>
          </table:table-cell>
          <table:table-cell office:value-type="float" office:value="2133" calcext:value-type="float">
            <text:p>2133</text:p>
          </table:table-cell>
          <table:table-cell office:value-type="string" calcext:value-type="string">
            <text:p>30G</text:p>
          </table:table-cell>
          <table:table-cell office:value-type="string" calcext:value-type="string">
            <text:p>RAID0 on HP P244br</text:p>
          </table:table-cell>
          <table:table-cell office:value-type="string" calcext:value-type="string">
            <text:p>2x 600G SATA SSDs</text:p>
          </table:table-cell>
          <table:table-cell office:value-type="string" calcext:value-type="string">
            <text:p>HPE VK0600GDUTQ</text:p>
          </table:table-cell>
          <table:table-cell office:value-type="string" calcext:value-type="string">
            <text:p>ext4; nobarrier; nojournal</text:p>
          </table:table-cell>
          <table:table-cell office:value-type="string" calcext:value-type="string">
            <text:p>Ubuntu 18.04</text:p>
          </table:table-cell>
          <table:table-cell office:value-type="string" calcext:value-type="string">
            <text:p>4.15.0-76</text:p>
          </table:table-cell>
          <table:table-cell office:value-type="string" calcext:value-type="string">
            <text:p>HPE ProLiant BL460c Gen9</text:p>
          </table:table-cell>
          <table:table-cell office:value-type="string" calcext:value-type="string">
            <text:p>https://h20195.www2.hpe.com/v2/default.aspx?cc=be&amp;lc=en&amp;oid=7271227</text:p>
          </table:table-cell>
          <table:table-cell office:value-type="string" calcext:value-type="string">
            <text:p>SMALL BUILD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gorilla</text:p>
          </table:table-cell>
          <table:table-cell office:value-type="string" calcext:value-type="string">
            <text:p>2x Xeon E5-2699-v3</text:p>
          </table:table-cell>
          <table:table-cell office:value-type="string" calcext:value-type="string">
            <text:p>https://ark.intel.com/content/www/us/en/ark/products/81061/intel-xeon-processor-e5-2699-v3-45m-cache-2-30-ghz.html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2.3" calcext:value-type="float">
            <text:p>2.3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DDR4 RDIMM ECC</text:p>
          </table:table-cell>
          <table:table-cell office:value-type="string" calcext:value-type="string">
            <text:p>HPE 752370-091</text:p>
          </table:table-cell>
          <table:table-cell office:value-type="string" calcext:value-type="string">
            <text:p>2x4</text:p>
          </table:table-cell>
          <table:table-cell office:value-type="string" calcext:value-type="string">
            <text:p>8? unbalanced</text:p>
          </table:table-cell>
          <table:table-cell office:value-type="string" calcext:value-type="string">
            <text:p>12x32G</text:p>
          </table:table-cell>
          <table:table-cell office:value-type="float" office:value="2133" calcext:value-type="float">
            <text:p>2133</text:p>
          </table:table-cell>
          <table:table-cell office:value-type="string" calcext:value-type="string">
            <text:p>30G</text:p>
          </table:table-cell>
          <table:table-cell office:value-type="string" calcext:value-type="string">
            <text:p>RAID0 on HP P244br</text:p>
          </table:table-cell>
          <table:table-cell office:value-type="string" calcext:value-type="string">
            <text:p>128G tmpfs</text:p>
          </table:table-cell>
          <table:table-cell table:number-columns-repeated="2"/>
          <table:table-cell office:value-type="string" calcext:value-type="string">
            <text:p>Ubuntu 18.04</text:p>
          </table:table-cell>
          <table:table-cell office:value-type="string" calcext:value-type="string">
            <text:p>4.15.0-76</text:p>
          </table:table-cell>
          <table:table-cell office:value-type="string" calcext:value-type="string">
            <text:p>HPE ProLiant BL460c Gen9</text:p>
          </table:table-cell>
          <table:table-cell office:value-type="string" calcext:value-type="string">
            <text:p>https://h20195.www2.hpe.com/v2/default.aspx?cc=be&amp;lc=en&amp;oid=7271227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3-4-channels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2x Xeon E4-2698-v3</text:p>
          </table:table-cell>
          <table:table-cell office:value-type="string" calcext:value-type="string">
            <text:p>https://ark.intel.com/content/www/us/en/ark/products/81060/intel-xeon-processor-e5-2698-v3-40m-cache-2-30-ghz.html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.3" calcext:value-type="float">
            <text:p>2.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DR4</text:p>
          </table:table-cell>
          <table:table-cell table:number-columns-repeated="4"/>
          <table:table-cell office:value-type="string" calcext:value-type="string">
            <text:p>192G</text:p>
          </table:table-cell>
          <table:table-cell table:number-columns-repeated="4"/>
          <table:table-cell office:value-type="string" calcext:value-type="string">
            <text:p>Ubuntu 18.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snail</text:p>
          </table:table-cell>
          <table:table-cell office:value-type="string" calcext:value-type="string">
            <text:p>AMD Ryzen 5 1600AF</text:p>
          </table:table-cell>
          <table:table-cell office:value-type="string" calcext:value-type="string">
            <text:p>https://www.amd.com/en/products/cpu/amd-ryzen-5-16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2-3.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DR4 UDIMM</text:p>
          </table:table-cell>
          <table:table-cell office:value-type="string" calcext:value-type="string">
            <text:p>https://www.kingston.com/dataSheets/HX432C16PB3K2_16.pd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x8G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64G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TB Gigabyte Aorus NVMe Gen4 (Running Gen3 x4)</text:p>
          </table:table-cell>
          <table:table-cell office:value-type="string" calcext:value-type="string">
            <text:p>https://www.gigabyte.com/cz/Solid-State-Drive/AORUS-NVMe-Gen4-SSD-2TB#kf</text:p>
          </table:table-cell>
          <table:table-cell office:value-type="string" calcext:value-type="string">
            <text:p>ext4; nobarrier; nojournal</text:p>
          </table:table-cell>
          <table:table-cell office:value-type="string" calcext:value-type="string">
            <text:p>Ubuntu 19.10</text:p>
          </table:table-cell>
          <table:table-cell office:value-type="string" calcext:value-type="string">
            <text:p>5.3.0-29</text:p>
          </table:table-cell>
          <table:table-cell office:value-type="string" calcext:value-type="string">
            <text:p>MSI B450-A PRO MAX</text:p>
          </table:table-cell>
          <table:table-cell office:value-type="string" calcext:value-type="string">
            <text:p>https://www.msi.com/Motherboard/B450-A-PRO-MAX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vmbuild-01</text:p>
          </table:table-cell>
          <table:table-cell office:value-type="string" calcext:value-type="string">
            <text:p>E5-2640 v4</text:p>
          </table:table-cell>
          <table:table-cell office:value-type="string" calcext:value-type="string">
            <text:p>https://ark.intel.com/content/www/us/en/ark/products/92984/intel-xeon-processor-e5-2640-v4-25m-cache-2-40-ghz.html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.4" calcext:value-type="float">
            <text:p>2.4</text:p>
          </table:table-cell>
          <table:table-cell office:value-type="float" office:value="55" calcext:value-type="float">
            <text:p>55</text:p>
          </table:table-cell>
          <table:table-cell table:number-columns-repeated="6" office:value-type="string" calcext:value-type="string">
            <text:p>?</text:p>
          </table:table-cell>
          <table:table-cell office:value-type="string" calcext:value-type="string">
            <text:p>30G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ext4 nobarrier commit=6000</text:p>
          </table:table-cell>
          <table:table-cell office:value-type="string" calcext:value-type="string">
            <text:p>Ubuntu 18.04</text:p>
          </table:table-cell>
          <table:table-cell office:value-type="string" calcext:value-type="string">
            <text:p>4.15.0-47</text:p>
          </table:table-cell>
          <table:table-cell table:number-columns-repeated="3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M-20t-98G</text:p>
          </table:table-cell>
          <table:table-cell office:value-type="string" calcext:value-type="string">
            <text:p>bonaire</text:p>
          </table:table-cell>
          <table:table-cell office:value-type="string" calcext:value-type="string">
            <text:p>E5-2680</text:p>
          </table:table-cell>
          <table:table-cell office:value-type="string" calcext:value-type="string">
            <text:p>https://ark.intel.com/content/www/us/en/ark/products/64583/intel-xeon-processor-e5-2680-20m-cache-2-70-ghz-8-00-gt-s-intel-qpi.html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.7" calcext:value-type="float">
            <text:p>2.7</text:p>
          </table:table-cell>
          <table:table-cell office:value-type="float" office:value="98" calcext:value-type="float">
            <text:p>98</text:p>
          </table:table-cell>
          <table:table-cell table:number-columns-repeated="6" office:value-type="string" calcext:value-type="string">
            <text:p>?</text:p>
          </table:table-cell>
          <table:table-cell office:value-type="string" calcext:value-type="string">
            <text:p>1G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tmpfs</text:p>
          </table:table-cell>
          <table:table-cell office:value-type="string" calcext:value-type="string">
            <text:p>Ubuntu 18.04</text:p>
          </table:table-cell>
          <table:table-cell office:value-type="string" calcext:value-type="string">
            <text:p>4.15.0-72</text:p>
          </table:table-cell>
          <table:table-cell table:number-columns-repeated="3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herrie</text:p>
          </table:table-cell>
          <table:table-cell office:value-type="string" calcext:value-type="string">
            <text:p>AMD TR 2990WX</text:p>
          </table:table-cell>
          <table:table-cell office:value-type="string" calcext:value-type="string">
            <text:p>https://www.amd.com/en/products/cpu/amd-ryzen-threadripper-2990wx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.0-4.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DR4 UDIMM</text:p>
          </table:table-cell>
          <table:table-cell office:value-type="string" calcext:value-type="string">
            <text:p>https://www.amazon.de/gp/product/B077HYB2JP/ref=ppx_yo_dt_b_asin_title_o01_s00?ie=UTF8&amp;psc=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8x16G 2R</text:p>
          </table:table-cell>
          <table:table-cell office:value-type="float" office:value="2666" calcext:value-type="float">
            <text:p>2666</text:p>
          </table:table-cell>
          <table:table-cell office:value-type="string" calcext:value-type="string">
            <text:p>32G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1TB NVME Sandisk Extreme Pro</text:p>
          </table:table-cell>
          <table:table-cell office:value-type="string" calcext:value-type="string">
            <text:p>https://shop.westerndigital.com/products/internal-drives/sandisk-extreme-pro-m2-nvme-3d-ssd#SDSSDXPM2-500G-G25</text:p>
          </table:table-cell>
          <table:table-cell office:value-type="string" calcext:value-type="string">
            <text:p>ext4;rw;relatime;errors=remount-ro</text:p>
          </table:table-cell>
          <table:table-cell office:value-type="string" calcext:value-type="string">
            <text:p>KUbuntu 18.04.4</text:p>
          </table:table-cell>
          <table:table-cell office:value-type="string" calcext:value-type="string">
            <text:p>5.3.10-050310-generic</text:p>
          </table:table-cell>
          <table:table-cell office:value-type="string" calcext:value-type="string">
            <text:p>Asrock X399 Taichi</text:p>
          </table:table-cell>
          <table:table-cell office:value-type="string" calcext:value-type="string">
            <text:p>http://www.asrock.com/mb/AMD/X399%20Taichi/index.asp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beastling-64g</text:p>
          </table:table-cell>
          <table:table-cell office:value-type="string" calcext:value-type="string">
            <text:p>AMD TR 3970X</text:p>
          </table:table-cell>
          <table:table-cell office:value-type="string" calcext:value-type="string">
            <text:p>https://www.amd.com/en/products/cpu/amd-ryzen-threadripper-3970x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.7-4.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DR4 UDIMM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optane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Ubuntu 19.10</text:p>
          </table:table-cell>
          <table:table-cell office:value-type="string" calcext:value-type="string">
            <text:p>5.3.0-29</text:p>
          </table:table-cell>
          <table:table-cell office:value-type="string" calcext:value-type="string">
            <text:p>Gigabyte TRX40 DESIGNARE</text:p>
          </table:table-cell>
          <table:table-cell office:value-type="string" calcext:value-type="string">
            <text:p>https://www.gigabyte.com/Motherboard/TRX40-DESIGNARE-rev-10#kf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</text:p>
          </table:table-cell>
          <table:table-cell office:value-type="string" calcext:value-type="string">
            <text:p>beastling-128g</text:p>
          </table:table-cell>
          <table:table-cell office:value-type="string" calcext:value-type="string">
            <text:p>AMD TR 3970X</text:p>
          </table:table-cell>
          <table:table-cell office:value-type="string" calcext:value-type="string">
            <text:p>https://www.amd.com/en/products/cpu/amd-ryzen-threadripper-3970x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.7-4.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DR4 UDIMM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optane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optane</text:p>
          </table:table-cell>
          <table:table-cell office:value-type="string" calcext:value-type="string">
            <text:p>Ubuntu 19.10</text:p>
          </table:table-cell>
          <table:table-cell office:value-type="string" calcext:value-type="string">
            <text:p>5.3.0-29</text:p>
          </table:table-cell>
          <table:table-cell office:value-type="string" calcext:value-type="string">
            <text:p>Gigabyte TRX40 DESIGNARE</text:p>
          </table:table-cell>
          <table:table-cell office:value-type="string" calcext:value-type="string">
            <text:p>https://www.gigabyte.com/Motherboard/TRX40-DESIGNARE-rev-10#kf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90x-128gb</text:p>
          </table:table-cell>
          <table:table-cell office:value-type="string" calcext:value-type="string">
            <text:p>BEASTLING</text:p>
          </table:table-cell>
          <table:table-cell office:value-type="string" calcext:value-type="string">
            <text:p>AMD TR 3990X</text:p>
          </table:table-cell>
          <table:table-cell office:value-type="string" calcext:value-type="string">
            <text:p>https://www.amd.com/en/products/cpu/amd-ryzen-threadripper-3990x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2.9-4.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DR4 UDIMM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string" calcext:value-type="string">
            <text:p>?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Epyc 7502P anyone?</text:p>
          </table:table-cell>
          <table:table-cell office:value-type="string" calcext:value-type="string">
            <text:p>beast/4</text:p>
          </table:table-cell>
          <table:table-cell office:value-type="string" calcext:value-type="string">
            <text:p>AMD EPYC 7502P</text:p>
          </table:table-cell>
          <table:table-cell office:value-type="string" calcext:value-type="string">
            <text:p>https://www.amd.com/en/products/cpu/amd-epyc-7502p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.5-3.35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string" calcext:value-type="string">
            <text:p>?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Epyc 7702P anyone?</text:p>
          </table:table-cell>
          <table:table-cell office:value-type="string" calcext:value-type="string">
            <text:p>beast/2</text:p>
          </table:table-cell>
          <table:table-cell office:value-type="string" calcext:value-type="string">
            <text:p>AMD EPYC 7702P</text:p>
          </table:table-cell>
          <table:table-cell office:value-type="string" calcext:value-type="string">
            <text:p>https://www.amd.com/en/products/cpu/amd-epyc-7702p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2.0-3.35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string" calcext:value-type="string">
            <text:p>?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Epyc-7745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AMD EPYC 7742</text:p>
          </table:table-cell>
          <table:table-cell office:value-type="string" calcext:value-type="string">
            <text:p>https://www.amd.com/en/products/cpu/amd-epyc-774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.25-3.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DDR4 RDIMM ECC</text:p>
          </table:table-cell>
          <table:table-cell office:value-type="string" calcext:value-type="string">
            <text:p>https://www.nemixram.com/32gb-1-x-32gb-ddr4-2666-pc4-21300-ecc-registered-memorymr21300-324k01-g.html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x32G</text:p>
          </table:table-cell>
          <table:table-cell office:value-type="float" office:value="2666" calcext:value-type="float">
            <text:p>2666</text:p>
          </table:table-cell>
          <table:table-cell table:number-columns-repeated="7" office:value-type="string" calcext:value-type="string">
            <text:p>?</text:p>
          </table:table-cell>
          <table:table-cell office:value-type="string" calcext:value-type="string">
            <text:p>Gigabyte R282-Z93</text:p>
          </table:table-cell>
          <table:table-cell office:value-type="string" calcext:value-type="string">
            <text:p>https://www.gigabyte.com/cz/Rack-Server/R282-Z93-rev-100#ov</text:p>
          </table:table-cell>
          <table:table-cell office:value-type="string" calcext:value-type="string">
            <text:p>---</text:p>
          </table:table-cell>
        </table:table-row>
      </table:table>
      <table:table table:name="table.time.init" table:style-name="ta1">
        <table:table-column table:style-name="co25" table:default-cell-style-name="Default"/>
        <table:table-column table:style-name="co26" table:default-cell-style-name="Default"/>
        <table:table-column table:style-name="co5" table:default-cell-style-name="Default"/>
        <table:table-column table:style-name="co6" table:default-cell-style-name="Default"/>
        <table:table-column table:style-name="co27" table:default-cell-style-name="ce5"/>
        <table:table-column table:style-name="co28" table:default-cell-style-name="Default"/>
        <table:table-column table:style-name="co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6" table:default-cell-style-name="Default"/>
        <table:table-column table:style-name="co5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builder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tem</text:p>
          </table:table-cell>
          <table:table-cell table:style-name="Default" office:value-type="string" calcext:value-type="string">
            <text:p>elapsed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avgtest</text:p>
          </table:table-cell>
          <table:table-cell office:value-type="string" calcext:value-type="string">
            <text:p>avgdata</text:p>
          </table:table-cell>
          <table:table-cell office:value-type="string" calcext:value-type="string">
            <text:p>maxresident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swaps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1-init</text:p>
          </table:table-cell>
          <table:table-cell office:value-type="float" office:value="31.67" calcext:value-type="float">
            <text:p>31.67</text:p>
          </table:table-cell>
          <table:table-cell office:value-type="float" office:value="7.51" calcext:value-type="float">
            <text:p>7.51</text:p>
          </table:table-cell>
          <table:table-cell office:value-type="string" calcext:value-type="string">
            <text:p>0:56.75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336" calcext:value-type="float">
            <text:p>130336</text:p>
          </table:table-cell>
          <table:table-cell office:value-type="float" office:value="47336" calcext:value-type="float">
            <text:p>47336</text:p>
          </table:table-cell>
          <table:table-cell office:value-type="float" office:value="679064" calcext:value-type="float">
            <text:p>679064</text:p>
          </table:table-cell>
          <table:table-cell office:value-type="float" office:value="17" calcext:value-type="float">
            <text:p>17</text:p>
          </table:table-cell>
          <table:table-cell office:value-type="float" office:value="186885" calcext:value-type="float">
            <text:p>186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float" office:value="0.75" calcext:value-type="float">
            <text:p>0.75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1:04.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292" calcext:value-type="float">
            <text:p>32292</text:p>
          </table:table-cell>
          <table:table-cell office:value-type="float" office:value="5816" calcext:value-type="float">
            <text:p>5816</text:p>
          </table:table-cell>
          <table:table-cell office:value-type="float" office:value="2704" calcext:value-type="float">
            <text:p>2704</text:p>
          </table:table-cell>
          <table:table-cell office:value-type="float" office:value="13" calcext:value-type="float">
            <text:p>13</text:p>
          </table:table-cell>
          <table:table-cell office:value-type="float" office:value="20574" calcext:value-type="float">
            <text:p>20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float" office:value="5.98" calcext:value-type="float">
            <text:p>5.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:57.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48" calcext:value-type="float">
            <text:p>29548</text:p>
          </table:table-cell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20974" calcext:value-type="float">
            <text:p>20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1-init</text:p>
          </table:table-cell>
          <table:table-cell office:value-type="float" office:value="30.46" calcext:value-type="float">
            <text:p>30.46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1:09.0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132" calcext:value-type="float">
            <text:p>131132</text:p>
          </table:table-cell>
          <table:table-cell office:value-type="float" office:value="7560" calcext:value-type="float">
            <text:p>7560</text:p>
          </table:table-cell>
          <table:table-cell office:value-type="float" office:value="723176" calcext:value-type="float">
            <text:p>723176</text:p>
          </table:table-cell>
          <table:table-cell office:value-type="float" office:value="14" calcext:value-type="float">
            <text:p>14</text:p>
          </table:table-cell>
          <table:table-cell office:value-type="float" office:value="176985" calcext:value-type="float">
            <text:p>176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float" office:value="0.89" calcext:value-type="float">
            <text:p>0.89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:56.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752" calcext:value-type="float">
            <text:p>31752</text:p>
          </table:table-cell>
          <table:table-cell office:value-type="float" office:value="7488" calcext:value-type="float">
            <text:p>7488</text:p>
          </table:table-cell>
          <table:table-cell office:value-type="float" office:value="2816" calcext:value-type="float">
            <text:p>2816</text:p>
          </table:table-cell>
          <table:table-cell office:value-type="float" office:value="17" calcext:value-type="float">
            <text:p>17</text:p>
          </table:table-cell>
          <table:table-cell office:value-type="float" office:value="19128" calcext:value-type="float">
            <text:p>19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float" office:value="6.84" calcext:value-type="float">
            <text:p>6.84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13:01.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36" calcext:value-type="float">
            <text:p>29336</text:p>
          </table:table-cell>
          <table:table-cell office:value-type="float" office:value="8" calcext:value-type="float">
            <text:p>8</text:p>
          </table:table-cell>
          <table:table-cell office:value-type="float" office:value="1032" calcext:value-type="float">
            <text:p>1032</text:p>
          </table:table-cell>
          <table:table-cell office:value-type="float" office:value="0" calcext:value-type="float">
            <text:p>0</text:p>
          </table:table-cell>
          <table:table-cell office:value-type="float" office:value="20479" calcext:value-type="float">
            <text:p>20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1-init</text:p>
          </table:table-cell>
          <table:table-cell office:value-type="float" office:value="30.6" calcext:value-type="float">
            <text:p>30.6</text:p>
          </table:table-cell>
          <table:table-cell office:value-type="float" office:value="7.31" calcext:value-type="float">
            <text:p>7.31</text:p>
          </table:table-cell>
          <table:table-cell office:value-type="string" calcext:value-type="string">
            <text:p>1:06.0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856" calcext:value-type="float">
            <text:p>131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2965" calcext:value-type="float">
            <text:p>182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float" office:value="0.84" calcext:value-type="float">
            <text:p>0.84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0:57.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60" calcext:value-type="float">
            <text:p>319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144" calcext:value-type="float">
            <text:p>19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float" office:value="6.37" calcext:value-type="float">
            <text:p>6.37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8:54.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44" calcext:value-type="float">
            <text:p>29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23" calcext:value-type="float">
            <text:p>21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1-init</text:p>
          </table:table-cell>
          <table:table-cell office:value-type="float" office:value="28.02" calcext:value-type="float">
            <text:p>28.02</text:p>
          </table:table-cell>
          <table:table-cell office:value-type="float" office:value="6.38" calcext:value-type="float">
            <text:p>6.38</text:p>
          </table:table-cell>
          <table:table-cell office:value-type="string" calcext:value-type="string">
            <text:p>0:43.2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748" calcext:value-type="float">
            <text:p>131748</text:p>
          </table:table-cell>
          <table:table-cell office:value-type="float" office:value="6640" calcext:value-type="float">
            <text:p>6640</text:p>
          </table:table-cell>
          <table:table-cell office:value-type="float" office:value="679064" calcext:value-type="float">
            <text:p>679064</text:p>
          </table:table-cell>
          <table:table-cell office:value-type="float" office:value="14" calcext:value-type="float">
            <text:p>14</text:p>
          </table:table-cell>
          <table:table-cell office:value-type="float" office:value="178147" calcext:value-type="float">
            <text:p>178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float" office:value="0.9" calcext:value-type="float">
            <text:p>0.9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0:54.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708" calcext:value-type="float">
            <text:p>31708</text:p>
          </table:table-cell>
          <table:table-cell office:value-type="float" office:value="4720" calcext:value-type="float">
            <text:p>4720</text:p>
          </table:table-cell>
          <table:table-cell office:value-type="float" office:value="2704" calcext:value-type="float">
            <text:p>2704</text:p>
          </table:table-cell>
          <table:table-cell office:value-type="float" office:value="9" calcext:value-type="float">
            <text:p>9</text:p>
          </table:table-cell>
          <table:table-cell office:value-type="float" office:value="19155" calcext:value-type="float">
            <text:p>19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float" office:value="6.13" calcext:value-type="float">
            <text:p>6.13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8:59.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80" calcext:value-type="float">
            <text:p>29280</text:p>
          </table:table-cell>
          <table:table-cell office:value-type="float" office:value="8" calcext:value-type="float">
            <text:p>8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21207" calcext:value-type="float">
            <text:p>21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1-init</text:p>
          </table:table-cell>
          <table:table-cell office:value-type="float" office:value="26.17" calcext:value-type="float">
            <text:p>26.17</text:p>
          </table:table-cell>
          <table:table-cell office:value-type="float" office:value="6.74" calcext:value-type="float">
            <text:p>6.74</text:p>
          </table:table-cell>
          <table:table-cell office:value-type="string" calcext:value-type="string">
            <text:p>1:31.5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176" calcext:value-type="float">
            <text:p>134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6579" calcext:value-type="float">
            <text:p>176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float" office:value="0.65" calcext:value-type="float">
            <text:p>0.6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:53.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124" calcext:value-type="float">
            <text:p>32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158" calcext:value-type="float">
            <text:p>19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float" office:value="6.85" calcext:value-type="float">
            <text:p>6.85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13:00.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56" calcext:value-type="float">
            <text:p>29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53" calcext:value-type="float">
            <text:p>21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1-init</text:p>
          </table:table-cell>
          <table:table-cell office:value-type="float" office:value="27.12" calcext:value-type="float">
            <text:p>27.12</text:p>
          </table:table-cell>
          <table:table-cell office:value-type="float" office:value="6.14" calcext:value-type="float">
            <text:p>6.14</text:p>
          </table:table-cell>
          <table:table-cell office:value-type="string" calcext:value-type="string">
            <text:p>1:45.2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888" calcext:value-type="float">
            <text:p>135888</text:p>
          </table:table-cell>
          <table:table-cell office:value-type="float" office:value="33696" calcext:value-type="float">
            <text:p>33696</text:p>
          </table:table-cell>
          <table:table-cell office:value-type="float" office:value="723296" calcext:value-type="float">
            <text:p>723296</text:p>
          </table:table-cell>
          <table:table-cell office:value-type="float" office:value="14" calcext:value-type="float">
            <text:p>14</text:p>
          </table:table-cell>
          <table:table-cell office:value-type="float" office:value="176321" calcext:value-type="float">
            <text:p>176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float" office:value="0.67" calcext:value-type="float">
            <text:p>0.67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:50.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64" calcext:value-type="float">
            <text:p>32064</text:p>
          </table:table-cell>
          <table:table-cell office:value-type="float" office:value="5112" calcext:value-type="float">
            <text:p>5112</text:p>
          </table:table-cell>
          <table:table-cell office:value-type="float" office:value="3368" calcext:value-type="float">
            <text:p>3368</text:p>
          </table:table-cell>
          <table:table-cell office:value-type="float" office:value="11" calcext:value-type="float">
            <text:p>11</text:p>
          </table:table-cell>
          <table:table-cell office:value-type="float" office:value="18957" calcext:value-type="float">
            <text:p>18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float" office:value="6.79" calcext:value-type="float">
            <text:p>6.7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14:36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48" calcext:value-type="float">
            <text:p>29348</text:p>
          </table:table-cell>
          <table:table-cell office:value-type="float" office:value="8" calcext:value-type="float">
            <text:p>8</text:p>
          </table:table-cell>
          <table:table-cell office:value-type="float" office:value="1144" calcext:value-type="float">
            <text:p>1144</text:p>
          </table:table-cell>
          <table:table-cell office:value-type="float" office:value="0" calcext:value-type="float">
            <text:p>0</text:p>
          </table:table-cell>
          <table:table-cell office:value-type="float" office:value="21201" calcext:value-type="float">
            <text:p>21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1-init</text:p>
          </table:table-cell>
          <table:table-cell office:value-type="float" office:value="20.65" calcext:value-type="float">
            <text:p>20.65</text:p>
          </table:table-cell>
          <table:table-cell office:value-type="float" office:value="4.54" calcext:value-type="float">
            <text:p>4.54</text:p>
          </table:table-cell>
          <table:table-cell office:value-type="string" calcext:value-type="string">
            <text:p>3:13.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436" calcext:value-type="float">
            <text:p>135436</text:p>
          </table:table-cell>
          <table:table-cell office:value-type="float" office:value="19264" calcext:value-type="float">
            <text:p>19264</text:p>
          </table:table-cell>
          <table:table-cell office:value-type="float" office:value="713648" calcext:value-type="float">
            <text:p>713648</text:p>
          </table:table-cell>
          <table:table-cell office:value-type="float" office:value="64" calcext:value-type="float">
            <text:p>64</text:p>
          </table:table-cell>
          <table:table-cell office:value-type="float" office:value="123551" calcext:value-type="float">
            <text:p>123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float" office:value="0.58" calcext:value-type="float">
            <text:p>0.58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1:01.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00" calcext:value-type="float">
            <text:p>32400</text:p>
          </table:table-cell>
          <table:table-cell office:value-type="float" office:value="7072" calcext:value-type="float">
            <text:p>7072</text:p>
          </table:table-cell>
          <table:table-cell office:value-type="float" office:value="2864" calcext:value-type="float">
            <text:p>2864</text:p>
          </table:table-cell>
          <table:table-cell office:value-type="float" office:value="20" calcext:value-type="float">
            <text:p>20</text:p>
          </table:table-cell>
          <table:table-cell office:value-type="float" office:value="20309" calcext:value-type="float">
            <text:p>20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float" office:value="4.44" calcext:value-type="float">
            <text:p>4.44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19:18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00" calcext:value-type="float">
            <text:p>29400</text:p>
          </table:table-cell>
          <table:table-cell office:value-type="float" office:value="136" calcext:value-type="float">
            <text:p>136</text:p>
          </table:table-cell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  <table:table-cell office:value-type="float" office:value="14021" calcext:value-type="float">
            <text:p>14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1-init</text:p>
          </table:table-cell>
          <table:table-cell office:value-type="float" office:value="18.27" calcext:value-type="float">
            <text:p>18.27</text:p>
          </table:table-cell>
          <table:table-cell office:value-type="float" office:value="4.81" calcext:value-type="float">
            <text:p>4.81</text:p>
          </table:table-cell>
          <table:table-cell office:value-type="string" calcext:value-type="string">
            <text:p>3:21.4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028" calcext:value-type="float">
            <text:p>132028</text:p>
          </table:table-cell>
          <table:table-cell office:value-type="float" office:value="19304" calcext:value-type="float">
            <text:p>19304</text:p>
          </table:table-cell>
          <table:table-cell office:value-type="float" office:value="679936" calcext:value-type="float">
            <text:p>679936</text:p>
          </table:table-cell>
          <table:table-cell office:value-type="float" office:value="56" calcext:value-type="float">
            <text:p>56</text:p>
          </table:table-cell>
          <table:table-cell office:value-type="float" office:value="189877" calcext:value-type="float">
            <text:p>189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float" office:value="0.52" calcext:value-type="float">
            <text:p>0.52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:37.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32" calcext:value-type="float">
            <text:p>31932</text:p>
          </table:table-cell>
          <table:table-cell office:value-type="float" office:value="3496" calcext:value-type="float">
            <text:p>3496</text:p>
          </table:table-cell>
          <table:table-cell office:value-type="float" office:value="2720" calcext:value-type="float">
            <text:p>2720</text:p>
          </table:table-cell>
          <table:table-cell office:value-type="float" office:value="10" calcext:value-type="float">
            <text:p>10</text:p>
          </table:table-cell>
          <table:table-cell office:value-type="float" office:value="19872" calcext:value-type="float">
            <text:p>19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float" office:value="3.58" calcext:value-type="float">
            <text:p>3.58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4:06.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36" calcext:value-type="float">
            <text:p>29236</text:p>
          </table:table-cell>
          <table:table-cell office:value-type="float" office:value="8" calcext:value-type="float">
            <text:p>8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18656" calcext:value-type="float">
            <text:p>18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1-init</text:p>
          </table:table-cell>
          <table:table-cell office:value-type="float" office:value="14.61" calcext:value-type="float">
            <text:p>14.61</text:p>
          </table:table-cell>
          <table:table-cell office:value-type="float" office:value="2.73" calcext:value-type="float">
            <text:p>2.73</text:p>
          </table:table-cell>
          <table:table-cell office:value-type="string" calcext:value-type="string">
            <text:p>0:37.7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108" calcext:value-type="float">
            <text:p>139108</text:p>
          </table:table-cell>
          <table:table-cell office:value-type="float" office:value="320" calcext:value-type="float">
            <text:p>320</text:p>
          </table:table-cell>
          <table:table-cell office:value-type="float" office:value="679776" calcext:value-type="float">
            <text:p>679776</text:p>
          </table:table-cell>
          <table:table-cell office:value-type="float" office:value="0" calcext:value-type="float">
            <text:p>0</text:p>
          </table:table-cell>
          <table:table-cell office:value-type="float" office:value="123812" calcext:value-type="float">
            <text:p>123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2-build-test</text:p>
          </table:table-cell>
          <table:table-cell office:value-type="float" office:value="0.36" calcext:value-type="float">
            <text:p>0.36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:29.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344" calcext:value-type="float">
            <text:p>32344</text:p>
          </table:table-cell>
          <table:table-cell office:value-type="float" office:value="584" calcext:value-type="float">
            <text:p>584</text:p>
          </table:table-cell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  <table:table-cell office:value-type="float" office:value="20553" calcext:value-type="float">
            <text:p>20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float" office:value="1.95" calcext:value-type="float">
            <text:p>1.95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3:12.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48" calcext:value-type="float">
            <text:p>29348</text:p>
          </table:table-cell>
          <table:table-cell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office:value-type="float" office:value="13916" calcext:value-type="float">
            <text:p>13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1-init</text:p>
          </table:table-cell>
          <table:table-cell office:value-type="float" office:value="16.44" calcext:value-type="float">
            <text:p>16.44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0:56.5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260" calcext:value-type="float">
            <text:p>139260</text:p>
          </table:table-cell>
          <table:table-cell office:value-type="float" office:value="19768" calcext:value-type="float">
            <text:p>19768</text:p>
          </table:table-cell>
          <table:table-cell office:value-type="float" office:value="679584" calcext:value-type="float">
            <text:p>679584</text:p>
          </table:table-cell>
          <table:table-cell office:value-type="float" office:value="66" calcext:value-type="float">
            <text:p>66</text:p>
          </table:table-cell>
          <table:table-cell office:value-type="float" office:value="126313" calcext:value-type="float">
            <text:p>126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float" office:value="0.37" calcext:value-type="float">
            <text:p>0.37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:32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336" calcext:value-type="float">
            <text:p>32336</text:p>
          </table:table-cell>
          <table:table-cell office:value-type="float" office:value="3392" calcext:value-type="float">
            <text:p>3392</text:p>
          </table:table-cell>
          <table:table-cell office:value-type="float" office:value="2680" calcext:value-type="float">
            <text:p>2680</text:p>
          </table:table-cell>
          <table:table-cell office:value-type="float" office:value="9" calcext:value-type="float">
            <text:p>9</text:p>
          </table:table-cell>
          <table:table-cell office:value-type="float" office:value="20292" calcext:value-type="float">
            <text:p>20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float" office:value="4" calcext:value-type="float">
            <text:p>4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18:11.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256" calcext:value-type="float">
            <text:p>29256</text:p>
          </table:table-cell>
          <table:table-cell office:value-type="float" office:value="8" calcext:value-type="float">
            <text:p>8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13958" calcext:value-type="float">
            <text:p>13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1-init</text:p>
          </table:table-cell>
          <table:table-cell office:value-type="float" office:value="37.87" calcext:value-type="float">
            <text:p>37.87</text:p>
          </table:table-cell>
          <table:table-cell office:value-type="float" office:value="10.03" calcext:value-type="float">
            <text:p>10.03</text:p>
          </table:table-cell>
          <table:table-cell office:value-type="string" calcext:value-type="string">
            <text:p>1:35.2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812" calcext:value-type="float">
            <text:p>135812</text:p>
          </table:table-cell>
          <table:table-cell office:value-type="float" office:value="0" calcext:value-type="float">
            <text:p>0</text:p>
          </table:table-cell>
          <table:table-cell office:value-type="float" office:value="679872" calcext:value-type="float">
            <text:p>679872</text:p>
          </table:table-cell>
          <table:table-cell office:value-type="float" office:value="0" calcext:value-type="float">
            <text:p>0</text:p>
          </table:table-cell>
          <table:table-cell office:value-type="float" office:value="150633" calcext:value-type="float">
            <text:p>150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2-build-test</text:p>
          </table:table-cell>
          <table:table-cell office:value-type="float" office:value="1.18" calcext:value-type="float">
            <text:p>1.18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1:21.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264" calcext:value-type="float">
            <text:p>32264</text:p>
          </table:table-cell>
          <table:table-cell office:value-type="float" office:value="0" calcext:value-type="float">
            <text:p>0</text:p>
          </table:table-cell>
          <table:table-cell office:value-type="float" office:value="2704" calcext:value-type="float">
            <text:p>2704</text:p>
          </table:table-cell>
          <table:table-cell office:value-type="float" office:value="0" calcext:value-type="float">
            <text:p>0</text:p>
          </table:table-cell>
          <table:table-cell office:value-type="float" office:value="19300" calcext:value-type="float">
            <text:p>19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float" office:value="17.79" calcext:value-type="float">
            <text:p>17.7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4:01.9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44" calcext:value-type="float">
            <text:p>29544</text:p>
          </table:table-cell>
          <table:table-cell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13844" calcext:value-type="float">
            <text:p>13844</text:p>
          </table:table-cell>
          <table:table-cell office:value-type="float" office:value="0" calcext:value-type="float">
            <text:p>0</text:p>
          </table:table-cell>
        </table:table-row>
      </table:table>
      <table:table table:name="table.time.build" table:style-name="ta1">
        <table:table-column table:style-name="co25" table:default-cell-style-name="Default"/>
        <table:table-column table:style-name="co3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5" table:default-cell-style-name="ce5"/>
        <table:table-column table:style-name="co28" table:default-cell-style-name="Default"/>
        <table:table-column table:style-name="co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builder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tem</text:p>
          </table:table-cell>
          <table:table-cell table:style-name="Default" office:value-type="string" calcext:value-type="string">
            <text:p>elapsed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avgtest</text:p>
          </table:table-cell>
          <table:table-cell office:value-type="string" calcext:value-type="string">
            <text:p>avgdata</text:p>
          </table:table-cell>
          <table:table-cell office:value-type="string" calcext:value-type="string">
            <text:p>maxresident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swaps</text:p>
          </table:table-cell>
        </table:table-row>
        <table:table-row table:style-name="ro1" table:visibility="filter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float" office:value="37.1" calcext:value-type="float">
            <text:p>37.1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:26: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884" calcext:value-type="float">
            <text:p>28884</text:p>
          </table:table-cell>
          <table:table-cell office:value-type="float" office:value="16" calcext:value-type="float">
            <text:p>16</text:p>
          </table:table-cell>
          <table:table-cell office:value-type="float" office:value="4632" calcext:value-type="float">
            <text:p>4632</text:p>
          </table:table-cell>
          <table:table-cell office:value-type="float" office:value="0" calcext:value-type="float">
            <text:p>0</text:p>
          </table:table-cell>
          <table:table-cell office:value-type="float" office:value="14073" calcext:value-type="float">
            <text:p>14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</text:p>
          </table:table-cell>
          <table:table-cell office:value-type="float" office:value="37.04" calcext:value-type="float">
            <text:p>37.04</text:p>
          </table:table-cell>
          <table:table-cell office:value-type="float" office:value="4.71" calcext:value-type="float">
            <text:p>4.71</text:p>
          </table:table-cell>
          <table:table-cell office:value-type="string" calcext:value-type="string">
            <text:p>1:27: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112" calcext:value-type="float">
            <text:p>29112</text:p>
          </table:table-cell>
          <table:table-cell office:value-type="float" office:value="10200" calcext:value-type="float">
            <text:p>10200</text:p>
          </table:table-cell>
          <table:table-cell office:value-type="float" office:value="4672" calcext:value-type="float">
            <text:p>4672</text:p>
          </table:table-cell>
          <table:table-cell office:value-type="float" office:value="2" calcext:value-type="float">
            <text:p>2</text:p>
          </table:table-cell>
          <table:table-cell office:value-type="float" office:value="14023" calcext:value-type="float">
            <text:p>1402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</text:p>
          </table:table-cell>
          <table:table-cell office:value-type="float" office:value="36.96" calcext:value-type="float">
            <text:p>36.96</text:p>
          </table:table-cell>
          <table:table-cell office:value-type="float" office:value="4.77" calcext:value-type="float">
            <text:p>4.77</text:p>
          </table:table-cell>
          <table:table-cell office:value-type="string" calcext:value-type="string">
            <text:p>1:32: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836" calcext:value-type="float">
            <text:p>28836</text:p>
          </table:table-cell>
          <table:table-cell office:value-type="float" office:value="39632" calcext:value-type="float">
            <text:p>39632</text:p>
          </table:table-cell>
          <table:table-cell office:value-type="float" office:value="4848" calcext:value-type="float">
            <text:p>4848</text:p>
          </table:table-cell>
          <table:table-cell office:value-type="float" office:value="1460" calcext:value-type="float">
            <text:p>1460</text:p>
          </table:table-cell>
          <table:table-cell office:value-type="float" office:value="16725" calcext:value-type="float">
            <text:p>16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</text:p>
          </table:table-cell>
          <table:table-cell office:value-type="float" office:value="39.19" calcext:value-type="float">
            <text:p>39.19</text:p>
          </table:table-cell>
          <table:table-cell office:value-type="float" office:value="5.49" calcext:value-type="float">
            <text:p>5.49</text:p>
          </table:table-cell>
          <table:table-cell office:value-type="string" calcext:value-type="string">
            <text:p>1:39: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516" calcext:value-type="float">
            <text:p>28516</text:p>
          </table:table-cell>
          <table:table-cell office:value-type="float" office:value="99624" calcext:value-type="float">
            <text:p>99624</text:p>
          </table:table-cell>
          <table:table-cell office:value-type="float" office:value="5544" calcext:value-type="float">
            <text:p>5544</text:p>
          </table:table-cell>
          <table:table-cell office:value-type="float" office:value="6255" calcext:value-type="float">
            <text:p>6255</text:p>
          </table:table-cell>
          <table:table-cell office:value-type="float" office:value="22608" calcext:value-type="float">
            <text:p>2260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float" office:value="39.13" calcext:value-type="float">
            <text:p>39.13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1:40: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11440" calcext:value-type="float">
            <text:p>111440</text:p>
          </table:table-cell>
          <table:table-cell office:value-type="float" office:value="5336" calcext:value-type="float">
            <text:p>5336</text:p>
          </table:table-cell>
          <table:table-cell office:value-type="float" office:value="7921" calcext:value-type="float">
            <text:p>7921</text:p>
          </table:table-cell>
          <table:table-cell office:value-type="float" office:value="23464" calcext:value-type="float">
            <text:p>23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</text:p>
          </table:table-cell>
          <table:table-cell office:value-type="float" office:value="55.96" calcext:value-type="float">
            <text:p>55.96</text:p>
          </table:table-cell>
          <table:table-cell office:value-type="float" office:value="6.56" calcext:value-type="float">
            <text:p>6.56</text:p>
          </table:table-cell>
          <table:table-cell office:value-type="string" calcext:value-type="string">
            <text:p>2:17: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24" calcext:value-type="float">
            <text:p>29324</text:p>
          </table:table-cell>
          <table:table-cell office:value-type="float" office:value="8" calcext:value-type="float">
            <text:p>8</text:p>
          </table:table-cell>
          <table:table-cell office:value-type="float" office:value="5120" calcext:value-type="float">
            <text:p>5120</text:p>
          </table:table-cell>
          <table:table-cell office:value-type="float" office:value="0" calcext:value-type="float">
            <text:p>0</text:p>
          </table:table-cell>
          <table:table-cell office:value-type="float" office:value="50447" calcext:value-type="float">
            <text:p>50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</text:p>
          </table:table-cell>
          <table:table-cell office:value-type="float" office:value="56.68" calcext:value-type="float">
            <text:p>56.68</text:p>
          </table:table-cell>
          <table:table-cell office:value-type="float" office:value="6.17" calcext:value-type="float">
            <text:p>6.17</text:p>
          </table:table-cell>
          <table:table-cell office:value-type="string" calcext:value-type="string">
            <text:p>2:17: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56" calcext:value-type="float">
            <text:p>29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423" calcext:value-type="float">
            <text:p>58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</text:p>
          </table:table-cell>
          <table:table-cell office:value-type="float" office:value="57.05" calcext:value-type="float">
            <text:p>57.05</text:p>
          </table:table-cell>
          <table:table-cell office:value-type="float" office:value="6.32" calcext:value-type="float">
            <text:p>6.32</text:p>
          </table:table-cell>
          <table:table-cell office:value-type="string" calcext:value-type="string">
            <text:p>2:17: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24" calcext:value-type="float">
            <text:p>29324</text:p>
          </table:table-cell>
          <table:table-cell office:value-type="float" office:value="8" calcext:value-type="float">
            <text:p>8</text:p>
          </table:table-cell>
          <table:table-cell office:value-type="float" office:value="6304" calcext:value-type="float">
            <text:p>6304</text:p>
          </table:table-cell>
          <table:table-cell office:value-type="float" office:value="0" calcext:value-type="float">
            <text:p>0</text:p>
          </table:table-cell>
          <table:table-cell office:value-type="float" office:value="57022" calcext:value-type="float">
            <text:p>5702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float" office:value="54.5" calcext:value-type="float">
            <text:p>54.5</text:p>
          </table:table-cell>
          <table:table-cell office:value-type="float" office:value="6.04" calcext:value-type="float">
            <text:p>6.04</text:p>
          </table:table-cell>
          <table:table-cell office:value-type="string" calcext:value-type="string">
            <text:p>2:18: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44" calcext:value-type="float">
            <text:p>29444</text:p>
          </table:table-cell>
          <table:table-cell office:value-type="float" office:value="8" calcext:value-type="float">
            <text:p>8</text:p>
          </table:table-cell>
          <table:table-cell office:value-type="float" office:value="6176" calcext:value-type="float">
            <text:p>6176</text:p>
          </table:table-cell>
          <table:table-cell office:value-type="float" office:value="0" calcext:value-type="float">
            <text:p>0</text:p>
          </table:table-cell>
          <table:table-cell office:value-type="float" office:value="54157" calcext:value-type="float">
            <text:p>5415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float" office:value="55.24" calcext:value-type="float">
            <text:p>55.24</text:p>
          </table:table-cell>
          <table:table-cell office:value-type="float" office:value="6.14" calcext:value-type="float">
            <text:p>6.14</text:p>
          </table:table-cell>
          <table:table-cell office:value-type="string" calcext:value-type="string">
            <text:p>2:18: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20" calcext:value-type="float">
            <text:p>294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546" calcext:value-type="float">
            <text:p>5754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float" office:value="54.16" calcext:value-type="float">
            <text:p>54.16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:19: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12" calcext:value-type="float">
            <text:p>29312</text:p>
          </table:table-cell>
          <table:table-cell office:value-type="float" office:value="8" calcext:value-type="float">
            <text:p>8</text:p>
          </table:table-cell>
          <table:table-cell office:value-type="float" office:value="5112" calcext:value-type="float">
            <text:p>5112</text:p>
          </table:table-cell>
          <table:table-cell office:value-type="float" office:value="0" calcext:value-type="float">
            <text:p>0</text:p>
          </table:table-cell>
          <table:table-cell office:value-type="float" office:value="49746" calcext:value-type="float">
            <text:p>49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</text:p>
          </table:table-cell>
          <table:table-cell office:value-type="float" office:value="66.19" calcext:value-type="float">
            <text:p>66.19</text:p>
          </table:table-cell>
          <table:table-cell office:value-type="float" office:value="10.38" calcext:value-type="float">
            <text:p>10.38</text:p>
          </table:table-cell>
          <table:table-cell office:value-type="string" calcext:value-type="string">
            <text:p>2:31: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584" calcext:value-type="float">
            <text:p>29584</text:p>
          </table:table-cell>
          <table:table-cell office:value-type="float" office:value="11576" calcext:value-type="float">
            <text:p>11576</text:p>
          </table:table-cell>
          <table:table-cell office:value-type="float" office:value="5408" calcext:value-type="float">
            <text:p>5408</text:p>
          </table:table-cell>
          <table:table-cell office:value-type="float" office:value="14" calcext:value-type="float">
            <text:p>14</text:p>
          </table:table-cell>
          <table:table-cell office:value-type="float" office:value="64962" calcext:value-type="float">
            <text:p>6496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float" office:value="62.52" calcext:value-type="float">
            <text:p>62.52</text:p>
          </table:table-cell>
          <table:table-cell office:value-type="float" office:value="11.51" calcext:value-type="float">
            <text:p>11.51</text:p>
          </table:table-cell>
          <table:table-cell office:value-type="string" calcext:value-type="string">
            <text:p>2:33: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144" calcext:value-type="float">
            <text:p>29144</text:p>
          </table:table-cell>
          <table:table-cell office:value-type="float" office:value="616" calcext:value-type="float">
            <text:p>616</text:p>
          </table:table-cell>
          <table:table-cell office:value-type="float" office:value="5336" calcext:value-type="float">
            <text:p>5336</text:p>
          </table:table-cell>
          <table:table-cell office:value-type="float" office:value="4" calcext:value-type="float">
            <text:p>4</text:p>
          </table:table-cell>
          <table:table-cell office:value-type="float" office:value="63293" calcext:value-type="float">
            <text:p>6329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</text:p>
          </table:table-cell>
          <table:table-cell office:value-type="float" office:value="57.84" calcext:value-type="float">
            <text:p>57.84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2:33: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276" calcext:value-type="float">
            <text:p>29276</text:p>
          </table:table-cell>
          <table:table-cell office:value-type="float" office:value="8" calcext:value-type="float">
            <text:p>8</text:p>
          </table:table-cell>
          <table:table-cell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office:value-type="float" office:value="57400" calcext:value-type="float">
            <text:p>5740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</text:p>
          </table:table-cell>
          <table:table-cell office:value-type="float" office:value="58.3" calcext:value-type="float">
            <text:p>58.3</text:p>
          </table:table-cell>
          <table:table-cell office:value-type="float" office:value="6.39" calcext:value-type="float">
            <text:p>6.39</text:p>
          </table:table-cell>
          <table:table-cell office:value-type="string" calcext:value-type="string">
            <text:p>2:34: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84" calcext:value-type="float">
            <text:p>293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610" calcext:value-type="float">
            <text:p>5861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</text:p>
          </table:table-cell>
          <table:table-cell office:value-type="float" office:value="58.77" calcext:value-type="float">
            <text:p>58.77</text:p>
          </table:table-cell>
          <table:table-cell office:value-type="float" office:value="6.89" calcext:value-type="float">
            <text:p>6.89</text:p>
          </table:table-cell>
          <table:table-cell office:value-type="string" calcext:value-type="string">
            <text:p>2:36: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84" calcext:value-type="float">
            <text:p>29484</text:p>
          </table:table-cell>
          <table:table-cell office:value-type="float" office:value="8" calcext:value-type="float">
            <text:p>8</text:p>
          </table:table-cell>
          <table:table-cell office:value-type="float" office:value="7488" calcext:value-type="float">
            <text:p>7488</text:p>
          </table:table-cell>
          <table:table-cell office:value-type="float" office:value="0" calcext:value-type="float">
            <text:p>0</text:p>
          </table:table-cell>
          <table:table-cell office:value-type="float" office:value="58177" calcext:value-type="float">
            <text:p>5817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</text:p>
          </table:table-cell>
          <table:table-cell office:value-type="float" office:value="58.43" calcext:value-type="float">
            <text:p>58.43</text:p>
          </table:table-cell>
          <table:table-cell office:value-type="float" office:value="6.36" calcext:value-type="float">
            <text:p>6.36</text:p>
          </table:table-cell>
          <table:table-cell office:value-type="string" calcext:value-type="string">
            <text:p>2:37: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92" calcext:value-type="float">
            <text:p>294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490" calcext:value-type="float">
            <text:p>5149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</text:p>
          </table:table-cell>
          <table:table-cell office:value-type="float" office:value="57.5" calcext:value-type="float">
            <text:p>57.5</text:p>
          </table:table-cell>
          <table:table-cell office:value-type="float" office:value="6.57" calcext:value-type="float">
            <text:p>6.57</text:p>
          </table:table-cell>
          <table:table-cell office:value-type="string" calcext:value-type="string">
            <text:p>2:38: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20" calcext:value-type="float">
            <text:p>29420</text:p>
          </table:table-cell>
          <table:table-cell office:value-type="float" office:value="8" calcext:value-type="float">
            <text:p>8</text:p>
          </table:table-cell>
          <table:table-cell office:value-type="float" office:value="7208" calcext:value-type="float">
            <text:p>7208</text:p>
          </table:table-cell>
          <table:table-cell office:value-type="float" office:value="0" calcext:value-type="float">
            <text:p>0</text:p>
          </table:table-cell>
          <table:table-cell office:value-type="float" office:value="59467" calcext:value-type="float">
            <text:p>59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</text:p>
          </table:table-cell>
          <table:table-cell office:value-type="float" office:value="58.3" calcext:value-type="float">
            <text:p>58.3</text:p>
          </table:table-cell>
          <table:table-cell office:value-type="float" office:value="6.16" calcext:value-type="float">
            <text:p>6.16</text:p>
          </table:table-cell>
          <table:table-cell office:value-type="string" calcext:value-type="string">
            <text:p>2:38: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580" calcext:value-type="float">
            <text:p>295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296" calcext:value-type="float">
            <text:p>56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</text:p>
          </table:table-cell>
          <table:table-cell office:value-type="float" office:value="59.12" calcext:value-type="float">
            <text:p>59.12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:40: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16" calcext:value-type="float">
            <text:p>29316</text:p>
          </table:table-cell>
          <table:table-cell office:value-type="float" office:value="8" calcext:value-type="float">
            <text:p>8</text:p>
          </table:table-cell>
          <table:table-cell office:value-type="float" office:value="6624" calcext:value-type="float">
            <text:p>6624</text:p>
          </table:table-cell>
          <table:table-cell office:value-type="float" office:value="0" calcext:value-type="float">
            <text:p>0</text:p>
          </table:table-cell>
          <table:table-cell office:value-type="float" office:value="59784" calcext:value-type="float">
            <text:p>5978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float" office:value="56.67" calcext:value-type="float">
            <text:p>56.67</text:p>
          </table:table-cell>
          <table:table-cell office:value-type="float" office:value="6.17" calcext:value-type="float">
            <text:p>6.17</text:p>
          </table:table-cell>
          <table:table-cell office:value-type="string" calcext:value-type="string">
            <text:p>2:40: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84" calcext:value-type="float">
            <text:p>29484</text:p>
          </table:table-cell>
          <table:table-cell office:value-type="float" office:value="8" calcext:value-type="float">
            <text:p>8</text:p>
          </table:table-cell>
          <table:table-cell office:value-type="float" office:value="6440" calcext:value-type="float">
            <text:p>6440</text:p>
          </table:table-cell>
          <table:table-cell office:value-type="float" office:value="0" calcext:value-type="float">
            <text:p>0</text:p>
          </table:table-cell>
          <table:table-cell office:value-type="float" office:value="59326" calcext:value-type="float">
            <text:p>5932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</text:p>
          </table:table-cell>
          <table:table-cell office:value-type="float" office:value="62.22" calcext:value-type="float">
            <text:p>62.22</text:p>
          </table:table-cell>
          <table:table-cell office:value-type="float" office:value="10.11" calcext:value-type="float">
            <text:p>10.11</text:p>
          </table:table-cell>
          <table:table-cell office:value-type="string" calcext:value-type="string">
            <text:p>2:40: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952" calcext:value-type="float">
            <text:p>28952</text:p>
          </table:table-cell>
          <table:table-cell office:value-type="float" office:value="36568" calcext:value-type="float">
            <text:p>36568</text:p>
          </table:table-cell>
          <table:table-cell office:value-type="float" office:value="5672" calcext:value-type="float">
            <text:p>5672</text:p>
          </table:table-cell>
          <table:table-cell office:value-type="float" office:value="1962" calcext:value-type="float">
            <text:p>1962</text:p>
          </table:table-cell>
          <table:table-cell office:value-type="float" office:value="61485" calcext:value-type="float">
            <text:p>6148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float" office:value="56.91" calcext:value-type="float">
            <text:p>56.91</text:p>
          </table:table-cell>
          <table:table-cell office:value-type="float" office:value="6.14" calcext:value-type="float">
            <text:p>6.14</text:p>
          </table:table-cell>
          <table:table-cell office:value-type="string" calcext:value-type="string">
            <text:p>2:40: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600" calcext:value-type="float">
            <text:p>29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570" calcext:value-type="float">
            <text:p>5557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</text:p>
          </table:table-cell>
          <table:table-cell office:value-type="float" office:value="35.57" calcext:value-type="float">
            <text:p>35.57</text:p>
          </table:table-cell>
          <table:table-cell office:value-type="float" office:value="4.59" calcext:value-type="float">
            <text:p>4.59</text:p>
          </table:table-cell>
          <table:table-cell office:value-type="string" calcext:value-type="string">
            <text:p>2:49: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192" calcext:value-type="float">
            <text:p>29192</text:p>
          </table:table-cell>
          <table:table-cell office:value-type="float" office:value="7800" calcext:value-type="float">
            <text:p>7800</text:p>
          </table:table-cell>
          <table:table-cell office:value-type="float" office:value="6408" calcext:value-type="float">
            <text:p>6408</text:p>
          </table:table-cell>
          <table:table-cell office:value-type="float" office:value="4" calcext:value-type="float">
            <text:p>4</text:p>
          </table:table-cell>
          <table:table-cell office:value-type="float" office:value="14039" calcext:value-type="float">
            <text:p>1403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</text:p>
          </table:table-cell>
          <table:table-cell office:value-type="float" office:value="37.6" calcext:value-type="float">
            <text:p>37.6</text:p>
          </table:table-cell>
          <table:table-cell office:value-type="float" office:value="4.64" calcext:value-type="float">
            <text:p>4.64</text:p>
          </table:table-cell>
          <table:table-cell office:value-type="string" calcext:value-type="string">
            <text:p>2:52: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2784" calcext:value-type="float">
            <text:p>52784</text:p>
          </table:table-cell>
          <table:table-cell office:value-type="float" office:value="6432" calcext:value-type="float">
            <text:p>6432</text:p>
          </table:table-cell>
          <table:table-cell office:value-type="float" office:value="1771" calcext:value-type="float">
            <text:p>1771</text:p>
          </table:table-cell>
          <table:table-cell office:value-type="float" office:value="17635" calcext:value-type="float">
            <text:p>17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</text:p>
          </table:table-cell>
          <table:table-cell office:value-type="float" office:value="49.57" calcext:value-type="float">
            <text:p>49.57</text:p>
          </table:table-cell>
          <table:table-cell office:value-type="float" office:value="7.09" calcext:value-type="float">
            <text:p>7.09</text:p>
          </table:table-cell>
          <table:table-cell office:value-type="string" calcext:value-type="string">
            <text:p>3:49: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792" calcext:value-type="float">
            <text:p>28792</text:p>
          </table:table-cell>
          <table:table-cell office:value-type="float" office:value="43448" calcext:value-type="float">
            <text:p>43448</text:p>
          </table:table-cell>
          <table:table-cell office:value-type="float" office:value="5576" calcext:value-type="float">
            <text:p>5576</text:p>
          </table:table-cell>
          <table:table-cell office:value-type="float" office:value="1953" calcext:value-type="float">
            <text:p>1953</text:p>
          </table:table-cell>
          <table:table-cell office:value-type="float" office:value="15540" calcext:value-type="float">
            <text:p>1554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float" office:value="48.09" calcext:value-type="float">
            <text:p>48.09</text:p>
          </table:table-cell>
          <table:table-cell office:value-type="float" office:value="6.63" calcext:value-type="float">
            <text:p>6.63</text:p>
          </table:table-cell>
          <table:table-cell office:value-type="string" calcext:value-type="string">
            <text:p>3:51: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084" calcext:value-type="float">
            <text:p>29084</text:p>
          </table:table-cell>
          <table:table-cell office:value-type="float" office:value="28664" calcext:value-type="float">
            <text:p>28664</text:p>
          </table:table-cell>
          <table:table-cell office:value-type="float" office:value="5496" calcext:value-type="float">
            <text:p>5496</text:p>
          </table:table-cell>
          <table:table-cell office:value-type="float" office:value="1934" calcext:value-type="float">
            <text:p>1934</text:p>
          </table:table-cell>
          <table:table-cell office:value-type="float" office:value="15523" calcext:value-type="float">
            <text:p>1552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Sphere-VM-28t-55G</text:p>
          </table:table-cell>
          <table:table-cell office:value-type="string" calcext:value-type="string">
            <text:p>5-build-8</text:p>
          </table:table-cell>
          <table:table-cell office:value-type="float" office:value="53.09" calcext:value-type="float">
            <text:p>53.09</text:p>
          </table:table-cell>
          <table:table-cell office:value-type="float" office:value="7.95" calcext:value-type="float">
            <text:p>7.95</text:p>
          </table:table-cell>
          <table:table-cell office:value-type="string" calcext:value-type="string">
            <text:p>4:04: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892" calcext:value-type="float">
            <text:p>28892</text:p>
          </table:table-cell>
          <table:table-cell office:value-type="float" office:value="38184" calcext:value-type="float">
            <text:p>38184</text:p>
          </table:table-cell>
          <table:table-cell office:value-type="float" office:value="6208" calcext:value-type="float">
            <text:p>6208</text:p>
          </table:table-cell>
          <table:table-cell office:value-type="float" office:value="1417" calcext:value-type="float">
            <text:p>1417</text:p>
          </table:table-cell>
          <table:table-cell office:value-type="float" office:value="16057" calcext:value-type="float">
            <text:p>1605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</text:p>
          </table:table-cell>
          <table:table-cell office:value-type="float" office:value="54.13" calcext:value-type="float">
            <text:p>54.13</text:p>
          </table:table-cell>
          <table:table-cell office:value-type="float" office:value="7.86" calcext:value-type="float">
            <text:p>7.86</text:p>
          </table:table-cell>
          <table:table-cell office:value-type="string" calcext:value-type="string">
            <text:p>4:06: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64" calcext:value-type="float">
            <text:p>29364</text:p>
          </table:table-cell>
          <table:table-cell office:value-type="float" office:value="6288" calcext:value-type="float">
            <text:p>6288</text:p>
          </table:table-cell>
          <table:table-cell office:value-type="float" office:value="8096" calcext:value-type="float">
            <text:p>8096</text:p>
          </table:table-cell>
          <table:table-cell office:value-type="float" office:value="8" calcext:value-type="float">
            <text:p>8</text:p>
          </table:table-cell>
          <table:table-cell office:value-type="float" office:value="56172" calcext:value-type="float">
            <text:p>5617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</text:p>
          </table:table-cell>
          <table:table-cell office:value-type="float" office:value="58.9" calcext:value-type="float">
            <text:p>58.9</text:p>
          </table:table-cell>
          <table:table-cell office:value-type="float" office:value="7.38" calcext:value-type="float">
            <text:p>7.38</text:p>
          </table:table-cell>
          <table:table-cell office:value-type="string" calcext:value-type="string">
            <text:p>4:37: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20" calcext:value-type="float">
            <text:p>294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715" calcext:value-type="float">
            <text:p>5871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</text:p>
          </table:table-cell>
          <table:table-cell office:value-type="float" office:value="57.56" calcext:value-type="float">
            <text:p>57.56</text:p>
          </table:table-cell>
          <table:table-cell office:value-type="float" office:value="7.28" calcext:value-type="float">
            <text:p>7.28</text:p>
          </table:table-cell>
          <table:table-cell office:value-type="string" calcext:value-type="string">
            <text:p>4:45: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76" calcext:value-type="float">
            <text:p>29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242" calcext:value-type="float">
            <text:p>5724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</text:p>
          </table:table-cell>
          <table:table-cell office:value-type="float" office:value="58.94" calcext:value-type="float">
            <text:p>58.94</text:p>
          </table:table-cell>
          <table:table-cell office:value-type="float" office:value="7.31" calcext:value-type="float">
            <text:p>7.31</text:p>
          </table:table-cell>
          <table:table-cell office:value-type="string" calcext:value-type="string">
            <text:p>4:47: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64" calcext:value-type="float">
            <text:p>29364</text:p>
          </table:table-cell>
          <table:table-cell office:value-type="float" office:value="8" calcext:value-type="float">
            <text:p>8</text:p>
          </table:table-cell>
          <table:table-cell office:value-type="float" office:value="12064" calcext:value-type="float">
            <text:p>12064</text:p>
          </table:table-cell>
          <table:table-cell office:value-type="float" office:value="0" calcext:value-type="float">
            <text:p>0</text:p>
          </table:table-cell>
          <table:table-cell office:value-type="float" office:value="56604" calcext:value-type="float">
            <text:p>5660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</text:p>
          </table:table-cell>
          <table:table-cell office:value-type="float" office:value="57.93" calcext:value-type="float">
            <text:p>57.93</text:p>
          </table:table-cell>
          <table:table-cell office:value-type="float" office:value="7.58" calcext:value-type="float">
            <text:p>7.58</text:p>
          </table:table-cell>
          <table:table-cell office:value-type="string" calcext:value-type="string">
            <text:p>4:50: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92" calcext:value-type="float">
            <text:p>29392</text:p>
          </table:table-cell>
          <table:table-cell office:value-type="float" office:value="8" calcext:value-type="float">
            <text:p>8</text:p>
          </table:table-cell>
          <table:table-cell office:value-type="float" office:value="9752" calcext:value-type="float">
            <text:p>9752</text:p>
          </table:table-cell>
          <table:table-cell office:value-type="float" office:value="0" calcext:value-type="float">
            <text:p>0</text:p>
          </table:table-cell>
          <table:table-cell office:value-type="float" office:value="59362" calcext:value-type="float">
            <text:p>5936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</text:p>
          </table:table-cell>
          <table:table-cell office:value-type="float" office:value="58.53" calcext:value-type="float">
            <text:p>58.53</text:p>
          </table:table-cell>
          <table:table-cell office:value-type="float" office:value="7.39" calcext:value-type="float">
            <text:p>7.39</text:p>
          </table:table-cell>
          <table:table-cell office:value-type="string" calcext:value-type="string">
            <text:p>4:53: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28" calcext:value-type="float">
            <text:p>29428</text:p>
          </table:table-cell>
          <table:table-cell office:value-type="float" office:value="8" calcext:value-type="float">
            <text:p>8</text:p>
          </table:table-cell>
          <table:table-cell office:value-type="float" office:value="13880" calcext:value-type="float">
            <text:p>13880</text:p>
          </table:table-cell>
          <table:table-cell office:value-type="float" office:value="0" calcext:value-type="float">
            <text:p>0</text:p>
          </table:table-cell>
          <table:table-cell office:value-type="float" office:value="60264" calcext:value-type="float">
            <text:p>60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</text:p>
          </table:table-cell>
          <table:table-cell office:value-type="float" office:value="56" calcext:value-type="float">
            <text:p>56</text:p>
          </table:table-cell>
          <table:table-cell office:value-type="float" office:value="6.92" calcext:value-type="float">
            <text:p>6.92</text:p>
          </table:table-cell>
          <table:table-cell office:value-type="string" calcext:value-type="string">
            <text:p>5:23: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160" calcext:value-type="float">
            <text:p>29160</text:p>
          </table:table-cell>
          <table:table-cell office:value-type="float" office:value="35328" calcext:value-type="float">
            <text:p>35328</text:p>
          </table:table-cell>
          <table:table-cell office:value-type="float" office:value="5968" calcext:value-type="float">
            <text:p>5968</text:p>
          </table:table-cell>
          <table:table-cell office:value-type="float" office:value="1684" calcext:value-type="float">
            <text:p>1684</text:p>
          </table:table-cell>
          <table:table-cell office:value-type="float" office:value="55198" calcext:value-type="float">
            <text:p>5519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float" office:value="56.2" calcext:value-type="float">
            <text:p>56.2</text:p>
          </table:table-cell>
          <table:table-cell office:value-type="float" office:value="6.74" calcext:value-type="float">
            <text:p>6.74</text:p>
          </table:table-cell>
          <table:table-cell office:value-type="string" calcext:value-type="string">
            <text:p>5:23: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288" calcext:value-type="float">
            <text:p>29288</text:p>
          </table:table-cell>
          <table:table-cell office:value-type="float" office:value="25120" calcext:value-type="float">
            <text:p>25120</text:p>
          </table:table-cell>
          <table:table-cell office:value-type="float" office:value="5912" calcext:value-type="float">
            <text:p>5912</text:p>
          </table:table-cell>
          <table:table-cell office:value-type="float" office:value="1393" calcext:value-type="float">
            <text:p>1393</text:p>
          </table:table-cell>
          <table:table-cell office:value-type="float" office:value="58885" calcext:value-type="float">
            <text:p>5888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</text:p>
          </table:table-cell>
          <table:table-cell office:value-type="float" office:value="57.09" calcext:value-type="float">
            <text:p>57.09</text:p>
          </table:table-cell>
          <table:table-cell office:value-type="float" office:value="6.55" calcext:value-type="float">
            <text:p>6.55</text:p>
          </table:table-cell>
          <table:table-cell office:value-type="string" calcext:value-type="string">
            <text:p>5:28: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168" calcext:value-type="float">
            <text:p>29168</text:p>
          </table:table-cell>
          <table:table-cell office:value-type="float" office:value="38224" calcext:value-type="float">
            <text:p>38224</text:p>
          </table:table-cell>
          <table:table-cell office:value-type="float" office:value="6456" calcext:value-type="float">
            <text:p>6456</text:p>
          </table:table-cell>
          <table:table-cell office:value-type="float" office:value="1584" calcext:value-type="float">
            <text:p>1584</text:p>
          </table:table-cell>
          <table:table-cell office:value-type="float" office:value="58205" calcext:value-type="float">
            <text:p>5820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Sphere-VM-28t-55G</text:p>
          </table:table-cell>
          <table:table-cell office:value-type="string" calcext:value-type="string">
            <text:p>7-build-2</text:p>
          </table:table-cell>
          <table:table-cell office:value-type="float" office:value="62.05" calcext:value-type="float">
            <text:p>62.05</text:p>
          </table:table-cell>
          <table:table-cell office:value-type="float" office:value="10.06" calcext:value-type="float">
            <text:p>10.06</text:p>
          </table:table-cell>
          <table:table-cell office:value-type="string" calcext:value-type="string">
            <text:p>7:10: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60" calcext:value-type="float">
            <text:p>29360</text:p>
          </table:table-cell>
          <table:table-cell office:value-type="float" office:value="11176" calcext:value-type="float">
            <text:p>11176</text:p>
          </table:table-cell>
          <table:table-cell office:value-type="float" office:value="9448" calcext:value-type="float">
            <text:p>9448</text:p>
          </table:table-cell>
          <table:table-cell office:value-type="float" office:value="7" calcext:value-type="float">
            <text:p>7</text:p>
          </table:table-cell>
          <table:table-cell office:value-type="float" office:value="14021" calcext:value-type="float">
            <text:p>1402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</text:p>
          </table:table-cell>
          <table:table-cell office:value-type="float" office:value="57.09" calcext:value-type="float">
            <text:p>57.09</text:p>
          </table:table-cell>
          <table:table-cell office:value-type="float" office:value="8.17" calcext:value-type="float">
            <text:p>8.17</text:p>
          </table:table-cell>
          <table:table-cell office:value-type="string" calcext:value-type="string">
            <text:p>7:30: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004" calcext:value-type="float">
            <text:p>29004</text:p>
          </table:table-cell>
          <table:table-cell office:value-type="float" office:value="13480" calcext:value-type="float">
            <text:p>13480</text:p>
          </table:table-cell>
          <table:table-cell office:value-type="float" office:value="8424" calcext:value-type="float">
            <text:p>8424</text:p>
          </table:table-cell>
          <table:table-cell office:value-type="float" office:value="365" calcext:value-type="float">
            <text:p>365</text:p>
          </table:table-cell>
          <table:table-cell office:value-type="float" office:value="60432" calcext:value-type="float">
            <text:p>604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float" office:value="41.86" calcext:value-type="float">
            <text:p>41.86</text:p>
          </table:table-cell>
          <table:table-cell office:value-type="float" office:value="6.44" calcext:value-type="float">
            <text:p>6.44</text:p>
          </table:table-cell>
          <table:table-cell office:value-type="string" calcext:value-type="string">
            <text:p>9:06: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808" calcext:value-type="float">
            <text:p>28808</text:p>
          </table:table-cell>
          <table:table-cell office:value-type="float" office:value="525072" calcext:value-type="float">
            <text:p>525072</text:p>
          </table:table-cell>
          <table:table-cell office:value-type="float" office:value="15480" calcext:value-type="float">
            <text:p>15480</text:p>
          </table:table-cell>
          <table:table-cell office:value-type="float" office:value="23555" calcext:value-type="float">
            <text:p>23555</text:p>
          </table:table-cell>
          <table:table-cell office:value-type="float" office:value="57247" calcext:value-type="float">
            <text:p>57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</text:p>
          </table:table-cell>
          <table:table-cell office:value-type="float" office:value="42.5" calcext:value-type="float">
            <text:p>42.5</text:p>
          </table:table-cell>
          <table:table-cell office:value-type="float" office:value="6.35" calcext:value-type="float">
            <text:p>6.35</text:p>
          </table:table-cell>
          <table:table-cell office:value-type="string" calcext:value-type="string">
            <text:p>9:15: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88" calcext:value-type="float">
            <text:p>30988</text:p>
          </table:table-cell>
          <table:table-cell office:value-type="float" office:value="645344" calcext:value-type="float">
            <text:p>645344</text:p>
          </table:table-cell>
          <table:table-cell office:value-type="float" office:value="11512" calcext:value-type="float">
            <text:p>11512</text:p>
          </table:table-cell>
          <table:table-cell office:value-type="float" office:value="27335" calcext:value-type="float">
            <text:p>27335</text:p>
          </table:table-cell>
          <table:table-cell office:value-type="float" office:value="67187" calcext:value-type="float">
            <text:p>6718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</text:p>
          </table:table-cell>
          <table:table-cell office:value-type="float" office:value="41.59" calcext:value-type="float">
            <text:p>41.59</text:p>
          </table:table-cell>
          <table:table-cell office:value-type="float" office:value="5.29" calcext:value-type="float">
            <text:p>5.29</text:p>
          </table:table-cell>
          <table:table-cell office:value-type="string" calcext:value-type="string">
            <text:p>9:39: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584" calcext:value-type="float">
            <text:p>28584</text:p>
          </table:table-cell>
          <table:table-cell office:value-type="float" office:value="113872" calcext:value-type="float">
            <text:p>113872</text:p>
          </table:table-cell>
          <table:table-cell office:value-type="float" office:value="11808" calcext:value-type="float">
            <text:p>11808</text:p>
          </table:table-cell>
          <table:table-cell office:value-type="float" office:value="4862" calcext:value-type="float">
            <text:p>4862</text:p>
          </table:table-cell>
          <table:table-cell office:value-type="float" office:value="22294" calcext:value-type="float">
            <text:p>22294</text:p>
          </table:table-cell>
          <table:table-cell office:value-type="float" office:value="0" calcext:value-type="float">
            <text:p>0</text:p>
          </table:table-cell>
        </table:table-row>
      </table:table>
      <table:table table:name="table.top20s.build-test" table:style-name="ta1">
        <table:table-column table:style-name="co36" table:default-cell-style-name="Default"/>
        <table:table-column table:style-name="co37" table:default-cell-style-name="Default"/>
        <table:table-column table:style-name="co2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dual-Xeon-E5-2670-8-channels</text:p>
          </table:table-cell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ryzen-5-1600AF</text:p>
          </table:table-cell>
          <table:table-cell office:value-type="string" calcext:value-type="string">
            <text:p>threadripper-2990wx-128gb</text:p>
          </table:table-cell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threadripper-3970x-64gb</text:p>
          </table:table-cell>
          <table:table-cell office:value-type="string" calcext:value-type="string">
            <text:p>vSphere-VM-28t-55G</text:p>
          </table:table-cell>
        </table:table-row>
        <table:table-row table:style-name="ro1">
          <table:table-cell office:value-type="string" calcext:value-type="string">
            <text:p>sec</text:p>
          </table:table-cell>
          <table:table-cell table:number-columns-repeated="11" office:value-type="string" calcext:value-type="string">
            <text:p>2-build-test</text:p>
          </table:table-cell>
        </table:table-row>
        <table:table-row table:style-name="ro1">
          <table:table-cell office:value-type="string" calcext:value-type="string">
            <text:p>gnu-config-native.do_fetch</text:p>
          </table:table-cell>
          <table:table-cell office:value-type="float" office:value="0.42" calcext:value-type="float">
            <text:p>0.42</text:p>
          </table:table-cell>
          <table:table-cell office:value-type="float" office:value="0.43" calcext:value-type="float">
            <text:p>0.43</text:p>
          </table:table-cell>
          <table:table-cell office:value-type="float" office:value="1.13" calcext:value-type="float">
            <text:p>1.13</text:p>
          </table:table-cell>
          <table:table-cell office:value-type="float" office:value="0.41" calcext:value-type="float">
            <text:p>0.41</text:p>
          </table:table-cell>
          <table:table-cell office:value-type="float" office:value="1.17" calcext:value-type="float">
            <text:p>1.17</text:p>
          </table:table-cell>
          <table:table-cell office:value-type="float" office:value="0.49" calcext:value-type="float">
            <text:p>0.49</text:p>
          </table:table-cell>
          <table:table-cell office:value-type="float" office:value="1.42" calcext:value-type="float">
            <text:p>1.42</text:p>
          </table:table-cell>
          <table:table-cell office:value-type="float" office:value="1.23" calcext:value-type="float">
            <text:p>1.23</text:p>
          </table:table-cell>
          <table:table-cell office:value-type="float" office:value="0.63" calcext:value-type="float">
            <text:p>0.63</text:p>
          </table:table-cell>
          <table:table-cell office:value-type="float" office:value="0.71" calcext:value-type="float">
            <text:p>0.71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gnu-config-native.do_populate_lic</text:p>
          </table:table-cell>
          <table:table-cell office:value-type="string" calcext:value-type="string">
            <text:p>---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---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gnu-config-native.do_populate_sysroot</text:p>
          </table:table-cell>
          <table:table-cell office:value-type="float" office:value="0.37" calcext:value-type="float">
            <text:p>0.37</text:p>
          </table:table-cell>
          <table:table-cell office:value-type="float" office:value="0.42" calcext:value-type="float">
            <text:p>0.42</text:p>
          </table:table-cell>
          <table:table-cell office:value-type="float" office:value="0.38" calcext:value-type="float">
            <text:p>0.38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gnu-config-native.do_rm_work</text:p>
          </table:table-cell>
          <table:table-cell office:value-type="float" office:value="0.16" calcext:value-type="float">
            <text:p>0.16</text:p>
          </table:table-cell>
          <table:table-cell table:number-columns-repeated="10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gnu-config-native.do_unpack</text:p>
          </table:table-cell>
          <table:table-cell office:value-type="float" office:value="0.19" calcext:value-type="float">
            <text:p>0.19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0.15" calcext:value-type="float">
            <text:p>0.15</text:p>
          </table:table-cell>
          <table:table-cell table:number-columns-repeated="6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4-native.do_compile</text:p>
          </table:table-cell>
          <table:table-cell office:value-type="float" office:value="2.34" calcext:value-type="float">
            <text:p>2.34</text:p>
          </table:table-cell>
          <table:table-cell office:value-type="float" office:value="1.73" calcext:value-type="float">
            <text:p>1.73</text:p>
          </table:table-cell>
          <table:table-cell office:value-type="float" office:value="1.77" calcext:value-type="float">
            <text:p>1.77</text:p>
          </table:table-cell>
          <table:table-cell office:value-type="float" office:value="1.76" calcext:value-type="float">
            <text:p>1.76</text:p>
          </table:table-cell>
          <table:table-cell office:value-type="float" office:value="1.32" calcext:value-type="float">
            <text:p>1.32</text:p>
          </table:table-cell>
          <table:table-cell office:value-type="float" office:value="1.31" calcext:value-type="float">
            <text:p>1.31</text:p>
          </table:table-cell>
          <table:table-cell office:value-type="float" office:value="1.37" calcext:value-type="float">
            <text:p>1.37</text:p>
          </table:table-cell>
          <table:table-cell office:value-type="float" office:value="1.07" calcext:value-type="float">
            <text:p>1.07</text:p>
          </table:table-cell>
          <table:table-cell office:value-type="float" office:value="0.81" calcext:value-type="float">
            <text:p>0.81</text:p>
          </table:table-cell>
          <table:table-cell office:value-type="float" office:value="0.8" calcext:value-type="float">
            <text:p>0.8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string" calcext:value-type="string">
            <text:p>m4-native.do_configure</text:p>
          </table:table-cell>
          <table:table-cell office:value-type="float" office:value="30.01" calcext:value-type="float">
            <text:p>30.01</text:p>
          </table:table-cell>
          <table:table-cell office:value-type="float" office:value="31.57" calcext:value-type="float">
            <text:p>31.57</text:p>
          </table:table-cell>
          <table:table-cell office:value-type="float" office:value="31.04" calcext:value-type="float">
            <text:p>31.04</text:p>
          </table:table-cell>
          <table:table-cell office:value-type="float" office:value="30.57" calcext:value-type="float">
            <text:p>30.57</text:p>
          </table:table-cell>
          <table:table-cell office:value-type="float" office:value="27.59" calcext:value-type="float">
            <text:p>27.59</text:p>
          </table:table-cell>
          <table:table-cell office:value-type="float" office:value="27.82" calcext:value-type="float">
            <text:p>27.82</text:p>
          </table:table-cell>
          <table:table-cell office:value-type="float" office:value="19.64" calcext:value-type="float">
            <text:p>19.64</text:p>
          </table:table-cell>
          <table:table-cell office:value-type="float" office:value="18.82" calcext:value-type="float">
            <text:p>18.82</text:p>
          </table:table-cell>
          <table:table-cell office:value-type="float" office:value="15.78" calcext:value-type="float">
            <text:p>15.78</text:p>
          </table:table-cell>
          <table:table-cell office:value-type="float" office:value="15.77" calcext:value-type="float">
            <text:p>15.77</text:p>
          </table:table-cell>
          <table:table-cell office:value-type="float" office:value="41.77" calcext:value-type="float">
            <text:p>41.77</text:p>
          </table:table-cell>
        </table:table-row>
        <table:table-row table:style-name="ro1">
          <table:table-cell office:value-type="string" calcext:value-type="string">
            <text:p>m4-native.do_fetch</text:p>
          </table:table-cell>
          <table:table-cell office:value-type="float" office:value="1.04" calcext:value-type="float">
            <text:p>1.04</text:p>
          </table:table-cell>
          <table:table-cell office:value-type="float" office:value="1.05" calcext:value-type="float">
            <text:p>1.05</text:p>
          </table:table-cell>
          <table:table-cell office:value-type="float" office:value="1.04" calcext:value-type="float">
            <text:p>1.04</text:p>
          </table:table-cell>
          <table:table-cell office:value-type="float" office:value="2.74" calcext:value-type="float">
            <text:p>2.74</text:p>
          </table:table-cell>
          <table:table-cell office:value-type="float" office:value="2.51" calcext:value-type="float">
            <text:p>2.51</text:p>
          </table:table-cell>
          <table:table-cell office:value-type="float" office:value="1.7" calcext:value-type="float">
            <text:p>1.7</text:p>
          </table:table-cell>
          <table:table-cell office:value-type="float" office:value="2.26" calcext:value-type="float">
            <text:p>2.26</text:p>
          </table:table-cell>
          <table:table-cell office:value-type="float" office:value="1.12" calcext:value-type="float">
            <text:p>1.12</text:p>
          </table:table-cell>
          <table:table-cell office:value-type="float" office:value="0.47" calcext:value-type="float">
            <text:p>0.47</text:p>
          </table:table-cell>
          <table:table-cell office:value-type="float" office:value="0.95" calcext:value-type="float">
            <text:p>0.95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string" calcext:value-type="string">
            <text:p>m4-native.do_install</text:p>
          </table:table-cell>
          <table:table-cell office:value-type="float" office:value="0.67" calcext:value-type="float">
            <text:p>0.67</text:p>
          </table:table-cell>
          <table:table-cell office:value-type="float" office:value="0.71" calcext:value-type="float">
            <text:p>0.71</text:p>
          </table:table-cell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63" calcext:value-type="float">
            <text:p>0.63</text:p>
          </table:table-cell>
          <table:table-cell office:value-type="float" office:value="0.62" calcext:value-type="float">
            <text:p>0.62</text:p>
          </table:table-cell>
          <table:table-cell office:value-type="float" office:value="0.47" calcext:value-type="float">
            <text:p>0.47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m4-native.do_patch</text:p>
          </table:table-cell>
          <table:table-cell office:value-type="float" office:value="0.19" calcext:value-type="float">
            <text:p>0.19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31" calcext:value-type="float">
            <text:p>0.31</text:p>
          </table:table-cell>
          <table:table-cell office:value-type="float" office:value="0.3" calcext:value-type="float">
            <text:p>0.3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m4-native.do_populate_lic</text:p>
          </table:table-cell>
          <table:table-cell office:value-type="string" calcext:value-type="string">
            <text:p>---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m4-native.do_populate_sysroot</text:p>
          </table:table-cell>
          <table:table-cell office:value-type="float" office:value="0.4" calcext:value-type="float">
            <text:p>0.4</text:p>
          </table:table-cell>
          <table:table-cell office:value-type="float" office:value="0.46" calcext:value-type="float">
            <text:p>0.46</text:p>
          </table:table-cell>
          <table:table-cell office:value-type="float" office:value="0.44" calcext:value-type="float">
            <text:p>0.44</text:p>
          </table:table-cell>
          <table:table-cell office:value-type="float" office:value="0.42" calcext:value-type="float">
            <text:p>0.42</text:p>
          </table:table-cell>
          <table:table-cell office:value-type="float" office:value="0.39" calcext:value-type="float">
            <text:p>0.39</text:p>
          </table:table-cell>
          <table:table-cell office:value-type="float" office:value="0.37" calcext:value-type="float">
            <text:p>0.37</text:p>
          </table:table-cell>
          <table:table-cell office:value-type="float" office:value="0.28" calcext:value-type="float">
            <text:p>0.28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m4-native.do_rm_work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string" calcext:value-type="string">
            <text:p>---</text:p>
          </table:table-cell>
          <table:table-cell office:value-type="float" office:value="0.15" calcext:value-type="float">
            <text:p>0.15</text:p>
          </table:table-cell>
          <table:table-cell table:number-columns-repeated="5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4-native.do_unpack</text:p>
          </table:table-cell>
          <table:table-cell office:value-type="string" calcext:value-type="string">
            <text:p>---</text:p>
          </table:table-cell>
          <table:table-cell office:value-type="float" office:value="1.31" calcext:value-type="float">
            <text:p>1.31</text:p>
          </table:table-cell>
          <table:table-cell office:value-type="float" office:value="0.17" calcext:value-type="float">
            <text:p>0.17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0.12" calcext:value-type="float">
            <text:p>0.12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quilt-native.do_compile</text:p>
          </table:table-cell>
          <table:table-cell office:value-type="float" office:value="1.02" calcext:value-type="float">
            <text:p>1.02</text:p>
          </table:table-cell>
          <table:table-cell office:value-type="float" office:value="1.09" calcext:value-type="float">
            <text:p>1.09</text:p>
          </table:table-cell>
          <table:table-cell office:value-type="float" office:value="1.04" calcext:value-type="float">
            <text:p>1.04</text:p>
          </table:table-cell>
          <table:table-cell office:value-type="float" office:value="1.08" calcext:value-type="float">
            <text:p>1.08</text:p>
          </table:table-cell>
          <table:table-cell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string" calcext:value-type="string">
            <text:p>quilt-native.do_configure</text:p>
          </table:table-cell>
          <table:table-cell office:value-type="float" office:value="1.32" calcext:value-type="float">
            <text:p>1.32</text:p>
          </table:table-cell>
          <table:table-cell office:value-type="float" office:value="1.21" calcext:value-type="float">
            <text:p>1.21</text:p>
          </table:table-cell>
          <table:table-cell office:value-type="float" office:value="1.09" calcext:value-type="float">
            <text:p>1.09</text:p>
          </table:table-cell>
          <table:table-cell office:value-type="float" office:value="1.17" calcext:value-type="float">
            <text:p>1.17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.06</text:p>
          </table:table-cell>
          <table:table-cell office:value-type="float" office:value="0.71" calcext:value-type="float">
            <text:p>0.71</text:p>
          </table:table-cell>
          <table:table-cell office:value-type="float" office:value="0.53" calcext:value-type="float">
            <text:p>0.53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string" calcext:value-type="string">
            <text:p>quilt-native.do_fetch</text:p>
          </table:table-cell>
          <table:table-cell office:value-type="float" office:value="0.79" calcext:value-type="float">
            <text:p>0.79</text:p>
          </table:table-cell>
          <table:table-cell office:value-type="float" office:value="0.67" calcext:value-type="float">
            <text:p>0.67</text:p>
          </table:table-cell>
          <table:table-cell office:value-type="float" office:value="0.76" calcext:value-type="float">
            <text:p>0.76</text:p>
          </table:table-cell>
          <table:table-cell office:value-type="float" office:value="0.75" calcext:value-type="float">
            <text:p>0.75</text:p>
          </table:table-cell>
          <table:table-cell office:value-type="float" office:value="2.25" calcext:value-type="float">
            <text:p>2.25</text:p>
          </table:table-cell>
          <table:table-cell office:value-type="float" office:value="0.76" calcext:value-type="float">
            <text:p>0.76</text:p>
          </table:table-cell>
          <table:table-cell office:value-type="float" office:value="1.02" calcext:value-type="float">
            <text:p>1.02</text:p>
          </table:table-cell>
          <table:table-cell office:value-type="float" office:value="1.06" calcext:value-type="float">
            <text:p>1.06</text:p>
          </table:table-cell>
          <table:table-cell office:value-type="float" office:value="1.04" calcext:value-type="float">
            <text:p>1.04</text:p>
          </table:table-cell>
          <table:table-cell office:value-type="float" office:value="2.84" calcext:value-type="float">
            <text:p>2.84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quilt-native.do_install</text:p>
          </table:table-cell>
          <table:table-cell office:value-type="float" office:value="0.32" calcext:value-type="float">
            <text:p>0.32</text:p>
          </table:table-cell>
          <table:table-cell office:value-type="float" office:value="0.47" calcext:value-type="float">
            <text:p>0.47</text:p>
          </table:table-cell>
          <table:table-cell office:value-type="float" office:value="0.32" calcext:value-type="float">
            <text:p>0.32</text:p>
          </table:table-cell>
          <table:table-cell office:value-type="float" office:value="0.3" calcext:value-type="float">
            <text:p>0.3</text:p>
          </table:table-cell>
          <table:table-cell office:value-type="float" office:value="0.27" calcext:value-type="float">
            <text:p>0.27</text:p>
          </table:table-cell>
          <table:table-cell office:value-type="float" office:value="0.28" calcext:value-type="float">
            <text:p>0.28</text:p>
          </table:table-cell>
          <table:table-cell office:value-type="float" office:value="0.19" calcext:value-type="float">
            <text:p>0.19</text:p>
          </table:table-cell>
          <table:table-cell office:value-type="float" office:value="0.16" calcext:value-type="float">
            <text:p>0.16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quilt-native.do_populate_lic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0.15" calcext:value-type="float">
            <text:p>0.15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quilt-native.do_populate_sysroot</text:p>
          </table:table-cell>
          <table:table-cell office:value-type="float" office:value="0.55" calcext:value-type="float">
            <text:p>0.55</text:p>
          </table:table-cell>
          <table:table-cell office:value-type="float" office:value="0.65" calcext:value-type="float">
            <text:p>0.65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4" calcext:value-type="float">
            <text:p>0.34</text:p>
          </table:table-cell>
          <table:table-cell office:value-type="float" office:value="0.3" calcext:value-type="float">
            <text:p>0.3</text:p>
          </table:table-cell>
          <table:table-cell office:value-type="float" office:value="0.26" calcext:value-type="float">
            <text:p>0.26</text:p>
          </table:table-cell>
          <table:table-cell office:value-type="float" office:value="0.27" calcext:value-type="float">
            <text:p>0.27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texinfo-dummy-native.do_install</text:p>
          </table:table-cell>
          <table:table-cell office:value-type="string" calcext:value-type="string">
            <text:p>---</text:p>
          </table:table-cell>
          <table:table-cell office:value-type="float" office:value="0.22" calcext:value-type="float">
            <text:p>0.22</text:p>
          </table:table-cell>
          <table:table-cell table:number-columns-repeated="5" office:value-type="string" calcext:value-type="string">
            <text:p>---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exinfo-dummy-native.do_populate_lic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18" calcext:value-type="float">
            <text:p>0.18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texinfo-dummy-native.do_populate_sysroot</text:p>
          </table:table-cell>
          <table:table-cell office:value-type="float" office:value="0.38" calcext:value-type="float">
            <text:p>0.38</text:p>
          </table:table-cell>
          <table:table-cell office:value-type="float" office:value="0.52" calcext:value-type="float">
            <text:p>0.52</text:p>
          </table:table-cell>
          <table:table-cell office:value-type="float" office:value="0.41" calcext:value-type="float">
            <text:p>0.41</text:p>
          </table:table-cell>
          <table:table-cell office:value-type="float" office:value="0.42" calcext:value-type="float">
            <text:p>0.42</text:p>
          </table:table-cell>
          <table:table-cell office:value-type="float" office:value="0.36" calcext:value-type="float">
            <text:p>0.36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42.81" calcext:value-type="float">
            <text:p>42.81</text:p>
          </table:table-cell>
          <table:table-cell office:value-type="float" office:value="44.63" calcext:value-type="float">
            <text:p>44.63</text:p>
          </table:table-cell>
          <table:table-cell office:value-type="float" office:value="43.51" calcext:value-type="float">
            <text:p>43.51</text:p>
          </table:table-cell>
          <table:table-cell office:value-type="float" office:value="43.09" calcext:value-type="float">
            <text:p>43.09</text:p>
          </table:table-cell>
          <table:table-cell office:value-type="float" office:value="39.25" calcext:value-type="float">
            <text:p>39.25</text:p>
          </table:table-cell>
          <table:table-cell office:value-type="float" office:value="38.01" calcext:value-type="float">
            <text:p>38.01</text:p>
          </table:table-cell>
          <table:table-cell office:value-type="float" office:value="28.56" calcext:value-type="float">
            <text:p>28.56</text:p>
          </table:table-cell>
          <table:table-cell office:value-type="float" office:value="26.82" calcext:value-type="float">
            <text:p>26.82</text:p>
          </table:table-cell>
          <table:table-cell office:value-type="float" office:value="22.58" calcext:value-type="float">
            <text:p>22.58</text:p>
          </table:table-cell>
          <table:table-cell office:value-type="float" office:value="24.39" calcext:value-type="float">
            <text:p>24.39</text:p>
          </table:table-cell>
          <table:table-cell office:value-type="float" office:value="58.14" calcext:value-type="float">
            <text:p>58.14</text:p>
          </table:table-cell>
        </table:table-row>
      </table:table>
      <table:table table:name="table.top20s.fetch" table:style-name="ta1">
        <table:table-column table:style-name="co45" table:default-cell-style-name="Default"/>
        <table:table-column table:style-name="co37" table:default-cell-style-name="Default"/>
        <table:table-column table:style-name="co2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dual-Xeon-E5-2670-8-channels</text:p>
          </table:table-cell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ryzen-5-1600AF</text:p>
          </table:table-cell>
          <table:table-cell office:value-type="string" calcext:value-type="string">
            <text:p>threadripper-2990wx-128gb</text:p>
          </table:table-cell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threadripper-3970x-64gb</text:p>
          </table:table-cell>
          <table:table-cell office:value-type="string" calcext:value-type="string">
            <text:p>vSphere-VM-28t-55G</text:p>
          </table:table-cell>
        </table:table-row>
        <table:table-row table:style-name="ro1">
          <table:table-cell office:value-type="string" calcext:value-type="string">
            <text:p>sec</text:p>
          </table:table-cell>
          <table:table-cell table:number-columns-repeated="11" office:value-type="string" calcext:value-type="string">
            <text:p>3-fetch</text:p>
          </table:table-cell>
        </table:table-row>
        <table:table-row table:style-name="ro1">
          <table:table-cell office:value-type="string" calcext:value-type="string">
            <text:p>binutils.do_fetch</text:p>
          </table:table-cell>
          <table:table-cell office:value-type="float" office:value="331.45" calcext:value-type="float">
            <text:p>331.45</text:p>
          </table:table-cell>
          <table:table-cell office:value-type="float" office:value="433.55" calcext:value-type="float">
            <text:p>433.55</text:p>
          </table:table-cell>
          <table:table-cell office:value-type="float" office:value="313.32" calcext:value-type="float">
            <text:p>313.32</text:p>
          </table:table-cell>
          <table:table-cell office:value-type="float" office:value="307.99" calcext:value-type="float">
            <text:p>307.99</text:p>
          </table:table-cell>
          <table:table-cell office:value-type="float" office:value="525.28" calcext:value-type="float">
            <text:p>525.28</text:p>
          </table:table-cell>
          <table:table-cell office:value-type="float" office:value="476.43" calcext:value-type="float">
            <text:p>476.43</text:p>
          </table:table-cell>
          <table:table-cell office:value-type="float" office:value="736.87" calcext:value-type="float">
            <text:p>736.87</text:p>
          </table:table-cell>
          <table:table-cell office:value-type="float" office:value="179.58" calcext:value-type="float">
            <text:p>179.58</text:p>
          </table:table-cell>
          <table:table-cell office:value-type="float" office:value="82.45" calcext:value-type="float">
            <text:p>82.45</text:p>
          </table:table-cell>
          <table:table-cell office:value-type="float" office:value="813.44" calcext:value-type="float">
            <text:p>813.44</text:p>
          </table:table-cell>
          <table:table-cell office:value-type="float" office:value="483.68" calcext:value-type="float">
            <text:p>483.68</text:p>
          </table:table-cell>
        </table:table-row>
        <table:table-row table:style-name="ro1">
          <table:table-cell office:value-type="string" calcext:value-type="string">
            <text:p>binutils-cross-x86_64.do_fetch</text:p>
          </table:table-cell>
          <table:table-cell office:value-type="float" office:value="260.91" calcext:value-type="float">
            <text:p>260.91</text:p>
          </table:table-cell>
          <table:table-cell office:value-type="float" office:value="374.03" calcext:value-type="float">
            <text:p>374.03</text:p>
          </table:table-cell>
          <table:table-cell office:value-type="float" office:value="268.92" calcext:value-type="float">
            <text:p>268.92</text:p>
          </table:table-cell>
          <table:table-cell office:value-type="float" office:value="265.81" calcext:value-type="float">
            <text:p>265.81</text:p>
          </table:table-cell>
          <table:table-cell office:value-type="float" office:value="463.92" calcext:value-type="float">
            <text:p>463.92</text:p>
          </table:table-cell>
          <table:table-cell office:value-type="float" office:value="420.24" calcext:value-type="float">
            <text:p>420.24</text:p>
          </table:table-cell>
          <table:table-cell office:value-type="float" office:value="564.47" calcext:value-type="float">
            <text:p>564.47</text:p>
          </table:table-cell>
          <table:table-cell office:value-type="float" office:value="154.03" calcext:value-type="float">
            <text:p>154.03</text:p>
          </table:table-cell>
          <table:table-cell office:value-type="float" office:value="67.11" calcext:value-type="float">
            <text:p>67.11</text:p>
          </table:table-cell>
          <table:table-cell office:value-type="float" office:value="621.12" calcext:value-type="float">
            <text:p>621.12</text:p>
          </table:table-cell>
          <table:table-cell office:value-type="float" office:value="349.63" calcext:value-type="float">
            <text:p>349.63</text:p>
          </table:table-cell>
        </table:table-row>
        <table:table-row table:style-name="ro1">
          <table:table-cell office:value-type="string" calcext:value-type="string">
            <text:p>binutils-native.do_fetch</text:p>
          </table:table-cell>
          <table:table-cell office:value-type="float" office:value="270.75" calcext:value-type="float">
            <text:p>270.75</text:p>
          </table:table-cell>
          <table:table-cell office:value-type="float" office:value="379.49" calcext:value-type="float">
            <text:p>379.49</text:p>
          </table:table-cell>
          <table:table-cell office:value-type="float" office:value="274.94" calcext:value-type="float">
            <text:p>274.94</text:p>
          </table:table-cell>
          <table:table-cell office:value-type="float" office:value="268.5" calcext:value-type="float">
            <text:p>268.5</text:p>
          </table:table-cell>
          <table:table-cell office:value-type="float" office:value="472.18" calcext:value-type="float">
            <text:p>472.18</text:p>
          </table:table-cell>
          <table:table-cell office:value-type="float" office:value="428.2" calcext:value-type="float">
            <text:p>428.2</text:p>
          </table:table-cell>
          <table:table-cell office:value-type="float" office:value="570.45" calcext:value-type="float">
            <text:p>570.45</text:p>
          </table:table-cell>
          <table:table-cell office:value-type="float" office:value="159.1" calcext:value-type="float">
            <text:p>159.1</text:p>
          </table:table-cell>
          <table:table-cell office:value-type="float" office:value="69.56" calcext:value-type="float">
            <text:p>69.56</text:p>
          </table:table-cell>
          <table:table-cell office:value-type="float" office:value="649.13" calcext:value-type="float">
            <text:p>649.13</text:p>
          </table:table-cell>
          <table:table-cell office:value-type="float" office:value="368.81" calcext:value-type="float">
            <text:p>368.81</text:p>
          </table:table-cell>
        </table:table-row>
        <table:table-row table:style-name="ro1">
          <table:table-cell office:value-type="string" calcext:value-type="string">
            <text:p>cairo.do_fetch</text:p>
          </table:table-cell>
          <table:table-cell office:value-type="string" calcext:value-type="string">
            <text:p>---</text:p>
          </table:table-cell>
          <table:table-cell office:value-type="float" office:value="177.19" calcext:value-type="float">
            <text:p>177.19</text:p>
          </table:table-cell>
          <table:table-cell office:value-type="string" calcext:value-type="string">
            <text:p>---</text:p>
          </table:table-cell>
          <table:table-cell office:value-type="float" office:value="112.79" calcext:value-type="float">
            <text:p>112.79</text:p>
          </table:table-cell>
          <table:table-cell office:value-type="float" office:value="213.49" calcext:value-type="float">
            <text:p>213.49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49.57" calcext:value-type="float">
            <text:p>49.57</text:p>
          </table:table-cell>
          <table:table-cell office:value-type="string" calcext:value-type="string">
            <text:p>---</text:p>
          </table:table-cell>
          <table:table-cell office:value-type="float" office:value="161.78" calcext:value-type="float">
            <text:p>161.78</text:p>
          </table:table-cell>
        </table:table-row>
        <table:table-row table:style-name="ro1">
          <table:table-cell office:value-type="string" calcext:value-type="string">
            <text:p>cairo-native.do_fetch</text:p>
          </table:table-cell>
          <table:table-cell office:value-type="float" office:value="122.44" calcext:value-type="float">
            <text:p>122.44</text:p>
          </table:table-cell>
          <table:table-cell office:value-type="float" office:value="217.98" calcext:value-type="float">
            <text:p>217.98</text:p>
          </table:table-cell>
          <table:table-cell office:value-type="float" office:value="122.97" calcext:value-type="float">
            <text:p>122.97</text:p>
          </table:table-cell>
          <table:table-cell office:value-type="float" office:value="146.27" calcext:value-type="float">
            <text:p>146.27</text:p>
          </table:table-cell>
          <table:table-cell office:value-type="float" office:value="251.27" calcext:value-type="float">
            <text:p>251.27</text:p>
          </table:table-cell>
          <table:table-cell office:value-type="float" office:value="219.73" calcext:value-type="float">
            <text:p>219.73</text:p>
          </table:table-cell>
          <table:table-cell office:value-type="string" calcext:value-type="string">
            <text:p>---</text:p>
          </table:table-cell>
          <table:table-cell office:value-type="float" office:value="65.28" calcext:value-type="float">
            <text:p>65.28</text:p>
          </table:table-cell>
          <table:table-cell office:value-type="float" office:value="58.75" calcext:value-type="float">
            <text:p>58.75</text:p>
          </table:table-cell>
          <table:table-cell office:value-type="string" calcext:value-type="string">
            <text:p>---</text:p>
          </table:table-cell>
          <table:table-cell office:value-type="float" office:value="247.84" calcext:value-type="float">
            <text:p>247.84</text:p>
          </table:table-cell>
        </table:table-row>
        <table:table-row table:style-name="ro1">
          <table:table-cell office:value-type="string" calcext:value-type="string">
            <text:p>cbindgen-native.do_fetch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88.81" calcext:value-type="float">
            <text:p>88.81</text:p>
          </table:table-cell>
          <table:table-cell table:number-columns-repeated="3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chromium-x11.do_fetch</text:p>
          </table:table-cell>
          <table:table-cell office:value-type="float" office:value="193.46" calcext:value-type="float">
            <text:p>193.46</text:p>
          </table:table-cell>
          <table:table-cell office:value-type="float" office:value="225.2" calcext:value-type="float">
            <text:p>225.2</text:p>
          </table:table-cell>
          <table:table-cell office:value-type="float" office:value="217.9" calcext:value-type="float">
            <text:p>217.9</text:p>
          </table:table-cell>
          <table:table-cell office:value-type="float" office:value="155.58" calcext:value-type="float">
            <text:p>155.58</text:p>
          </table:table-cell>
          <table:table-cell office:value-type="string" calcext:value-type="string">
            <text:p>---</text:p>
          </table:table-cell>
          <table:table-cell office:value-type="float" office:value="287.03" calcext:value-type="float">
            <text:p>287.03</text:p>
          </table:table-cell>
          <table:table-cell table:number-columns-repeated="5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cmake-native.do_fetch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87.63" calcext:value-type="float">
            <text:p>87.63</text:p>
          </table:table-cell>
          <table:table-cell table:number-columns-repeated="3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cross-localedef-native.do_fetch</text:p>
          </table:table-cell>
          <table:table-cell office:value-type="float" office:value="176.53" calcext:value-type="float">
            <text:p>176.53</text:p>
          </table:table-cell>
          <table:table-cell office:value-type="float" office:value="283.6" calcext:value-type="float">
            <text:p>283.6</text:p>
          </table:table-cell>
          <table:table-cell office:value-type="float" office:value="177.61" calcext:value-type="float">
            <text:p>177.61</text:p>
          </table:table-cell>
          <table:table-cell office:value-type="float" office:value="198.61" calcext:value-type="float">
            <text:p>198.61</text:p>
          </table:table-cell>
          <table:table-cell office:value-type="float" office:value="325.91" calcext:value-type="float">
            <text:p>325.91</text:p>
          </table:table-cell>
          <table:table-cell office:value-type="float" office:value="346.43" calcext:value-type="float">
            <text:p>346.43</text:p>
          </table:table-cell>
          <table:table-cell office:value-type="float" office:value="322.32" calcext:value-type="float">
            <text:p>322.32</text:p>
          </table:table-cell>
          <table:table-cell office:value-type="float" office:value="113.39" calcext:value-type="float">
            <text:p>113.39</text:p>
          </table:table-cell>
          <table:table-cell office:value-type="float" office:value="72.12" calcext:value-type="float">
            <text:p>72.12</text:p>
          </table:table-cell>
          <table:table-cell office:value-type="float" office:value="443.15" calcext:value-type="float">
            <text:p>443.15</text:p>
          </table:table-cell>
          <table:table-cell office:value-type="float" office:value="174.41" calcext:value-type="float">
            <text:p>174.41</text:p>
          </table:table-cell>
        </table:table-row>
        <table:table-row table:style-name="ro1">
          <table:table-cell office:value-type="string" calcext:value-type="string">
            <text:p>db.do_fetch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100.82" calcext:value-type="float">
            <text:p>100.82</text:p>
          </table:table-cell>
          <table:table-cell table:number-columns-repeated="3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b-native.do_fetch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86.2" calcext:value-type="float">
            <text:p>86.2</text:p>
          </table:table-cell>
          <table:table-cell table:number-columns-repeated="3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nf.do_fetch</text:p>
          </table:table-cell>
          <table:table-cell table:number-columns-repeated="6" office:value-type="string" calcext:value-type="string">
            <text:p>---</text:p>
          </table:table-cell>
          <table:table-cell office:value-type="float" office:value="186.6" calcext:value-type="float">
            <text:p>186.6</text:p>
          </table:table-cell>
          <table:table-cell table:number-columns-repeated="4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nf-native.do_fetch</text:p>
          </table:table-cell>
          <table:table-cell table:number-columns-repeated="6" office:value-type="string" calcext:value-type="string">
            <text:p>---</text:p>
          </table:table-cell>
          <table:table-cell office:value-type="float" office:value="113.77" calcext:value-type="float">
            <text:p>113.77</text:p>
          </table:table-cell>
          <table:table-cell table:number-columns-repeated="4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ocbook-xsl-stylesheets-native.do_fetch</text:p>
          </table:table-cell>
          <table:table-cell office:value-type="string" calcext:value-type="string">
            <text:p>---</text:p>
          </table:table-cell>
          <table:table-cell office:value-type="float" office:value="181.15" calcext:value-type="float">
            <text:p>181.15</text:p>
          </table:table-cell>
          <table:table-cell table:number-columns-repeated="4" office:value-type="string" calcext:value-type="string">
            <text:p>---</text:p>
          </table:table-cell>
          <table:table-cell office:value-type="float" office:value="78.25" calcext:value-type="float">
            <text:p>78.25</text:p>
          </table:table-cell>
          <table:table-cell table:number-columns-repeated="4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firefox.do_fetch</text:p>
          </table:table-cell>
          <table:table-cell table:number-columns-repeated="9" office:value-type="string" calcext:value-type="string">
            <text:p>---</text:p>
          </table:table-cell>
          <table:table-cell office:value-type="float" office:value="258.78" calcext:value-type="float">
            <text:p>258.78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gcc-source-9.2.0.do_fetch</text:p>
          </table:table-cell>
          <table:table-cell office:value-type="float" office:value="130.84" calcext:value-type="float">
            <text:p>130.84</text:p>
          </table:table-cell>
          <table:table-cell office:value-type="float" office:value="254.75" calcext:value-type="float">
            <text:p>254.75</text:p>
          </table:table-cell>
          <table:table-cell office:value-type="float" office:value="126.68" calcext:value-type="float">
            <text:p>126.68</text:p>
          </table:table-cell>
          <table:table-cell office:value-type="float" office:value="153.29" calcext:value-type="float">
            <text:p>153.29</text:p>
          </table:table-cell>
          <table:table-cell office:value-type="string" calcext:value-type="string">
            <text:p>---</text:p>
          </table:table-cell>
          <table:table-cell office:value-type="float" office:value="256.05" calcext:value-type="float">
            <text:p>256.05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737.94" calcext:value-type="float">
            <text:p>737.94</text:p>
          </table:table-cell>
          <table:table-cell office:value-type="float" office:value="240.14" calcext:value-type="float">
            <text:p>240.14</text:p>
          </table:table-cell>
        </table:table-row>
        <table:table-row table:style-name="ro1">
          <table:table-cell office:value-type="string" calcext:value-type="string">
            <text:p>glibc.do_fetch</text:p>
          </table:table-cell>
          <table:table-cell office:value-type="float" office:value="192.09" calcext:value-type="float">
            <text:p>192.09</text:p>
          </table:table-cell>
          <table:table-cell office:value-type="float" office:value="295.93" calcext:value-type="float">
            <text:p>295.93</text:p>
          </table:table-cell>
          <table:table-cell office:value-type="float" office:value="189.12" calcext:value-type="float">
            <text:p>189.12</text:p>
          </table:table-cell>
          <table:table-cell office:value-type="float" office:value="207.5" calcext:value-type="float">
            <text:p>207.5</text:p>
          </table:table-cell>
          <table:table-cell office:value-type="float" office:value="344.65" calcext:value-type="float">
            <text:p>344.65</text:p>
          </table:table-cell>
          <table:table-cell office:value-type="float" office:value="364.8" calcext:value-type="float">
            <text:p>364.8</text:p>
          </table:table-cell>
          <table:table-cell office:value-type="float" office:value="401.4" calcext:value-type="float">
            <text:p>401.4</text:p>
          </table:table-cell>
          <table:table-cell office:value-type="float" office:value="120.73" calcext:value-type="float">
            <text:p>120.73</text:p>
          </table:table-cell>
          <table:table-cell office:value-type="float" office:value="76.62" calcext:value-type="float">
            <text:p>76.62</text:p>
          </table:table-cell>
          <table:table-cell office:value-type="float" office:value="498.1" calcext:value-type="float">
            <text:p>498.1</text:p>
          </table:table-cell>
          <table:table-cell office:value-type="float" office:value="251.09" calcext:value-type="float">
            <text:p>251.09</text:p>
          </table:table-cell>
        </table:table-row>
        <table:table-row table:style-name="ro1">
          <table:table-cell office:value-type="string" calcext:value-type="string">
            <text:p>gn-native.do_fetch</text:p>
          </table:table-cell>
          <table:table-cell office:value-type="float" office:value="222.3" calcext:value-type="float">
            <text:p>222.3</text:p>
          </table:table-cell>
          <table:table-cell office:value-type="float" office:value="253.49" calcext:value-type="float">
            <text:p>253.49</text:p>
          </table:table-cell>
          <table:table-cell office:value-type="float" office:value="241.49" calcext:value-type="float">
            <text:p>241.49</text:p>
          </table:table-cell>
          <table:table-cell office:value-type="float" office:value="176.81" calcext:value-type="float">
            <text:p>176.81</text:p>
          </table:table-cell>
          <table:table-cell office:value-type="string" calcext:value-type="string">
            <text:p>---</text:p>
          </table:table-cell>
          <table:table-cell office:value-type="float" office:value="311.52" calcext:value-type="float">
            <text:p>311.52</text:p>
          </table:table-cell>
          <table:table-cell office:value-type="string" calcext:value-type="string">
            <text:p>---</text:p>
          </table:table-cell>
          <table:table-cell office:value-type="float" office:value="75.22" calcext:value-type="float">
            <text:p>75.22</text:p>
          </table:table-cell>
          <table:table-cell table:number-columns-repeated="3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icu-native.do_fetch</text:p>
          </table:table-cell>
          <table:table-cell table:number-columns-repeated="6" office:value-type="string" calcext:value-type="string">
            <text:p>---</text:p>
          </table:table-cell>
          <table:table-cell office:value-type="float" office:value="127.22" calcext:value-type="float">
            <text:p>127.22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50.6" calcext:value-type="float">
            <text:p>150.6</text:p>
          </table:table-cell>
        </table:table-row>
        <table:table-row table:style-name="ro1">
          <table:table-cell office:value-type="string" calcext:value-type="string">
            <text:p>iso-codes.do_fetch</text:p>
          </table:table-cell>
          <table:table-cell office:value-type="float" office:value="94.35" calcext:value-type="float">
            <text:p>94.35</text:p>
          </table:table-cell>
          <table:table-cell office:value-type="float" office:value="195.18" calcext:value-type="float">
            <text:p>195.18</text:p>
          </table:table-cell>
          <table:table-cell office:value-type="float" office:value="223.96" calcext:value-type="float">
            <text:p>223.96</text:p>
          </table:table-cell>
          <table:table-cell office:value-type="float" office:value="129.4" calcext:value-type="float">
            <text:p>129.4</text:p>
          </table:table-cell>
          <table:table-cell office:value-type="string" calcext:value-type="string">
            <text:p>---</text:p>
          </table:table-cell>
          <table:table-cell office:value-type="float" office:value="192.77" calcext:value-type="float">
            <text:p>192.77</text:p>
          </table:table-cell>
          <table:table-cell office:value-type="float" office:value="207.91" calcext:value-type="float">
            <text:p>207.91</text:p>
          </table:table-cell>
          <table:table-cell office:value-type="string" calcext:value-type="string">
            <text:p>---</text:p>
          </table:table-cell>
          <table:table-cell office:value-type="float" office:value="41.48" calcext:value-type="float">
            <text:p>41.48</text:p>
          </table:table-cell>
          <table:table-cell office:value-type="float" office:value="292.19" calcext:value-type="float">
            <text:p>292.19</text:p>
          </table:table-cell>
          <table:table-cell office:value-type="float" office:value="168.29" calcext:value-type="float">
            <text:p>168.29</text:p>
          </table:table-cell>
        </table:table-row>
        <table:table-row table:style-name="ro1">
          <table:table-cell office:value-type="string" calcext:value-type="string">
            <text:p>libgit2-native.do_fetch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07.29" calcext:value-type="float">
            <text:p>107.29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74.15" calcext:value-type="float">
            <text:p>74.15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262.05" calcext:value-type="float">
            <text:p>262.05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libsolv.do_fetch</text:p>
          </table:table-cell>
          <table:table-cell table:number-columns-repeated="8" office:value-type="string" calcext:value-type="string">
            <text:p>---</text:p>
          </table:table-cell>
          <table:table-cell office:value-type="float" office:value="38.96" calcext:value-type="float">
            <text:p>38.96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libtirpc.do_fetch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80.24" calcext:value-type="float">
            <text:p>80.24</text:p>
          </table:table-cell>
          <table:table-cell table:number-columns-repeated="3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libtirpc-native.do_fetch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73.49" calcext:value-type="float">
            <text:p>73.49</text:p>
          </table:table-cell>
          <table:table-cell table:number-columns-repeated="3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linux-yocto.do_fetch</text:p>
          </table:table-cell>
          <table:table-cell office:value-type="float" office:value="363.22" calcext:value-type="float">
            <text:p>363.22</text:p>
          </table:table-cell>
          <table:table-cell office:value-type="float" office:value="517.16" calcext:value-type="float">
            <text:p>517.16</text:p>
          </table:table-cell>
          <table:table-cell office:value-type="float" office:value="359.54" calcext:value-type="float">
            <text:p>359.54</text:p>
          </table:table-cell>
          <table:table-cell office:value-type="float" office:value="404.28" calcext:value-type="float">
            <text:p>404.28</text:p>
          </table:table-cell>
          <table:table-cell office:value-type="float" office:value="680.5" calcext:value-type="float">
            <text:p>680.5</text:p>
          </table:table-cell>
          <table:table-cell office:value-type="float" office:value="573.08" calcext:value-type="float">
            <text:p>573.08</text:p>
          </table:table-cell>
          <table:table-cell office:value-type="float" office:value="834.65" calcext:value-type="float">
            <text:p>834.65</text:p>
          </table:table-cell>
          <table:table-cell office:value-type="float" office:value="198.11" calcext:value-type="float">
            <text:p>198.11</text:p>
          </table:table-cell>
          <table:table-cell office:value-type="float" office:value="145.18" calcext:value-type="float">
            <text:p>145.18</text:p>
          </table:table-cell>
          <table:table-cell office:value-type="float" office:value="821.63" calcext:value-type="float">
            <text:p>821.63</text:p>
          </table:table-cell>
          <table:table-cell office:value-type="float" office:value="426.74" calcext:value-type="float">
            <text:p>426.74</text:p>
          </table:table-cell>
        </table:table-row>
        <table:table-row table:style-name="ro1">
          <table:table-cell office:value-type="string" calcext:value-type="string">
            <text:p>llvm-project-source-9.0.1.do_fetch</text:p>
          </table:table-cell>
          <table:table-cell office:value-type="float" office:value="482.89" calcext:value-type="float">
            <text:p>482.89</text:p>
          </table:table-cell>
          <table:table-cell office:value-type="float" office:value="711.54" calcext:value-type="float">
            <text:p>711.54</text:p>
          </table:table-cell>
          <table:table-cell office:value-type="float" office:value="471.46" calcext:value-type="float">
            <text:p>471.46</text:p>
          </table:table-cell>
          <table:table-cell office:value-type="float" office:value="451.33" calcext:value-type="float">
            <text:p>451.33</text:p>
          </table:table-cell>
          <table:table-cell office:value-type="float" office:value="522.47" calcext:value-type="float">
            <text:p>522.47</text:p>
          </table:table-cell>
          <table:table-cell office:value-type="float" office:value="784.22" calcext:value-type="float">
            <text:p>784.22</text:p>
          </table:table-cell>
          <table:table-cell office:value-type="float" office:value="179.28" calcext:value-type="float">
            <text:p>179.28</text:p>
          </table:table-cell>
          <table:table-cell office:value-type="float" office:value="185" calcext:value-type="float">
            <text:p>185</text:p>
          </table:table-cell>
          <table:table-cell office:value-type="float" office:value="148.66" calcext:value-type="float">
            <text:p>148.66</text:p>
          </table:table-cell>
          <table:table-cell office:value-type="float" office:value="907.83" calcext:value-type="float">
            <text:p>907.83</text:p>
          </table:table-cell>
          <table:table-cell office:value-type="float" office:value="743.57" calcext:value-type="float">
            <text:p>743.57</text:p>
          </table:table-cell>
        </table:table-row>
        <table:table-row table:style-name="ro1">
          <table:table-cell office:value-type="string" calcext:value-type="string">
            <text:p>qemu-system-native.do_fetch</text:p>
          </table:table-cell>
          <table:table-cell office:value-type="string" calcext:value-type="string">
            <text:p>---</text:p>
          </table:table-cell>
          <table:table-cell office:value-type="float" office:value="169.3" calcext:value-type="float">
            <text:p>169.3</text:p>
          </table:table-cell>
          <table:table-cell table:number-columns-repeated="9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qtbase.do_fetch</text:p>
          </table:table-cell>
          <table:table-cell office:value-type="float" office:value="285.65" calcext:value-type="float">
            <text:p>285.65</text:p>
          </table:table-cell>
          <table:table-cell office:value-type="string" calcext:value-type="string">
            <text:p>---</text:p>
          </table:table-cell>
          <table:table-cell office:value-type="float" office:value="419.67" calcext:value-type="float">
            <text:p>419.67</text:p>
          </table:table-cell>
          <table:table-cell office:value-type="string" calcext:value-type="string">
            <text:p>---</text:p>
          </table:table-cell>
          <table:table-cell office:value-type="float" office:value="369.19" calcext:value-type="float">
            <text:p>369.19</text:p>
          </table:table-cell>
          <table:table-cell office:value-type="float" office:value="529.85" calcext:value-type="float">
            <text:p>529.85</text:p>
          </table:table-cell>
          <table:table-cell office:value-type="float" office:value="96.09" calcext:value-type="float">
            <text:p>96.09</text:p>
          </table:table-cell>
          <table:table-cell office:value-type="float" office:value="85.84" calcext:value-type="float">
            <text:p>85.84</text:p>
          </table:table-cell>
          <table:table-cell office:value-type="float" office:value="87.37" calcext:value-type="float">
            <text:p>87.37</text:p>
          </table:table-cell>
          <table:table-cell office:value-type="float" office:value="447.3" calcext:value-type="float">
            <text:p>447.3</text:p>
          </table:table-cell>
          <table:table-cell office:value-type="float" office:value="486.58" calcext:value-type="float">
            <text:p>486.58</text:p>
          </table:table-cell>
        </table:table-row>
        <table:table-row table:style-name="ro1">
          <table:table-cell office:value-type="string" calcext:value-type="string">
            <text:p>qtbase-native.do_fetch</text:p>
          </table:table-cell>
          <table:table-cell office:value-type="float" office:value="279.87" calcext:value-type="float">
            <text:p>279.87</text:p>
          </table:table-cell>
          <table:table-cell office:value-type="string" calcext:value-type="string">
            <text:p>---</text:p>
          </table:table-cell>
          <table:table-cell office:value-type="float" office:value="419.66" calcext:value-type="float">
            <text:p>419.66</text:p>
          </table:table-cell>
          <table:table-cell office:value-type="string" calcext:value-type="string">
            <text:p>---</text:p>
          </table:table-cell>
          <table:table-cell office:value-type="float" office:value="369.61" calcext:value-type="float">
            <text:p>369.61</text:p>
          </table:table-cell>
          <table:table-cell office:value-type="float" office:value="526.85" calcext:value-type="float">
            <text:p>526.85</text:p>
          </table:table-cell>
          <table:table-cell office:value-type="float" office:value="87.89" calcext:value-type="float">
            <text:p>87.89</text:p>
          </table:table-cell>
          <table:table-cell office:value-type="float" office:value="86.46" calcext:value-type="float">
            <text:p>86.46</text:p>
          </table:table-cell>
          <table:table-cell office:value-type="float" office:value="84.89" calcext:value-type="float">
            <text:p>84.89</text:p>
          </table:table-cell>
          <table:table-cell office:value-type="float" office:value="434.08" calcext:value-type="float">
            <text:p>434.08</text:p>
          </table:table-cell>
          <table:table-cell office:value-type="float" office:value="457.09" calcext:value-type="float">
            <text:p>457.09</text:p>
          </table:table-cell>
        </table:table-row>
        <table:table-row table:style-name="ro1">
          <table:table-cell office:value-type="string" calcext:value-type="string">
            <text:p>qtdeclarative.do_fetch</text:p>
          </table:table-cell>
          <table:table-cell office:value-type="float" office:value="152.04" calcext:value-type="float">
            <text:p>152.04</text:p>
          </table:table-cell>
          <table:table-cell office:value-type="string" calcext:value-type="string">
            <text:p>---</text:p>
          </table:table-cell>
          <table:table-cell office:value-type="float" office:value="141.16" calcext:value-type="float">
            <text:p>141.16</text:p>
          </table:table-cell>
          <table:table-cell office:value-type="string" calcext:value-type="string">
            <text:p>---</text:p>
          </table:table-cell>
          <table:table-cell office:value-type="float" office:value="263.3" calcext:value-type="float">
            <text:p>263.3</text:p>
          </table:table-cell>
          <table:table-cell office:value-type="float" office:value="346.17" calcext:value-type="float">
            <text:p>346.17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63.34" calcext:value-type="float">
            <text:p>263.34</text:p>
          </table:table-cell>
          <table:table-cell office:value-type="float" office:value="278.12" calcext:value-type="float">
            <text:p>278.12</text:p>
          </table:table-cell>
        </table:table-row>
        <table:table-row table:style-name="ro1">
          <table:table-cell office:value-type="string" calcext:value-type="string">
            <text:p>qtdeclarative-native.do_fetch</text:p>
          </table:table-cell>
          <table:table-cell office:value-type="float" office:value="190.46" calcext:value-type="float">
            <text:p>190.46</text:p>
          </table:table-cell>
          <table:table-cell office:value-type="string" calcext:value-type="string">
            <text:p>---</text:p>
          </table:table-cell>
          <table:table-cell office:value-type="float" office:value="166.27" calcext:value-type="float">
            <text:p>166.27</text:p>
          </table:table-cell>
          <table:table-cell office:value-type="string" calcext:value-type="string">
            <text:p>---</text:p>
          </table:table-cell>
          <table:table-cell office:value-type="float" office:value="296.13" calcext:value-type="float">
            <text:p>296.13</text:p>
          </table:table-cell>
          <table:table-cell office:value-type="float" office:value="377.94" calcext:value-type="float">
            <text:p>377.94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43.48" calcext:value-type="float">
            <text:p>43.48</text:p>
          </table:table-cell>
          <table:table-cell office:value-type="float" office:value="340.55" calcext:value-type="float">
            <text:p>340.55</text:p>
          </table:table-cell>
          <table:table-cell office:value-type="float" office:value="342.76" calcext:value-type="float">
            <text:p>342.76</text:p>
          </table:table-cell>
        </table:table-row>
        <table:table-row table:style-name="ro1">
          <table:table-cell office:value-type="string" calcext:value-type="string">
            <text:p>qtlocation.do_fetch</text:p>
          </table:table-cell>
          <table:table-cell office:value-type="float" office:value="230.9" calcext:value-type="float">
            <text:p>230.9</text:p>
          </table:table-cell>
          <table:table-cell office:value-type="float" office:value="540.07" calcext:value-type="float">
            <text:p>540.07</text:p>
          </table:table-cell>
          <table:table-cell office:value-type="float" office:value="294.54" calcext:value-type="float">
            <text:p>294.54</text:p>
          </table:table-cell>
          <table:table-cell office:value-type="float" office:value="257.63" calcext:value-type="float">
            <text:p>257.63</text:p>
          </table:table-cell>
          <table:table-cell office:value-type="float" office:value="423.47" calcext:value-type="float">
            <text:p>423.47</text:p>
          </table:table-cell>
          <table:table-cell office:value-type="float" office:value="557.1" calcext:value-type="float">
            <text:p>557.1</text:p>
          </table:table-cell>
          <table:table-cell office:value-type="float" office:value="111.51" calcext:value-type="float">
            <text:p>111.51</text:p>
          </table:table-cell>
          <table:table-cell office:value-type="float" office:value="83.6" calcext:value-type="float">
            <text:p>83.6</text:p>
          </table:table-cell>
          <table:table-cell office:value-type="float" office:value="67.54" calcext:value-type="float">
            <text:p>67.54</text:p>
          </table:table-cell>
          <table:table-cell office:value-type="float" office:value="472.7" calcext:value-type="float">
            <text:p>472.7</text:p>
          </table:table-cell>
          <table:table-cell office:value-type="float" office:value="462.43" calcext:value-type="float">
            <text:p>462.43</text:p>
          </table:table-cell>
        </table:table-row>
        <table:table-row table:style-name="ro1">
          <table:table-cell office:value-type="string" calcext:value-type="string">
            <text:p>qtmultimedia.do_fetch</text:p>
          </table:table-cell>
          <table:table-cell table:number-columns-repeated="4" office:value-type="string" calcext:value-type="string">
            <text:p>---</text:p>
          </table:table-cell>
          <table:table-cell office:value-type="float" office:value="202.16" calcext:value-type="float">
            <text:p>202.16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76.89" calcext:value-type="float">
            <text:p>76.89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qtquickcontrols2.do_fetch</text:p>
          </table:table-cell>
          <table:table-cell office:value-type="string" calcext:value-type="string">
            <text:p>---</text:p>
          </table:table-cell>
          <table:table-cell office:value-type="float" office:value="169.59" calcext:value-type="float">
            <text:p>169.59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200.76" calcext:value-type="float">
            <text:p>200.76</text:p>
          </table:table-cell>
          <table:table-cell table:number-columns-repeated="6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qtwebengine.do_fetch</text:p>
          </table:table-cell>
          <table:table-cell office:value-type="float" office:value="431.8" calcext:value-type="float">
            <text:p>431.8</text:p>
          </table:table-cell>
          <table:table-cell office:value-type="float" office:value="699.3" calcext:value-type="float">
            <text:p>699.3</text:p>
          </table:table-cell>
          <table:table-cell office:value-type="float" office:value="467.8" calcext:value-type="float">
            <text:p>467.8</text:p>
          </table:table-cell>
          <table:table-cell office:value-type="float" office:value="473.37" calcext:value-type="float">
            <text:p>473.37</text:p>
          </table:table-cell>
          <table:table-cell office:value-type="float" office:value="655.26" calcext:value-type="float">
            <text:p>655.26</text:p>
          </table:table-cell>
          <table:table-cell office:value-type="float" office:value="798.87" calcext:value-type="float">
            <text:p>798.87</text:p>
          </table:table-cell>
          <table:table-cell office:value-type="float" office:value="341.24" calcext:value-type="float">
            <text:p>341.24</text:p>
          </table:table-cell>
          <table:table-cell office:value-type="float" office:value="140.69" calcext:value-type="float">
            <text:p>140.69</text:p>
          </table:table-cell>
          <table:table-cell office:value-type="float" office:value="163.04" calcext:value-type="float">
            <text:p>163.04</text:p>
          </table:table-cell>
          <table:table-cell office:value-type="float" office:value="864.1" calcext:value-type="float">
            <text:p>864.1</text:p>
          </table:table-cell>
          <table:table-cell office:value-type="float" office:value="626.39" calcext:value-type="float">
            <text:p>626.39</text:p>
          </table:table-cell>
        </table:table-row>
        <table:table-row table:style-name="ro1">
          <table:table-cell office:value-type="string" calcext:value-type="string">
            <text:p>qtwebkit.do_fetch</text:p>
          </table:table-cell>
          <table:table-cell office:value-type="float" office:value="155.68" calcext:value-type="float">
            <text:p>155.68</text:p>
          </table:table-cell>
          <table:table-cell office:value-type="float" office:value="376.78" calcext:value-type="float">
            <text:p>376.78</text:p>
          </table:table-cell>
          <table:table-cell office:value-type="float" office:value="157.81" calcext:value-type="float">
            <text:p>157.81</text:p>
          </table:table-cell>
          <table:table-cell office:value-type="float" office:value="181.5" calcext:value-type="float">
            <text:p>181.5</text:p>
          </table:table-cell>
          <table:table-cell office:value-type="float" office:value="288.1" calcext:value-type="float">
            <text:p>288.1</text:p>
          </table:table-cell>
          <table:table-cell office:value-type="float" office:value="401.57" calcext:value-type="float">
            <text:p>401.57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47.75" calcext:value-type="float">
            <text:p>47.75</text:p>
          </table:table-cell>
          <table:table-cell office:value-type="float" office:value="266.82" calcext:value-type="float">
            <text:p>266.82</text:p>
          </table:table-cell>
          <table:table-cell office:value-type="float" office:value="274.93" calcext:value-type="float">
            <text:p>274.93</text:p>
          </table:table-cell>
        </table:table-row>
        <table:table-row table:style-name="ro1">
          <table:table-cell office:value-type="string" calcext:value-type="string">
            <text:p>rpm.do_fetch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14.19" calcext:value-type="float">
            <text:p>114.19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166.94" calcext:value-type="float">
            <text:p>166.94</text:p>
          </table:table-cell>
          <table:table-cell table:number-columns-repeated="4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pm-native.do_fetch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09.64" calcext:value-type="float">
            <text:p>109.64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ust-native.do_fetch</text:p>
          </table:table-cell>
          <table:table-cell table:number-columns-repeated="8" office:value-type="string" calcext:value-type="string">
            <text:p>---</text:p>
          </table:table-cell>
          <table:table-cell office:value-type="float" office:value="44.33" calcext:value-type="float">
            <text:p>44.33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webkitgtk.do_fetch</text:p>
          </table:table-cell>
          <table:table-cell table:number-columns-repeated="4" office:value-type="string" calcext:value-type="string">
            <text:p>---</text:p>
          </table:table-cell>
          <table:table-cell office:value-type="float" office:value="208.82" calcext:value-type="float">
            <text:p>208.82</text:p>
          </table:table-cell>
          <table:table-cell table:number-columns-repeated="4" office:value-type="string" calcext:value-type="string">
            <text:p>---</text:p>
          </table:table-cell>
          <table:table-cell office:value-type="float" office:value="385.94" calcext:value-type="float">
            <text:p>385.94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514.62" calcext:value-type="float">
            <text:p>514.62</text:p>
          </table:table-cell>
          <table:table-cell office:value-type="float" office:value="769.29" calcext:value-type="float">
            <text:p>769.29</text:p>
          </table:table-cell>
          <table:table-cell office:value-type="float" office:value="521.1" calcext:value-type="float">
            <text:p>521.1</text:p>
          </table:table-cell>
          <table:table-cell office:value-type="float" office:value="526.42" calcext:value-type="float">
            <text:p>526.42</text:p>
          </table:table-cell>
          <table:table-cell office:value-type="float" office:value="766.71" calcext:value-type="float">
            <text:p>766.71</text:p>
          </table:table-cell>
          <table:table-cell office:value-type="float" office:value="864.86" calcext:value-type="float">
            <text:p>864.86</text:p>
          </table:table-cell>
          <table:table-cell office:value-type="float" office:value="1124.56" calcext:value-type="float">
            <text:p>1124.56</text:p>
          </table:table-cell>
          <table:table-cell office:value-type="float" office:value="234.49" calcext:value-type="float">
            <text:p>234.49</text:p>
          </table:table-cell>
          <table:table-cell office:value-type="float" office:value="184.61" calcext:value-type="float">
            <text:p>184.61</text:p>
          </table:table-cell>
          <table:table-cell office:value-type="float" office:value="1083.15" calcext:value-type="float">
            <text:p>1083.15</text:p>
          </table:table-cell>
          <table:table-cell office:value-type="float" office:value="818.74" calcext:value-type="float">
            <text:p>818.74</text:p>
          </table:table-cell>
        </table:table-row>
      </table:table>
      <table:table table:name="table.top20s.builds" table:style-name="ta1">
        <table:table-column table:style-name="co46" table:default-cell-style-name="Default"/>
        <table:table-column table:style-name="co37" table:number-columns-repeated="4" table:default-cell-style-name="Default"/>
        <table:table-column table:style-name="co25" table:number-columns-repeated="4" table:default-cell-style-name="Default"/>
        <table:table-column table:style-name="co38" table:number-columns-repeated="4" table:default-cell-style-name="Default"/>
        <table:table-column table:style-name="co39" table:number-columns-repeated="4" table:default-cell-style-name="Default"/>
        <table:table-column table:style-name="co38" table:number-columns-repeated="4" table:default-cell-style-name="Default"/>
        <table:table-column table:style-name="co39" table:number-columns-repeated="4" table:default-cell-style-name="Default"/>
        <table:table-column table:style-name="co40" table:number-columns-repeated="3" table:default-cell-style-name="Default"/>
        <table:table-column table:style-name="co41" table:number-columns-repeated="4" table:default-cell-style-name="Default"/>
        <table:table-column table:style-name="co42" table:number-columns-repeated="4" table:default-cell-style-name="Default"/>
        <table:table-column table:style-name="co43" table:number-columns-repeated="3" table:default-cell-style-name="Default"/>
        <table:table-column table:style-name="co44" table:number-columns-repeated="4" table:default-cell-style-name="Default"/>
        <table:table-row table:style-name="ro1">
          <table:table-cell office:value-type="string" calcext:value-type="string">
            <text:p>task</text:p>
          </table:table-cell>
          <table:table-cell table:number-columns-repeated="4" office:value-type="string" calcext:value-type="string">
            <text:p>dual-Xeon-E5-2670-8-channels</text:p>
          </table:table-cell>
          <table:table-cell table:number-columns-repeated="4" office:value-type="string" calcext:value-type="string">
            <text:p>dual-Xeon-E5-2698-v4-4-channels-no-journal</text:p>
          </table:table-cell>
          <table:table-cell table:number-columns-repeated="4" office:value-type="string" calcext:value-type="string">
            <text:p>dual-Xeon-E5-2698-v4-4-channels-tmpfs</text:p>
          </table:table-cell>
          <table:table-cell table:number-columns-repeated="4" office:value-type="string" calcext:value-type="string">
            <text:p>dual-Xeon-E5-2698-v4-4-channels</text:p>
          </table:table-cell>
          <table:table-cell table:number-columns-repeated="4" office:value-type="string" calcext:value-type="string">
            <text:p>dual-Xeon-E5-2699-v3-8-channels-tmpfs</text:p>
          </table:table-cell>
          <table:table-cell table:number-columns-repeated="4" office:value-type="string" calcext:value-type="string">
            <text:p>dual-Xeon-E5-2699-v3-8-channels</text:p>
          </table:table-cell>
          <table:table-cell table:number-columns-repeated="3" office:value-type="string" calcext:value-type="string">
            <text:p>ryzen-5-1600AF</text:p>
          </table:table-cell>
          <table:table-cell table:number-columns-repeated="4" office:value-type="string" calcext:value-type="string">
            <text:p>threadripper-2990wx-128gb</text:p>
          </table:table-cell>
          <table:table-cell table:number-columns-repeated="4" office:value-type="string" calcext:value-type="string">
            <text:p>threadripper-3970x-128gb-optane</text:p>
          </table:table-cell>
          <table:table-cell table:number-columns-repeated="3" office:value-type="string" calcext:value-type="string">
            <text:p>threadripper-3970x-64gb</text:p>
          </table:table-cell>
          <table:table-cell table:number-columns-repeated="4" office:value-type="string" calcext:value-type="string">
            <text:p>vSphere-VM-28t-55G</text:p>
          </table:table-cell>
        </table:table-row>
        <table:table-row table:style-name="ro1">
          <table:table-cell office:value-type="string" calcext:value-type="string">
            <text:p>sec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7-build-2-bb</text:p>
          </table:table-cell>
        </table:table-row>
        <table:table-row table:style-name="ro1"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  <table:table-cell office:value-type="float" office:value="510.28" calcext:value-type="float">
            <text:p>510.28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424.18" calcext:value-type="float">
            <text:p>424.18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474.32" calcext:value-type="float">
            <text:p>474.32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478.73" calcext:value-type="float">
            <text:p>478.73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515.9" calcext:value-type="float">
            <text:p>515.9</text:p>
          </table:table-cell>
          <table:table-cell office:value-type="string" calcext:value-type="string">
            <text:p>---</text:p>
          </table:table-cell>
          <table:table-cell office:value-type="float" office:value="143.27" calcext:value-type="float">
            <text:p>143.27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36.9" calcext:value-type="float">
            <text:p>136.9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93.77" calcext:value-type="float">
            <text:p>293.77</text:p>
          </table:table-cell>
          <table:table-cell office:value-type="float" office:value="250.37" calcext:value-type="float">
            <text:p>250.37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185.12" calcext:value-type="float">
            <text:p>185.12</text:p>
          </table:table-cell>
          <table:table-cell office:value-type="float" office:value="312.66" calcext:value-type="float">
            <text:p>312.66</text:p>
          </table:table-cell>
          <table:table-cell office:value-type="float" office:value="274.42" calcext:value-type="float">
            <text:p>274.42</text:p>
          </table:table-cell>
          <table:table-cell office:value-type="string" calcext:value-type="string">
            <text:p>---</text:p>
          </table:table-cell>
          <table:table-cell office:value-type="float" office:value="188.2" calcext:value-type="float">
            <text:p>188.2</text:p>
          </table:table-cell>
          <table:table-cell office:value-type="float" office:value="274.93" calcext:value-type="float">
            <text:p>274.93</text:p>
          </table:table-cell>
          <table:table-cell office:value-type="string" calcext:value-type="string">
            <text:p>---</text:p>
          </table:table-cell>
          <table:table-cell office:value-type="float" office:value="520.02" calcext:value-type="float">
            <text:p>520.02</text:p>
          </table:table-cell>
          <table:table-cell office:value-type="float" office:value="505.74" calcext:value-type="float">
            <text:p>505.74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  <table:table-cell office:value-type="float" office:value="489.34" calcext:value-type="float">
            <text:p>489.34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75.42" calcext:value-type="float">
            <text:p>275.42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55.67" calcext:value-type="float">
            <text:p>255.67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50.96" calcext:value-type="float">
            <text:p>250.96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307.43" calcext:value-type="float">
            <text:p>307.43</text:p>
          </table:table-cell>
          <table:table-cell table:number-columns-repeated="14" office:value-type="string" calcext:value-type="string">
            <text:p>---</text:p>
          </table:table-cell>
          <table:table-cell office:value-type="float" office:value="141.62" calcext:value-type="float">
            <text:p>141.62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145.24" calcext:value-type="float">
            <text:p>145.24</text:p>
          </table:table-cell>
          <table:table-cell table:number-columns-repeated="6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cairo.do_configure</text:p>
          </table:table-cell>
          <table:table-cell table:number-columns-repeated="23" office:value-type="string" calcext:value-type="string">
            <text:p>---</text:p>
          </table:table-cell>
          <table:table-cell office:value-type="float" office:value="159.2" calcext:value-type="float">
            <text:p>159.2</text:p>
          </table:table-cell>
          <table:table-cell table:number-columns-repeated="18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cargo-native.do_compile</text:p>
          </table:table-cell>
          <table:table-cell office:value-type="float" office:value="715.72" calcext:value-type="float">
            <text:p>715.72</text:p>
          </table:table-cell>
          <table:table-cell office:value-type="float" office:value="411.79" calcext:value-type="float">
            <text:p>411.79</text:p>
          </table:table-cell>
          <table:table-cell office:value-type="float" office:value="741.54" calcext:value-type="float">
            <text:p>741.54</text:p>
          </table:table-cell>
          <table:table-cell office:value-type="float" office:value="161.47" calcext:value-type="float">
            <text:p>161.47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22.87" calcext:value-type="float">
            <text:p>122.87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16.76" calcext:value-type="float">
            <text:p>116.76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18.82" calcext:value-type="float">
            <text:p>118.82</text:p>
          </table:table-cell>
          <table:table-cell office:value-type="string" calcext:value-type="string">
            <text:p>---</text:p>
          </table:table-cell>
          <table:table-cell office:value-type="float" office:value="605.22" calcext:value-type="float">
            <text:p>605.22</text:p>
          </table:table-cell>
          <table:table-cell office:value-type="string" calcext:value-type="string">
            <text:p>---</text:p>
          </table:table-cell>
          <table:table-cell office:value-type="float" office:value="121.91" calcext:value-type="float">
            <text:p>121.91</text:p>
          </table:table-cell>
          <table:table-cell office:value-type="string" calcext:value-type="string">
            <text:p>---</text:p>
          </table:table-cell>
          <table:table-cell office:value-type="float" office:value="665.49" calcext:value-type="float">
            <text:p>665.49</text:p>
          </table:table-cell>
          <table:table-cell table:number-columns-repeated="5" office:value-type="string" calcext:value-type="string">
            <text:p>---</text:p>
          </table:table-cell>
          <table:table-cell office:value-type="float" office:value="286.51" calcext:value-type="float">
            <text:p>286.51</text:p>
          </table:table-cell>
          <table:table-cell office:value-type="float" office:value="292.34" calcext:value-type="float">
            <text:p>292.34</text:p>
          </table:table-cell>
          <table:table-cell office:value-type="float" office:value="316.18" calcext:value-type="float">
            <text:p>316.18</text:p>
          </table:table-cell>
          <table:table-cell office:value-type="string" calcext:value-type="string">
            <text:p>---</text:p>
          </table:table-cell>
          <table:table-cell office:value-type="float" office:value="165.9" calcext:value-type="float">
            <text:p>165.9</text:p>
          </table:table-cell>
          <table:table-cell office:value-type="float" office:value="153.45" calcext:value-type="float">
            <text:p>153.45</text:p>
          </table:table-cell>
          <table:table-cell office:value-type="float" office:value="164.96" calcext:value-type="float">
            <text:p>164.96</text:p>
          </table:table-cell>
          <table:table-cell office:value-type="string" calcext:value-type="string">
            <text:p>---</text:p>
          </table:table-cell>
          <table:table-cell office:value-type="float" office:value="278.29" calcext:value-type="float">
            <text:p>278.29</text:p>
          </table:table-cell>
          <table:table-cell office:value-type="float" office:value="256.21" calcext:value-type="float">
            <text:p>256.21</text:p>
          </table:table-cell>
          <table:table-cell office:value-type="string" calcext:value-type="string">
            <text:p>---</text:p>
          </table:table-cell>
          <table:table-cell office:value-type="float" office:value="608.05" calcext:value-type="float">
            <text:p>608.05</text:p>
          </table:table-cell>
          <table:table-cell office:value-type="float" office:value="402.22" calcext:value-type="float">
            <text:p>402.22</text:p>
          </table:table-cell>
          <table:table-cell office:value-type="float" office:value="539.78" calcext:value-type="float">
            <text:p>539.78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cbindgen-native.do_compile</text:p>
          </table:table-cell>
          <table:table-cell office:value-type="float" office:value="579.4" calcext:value-type="float">
            <text:p>579.4</text:p>
          </table:table-cell>
          <table:table-cell table:number-columns-repeated="16" office:value-type="string" calcext:value-type="string">
            <text:p>---</text:p>
          </table:table-cell>
          <table:table-cell office:value-type="float" office:value="313.44" calcext:value-type="float">
            <text:p>313.44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308.17" calcext:value-type="float">
            <text:p>308.17</text:p>
          </table:table-cell>
          <table:table-cell table:number-columns-repeated="14" office:value-type="string" calcext:value-type="string">
            <text:p>---</text:p>
          </table:table-cell>
          <table:table-cell office:value-type="float" office:value="141.22" calcext:value-type="float">
            <text:p>141.22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386.48" calcext:value-type="float">
            <text:p>386.48</text:p>
          </table:table-cell>
          <table:table-cell office:value-type="float" office:value="460.2" calcext:value-type="float">
            <text:p>460.2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chromium-x11.do_compile</text:p>
          </table:table-cell>
          <table:table-cell office:value-type="float" office:value="14134.65" calcext:value-type="float">
            <text:p>14134.65</text:p>
          </table:table-cell>
          <table:table-cell office:value-type="float" office:value="11325.64" calcext:value-type="float">
            <text:p>11325.64</text:p>
          </table:table-cell>
          <table:table-cell office:value-type="float" office:value="13993.14" calcext:value-type="float">
            <text:p>13993.14</text:p>
          </table:table-cell>
          <table:table-cell office:value-type="float" office:value="7543.27" calcext:value-type="float">
            <text:p>7543.27</text:p>
          </table:table-cell>
          <table:table-cell office:value-type="float" office:value="4565.58" calcext:value-type="float">
            <text:p>4565.58</text:p>
          </table:table-cell>
          <table:table-cell office:value-type="float" office:value="4095.65" calcext:value-type="float">
            <text:p>4095.65</text:p>
          </table:table-cell>
          <table:table-cell office:value-type="float" office:value="4591.3" calcext:value-type="float">
            <text:p>4591.3</text:p>
          </table:table-cell>
          <table:table-cell office:value-type="float" office:value="2478.6" calcext:value-type="float">
            <text:p>2478.6</text:p>
          </table:table-cell>
          <table:table-cell office:value-type="float" office:value="4632.49" calcext:value-type="float">
            <text:p>4632.49</text:p>
          </table:table-cell>
          <table:table-cell office:value-type="float" office:value="3430.07" calcext:value-type="float">
            <text:p>3430.07</text:p>
          </table:table-cell>
          <table:table-cell office:value-type="float" office:value="4579.21" calcext:value-type="float">
            <text:p>4579.21</text:p>
          </table:table-cell>
          <table:table-cell office:value-type="float" office:value="2484.41" calcext:value-type="float">
            <text:p>2484.41</text:p>
          </table:table-cell>
          <table:table-cell office:value-type="float" office:value="4627.87" calcext:value-type="float">
            <text:p>4627.87</text:p>
          </table:table-cell>
          <table:table-cell office:value-type="float" office:value="3057.47" calcext:value-type="float">
            <text:p>3057.47</text:p>
          </table:table-cell>
          <table:table-cell office:value-type="float" office:value="4554.71" calcext:value-type="float">
            <text:p>4554.71</text:p>
          </table:table-cell>
          <table:table-cell office:value-type="float" office:value="2485.07" calcext:value-type="float">
            <text:p>2485.07</text:p>
          </table:table-cell>
          <table:table-cell office:value-type="float" office:value="5790.72" calcext:value-type="float">
            <text:p>5790.72</text:p>
          </table:table-cell>
          <table:table-cell office:value-type="float" office:value="4859.7" calcext:value-type="float">
            <text:p>4859.7</text:p>
          </table:table-cell>
          <table:table-cell office:value-type="float" office:value="5766.18" calcext:value-type="float">
            <text:p>5766.18</text:p>
          </table:table-cell>
          <table:table-cell office:value-type="float" office:value="3110.15" calcext:value-type="float">
            <text:p>3110.15</text:p>
          </table:table-cell>
          <table:table-cell office:value-type="float" office:value="5774.95" calcext:value-type="float">
            <text:p>5774.95</text:p>
          </table:table-cell>
          <table:table-cell office:value-type="float" office:value="3605.65" calcext:value-type="float">
            <text:p>3605.65</text:p>
          </table:table-cell>
          <table:table-cell office:value-type="float" office:value="5750.11" calcext:value-type="float">
            <text:p>5750.11</text:p>
          </table:table-cell>
          <table:table-cell office:value-type="float" office:value="3102.05" calcext:value-type="float">
            <text:p>3102.05</text:p>
          </table:table-cell>
          <table:table-cell office:value-type="float" office:value="24719.87" calcext:value-type="float">
            <text:p>24719.87</text:p>
          </table:table-cell>
          <table:table-cell office:value-type="float" office:value="24165.89" calcext:value-type="float">
            <text:p>24165.89</text:p>
          </table:table-cell>
          <table:table-cell office:value-type="float" office:value="13567.36" calcext:value-type="float">
            <text:p>13567.36</text:p>
          </table:table-cell>
          <table:table-cell office:value-type="float" office:value="6424.14" calcext:value-type="float">
            <text:p>6424.14</text:p>
          </table:table-cell>
          <table:table-cell office:value-type="float" office:value="4789.55" calcext:value-type="float">
            <text:p>4789.55</text:p>
          </table:table-cell>
          <table:table-cell office:value-type="float" office:value="6321.69" calcext:value-type="float">
            <text:p>6321.69</text:p>
          </table:table-cell>
          <table:table-cell office:value-type="float" office:value="3074.84" calcext:value-type="float">
            <text:p>3074.84</text:p>
          </table:table-cell>
          <table:table-cell office:value-type="float" office:value="3721.27" calcext:value-type="float">
            <text:p>3721.27</text:p>
          </table:table-cell>
          <table:table-cell office:value-type="float" office:value="3053.65" calcext:value-type="float">
            <text:p>3053.65</text:p>
          </table:table-cell>
          <table:table-cell office:value-type="float" office:value="3714.62" calcext:value-type="float">
            <text:p>3714.62</text:p>
          </table:table-cell>
          <table:table-cell office:value-type="float" office:value="1843.12" calcext:value-type="float">
            <text:p>1843.12</text:p>
          </table:table-cell>
          <table:table-cell office:value-type="float" office:value="4087.97" calcext:value-type="float">
            <text:p>4087.97</text:p>
          </table:table-cell>
          <table:table-cell office:value-type="float" office:value="4030.35" calcext:value-type="float">
            <text:p>4030.35</text:p>
          </table:table-cell>
          <table:table-cell office:value-type="float" office:value="1880.14" calcext:value-type="float">
            <text:p>1880.14</text:p>
          </table:table-cell>
          <table:table-cell office:value-type="float" office:value="9422.52" calcext:value-type="float">
            <text:p>9422.52</text:p>
          </table:table-cell>
          <table:table-cell office:value-type="float" office:value="7342.09" calcext:value-type="float">
            <text:p>7342.09</text:p>
          </table:table-cell>
          <table:table-cell office:value-type="float" office:value="9323.78" calcext:value-type="float">
            <text:p>9323.78</text:p>
          </table:table-cell>
          <table:table-cell office:value-type="float" office:value="4793.38" calcext:value-type="float">
            <text:p>4793.38</text:p>
          </table:table-cell>
        </table:table-row>
        <table:table-row table:style-name="ro1">
          <table:table-cell office:value-type="string" calcext:value-type="string">
            <text:p>clang-native.do_compile</text:p>
          </table:table-cell>
          <table:table-cell office:value-type="float" office:value="3193.04" calcext:value-type="float">
            <text:p>3193.04</text:p>
          </table:table-cell>
          <table:table-cell office:value-type="float" office:value="3542.3" calcext:value-type="float">
            <text:p>3542.3</text:p>
          </table:table-cell>
          <table:table-cell office:value-type="float" office:value="2837.09" calcext:value-type="float">
            <text:p>2837.09</text:p>
          </table:table-cell>
          <table:table-cell office:value-type="float" office:value="2461.43" calcext:value-type="float">
            <text:p>2461.43</text:p>
          </table:table-cell>
          <table:table-cell office:value-type="float" office:value="867.21" calcext:value-type="float">
            <text:p>867.21</text:p>
          </table:table-cell>
          <table:table-cell office:value-type="float" office:value="780.42" calcext:value-type="float">
            <text:p>780.42</text:p>
          </table:table-cell>
          <table:table-cell office:value-type="float" office:value="781.96" calcext:value-type="float">
            <text:p>781.96</text:p>
          </table:table-cell>
          <table:table-cell office:value-type="float" office:value="656.82" calcext:value-type="float">
            <text:p>656.82</text:p>
          </table:table-cell>
          <table:table-cell office:value-type="float" office:value="900.88" calcext:value-type="float">
            <text:p>900.88</text:p>
          </table:table-cell>
          <table:table-cell office:value-type="float" office:value="833.16" calcext:value-type="float">
            <text:p>833.16</text:p>
          </table:table-cell>
          <table:table-cell office:value-type="float" office:value="786.91" calcext:value-type="float">
            <text:p>786.91</text:p>
          </table:table-cell>
          <table:table-cell office:value-type="float" office:value="683.29" calcext:value-type="float">
            <text:p>683.29</text:p>
          </table:table-cell>
          <table:table-cell office:value-type="float" office:value="904.15" calcext:value-type="float">
            <text:p>904.15</text:p>
          </table:table-cell>
          <table:table-cell office:value-type="float" office:value="834.15" calcext:value-type="float">
            <text:p>834.15</text:p>
          </table:table-cell>
          <table:table-cell office:value-type="float" office:value="799.71" calcext:value-type="float">
            <text:p>799.71</text:p>
          </table:table-cell>
          <table:table-cell office:value-type="float" office:value="681.93" calcext:value-type="float">
            <text:p>681.93</text:p>
          </table:table-cell>
          <table:table-cell office:value-type="float" office:value="1101.03" calcext:value-type="float">
            <text:p>1101.03</text:p>
          </table:table-cell>
          <table:table-cell office:value-type="float" office:value="1056.22" calcext:value-type="float">
            <text:p>1056.22</text:p>
          </table:table-cell>
          <table:table-cell office:value-type="float" office:value="986.53" calcext:value-type="float">
            <text:p>986.53</text:p>
          </table:table-cell>
          <table:table-cell office:value-type="float" office:value="942.16" calcext:value-type="float">
            <text:p>942.16</text:p>
          </table:table-cell>
          <table:table-cell office:value-type="float" office:value="1092.48" calcext:value-type="float">
            <text:p>1092.48</text:p>
          </table:table-cell>
          <table:table-cell office:value-type="float" office:value="783.47" calcext:value-type="float">
            <text:p>783.47</text:p>
          </table:table-cell>
          <table:table-cell office:value-type="float" office:value="985.59" calcext:value-type="float">
            <text:p>985.59</text:p>
          </table:table-cell>
          <table:table-cell office:value-type="float" office:value="860.37" calcext:value-type="float">
            <text:p>860.37</text:p>
          </table:table-cell>
          <table:table-cell office:value-type="float" office:value="5932.45" calcext:value-type="float">
            <text:p>5932.45</text:p>
          </table:table-cell>
          <table:table-cell office:value-type="float" office:value="6675.66" calcext:value-type="float">
            <text:p>6675.66</text:p>
          </table:table-cell>
          <table:table-cell office:value-type="float" office:value="3397.07" calcext:value-type="float">
            <text:p>3397.07</text:p>
          </table:table-cell>
          <table:table-cell office:value-type="float" office:value="1657.23" calcext:value-type="float">
            <text:p>1657.23</text:p>
          </table:table-cell>
          <table:table-cell office:value-type="float" office:value="1825.49" calcext:value-type="float">
            <text:p>1825.49</text:p>
          </table:table-cell>
          <table:table-cell office:value-type="float" office:value="1597.42" calcext:value-type="float">
            <text:p>1597.42</text:p>
          </table:table-cell>
          <table:table-cell office:value-type="float" office:value="713.54" calcext:value-type="float">
            <text:p>713.54</text:p>
          </table:table-cell>
          <table:table-cell office:value-type="float" office:value="808.8" calcext:value-type="float">
            <text:p>808.8</text:p>
          </table:table-cell>
          <table:table-cell office:value-type="float" office:value="636.81" calcext:value-type="float">
            <text:p>636.81</text:p>
          </table:table-cell>
          <table:table-cell office:value-type="float" office:value="633.22" calcext:value-type="float">
            <text:p>633.22</text:p>
          </table:table-cell>
          <table:table-cell office:value-type="float" office:value="354.28" calcext:value-type="float">
            <text:p>354.28</text:p>
          </table:table-cell>
          <table:table-cell office:value-type="float" office:value="824.9" calcext:value-type="float">
            <text:p>824.9</text:p>
          </table:table-cell>
          <table:table-cell office:value-type="float" office:value="652.57" calcext:value-type="float">
            <text:p>652.57</text:p>
          </table:table-cell>
          <table:table-cell office:value-type="float" office:value="361.62" calcext:value-type="float">
            <text:p>361.62</text:p>
          </table:table-cell>
          <table:table-cell office:value-type="float" office:value="2060.93" calcext:value-type="float">
            <text:p>2060.93</text:p>
          </table:table-cell>
          <table:table-cell office:value-type="float" office:value="2038.98" calcext:value-type="float">
            <text:p>2038.98</text:p>
          </table:table-cell>
          <table:table-cell office:value-type="float" office:value="1793.97" calcext:value-type="float">
            <text:p>1793.97</text:p>
          </table:table-cell>
          <table:table-cell office:value-type="float" office:value="1617.1" calcext:value-type="float">
            <text:p>1617.1</text:p>
          </table:table-cell>
        </table:table-row>
        <table:table-row table:style-name="ro1">
          <table:table-cell office:value-type="string" calcext:value-type="string">
            <text:p>clang-native.do_populate_sysroot</text:p>
          </table:table-cell>
          <table:table-cell table:number-columns-repeated="30" office:value-type="string" calcext:value-type="string">
            <text:p>---</text:p>
          </table:table-cell>
          <table:table-cell office:value-type="float" office:value="162.95" calcext:value-type="float">
            <text:p>162.95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06.07" calcext:value-type="float">
            <text:p>106.07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98.93" calcext:value-type="float">
            <text:p>98.93</text:p>
          </table:table-cell>
          <table:table-cell table:number-columns-repeated="4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core-image-sato.do_rootfs</text:p>
          </table:table-cell>
          <table:table-cell table:number-columns-repeated="11" office:value-type="string" calcext:value-type="string">
            <text:p>---</text:p>
          </table:table-cell>
          <table:table-cell office:value-type="float" office:value="115.69" calcext:value-type="float">
            <text:p>115.69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14.96" calcext:value-type="float">
            <text:p>114.96</text:p>
          </table:table-cell>
          <table:table-cell table:number-columns-repeated="25" office:value-type="string" calcext:value-type="string">
            <text:p>---</text:p>
          </table:table-cell>
          <table:table-cell office:value-type="float" office:value="176.9" calcext:value-type="float">
            <text:p>176.9</text:p>
          </table:table-cell>
        </table:table-row>
        <table:table-row table:style-name="ro1">
          <table:table-cell office:value-type="string" calcext:value-type="string">
            <text:p>firefox.do_compile</text:p>
          </table:table-cell>
          <table:table-cell office:value-type="float" office:value="2305.69" calcext:value-type="float">
            <text:p>2305.69</text:p>
          </table:table-cell>
          <table:table-cell office:value-type="float" office:value="2242.72" calcext:value-type="float">
            <text:p>2242.72</text:p>
          </table:table-cell>
          <table:table-cell office:value-type="float" office:value="2479.17" calcext:value-type="float">
            <text:p>2479.17</text:p>
          </table:table-cell>
          <table:table-cell office:value-type="float" office:value="2165.69" calcext:value-type="float">
            <text:p>2165.69</text:p>
          </table:table-cell>
          <table:table-cell office:value-type="float" office:value="738.5" calcext:value-type="float">
            <text:p>738.5</text:p>
          </table:table-cell>
          <table:table-cell office:value-type="float" office:value="712.84" calcext:value-type="float">
            <text:p>712.84</text:p>
          </table:table-cell>
          <table:table-cell office:value-type="float" office:value="721.6" calcext:value-type="float">
            <text:p>721.6</text:p>
          </table:table-cell>
          <table:table-cell office:value-type="float" office:value="1599.69" calcext:value-type="float">
            <text:p>1599.69</text:p>
          </table:table-cell>
          <table:table-cell office:value-type="float" office:value="720.22" calcext:value-type="float">
            <text:p>720.22</text:p>
          </table:table-cell>
          <table:table-cell office:value-type="float" office:value="728.48" calcext:value-type="float">
            <text:p>728.48</text:p>
          </table:table-cell>
          <table:table-cell office:value-type="float" office:value="713.64" calcext:value-type="float">
            <text:p>713.64</text:p>
          </table:table-cell>
          <table:table-cell office:value-type="float" office:value="1593.29" calcext:value-type="float">
            <text:p>1593.29</text:p>
          </table:table-cell>
          <table:table-cell office:value-type="float" office:value="711.34" calcext:value-type="float">
            <text:p>711.34</text:p>
          </table:table-cell>
          <table:table-cell office:value-type="float" office:value="713.21" calcext:value-type="float">
            <text:p>713.21</text:p>
          </table:table-cell>
          <table:table-cell office:value-type="float" office:value="706.65" calcext:value-type="float">
            <text:p>706.65</text:p>
          </table:table-cell>
          <table:table-cell office:value-type="float" office:value="1616.18" calcext:value-type="float">
            <text:p>1616.18</text:p>
          </table:table-cell>
          <table:table-cell office:value-type="float" office:value="763.2" calcext:value-type="float">
            <text:p>763.2</text:p>
          </table:table-cell>
          <table:table-cell office:value-type="float" office:value="1822.01" calcext:value-type="float">
            <text:p>1822.01</text:p>
          </table:table-cell>
          <table:table-cell office:value-type="float" office:value="757.98" calcext:value-type="float">
            <text:p>757.98</text:p>
          </table:table-cell>
          <table:table-cell office:value-type="float" office:value="1798.57" calcext:value-type="float">
            <text:p>1798.57</text:p>
          </table:table-cell>
          <table:table-cell office:value-type="float" office:value="773.7" calcext:value-type="float">
            <text:p>773.7</text:p>
          </table:table-cell>
          <table:table-cell office:value-type="float" office:value="1825.08" calcext:value-type="float">
            <text:p>1825.08</text:p>
          </table:table-cell>
          <table:table-cell office:value-type="float" office:value="777.11" calcext:value-type="float">
            <text:p>777.11</text:p>
          </table:table-cell>
          <table:table-cell office:value-type="float" office:value="1803.83" calcext:value-type="float">
            <text:p>1803.83</text:p>
          </table:table-cell>
          <table:table-cell office:value-type="float" office:value="4117.87" calcext:value-type="float">
            <text:p>4117.87</text:p>
          </table:table-cell>
          <table:table-cell office:value-type="float" office:value="5503.65" calcext:value-type="float">
            <text:p>5503.65</text:p>
          </table:table-cell>
          <table:table-cell office:value-type="float" office:value="2074.22" calcext:value-type="float">
            <text:p>2074.22</text:p>
          </table:table-cell>
          <table:table-cell office:value-type="float" office:value="1546.71" calcext:value-type="float">
            <text:p>1546.71</text:p>
          </table:table-cell>
          <table:table-cell office:value-type="float" office:value="1254.36" calcext:value-type="float">
            <text:p>1254.36</text:p>
          </table:table-cell>
          <table:table-cell office:value-type="float" office:value="1801.85" calcext:value-type="float">
            <text:p>1801.85</text:p>
          </table:table-cell>
          <table:table-cell office:value-type="float" office:value="1656.17" calcext:value-type="float">
            <text:p>1656.17</text:p>
          </table:table-cell>
          <table:table-cell office:value-type="float" office:value="1247.16" calcext:value-type="float">
            <text:p>1247.16</text:p>
          </table:table-cell>
          <table:table-cell office:value-type="float" office:value="976.43" calcext:value-type="float">
            <text:p>976.43</text:p>
          </table:table-cell>
          <table:table-cell office:value-type="float" office:value="1241.49" calcext:value-type="float">
            <text:p>1241.49</text:p>
          </table:table-cell>
          <table:table-cell office:value-type="float" office:value="981.97" calcext:value-type="float">
            <text:p>981.97</text:p>
          </table:table-cell>
          <table:table-cell office:value-type="float" office:value="1317.14" calcext:value-type="float">
            <text:p>1317.14</text:p>
          </table:table-cell>
          <table:table-cell office:value-type="float" office:value="1346.85" calcext:value-type="float">
            <text:p>1346.85</text:p>
          </table:table-cell>
          <table:table-cell office:value-type="float" office:value="1008.38" calcext:value-type="float">
            <text:p>1008.38</text:p>
          </table:table-cell>
          <table:table-cell office:value-type="float" office:value="2647.09" calcext:value-type="float">
            <text:p>2647.09</text:p>
          </table:table-cell>
          <table:table-cell office:value-type="float" office:value="3494.86" calcext:value-type="float">
            <text:p>3494.86</text:p>
          </table:table-cell>
          <table:table-cell office:value-type="float" office:value="2731.54" calcext:value-type="float">
            <text:p>2731.54</text:p>
          </table:table-cell>
          <table:table-cell office:value-type="float" office:value="1313.51" calcext:value-type="float">
            <text:p>1313.51</text:p>
          </table:table-cell>
        </table:table-row>
        <table:table-row table:style-name="ro1">
          <table:table-cell office:value-type="string" calcext:value-type="string">
            <text:p>gcc-runtime.do_configure</text:p>
          </table:table-cell>
          <table:table-cell table:number-columns-repeated="4" office:value-type="string" calcext:value-type="string">
            <text:p>---</text:p>
          </table:table-cell>
          <table:table-cell office:value-type="float" office:value="296.96" calcext:value-type="float">
            <text:p>296.96</text:p>
          </table:table-cell>
          <table:table-cell office:value-type="string" calcext:value-type="string">
            <text:p>---</text:p>
          </table:table-cell>
          <table:table-cell office:value-type="float" office:value="313.77" calcext:value-type="float">
            <text:p>313.77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305.95" calcext:value-type="float">
            <text:p>305.95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96.88" calcext:value-type="float">
            <text:p>296.88</text:p>
          </table:table-cell>
          <table:table-cell office:value-type="string" calcext:value-type="string">
            <text:p>---</text:p>
          </table:table-cell>
          <table:table-cell office:value-type="float" office:value="300.03" calcext:value-type="float">
            <text:p>300.03</text:p>
          </table:table-cell>
          <table:table-cell office:value-type="string" calcext:value-type="string">
            <text:p>---</text:p>
          </table:table-cell>
          <table:table-cell office:value-type="float" office:value="334.03" calcext:value-type="float">
            <text:p>334.03</text:p>
          </table:table-cell>
          <table:table-cell office:value-type="string" calcext:value-type="string">
            <text:p>---</text:p>
          </table:table-cell>
          <table:table-cell office:value-type="float" office:value="347.48" calcext:value-type="float">
            <text:p>347.48</text:p>
          </table:table-cell>
          <table:table-cell office:value-type="string" calcext:value-type="string">
            <text:p>---</text:p>
          </table:table-cell>
          <table:table-cell office:value-type="float" office:value="317.12" calcext:value-type="float">
            <text:p>317.12</text:p>
          </table:table-cell>
          <table:table-cell table:number-columns-repeated="19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gettext-native.do_configure</text:p>
          </table:table-cell>
          <table:table-cell office:value-type="float" office:value="589.97" calcext:value-type="float">
            <text:p>589.97</text:p>
          </table:table-cell>
          <table:table-cell office:value-type="string" calcext:value-type="string">
            <text:p>---</text:p>
          </table:table-cell>
          <table:table-cell office:value-type="float" office:value="532.45" calcext:value-type="float">
            <text:p>532.45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43.15" calcext:value-type="float">
            <text:p>243.15</text:p>
          </table:table-cell>
          <table:table-cell office:value-type="float" office:value="138.87" calcext:value-type="float">
            <text:p>138.87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239.3" calcext:value-type="float">
            <text:p>239.3</text:p>
          </table:table-cell>
          <table:table-cell office:value-type="float" office:value="148.3" calcext:value-type="float">
            <text:p>148.3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244.87" calcext:value-type="float">
            <text:p>244.87</text:p>
          </table:table-cell>
          <table:table-cell office:value-type="float" office:value="142.45" calcext:value-type="float">
            <text:p>142.45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271.37" calcext:value-type="float">
            <text:p>271.37</text:p>
          </table:table-cell>
          <table:table-cell office:value-type="float" office:value="120.65" calcext:value-type="float">
            <text:p>120.65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19.34" calcext:value-type="float">
            <text:p>119.34</text:p>
          </table:table-cell>
          <table:table-cell table:number-columns-repeated="14" office:value-type="string" calcext:value-type="string">
            <text:p>---</text:p>
          </table:table-cell>
          <table:table-cell office:value-type="float" office:value="456.74" calcext:value-type="float">
            <text:p>456.74</text:p>
          </table:table-cell>
          <table:table-cell office:value-type="string" calcext:value-type="string">
            <text:p>---</text:p>
          </table:table-cell>
          <table:table-cell office:value-type="float" office:value="412.2" calcext:value-type="float">
            <text:p>412.2</text:p>
          </table:table-cell>
          <table:table-cell office:value-type="float" office:value="180.68" calcext:value-type="float">
            <text:p>180.68</text:p>
          </table:table-cell>
        </table:table-row>
        <table:table-row table:style-name="ro1">
          <table:table-cell office:value-type="string" calcext:value-type="string">
            <text:p>glibc-locale.do_package</text:p>
          </table:table-cell>
          <table:table-cell table:number-columns-repeated="4" office:value-type="string" calcext:value-type="string">
            <text:p>---</text:p>
          </table:table-cell>
          <table:table-cell office:value-type="float" office:value="364.41" calcext:value-type="float">
            <text:p>364.41</text:p>
          </table:table-cell>
          <table:table-cell office:value-type="string" calcext:value-type="string">
            <text:p>---</text:p>
          </table:table-cell>
          <table:table-cell office:value-type="float" office:value="379.22" calcext:value-type="float">
            <text:p>379.22</text:p>
          </table:table-cell>
          <table:table-cell office:value-type="string" calcext:value-type="string">
            <text:p>---</text:p>
          </table:table-cell>
          <table:table-cell office:value-type="float" office:value="375.89" calcext:value-type="float">
            <text:p>375.89</text:p>
          </table:table-cell>
          <table:table-cell office:value-type="string" calcext:value-type="string">
            <text:p>---</text:p>
          </table:table-cell>
          <table:table-cell office:value-type="float" office:value="382.53" calcext:value-type="float">
            <text:p>382.53</text:p>
          </table:table-cell>
          <table:table-cell office:value-type="float" office:value="115.83" calcext:value-type="float">
            <text:p>115.83</text:p>
          </table:table-cell>
          <table:table-cell office:value-type="float" office:value="354.87" calcext:value-type="float">
            <text:p>354.87</text:p>
          </table:table-cell>
          <table:table-cell office:value-type="string" calcext:value-type="string">
            <text:p>---</text:p>
          </table:table-cell>
          <table:table-cell office:value-type="float" office:value="354.3" calcext:value-type="float">
            <text:p>354.3</text:p>
          </table:table-cell>
          <table:table-cell office:value-type="float" office:value="115.66" calcext:value-type="float">
            <text:p>115.66</text:p>
          </table:table-cell>
          <table:table-cell office:value-type="float" office:value="400.4" calcext:value-type="float">
            <text:p>400.4</text:p>
          </table:table-cell>
          <table:table-cell office:value-type="string" calcext:value-type="string">
            <text:p>---</text:p>
          </table:table-cell>
          <table:table-cell office:value-type="float" office:value="428.95" calcext:value-type="float">
            <text:p>428.95</text:p>
          </table:table-cell>
          <table:table-cell office:value-type="string" calcext:value-type="string">
            <text:p>---</text:p>
          </table:table-cell>
          <table:table-cell office:value-type="float" office:value="427.14" calcext:value-type="float">
            <text:p>427.14</text:p>
          </table:table-cell>
          <table:table-cell office:value-type="string" calcext:value-type="string">
            <text:p>---</text:p>
          </table:table-cell>
          <table:table-cell office:value-type="float" office:value="420.33" calcext:value-type="float">
            <text:p>420.33</text:p>
          </table:table-cell>
          <table:table-cell office:value-type="float" office:value="115.54" calcext:value-type="float">
            <text:p>115.54</text:p>
          </table:table-cell>
          <table:table-cell office:value-type="float" office:value="843.48" calcext:value-type="float">
            <text:p>843.48</text:p>
          </table:table-cell>
          <table:table-cell office:value-type="float" office:value="827.89" calcext:value-type="float">
            <text:p>827.89</text:p>
          </table:table-cell>
          <table:table-cell office:value-type="string" calcext:value-type="string">
            <text:p>---</text:p>
          </table:table-cell>
          <table:table-cell office:value-type="float" office:value="455.07" calcext:value-type="float">
            <text:p>455.07</text:p>
          </table:table-cell>
          <table:table-cell office:value-type="float" office:value="279.35" calcext:value-type="float">
            <text:p>279.35</text:p>
          </table:table-cell>
          <table:table-cell office:value-type="float" office:value="455.68" calcext:value-type="float">
            <text:p>455.68</text:p>
          </table:table-cell>
          <table:table-cell office:value-type="float" office:value="175.78" calcext:value-type="float">
            <text:p>175.78</text:p>
          </table:table-cell>
          <table:table-cell office:value-type="float" office:value="295.85" calcext:value-type="float">
            <text:p>295.85</text:p>
          </table:table-cell>
          <table:table-cell office:value-type="float" office:value="162.73" calcext:value-type="float">
            <text:p>162.73</text:p>
          </table:table-cell>
          <table:table-cell office:value-type="float" office:value="297.89" calcext:value-type="float">
            <text:p>297.89</text:p>
          </table:table-cell>
          <table:table-cell office:value-type="float" office:value="117.25" calcext:value-type="float">
            <text:p>117.25</text:p>
          </table:table-cell>
          <table:table-cell office:value-type="float" office:value="301.78" calcext:value-type="float">
            <text:p>301.78</text:p>
          </table:table-cell>
          <table:table-cell office:value-type="float" office:value="308.95" calcext:value-type="float">
            <text:p>308.95</text:p>
          </table:table-cell>
          <table:table-cell office:value-type="float" office:value="120.05" calcext:value-type="float">
            <text:p>120.05</text:p>
          </table:table-cell>
          <table:table-cell office:value-type="float" office:value="436.61" calcext:value-type="float">
            <text:p>436.61</text:p>
          </table:table-cell>
          <table:table-cell office:value-type="string" calcext:value-type="string">
            <text:p>---</text:p>
          </table:table-cell>
          <table:table-cell office:value-type="float" office:value="443.82" calcext:value-type="float">
            <text:p>443.82</text:p>
          </table:table-cell>
          <table:table-cell office:value-type="float" office:value="173.15" calcext:value-type="float">
            <text:p>173.15</text:p>
          </table:table-cell>
        </table:table-row>
        <table:table-row table:style-name="ro1">
          <table:table-cell office:value-type="string" calcext:value-type="string">
            <text:p>gn-native.do_unpack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127.39" calcext:value-type="float">
            <text:p>127.39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114.98" calcext:value-type="float">
            <text:p>114.98</text:p>
          </table:table-cell>
          <table:table-cell table:number-columns-repeated="5" office:value-type="string" calcext:value-type="string">
            <text:p>---</text:p>
          </table:table-cell>
          <table:table-cell office:value-type="float" office:value="391.96" calcext:value-type="float">
            <text:p>391.96</text:p>
          </table:table-cell>
          <table:table-cell office:value-type="string" calcext:value-type="string">
            <text:p>---</text:p>
          </table:table-cell>
          <table:table-cell office:value-type="float" office:value="164.57" calcext:value-type="float">
            <text:p>164.57</text:p>
          </table:table-cell>
          <table:table-cell table:number-columns-repeated="18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gnome-themes-standard.do_install</text:p>
          </table:table-cell>
          <table:table-cell office:value-type="float" office:value="836.39" calcext:value-type="float">
            <text:p>836.39</text:p>
          </table:table-cell>
          <table:table-cell office:value-type="float" office:value="993.97" calcext:value-type="float">
            <text:p>993.97</text:p>
          </table:table-cell>
          <table:table-cell office:value-type="float" office:value="919.76" calcext:value-type="float">
            <text:p>919.76</text:p>
          </table:table-cell>
          <table:table-cell office:value-type="string" calcext:value-type="string">
            <text:p>---</text:p>
          </table:table-cell>
          <table:table-cell office:value-type="float" office:value="778.3" calcext:value-type="float">
            <text:p>778.3</text:p>
          </table:table-cell>
          <table:table-cell office:value-type="float" office:value="833.78" calcext:value-type="float">
            <text:p>833.78</text:p>
          </table:table-cell>
          <table:table-cell office:value-type="float" office:value="820.07" calcext:value-type="float">
            <text:p>820.07</text:p>
          </table:table-cell>
          <table:table-cell office:value-type="float" office:value="160" calcext:value-type="float">
            <text:p>160</text:p>
          </table:table-cell>
          <table:table-cell office:value-type="float" office:value="826.96" calcext:value-type="float">
            <text:p>826.96</text:p>
          </table:table-cell>
          <table:table-cell office:value-type="float" office:value="610.81" calcext:value-type="float">
            <text:p>610.81</text:p>
          </table:table-cell>
          <table:table-cell office:value-type="float" office:value="771.59" calcext:value-type="float">
            <text:p>771.59</text:p>
          </table:table-cell>
          <table:table-cell office:value-type="float" office:value="149.64" calcext:value-type="float">
            <text:p>149.64</text:p>
          </table:table-cell>
          <table:table-cell office:value-type="float" office:value="816.59" calcext:value-type="float">
            <text:p>816.59</text:p>
          </table:table-cell>
          <table:table-cell office:value-type="float" office:value="655.45" calcext:value-type="float">
            <text:p>655.45</text:p>
          </table:table-cell>
          <table:table-cell office:value-type="float" office:value="769.89" calcext:value-type="float">
            <text:p>769.89</text:p>
          </table:table-cell>
          <table:table-cell office:value-type="float" office:value="145.77" calcext:value-type="float">
            <text:p>145.77</text:p>
          </table:table-cell>
          <table:table-cell office:value-type="float" office:value="905.9" calcext:value-type="float">
            <text:p>905.9</text:p>
          </table:table-cell>
          <table:table-cell office:value-type="float" office:value="459.35" calcext:value-type="float">
            <text:p>459.35</text:p>
          </table:table-cell>
          <table:table-cell office:value-type="float" office:value="867.31" calcext:value-type="float">
            <text:p>867.31</text:p>
          </table:table-cell>
          <table:table-cell office:value-type="float" office:value="163.48" calcext:value-type="float">
            <text:p>163.48</text:p>
          </table:table-cell>
          <table:table-cell office:value-type="float" office:value="876.95" calcext:value-type="float">
            <text:p>876.95</text:p>
          </table:table-cell>
          <table:table-cell office:value-type="float" office:value="933.77" calcext:value-type="float">
            <text:p>933.77</text:p>
          </table:table-cell>
          <table:table-cell office:value-type="float" office:value="923.57" calcext:value-type="float">
            <text:p>923.57</text:p>
          </table:table-cell>
          <table:table-cell office:value-type="float" office:value="140.7" calcext:value-type="float">
            <text:p>140.7</text:p>
          </table:table-cell>
          <table:table-cell office:value-type="float" office:value="1143.48" calcext:value-type="float">
            <text:p>1143.48</text:p>
          </table:table-cell>
          <table:table-cell office:value-type="float" office:value="907.49" calcext:value-type="float">
            <text:p>907.49</text:p>
          </table:table-cell>
          <table:table-cell office:value-type="float" office:value="232.4" calcext:value-type="float">
            <text:p>232.4</text:p>
          </table:table-cell>
          <table:table-cell table:number-columns-repeated="11" office:value-type="string" calcext:value-type="string">
            <text:p>---</text:p>
          </table:table-cell>
          <table:table-cell office:value-type="float" office:value="961.58" calcext:value-type="float">
            <text:p>961.58</text:p>
          </table:table-cell>
          <table:table-cell office:value-type="float" office:value="1021.19" calcext:value-type="float">
            <text:p>1021.19</text:p>
          </table:table-cell>
          <table:table-cell office:value-type="float" office:value="972.77" calcext:value-type="float">
            <text:p>972.77</text:p>
          </table:table-cell>
          <table:table-cell office:value-type="float" office:value="177.04" calcext:value-type="float">
            <text:p>177.04</text:p>
          </table:table-cell>
        </table:table-row>
        <table:table-row table:style-name="ro1">
          <table:table-cell office:value-type="string" calcext:value-type="string">
            <text:p>gnutls.do_configure</text:p>
          </table:table-cell>
          <table:table-cell table:number-columns-repeated="38" office:value-type="string" calcext:value-type="string">
            <text:p>---</text:p>
          </table:table-cell>
          <table:table-cell office:value-type="float" office:value="433.63" calcext:value-type="float">
            <text:p>433.63</text:p>
          </table:table-cell>
          <table:table-cell table:number-columns-repeated="3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gstreamer1.0-plugins-good.do_configure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124.84" calcext:value-type="float">
            <text:p>124.84</text:p>
          </table:table-cell>
          <table:table-cell table:number-columns-repeated="11" office:value-type="string" calcext:value-type="string">
            <text:p>---</text:p>
          </table:table-cell>
          <table:table-cell office:value-type="float" office:value="136.8" calcext:value-type="float">
            <text:p>136.8</text:p>
          </table:table-cell>
          <table:table-cell office:value-type="string" calcext:value-type="string">
            <text:p>---</text:p>
          </table:table-cell>
          <table:table-cell office:value-type="float" office:value="253.94" calcext:value-type="float">
            <text:p>253.94</text:p>
          </table:table-cell>
          <table:table-cell table:number-columns-repeated="20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icu.do_compile</text:p>
          </table:table-cell>
          <table:table-cell table:number-columns-repeated="19" office:value-type="string" calcext:value-type="string">
            <text:p>---</text:p>
          </table:table-cell>
          <table:table-cell office:value-type="float" office:value="124.98" calcext:value-type="float">
            <text:p>124.98</text:p>
          </table:table-cell>
          <table:table-cell table:number-columns-repeated="6" office:value-type="string" calcext:value-type="string">
            <text:p>---</text:p>
          </table:table-cell>
          <table:table-cell office:value-type="float" office:value="208.74" calcext:value-type="float">
            <text:p>208.74</text:p>
          </table:table-cell>
          <table:table-cell table:number-columns-repeated="15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libidn.do_configure</text:p>
          </table:table-cell>
          <table:table-cell table:number-columns-repeated="4" office:value-type="string" calcext:value-type="string">
            <text:p>---</text:p>
          </table:table-cell>
          <table:table-cell office:value-type="float" office:value="273.77" calcext:value-type="float">
            <text:p>273.77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332.26" calcext:value-type="float">
            <text:p>332.26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354.47" calcext:value-type="float">
            <text:p>354.47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366.63" calcext:value-type="float">
            <text:p>366.63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342.61" calcext:value-type="float">
            <text:p>342.61</text:p>
          </table:table-cell>
          <table:table-cell table:number-columns-repeated="21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libunistring.do_configure</text:p>
          </table:table-cell>
          <table:table-cell table:number-columns-repeated="8" office:value-type="string" calcext:value-type="string">
            <text:p>---</text:p>
          </table:table-cell>
          <table:table-cell office:value-type="float" office:value="269.36" calcext:value-type="float">
            <text:p>269.36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85.04" calcext:value-type="float">
            <text:p>285.04</text:p>
          </table:table-cell>
          <table:table-cell table:number-columns-repeated="29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odejs-native.do_compile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303.03" calcext:value-type="float">
            <text:p>303.03</text:p>
          </table:table-cell>
          <table:table-cell table:number-columns-repeated="15" office:value-type="string" calcext:value-type="string">
            <text:p>---</text:p>
          </table:table-cell>
          <table:table-cell office:value-type="float" office:value="157.41" calcext:value-type="float">
            <text:p>157.41</text:p>
          </table:table-cell>
          <table:table-cell table:number-columns-repeated="6" office:value-type="string" calcext:value-type="string">
            <text:p>---</text:p>
          </table:table-cell>
          <table:table-cell office:value-type="float" office:value="586.74" calcext:value-type="float">
            <text:p>586.74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67.06" calcext:value-type="float">
            <text:p>167.06</text:p>
          </table:table-cell>
          <table:table-cell table:number-columns-repeated="10" office:value-type="string" calcext:value-type="string">
            <text:p>---</text:p>
          </table:table-cell>
          <table:table-cell office:value-type="float" office:value="198.36" calcext:value-type="float">
            <text:p>198.36</text:p>
          </table:table-cell>
        </table:table-row>
        <table:table-row table:style-name="ro1">
          <table:table-cell office:value-type="string" calcext:value-type="string">
            <text:p>nodejs-native.do_populate_sysroot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52.12" calcext:value-type="float">
            <text:p>152.12</text:p>
          </table:table-cell>
          <table:table-cell table:number-columns-repeated="38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ss.do_compile</text:p>
          </table:table-cell>
          <table:table-cell office:value-type="float" office:value="775.68" calcext:value-type="float">
            <text:p>775.68</text:p>
          </table:table-cell>
          <table:table-cell office:value-type="string" calcext:value-type="string">
            <text:p>---</text:p>
          </table:table-cell>
          <table:table-cell office:value-type="float" office:value="647.25" calcext:value-type="float">
            <text:p>647.25</text:p>
          </table:table-cell>
          <table:table-cell office:value-type="float" office:value="179.88" calcext:value-type="float">
            <text:p>179.88</text:p>
          </table:table-cell>
          <table:table-cell office:value-type="float" office:value="270.65" calcext:value-type="float">
            <text:p>270.65</text:p>
          </table:table-cell>
          <table:table-cell office:value-type="float" office:value="294.79" calcext:value-type="float">
            <text:p>294.79</text:p>
          </table:table-cell>
          <table:table-cell office:value-type="string" calcext:value-type="string">
            <text:p>---</text:p>
          </table:table-cell>
          <table:table-cell office:value-type="float" office:value="185.85" calcext:value-type="float">
            <text:p>185.85</text:p>
          </table:table-cell>
          <table:table-cell office:value-type="float" office:value="331.98" calcext:value-type="float">
            <text:p>331.98</text:p>
          </table:table-cell>
          <table:table-cell office:value-type="float" office:value="297.72" calcext:value-type="float">
            <text:p>297.72</text:p>
          </table:table-cell>
          <table:table-cell office:value-type="string" calcext:value-type="string">
            <text:p>---</text:p>
          </table:table-cell>
          <table:table-cell office:value-type="float" office:value="187.28" calcext:value-type="float">
            <text:p>187.28</text:p>
          </table:table-cell>
          <table:table-cell office:value-type="float" office:value="345.86" calcext:value-type="float">
            <text:p>345.86</text:p>
          </table:table-cell>
          <table:table-cell office:value-type="float" office:value="298.07" calcext:value-type="float">
            <text:p>298.07</text:p>
          </table:table-cell>
          <table:table-cell office:value-type="string" calcext:value-type="string">
            <text:p>---</text:p>
          </table:table-cell>
          <table:table-cell office:value-type="float" office:value="185.56" calcext:value-type="float">
            <text:p>185.56</text:p>
          </table:table-cell>
          <table:table-cell office:value-type="float" office:value="354.52" calcext:value-type="float">
            <text:p>354.52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128.96" calcext:value-type="float">
            <text:p>128.96</text:p>
          </table:table-cell>
          <table:table-cell office:value-type="float" office:value="309.41" calcext:value-type="float">
            <text:p>309.41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131.38" calcext:value-type="float">
            <text:p>131.38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88.01" calcext:value-type="float">
            <text:p>288.01</text:p>
          </table:table-cell>
          <table:table-cell office:value-type="string" calcext:value-type="string">
            <text:p>---</text:p>
          </table:table-cell>
          <table:table-cell office:value-type="float" office:value="323.2" calcext:value-type="float">
            <text:p>323.2</text:p>
          </table:table-cell>
          <table:table-cell office:value-type="string" calcext:value-type="string">
            <text:p>---</text:p>
          </table:table-cell>
          <table:table-cell office:value-type="float" office:value="152.05" calcext:value-type="float">
            <text:p>152.05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83.96" calcext:value-type="float">
            <text:p>83.96</text:p>
          </table:table-cell>
          <table:table-cell office:value-type="float" office:value="155.41" calcext:value-type="float">
            <text:p>155.41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509.09" calcext:value-type="float">
            <text:p>509.09</text:p>
          </table:table-cell>
          <table:table-cell office:value-type="string" calcext:value-type="string">
            <text:p>---</text:p>
          </table:table-cell>
          <table:table-cell office:value-type="float" office:value="382.27" calcext:value-type="float">
            <text:p>382.27</text:p>
          </table:table-cell>
          <table:table-cell office:value-type="float" office:value="227.46" calcext:value-type="float">
            <text:p>227.46</text:p>
          </table:table-cell>
        </table:table-row>
        <table:table-row table:style-name="ro1">
          <table:table-cell office:value-type="string" calcext:value-type="string">
            <text:p>nss-native.do_compile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139.7" calcext:value-type="float">
            <text:p>139.7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40.94" calcext:value-type="float">
            <text:p>140.94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41.14" calcext:value-type="float">
            <text:p>141.14</text:p>
          </table:table-cell>
          <table:table-cell table:number-columns-repeated="25" office:value-type="string" calcext:value-type="string">
            <text:p>---</text:p>
          </table:table-cell>
          <table:table-cell office:value-type="float" office:value="174.67" calcext:value-type="float">
            <text:p>174.67</text:p>
          </table:table-cell>
        </table:table-row>
        <table:table-row table:style-name="ro1">
          <table:table-cell office:value-type="string" calcext:value-type="string">
            <text:p>perl.do_configure</text:p>
          </table:table-cell>
          <table:table-cell table:number-columns-repeated="12" office:value-type="string" calcext:value-type="string">
            <text:p>---</text:p>
          </table:table-cell>
          <table:table-cell office:value-type="float" office:value="284.66" calcext:value-type="float">
            <text:p>284.66</text:p>
          </table:table-cell>
          <table:table-cell table:number-columns-repeated="25" office:value-type="string" calcext:value-type="string">
            <text:p>---</text:p>
          </table:table-cell>
          <table:table-cell office:value-type="float" office:value="475.55" calcext:value-type="float">
            <text:p>475.55</text:p>
          </table:table-cell>
          <table:table-cell table:number-columns-repeated="3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ython3-native.do_populate_sysroot</text:p>
          </table:table-cell>
          <table:table-cell table:number-columns-repeated="5" office:value-type="string" calcext:value-type="string">
            <text:p>---</text:p>
          </table:table-cell>
          <table:table-cell office:value-type="float" office:value="261.14" calcext:value-type="float">
            <text:p>261.14</text:p>
          </table:table-cell>
          <table:table-cell office:value-type="string" calcext:value-type="string">
            <text:p>---</text:p>
          </table:table-cell>
          <table:table-cell office:value-type="float" office:value="117.66" calcext:value-type="float">
            <text:p>117.66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16.54" calcext:value-type="float">
            <text:p>116.54</text:p>
          </table:table-cell>
          <table:table-cell table:number-columns-repeated="30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  <table:table-cell office:value-type="float" office:value="542.16" calcext:value-type="float">
            <text:p>542.16</text:p>
          </table:table-cell>
          <table:table-cell office:value-type="string" calcext:value-type="string">
            <text:p>---</text:p>
          </table:table-cell>
          <table:table-cell office:value-type="float" office:value="228.66" calcext:value-type="float">
            <text:p>228.66</text:p>
          </table:table-cell>
          <table:table-cell office:value-type="string" calcext:value-type="string">
            <text:p>---</text:p>
          </table:table-cell>
          <table:table-cell office:value-type="float" office:value="282.18" calcext:value-type="float">
            <text:p>282.18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65.56" calcext:value-type="float">
            <text:p>265.56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327.03" calcext:value-type="float">
            <text:p>327.03</text:p>
          </table:table-cell>
          <table:table-cell table:number-columns-repeated="6" office:value-type="string" calcext:value-type="string">
            <text:p>---</text:p>
          </table:table-cell>
          <table:table-cell office:value-type="float" office:value="899.06" calcext:value-type="float">
            <text:p>899.06</text:p>
          </table:table-cell>
          <table:table-cell office:value-type="float" office:value="867.57" calcext:value-type="float">
            <text:p>867.57</text:p>
          </table:table-cell>
          <table:table-cell office:value-type="float" office:value="341.24" calcext:value-type="float">
            <text:p>341.24</text:p>
          </table:table-cell>
          <table:table-cell office:value-type="string" calcext:value-type="string">
            <text:p>---</text:p>
          </table:table-cell>
          <table:table-cell office:value-type="float" office:value="294.84" calcext:value-type="float">
            <text:p>294.84</text:p>
          </table:table-cell>
          <table:table-cell office:value-type="string" calcext:value-type="string">
            <text:p>---</text:p>
          </table:table-cell>
          <table:table-cell office:value-type="float" office:value="130.55" calcext:value-type="float">
            <text:p>130.55</text:p>
          </table:table-cell>
          <table:table-cell office:value-type="string" calcext:value-type="string">
            <text:p>---</text:p>
          </table:table-cell>
          <table:table-cell office:value-type="float" office:value="181.97" calcext:value-type="float">
            <text:p>181.97</text:p>
          </table:table-cell>
          <table:table-cell office:value-type="float" office:value="133.59" calcext:value-type="float">
            <text:p>133.59</text:p>
          </table:table-cell>
          <table:table-cell office:value-type="float" office:value="102.28" calcext:value-type="float">
            <text:p>102.28</text:p>
          </table:table-cell>
          <table:table-cell office:value-type="string" calcext:value-type="string">
            <text:p>---</text:p>
          </table:table-cell>
          <table:table-cell office:value-type="float" office:value="138.79" calcext:value-type="float">
            <text:p>138.79</text:p>
          </table:table-cell>
          <table:table-cell office:value-type="float" office:value="103.81" calcext:value-type="float">
            <text:p>103.81</text:p>
          </table:table-cell>
          <table:table-cell office:value-type="string" calcext:value-type="string">
            <text:p>---</text:p>
          </table:table-cell>
          <table:table-cell office:value-type="float" office:value="479.94" calcext:value-type="float">
            <text:p>479.94</text:p>
          </table:table-cell>
          <table:table-cell office:value-type="string" calcext:value-type="string">
            <text:p>---</text:p>
          </table:table-cell>
          <table:table-cell office:value-type="float" office:value="152.8" calcext:value-type="float">
            <text:p>152.8</text:p>
          </table:table-cell>
        </table:table-row>
        <table:table-row table:style-name="ro1">
          <table:table-cell office:value-type="string" calcext:value-type="string">
            <text:p>qtbase.do_compile</text:p>
          </table:table-cell>
          <table:table-cell office:value-type="float" office:value="1919.67" calcext:value-type="float">
            <text:p>1919.67</text:p>
          </table:table-cell>
          <table:table-cell office:value-type="float" office:value="976.57" calcext:value-type="float">
            <text:p>976.57</text:p>
          </table:table-cell>
          <table:table-cell office:value-type="float" office:value="1728.68" calcext:value-type="float">
            <text:p>1728.68</text:p>
          </table:table-cell>
          <table:table-cell office:value-type="float" office:value="864.42" calcext:value-type="float">
            <text:p>864.42</text:p>
          </table:table-cell>
          <table:table-cell office:value-type="float" office:value="909.19" calcext:value-type="float">
            <text:p>909.19</text:p>
          </table:table-cell>
          <table:table-cell office:value-type="float" office:value="417.72" calcext:value-type="float">
            <text:p>417.72</text:p>
          </table:table-cell>
          <table:table-cell office:value-type="float" office:value="875.86" calcext:value-type="float">
            <text:p>875.86</text:p>
          </table:table-cell>
          <table:table-cell office:value-type="float" office:value="409.84" calcext:value-type="float">
            <text:p>409.84</text:p>
          </table:table-cell>
          <table:table-cell office:value-type="float" office:value="845.66" calcext:value-type="float">
            <text:p>845.66</text:p>
          </table:table-cell>
          <table:table-cell office:value-type="float" office:value="422.41" calcext:value-type="float">
            <text:p>422.41</text:p>
          </table:table-cell>
          <table:table-cell office:value-type="float" office:value="880.05" calcext:value-type="float">
            <text:p>880.05</text:p>
          </table:table-cell>
          <table:table-cell office:value-type="float" office:value="410.22" calcext:value-type="float">
            <text:p>410.22</text:p>
          </table:table-cell>
          <table:table-cell office:value-type="float" office:value="841.82" calcext:value-type="float">
            <text:p>841.82</text:p>
          </table:table-cell>
          <table:table-cell office:value-type="float" office:value="440.8" calcext:value-type="float">
            <text:p>440.8</text:p>
          </table:table-cell>
          <table:table-cell office:value-type="float" office:value="901.26" calcext:value-type="float">
            <text:p>901.26</text:p>
          </table:table-cell>
          <table:table-cell office:value-type="float" office:value="390.19" calcext:value-type="float">
            <text:p>390.19</text:p>
          </table:table-cell>
          <table:table-cell office:value-type="float" office:value="1064.83" calcext:value-type="float">
            <text:p>1064.83</text:p>
          </table:table-cell>
          <table:table-cell office:value-type="float" office:value="485.58" calcext:value-type="float">
            <text:p>485.58</text:p>
          </table:table-cell>
          <table:table-cell office:value-type="float" office:value="1042.55" calcext:value-type="float">
            <text:p>1042.55</text:p>
          </table:table-cell>
          <table:table-cell office:value-type="float" office:value="440.25" calcext:value-type="float">
            <text:p>440.25</text:p>
          </table:table-cell>
          <table:table-cell office:value-type="float" office:value="1008.22" calcext:value-type="float">
            <text:p>1008.22</text:p>
          </table:table-cell>
          <table:table-cell office:value-type="float" office:value="506.23" calcext:value-type="float">
            <text:p>506.23</text:p>
          </table:table-cell>
          <table:table-cell office:value-type="float" office:value="1007.56" calcext:value-type="float">
            <text:p>1007.56</text:p>
          </table:table-cell>
          <table:table-cell office:value-type="float" office:value="435.99" calcext:value-type="float">
            <text:p>435.99</text:p>
          </table:table-cell>
          <table:table-cell office:value-type="float" office:value="3987.69" calcext:value-type="float">
            <text:p>3987.69</text:p>
          </table:table-cell>
          <table:table-cell office:value-type="float" office:value="3766.96" calcext:value-type="float">
            <text:p>3766.96</text:p>
          </table:table-cell>
          <table:table-cell office:value-type="float" office:value="1345.32" calcext:value-type="float">
            <text:p>1345.32</text:p>
          </table:table-cell>
          <table:table-cell office:value-type="float" office:value="1126.82" calcext:value-type="float">
            <text:p>1126.82</text:p>
          </table:table-cell>
          <table:table-cell office:value-type="float" office:value="520.99" calcext:value-type="float">
            <text:p>520.99</text:p>
          </table:table-cell>
          <table:table-cell office:value-type="float" office:value="1259.72" calcext:value-type="float">
            <text:p>1259.72</text:p>
          </table:table-cell>
          <table:table-cell office:value-type="float" office:value="437.64" calcext:value-type="float">
            <text:p>437.64</text:p>
          </table:table-cell>
          <table:table-cell office:value-type="float" office:value="720.32" calcext:value-type="float">
            <text:p>720.32</text:p>
          </table:table-cell>
          <table:table-cell office:value-type="float" office:value="300.96" calcext:value-type="float">
            <text:p>300.96</text:p>
          </table:table-cell>
          <table:table-cell office:value-type="float" office:value="708.9" calcext:value-type="float">
            <text:p>708.9</text:p>
          </table:table-cell>
          <table:table-cell office:value-type="float" office:value="266.21" calcext:value-type="float">
            <text:p>266.21</text:p>
          </table:table-cell>
          <table:table-cell office:value-type="float" office:value="721.75" calcext:value-type="float">
            <text:p>721.75</text:p>
          </table:table-cell>
          <table:table-cell office:value-type="float" office:value="723.55" calcext:value-type="float">
            <text:p>723.55</text:p>
          </table:table-cell>
          <table:table-cell office:value-type="float" office:value="280.38" calcext:value-type="float">
            <text:p>280.38</text:p>
          </table:table-cell>
          <table:table-cell office:value-type="float" office:value="1249.35" calcext:value-type="float">
            <text:p>1249.35</text:p>
          </table:table-cell>
          <table:table-cell office:value-type="float" office:value="777.07" calcext:value-type="float">
            <text:p>777.07</text:p>
          </table:table-cell>
          <table:table-cell office:value-type="float" office:value="1250.07" calcext:value-type="float">
            <text:p>1250.07</text:p>
          </table:table-cell>
          <table:table-cell office:value-type="float" office:value="655.72" calcext:value-type="float">
            <text:p>655.72</text:p>
          </table:table-cell>
        </table:table-row>
        <table:table-row table:style-name="ro1">
          <table:table-cell office:value-type="string" calcext:value-type="string">
            <text:p>qtbase.do_configure</text:p>
          </table:table-cell>
          <table:table-cell office:value-type="float" office:value="584.45" calcext:value-type="float">
            <text:p>584.45</text:p>
          </table:table-cell>
          <table:table-cell office:value-type="float" office:value="388.21" calcext:value-type="float">
            <text:p>388.21</text:p>
          </table:table-cell>
          <table:table-cell office:value-type="float" office:value="614.24" calcext:value-type="float">
            <text:p>614.24</text:p>
          </table:table-cell>
          <table:table-cell office:value-type="float" office:value="339.02" calcext:value-type="float">
            <text:p>339.02</text:p>
          </table:table-cell>
          <table:table-cell office:value-type="float" office:value="335.07" calcext:value-type="float">
            <text:p>335.07</text:p>
          </table:table-cell>
          <table:table-cell office:value-type="float" office:value="297.37" calcext:value-type="float">
            <text:p>297.37</text:p>
          </table:table-cell>
          <table:table-cell office:value-type="float" office:value="369.82" calcext:value-type="float">
            <text:p>369.82</text:p>
          </table:table-cell>
          <table:table-cell office:value-type="float" office:value="274.28" calcext:value-type="float">
            <text:p>274.28</text:p>
          </table:table-cell>
          <table:table-cell office:value-type="float" office:value="311.11" calcext:value-type="float">
            <text:p>311.11</text:p>
          </table:table-cell>
          <table:table-cell office:value-type="float" office:value="309.17" calcext:value-type="float">
            <text:p>309.17</text:p>
          </table:table-cell>
          <table:table-cell office:value-type="float" office:value="360.48" calcext:value-type="float">
            <text:p>360.48</text:p>
          </table:table-cell>
          <table:table-cell office:value-type="float" office:value="271.5" calcext:value-type="float">
            <text:p>271.5</text:p>
          </table:table-cell>
          <table:table-cell office:value-type="float" office:value="307.37" calcext:value-type="float">
            <text:p>307.37</text:p>
          </table:table-cell>
          <table:table-cell office:value-type="float" office:value="314.12" calcext:value-type="float">
            <text:p>314.12</text:p>
          </table:table-cell>
          <table:table-cell office:value-type="float" office:value="361.12" calcext:value-type="float">
            <text:p>361.12</text:p>
          </table:table-cell>
          <table:table-cell office:value-type="float" office:value="269.92" calcext:value-type="float">
            <text:p>269.92</text:p>
          </table:table-cell>
          <table:table-cell office:value-type="float" office:value="338.58" calcext:value-type="float">
            <text:p>338.58</text:p>
          </table:table-cell>
          <table:table-cell office:value-type="float" office:value="287.45" calcext:value-type="float">
            <text:p>287.45</text:p>
          </table:table-cell>
          <table:table-cell office:value-type="float" office:value="376.54" calcext:value-type="float">
            <text:p>376.54</text:p>
          </table:table-cell>
          <table:table-cell office:value-type="float" office:value="246.07" calcext:value-type="float">
            <text:p>246.07</text:p>
          </table:table-cell>
          <table:table-cell office:value-type="float" office:value="358.71" calcext:value-type="float">
            <text:p>358.71</text:p>
          </table:table-cell>
          <table:table-cell office:value-type="float" office:value="286.42" calcext:value-type="float">
            <text:p>286.42</text:p>
          </table:table-cell>
          <table:table-cell office:value-type="float" office:value="354.91" calcext:value-type="float">
            <text:p>354.91</text:p>
          </table:table-cell>
          <table:table-cell office:value-type="float" office:value="250.86" calcext:value-type="float">
            <text:p>250.86</text:p>
          </table:table-cell>
          <table:table-cell office:value-type="float" office:value="833.53" calcext:value-type="float">
            <text:p>833.53</text:p>
          </table:table-cell>
          <table:table-cell office:value-type="float" office:value="1105.08" calcext:value-type="float">
            <text:p>1105.08</text:p>
          </table:table-cell>
          <table:table-cell office:value-type="float" office:value="261.87" calcext:value-type="float">
            <text:p>261.87</text:p>
          </table:table-cell>
          <table:table-cell office:value-type="float" office:value="448.44" calcext:value-type="float">
            <text:p>448.44</text:p>
          </table:table-cell>
          <table:table-cell office:value-type="string" calcext:value-type="string">
            <text:p>---</text:p>
          </table:table-cell>
          <table:table-cell office:value-type="float" office:value="453.5" calcext:value-type="float">
            <text:p>453.5</text:p>
          </table:table-cell>
          <table:table-cell office:value-type="float" office:value="208.48" calcext:value-type="float">
            <text:p>208.48</text:p>
          </table:table-cell>
          <table:table-cell office:value-type="float" office:value="186.05" calcext:value-type="float">
            <text:p>186.05</text:p>
          </table:table-cell>
          <table:table-cell office:value-type="float" office:value="160.3" calcext:value-type="float">
            <text:p>160.3</text:p>
          </table:table-cell>
          <table:table-cell office:value-type="float" office:value="195.79" calcext:value-type="float">
            <text:p>195.79</text:p>
          </table:table-cell>
          <table:table-cell office:value-type="float" office:value="153.15" calcext:value-type="float">
            <text:p>153.15</text:p>
          </table:table-cell>
          <table:table-cell office:value-type="float" office:value="187.87" calcext:value-type="float">
            <text:p>187.87</text:p>
          </table:table-cell>
          <table:table-cell office:value-type="float" office:value="197.96" calcext:value-type="float">
            <text:p>197.96</text:p>
          </table:table-cell>
          <table:table-cell office:value-type="float" office:value="155.2" calcext:value-type="float">
            <text:p>155.2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419.71" calcext:value-type="float">
            <text:p>419.71</text:p>
          </table:table-cell>
          <table:table-cell office:value-type="float" office:value="346.88" calcext:value-type="float">
            <text:p>346.88</text:p>
          </table:table-cell>
        </table:table-row>
        <table:table-row table:style-name="ro1">
          <table:table-cell office:value-type="string" calcext:value-type="string">
            <text:p>qtbase.do_package</text:p>
          </table:table-cell>
          <table:table-cell table:number-columns-repeated="30" office:value-type="string" calcext:value-type="string">
            <text:p>---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87.42" calcext:value-type="float">
            <text:p>87.42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90.32" calcext:value-type="float">
            <text:p>90.32</text:p>
          </table:table-cell>
          <table:table-cell table:number-columns-repeated="4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qtbase.do_package_write_rpm</text:p>
          </table:table-cell>
          <table:table-cell table:number-columns-repeated="4" office:value-type="string" calcext:value-type="string">
            <text:p>---</text:p>
          </table:table-cell>
          <table:table-cell office:value-type="float" office:value="249.74" calcext:value-type="float">
            <text:p>249.74</text:p>
          </table:table-cell>
          <table:table-cell office:value-type="string" calcext:value-type="string">
            <text:p>---</text:p>
          </table:table-cell>
          <table:table-cell office:value-type="float" office:value="252.93" calcext:value-type="float">
            <text:p>252.93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62.15" calcext:value-type="float">
            <text:p>262.15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93.99" calcext:value-type="float">
            <text:p>293.99</text:p>
          </table:table-cell>
          <table:table-cell office:value-type="string" calcext:value-type="string">
            <text:p>---</text:p>
          </table:table-cell>
          <table:table-cell office:value-type="float" office:value="280.31" calcext:value-type="float">
            <text:p>280.31</text:p>
          </table:table-cell>
          <table:table-cell office:value-type="string" calcext:value-type="string">
            <text:p>---</text:p>
          </table:table-cell>
          <table:table-cell office:value-type="float" office:value="286.15" calcext:value-type="float">
            <text:p>286.15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83.3" calcext:value-type="float">
            <text:p>283.3</text:p>
          </table:table-cell>
          <table:table-cell table:number-columns-repeated="19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qtdeclarative.do_compile</text:p>
          </table:table-cell>
          <table:table-cell office:value-type="float" office:value="1112.05" calcext:value-type="float">
            <text:p>1112.05</text:p>
          </table:table-cell>
          <table:table-cell office:value-type="float" office:value="496.17" calcext:value-type="float">
            <text:p>496.17</text:p>
          </table:table-cell>
          <table:table-cell office:value-type="float" office:value="1172.37" calcext:value-type="float">
            <text:p>1172.37</text:p>
          </table:table-cell>
          <table:table-cell office:value-type="float" office:value="345.15" calcext:value-type="float">
            <text:p>345.15</text:p>
          </table:table-cell>
          <table:table-cell office:value-type="float" office:value="625.35" calcext:value-type="float">
            <text:p>625.35</text:p>
          </table:table-cell>
          <table:table-cell office:value-type="float" office:value="221.93" calcext:value-type="float">
            <text:p>221.93</text:p>
          </table:table-cell>
          <table:table-cell office:value-type="float" office:value="625.6" calcext:value-type="float">
            <text:p>625.6</text:p>
          </table:table-cell>
          <table:table-cell office:value-type="float" office:value="190.71" calcext:value-type="float">
            <text:p>190.71</text:p>
          </table:table-cell>
          <table:table-cell office:value-type="float" office:value="632.46" calcext:value-type="float">
            <text:p>632.46</text:p>
          </table:table-cell>
          <table:table-cell office:value-type="float" office:value="231.96" calcext:value-type="float">
            <text:p>231.96</text:p>
          </table:table-cell>
          <table:table-cell office:value-type="float" office:value="640.79" calcext:value-type="float">
            <text:p>640.79</text:p>
          </table:table-cell>
          <table:table-cell office:value-type="float" office:value="196.52" calcext:value-type="float">
            <text:p>196.52</text:p>
          </table:table-cell>
          <table:table-cell office:value-type="float" office:value="626.18" calcext:value-type="float">
            <text:p>626.18</text:p>
          </table:table-cell>
          <table:table-cell office:value-type="float" office:value="229.62" calcext:value-type="float">
            <text:p>229.62</text:p>
          </table:table-cell>
          <table:table-cell office:value-type="float" office:value="647.28" calcext:value-type="float">
            <text:p>647.28</text:p>
          </table:table-cell>
          <table:table-cell office:value-type="float" office:value="195.63" calcext:value-type="float">
            <text:p>195.63</text:p>
          </table:table-cell>
          <table:table-cell office:value-type="float" office:value="681.8" calcext:value-type="float">
            <text:p>681.8</text:p>
          </table:table-cell>
          <table:table-cell office:value-type="float" office:value="259.25" calcext:value-type="float">
            <text:p>259.25</text:p>
          </table:table-cell>
          <table:table-cell office:value-type="float" office:value="765.73" calcext:value-type="float">
            <text:p>765.73</text:p>
          </table:table-cell>
          <table:table-cell office:value-type="float" office:value="206.39" calcext:value-type="float">
            <text:p>206.39</text:p>
          </table:table-cell>
          <table:table-cell office:value-type="float" office:value="761.77" calcext:value-type="float">
            <text:p>761.77</text:p>
          </table:table-cell>
          <table:table-cell office:value-type="string" calcext:value-type="string">
            <text:p>---</text:p>
          </table:table-cell>
          <table:table-cell office:value-type="float" office:value="721.17" calcext:value-type="float">
            <text:p>721.17</text:p>
          </table:table-cell>
          <table:table-cell office:value-type="float" office:value="197.72" calcext:value-type="float">
            <text:p>197.72</text:p>
          </table:table-cell>
          <table:table-cell office:value-type="float" office:value="1833.29" calcext:value-type="float">
            <text:p>1833.29</text:p>
          </table:table-cell>
          <table:table-cell office:value-type="float" office:value="1681.4" calcext:value-type="float">
            <text:p>1681.4</text:p>
          </table:table-cell>
          <table:table-cell office:value-type="float" office:value="485.55" calcext:value-type="float">
            <text:p>485.55</text:p>
          </table:table-cell>
          <table:table-cell office:value-type="float" office:value="568.62" calcext:value-type="float">
            <text:p>568.62</text:p>
          </table:table-cell>
          <table:table-cell office:value-type="float" office:value="342.34" calcext:value-type="float">
            <text:p>342.34</text:p>
          </table:table-cell>
          <table:table-cell office:value-type="float" office:value="520.6" calcext:value-type="float">
            <text:p>520.6</text:p>
          </table:table-cell>
          <table:table-cell office:value-type="float" office:value="182.32" calcext:value-type="float">
            <text:p>182.32</text:p>
          </table:table-cell>
          <table:table-cell office:value-type="float" office:value="328.4" calcext:value-type="float">
            <text:p>328.4</text:p>
          </table:table-cell>
          <table:table-cell office:value-type="float" office:value="156.16" calcext:value-type="float">
            <text:p>156.16</text:p>
          </table:table-cell>
          <table:table-cell office:value-type="float" office:value="329.45" calcext:value-type="float">
            <text:p>329.45</text:p>
          </table:table-cell>
          <table:table-cell office:value-type="float" office:value="120.92" calcext:value-type="float">
            <text:p>120.92</text:p>
          </table:table-cell>
          <table:table-cell office:value-type="float" office:value="362.2" calcext:value-type="float">
            <text:p>362.2</text:p>
          </table:table-cell>
          <table:table-cell office:value-type="float" office:value="358.98" calcext:value-type="float">
            <text:p>358.98</text:p>
          </table:table-cell>
          <table:table-cell office:value-type="float" office:value="122.45" calcext:value-type="float">
            <text:p>122.45</text:p>
          </table:table-cell>
          <table:table-cell office:value-type="float" office:value="780.02" calcext:value-type="float">
            <text:p>780.02</text:p>
          </table:table-cell>
          <table:table-cell office:value-type="float" office:value="394.58" calcext:value-type="float">
            <text:p>394.58</text:p>
          </table:table-cell>
          <table:table-cell office:value-type="float" office:value="773.08" calcext:value-type="float">
            <text:p>773.08</text:p>
          </table:table-cell>
          <table:table-cell office:value-type="float" office:value="277.99" calcext:value-type="float">
            <text:p>277.99</text:p>
          </table:table-cell>
        </table:table-row>
        <table:table-row table:style-name="ro1">
          <table:table-cell office:value-type="string" calcext:value-type="string">
            <text:p>qtlocation.do_compile</text:p>
          </table:table-cell>
          <table:table-cell table:number-columns-repeated="25" office:value-type="string" calcext:value-type="string">
            <text:p>---</text:p>
          </table:table-cell>
          <table:table-cell office:value-type="float" office:value="787" calcext:value-type="float">
            <text:p>787</text:p>
          </table:table-cell>
          <table:table-cell table:number-columns-repeated="16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qtmultimedia.do_compile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521.01" calcext:value-type="float">
            <text:p>521.01</text:p>
          </table:table-cell>
          <table:table-cell office:value-type="float" office:value="154.92" calcext:value-type="float">
            <text:p>154.92</text:p>
          </table:table-cell>
          <table:table-cell table:number-columns-repeated="6" office:value-type="string" calcext:value-type="string">
            <text:p>---</text:p>
          </table:table-cell>
          <table:table-cell office:value-type="float" office:value="222.86" calcext:value-type="float">
            <text:p>222.86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22.08" calcext:value-type="float">
            <text:p>222.08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70.51" calcext:value-type="float">
            <text:p>270.51</text:p>
          </table:table-cell>
          <table:table-cell office:value-type="string" calcext:value-type="string">
            <text:p>---</text:p>
          </table:table-cell>
          <table:table-cell office:value-type="float" office:value="280.23" calcext:value-type="float">
            <text:p>280.23</text:p>
          </table:table-cell>
          <table:table-cell office:value-type="string" calcext:value-type="string">
            <text:p>---</text:p>
          </table:table-cell>
          <table:table-cell office:value-type="float" office:value="250.82" calcext:value-type="float">
            <text:p>250.82</text:p>
          </table:table-cell>
          <table:table-cell office:value-type="string" calcext:value-type="string">
            <text:p>---</text:p>
          </table:table-cell>
          <table:table-cell office:value-type="float" office:value="1008.47" calcext:value-type="float">
            <text:p>1008.47</text:p>
          </table:table-cell>
          <table:table-cell office:value-type="float" office:value="1051.59" calcext:value-type="float">
            <text:p>1051.59</text:p>
          </table:table-cell>
          <table:table-cell office:value-type="float" office:value="216.21" calcext:value-type="float">
            <text:p>216.21</text:p>
          </table:table-cell>
          <table:table-cell table:number-columns-repeated="8" office:value-type="string" calcext:value-type="string">
            <text:p>---</text:p>
          </table:table-cell>
          <table:table-cell office:value-type="float" office:value="151.27" calcext:value-type="float">
            <text:p>151.27</text:p>
          </table:table-cell>
          <table:table-cell office:value-type="float" office:value="142.44" calcext:value-type="float">
            <text:p>142.44</text:p>
          </table:table-cell>
          <table:table-cell table:number-columns-repeated="5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qtquickcontrols2.do_compile</text:p>
          </table:table-cell>
          <table:table-cell office:value-type="float" office:value="632.62" calcext:value-type="float">
            <text:p>632.62</text:p>
          </table:table-cell>
          <table:table-cell office:value-type="float" office:value="475.66" calcext:value-type="float">
            <text:p>475.66</text:p>
          </table:table-cell>
          <table:table-cell office:value-type="float" office:value="606.38" calcext:value-type="float">
            <text:p>606.38</text:p>
          </table:table-cell>
          <table:table-cell office:value-type="float" office:value="187.46" calcext:value-type="float">
            <text:p>187.46</text:p>
          </table:table-cell>
          <table:table-cell office:value-type="float" office:value="289.9" calcext:value-type="float">
            <text:p>289.9</text:p>
          </table:table-cell>
          <table:table-cell office:value-type="string" calcext:value-type="string">
            <text:p>---</text:p>
          </table:table-cell>
          <table:table-cell office:value-type="float" office:value="317.64" calcext:value-type="float">
            <text:p>317.64</text:p>
          </table:table-cell>
          <table:table-cell office:value-type="string" calcext:value-type="string">
            <text:p>---</text:p>
          </table:table-cell>
          <table:table-cell office:value-type="float" office:value="302.79" calcext:value-type="float">
            <text:p>302.79</text:p>
          </table:table-cell>
          <table:table-cell office:value-type="float" office:value="206.27" calcext:value-type="float">
            <text:p>206.27</text:p>
          </table:table-cell>
          <table:table-cell office:value-type="float" office:value="307.87" calcext:value-type="float">
            <text:p>307.87</text:p>
          </table:table-cell>
          <table:table-cell office:value-type="string" calcext:value-type="string">
            <text:p>---</text:p>
          </table:table-cell>
          <table:table-cell office:value-type="float" office:value="302.46" calcext:value-type="float">
            <text:p>302.46</text:p>
          </table:table-cell>
          <table:table-cell office:value-type="float" office:value="214.95" calcext:value-type="float">
            <text:p>214.95</text:p>
          </table:table-cell>
          <table:table-cell office:value-type="float" office:value="312.27" calcext:value-type="float">
            <text:p>312.27</text:p>
          </table:table-cell>
          <table:table-cell office:value-type="string" calcext:value-type="string">
            <text:p>---</text:p>
          </table:table-cell>
          <table:table-cell office:value-type="float" office:value="329.52" calcext:value-type="float">
            <text:p>329.52</text:p>
          </table:table-cell>
          <table:table-cell office:value-type="float" office:value="289.14" calcext:value-type="float">
            <text:p>289.14</text:p>
          </table:table-cell>
          <table:table-cell office:value-type="float" office:value="399.96" calcext:value-type="float">
            <text:p>399.96</text:p>
          </table:table-cell>
          <table:table-cell office:value-type="string" calcext:value-type="string">
            <text:p>---</text:p>
          </table:table-cell>
          <table:table-cell office:value-type="float" office:value="357.77" calcext:value-type="float">
            <text:p>357.77</text:p>
          </table:table-cell>
          <table:table-cell office:value-type="string" calcext:value-type="string">
            <text:p>---</text:p>
          </table:table-cell>
          <table:table-cell office:value-type="float" office:value="362.27" calcext:value-type="float">
            <text:p>362.27</text:p>
          </table:table-cell>
          <table:table-cell office:value-type="string" calcext:value-type="string">
            <text:p>---</text:p>
          </table:table-cell>
          <table:table-cell office:value-type="float" office:value="1233.82" calcext:value-type="float">
            <text:p>1233.82</text:p>
          </table:table-cell>
          <table:table-cell office:value-type="float" office:value="1332.53" calcext:value-type="float">
            <text:p>1332.53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247.38" calcext:value-type="float">
            <text:p>247.38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---</text:p>
          </table:table-cell>
          <table:table-cell office:value-type="float" office:value="156.63" calcext:value-type="float">
            <text:p>156.63</text:p>
          </table:table-cell>
          <table:table-cell office:value-type="string" calcext:value-type="string">
            <text:p>---</text:p>
          </table:table-cell>
          <table:table-cell office:value-type="float" office:value="158.63" calcext:value-type="float">
            <text:p>158.63</text:p>
          </table:table-cell>
          <table:table-cell office:value-type="string" calcext:value-type="string">
            <text:p>---</text:p>
          </table:table-cell>
          <table:table-cell office:value-type="float" office:value="185.68" calcext:value-type="float">
            <text:p>185.68</text:p>
          </table:table-cell>
          <table:table-cell office:value-type="float" office:value="193.38" calcext:value-type="float">
            <text:p>193.38</text:p>
          </table:table-cell>
          <table:table-cell office:value-type="string" calcext:value-type="string">
            <text:p>---</text:p>
          </table:table-cell>
          <table:table-cell office:value-type="float" office:value="406.19" calcext:value-type="float">
            <text:p>406.19</text:p>
          </table:table-cell>
          <table:table-cell office:value-type="float" office:value="372.09" calcext:value-type="float">
            <text:p>372.09</text:p>
          </table:table-cell>
          <table:table-cell office:value-type="float" office:value="436.19" calcext:value-type="float">
            <text:p>436.19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qtwebengine.do_compile</text:p>
          </table:table-cell>
          <table:table-cell office:value-type="float" office:value="6356.1" calcext:value-type="float">
            <text:p>6356.1</text:p>
          </table:table-cell>
          <table:table-cell office:value-type="float" office:value="6743.55" calcext:value-type="float">
            <text:p>6743.55</text:p>
          </table:table-cell>
          <table:table-cell office:value-type="float" office:value="6492.25" calcext:value-type="float">
            <text:p>6492.25</text:p>
          </table:table-cell>
          <table:table-cell office:value-type="float" office:value="2252.18" calcext:value-type="float">
            <text:p>2252.18</text:p>
          </table:table-cell>
          <table:table-cell office:value-type="float" office:value="2269.82" calcext:value-type="float">
            <text:p>2269.82</text:p>
          </table:table-cell>
          <table:table-cell office:value-type="float" office:value="2391.35" calcext:value-type="float">
            <text:p>2391.35</text:p>
          </table:table-cell>
          <table:table-cell office:value-type="float" office:value="2311.44" calcext:value-type="float">
            <text:p>2311.44</text:p>
          </table:table-cell>
          <table:table-cell office:value-type="float" office:value="834.5" calcext:value-type="float">
            <text:p>834.5</text:p>
          </table:table-cell>
          <table:table-cell office:value-type="float" office:value="2314.24" calcext:value-type="float">
            <text:p>2314.24</text:p>
          </table:table-cell>
          <table:table-cell office:value-type="float" office:value="2249.42" calcext:value-type="float">
            <text:p>2249.42</text:p>
          </table:table-cell>
          <table:table-cell office:value-type="float" office:value="2306.12" calcext:value-type="float">
            <text:p>2306.12</text:p>
          </table:table-cell>
          <table:table-cell office:value-type="float" office:value="837.91" calcext:value-type="float">
            <text:p>837.91</text:p>
          </table:table-cell>
          <table:table-cell office:value-type="float" office:value="2300.01" calcext:value-type="float">
            <text:p>2300.01</text:p>
          </table:table-cell>
          <table:table-cell office:value-type="float" office:value="2080.07" calcext:value-type="float">
            <text:p>2080.07</text:p>
          </table:table-cell>
          <table:table-cell office:value-type="float" office:value="2307.8" calcext:value-type="float">
            <text:p>2307.8</text:p>
          </table:table-cell>
          <table:table-cell office:value-type="float" office:value="838.43" calcext:value-type="float">
            <text:p>838.43</text:p>
          </table:table-cell>
          <table:table-cell office:value-type="float" office:value="2900.42" calcext:value-type="float">
            <text:p>2900.42</text:p>
          </table:table-cell>
          <table:table-cell office:value-type="float" office:value="2928.48" calcext:value-type="float">
            <text:p>2928.48</text:p>
          </table:table-cell>
          <table:table-cell office:value-type="float" office:value="2891.56" calcext:value-type="float">
            <text:p>2891.56</text:p>
          </table:table-cell>
          <table:table-cell office:value-type="float" office:value="1029.51" calcext:value-type="float">
            <text:p>1029.51</text:p>
          </table:table-cell>
          <table:table-cell office:value-type="float" office:value="2770.45" calcext:value-type="float">
            <text:p>2770.45</text:p>
          </table:table-cell>
          <table:table-cell office:value-type="float" office:value="2283.09" calcext:value-type="float">
            <text:p>2283.09</text:p>
          </table:table-cell>
          <table:table-cell office:value-type="float" office:value="2828.24" calcext:value-type="float">
            <text:p>2828.24</text:p>
          </table:table-cell>
          <table:table-cell office:value-type="float" office:value="1009.87" calcext:value-type="float">
            <text:p>1009.87</text:p>
          </table:table-cell>
          <table:table-cell office:value-type="float" office:value="12969.35" calcext:value-type="float">
            <text:p>12969.35</text:p>
          </table:table-cell>
          <table:table-cell office:value-type="float" office:value="13250.81" calcext:value-type="float">
            <text:p>13250.81</text:p>
          </table:table-cell>
          <table:table-cell office:value-type="float" office:value="5030.75" calcext:value-type="float">
            <text:p>5030.75</text:p>
          </table:table-cell>
          <table:table-cell office:value-type="float" office:value="3243.81" calcext:value-type="float">
            <text:p>3243.81</text:p>
          </table:table-cell>
          <table:table-cell office:value-type="float" office:value="3559.41" calcext:value-type="float">
            <text:p>3559.41</text:p>
          </table:table-cell>
          <table:table-cell office:value-type="float" office:value="3181" calcext:value-type="float">
            <text:p>3181</text:p>
          </table:table-cell>
          <table:table-cell office:value-type="float" office:value="1001.33" calcext:value-type="float">
            <text:p>1001.33</text:p>
          </table:table-cell>
          <table:table-cell office:value-type="float" office:value="1866.87" calcext:value-type="float">
            <text:p>1866.87</text:p>
          </table:table-cell>
          <table:table-cell office:value-type="float" office:value="1989.36" calcext:value-type="float">
            <text:p>1989.36</text:p>
          </table:table-cell>
          <table:table-cell office:value-type="float" office:value="1904.15" calcext:value-type="float">
            <text:p>1904.15</text:p>
          </table:table-cell>
          <table:table-cell office:value-type="float" office:value="574.63" calcext:value-type="float">
            <text:p>574.63</text:p>
          </table:table-cell>
          <table:table-cell office:value-type="float" office:value="2710.93" calcext:value-type="float">
            <text:p>2710.93</text:p>
          </table:table-cell>
          <table:table-cell office:value-type="float" office:value="2570.37" calcext:value-type="float">
            <text:p>2570.37</text:p>
          </table:table-cell>
          <table:table-cell office:value-type="float" office:value="610.23" calcext:value-type="float">
            <text:p>610.23</text:p>
          </table:table-cell>
          <table:table-cell office:value-type="float" office:value="4709.81" calcext:value-type="float">
            <text:p>4709.81</text:p>
          </table:table-cell>
          <table:table-cell office:value-type="float" office:value="4980.92" calcext:value-type="float">
            <text:p>4980.92</text:p>
          </table:table-cell>
          <table:table-cell office:value-type="float" office:value="4746.36" calcext:value-type="float">
            <text:p>4746.36</text:p>
          </table:table-cell>
          <table:table-cell office:value-type="float" office:value="1540.31" calcext:value-type="float">
            <text:p>1540.31</text:p>
          </table:table-cell>
        </table:table-row>
        <table:table-row table:style-name="ro1">
          <table:table-cell office:value-type="string" calcext:value-type="string">
            <text:p>qtwebengine.do_package_write_rpm</text:p>
          </table:table-cell>
          <table:table-cell table:number-columns-repeated="21" office:value-type="string" calcext:value-type="string">
            <text:p>---</text:p>
          </table:table-cell>
          <table:table-cell office:value-type="float" office:value="261.33" calcext:value-type="float">
            <text:p>261.33</text:p>
          </table:table-cell>
          <table:table-cell table:number-columns-repeated="20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qtwebkit.do_compile</text:p>
          </table:table-cell>
          <table:table-cell office:value-type="float" office:value="4599.3" calcext:value-type="float">
            <text:p>4599.3</text:p>
          </table:table-cell>
          <table:table-cell office:value-type="float" office:value="5167.27" calcext:value-type="float">
            <text:p>5167.27</text:p>
          </table:table-cell>
          <table:table-cell office:value-type="float" office:value="4594.28" calcext:value-type="float">
            <text:p>4594.28</text:p>
          </table:table-cell>
          <table:table-cell office:value-type="float" office:value="2324.39" calcext:value-type="float">
            <text:p>2324.39</text:p>
          </table:table-cell>
          <table:table-cell office:value-type="float" office:value="2120.87" calcext:value-type="float">
            <text:p>2120.87</text:p>
          </table:table-cell>
          <table:table-cell office:value-type="float" office:value="2158.31" calcext:value-type="float">
            <text:p>2158.31</text:p>
          </table:table-cell>
          <table:table-cell office:value-type="float" office:value="2085.63" calcext:value-type="float">
            <text:p>2085.63</text:p>
          </table:table-cell>
          <table:table-cell office:value-type="float" office:value="749.77" calcext:value-type="float">
            <text:p>749.77</text:p>
          </table:table-cell>
          <table:table-cell office:value-type="float" office:value="2110.8" calcext:value-type="float">
            <text:p>2110.8</text:p>
          </table:table-cell>
          <table:table-cell office:value-type="float" office:value="2049.64" calcext:value-type="float">
            <text:p>2049.64</text:p>
          </table:table-cell>
          <table:table-cell office:value-type="float" office:value="2087.06" calcext:value-type="float">
            <text:p>2087.06</text:p>
          </table:table-cell>
          <table:table-cell office:value-type="float" office:value="794.52" calcext:value-type="float">
            <text:p>794.52</text:p>
          </table:table-cell>
          <table:table-cell office:value-type="float" office:value="2086.99" calcext:value-type="float">
            <text:p>2086.99</text:p>
          </table:table-cell>
          <table:table-cell office:value-type="float" office:value="1912.04" calcext:value-type="float">
            <text:p>1912.04</text:p>
          </table:table-cell>
          <table:table-cell office:value-type="float" office:value="2055.17" calcext:value-type="float">
            <text:p>2055.17</text:p>
          </table:table-cell>
          <table:table-cell office:value-type="float" office:value="779.56" calcext:value-type="float">
            <text:p>779.56</text:p>
          </table:table-cell>
          <table:table-cell office:value-type="float" office:value="2521.53" calcext:value-type="float">
            <text:p>2521.53</text:p>
          </table:table-cell>
          <table:table-cell office:value-type="float" office:value="2594.04" calcext:value-type="float">
            <text:p>2594.04</text:p>
          </table:table-cell>
          <table:table-cell office:value-type="float" office:value="2455.17" calcext:value-type="float">
            <text:p>2455.17</text:p>
          </table:table-cell>
          <table:table-cell office:value-type="float" office:value="999.29" calcext:value-type="float">
            <text:p>999.29</text:p>
          </table:table-cell>
          <table:table-cell office:value-type="float" office:value="2453.43" calcext:value-type="float">
            <text:p>2453.43</text:p>
          </table:table-cell>
          <table:table-cell office:value-type="float" office:value="1770.33" calcext:value-type="float">
            <text:p>1770.33</text:p>
          </table:table-cell>
          <table:table-cell office:value-type="float" office:value="2516.46" calcext:value-type="float">
            <text:p>2516.46</text:p>
          </table:table-cell>
          <table:table-cell office:value-type="float" office:value="935.08" calcext:value-type="float">
            <text:p>935.08</text:p>
          </table:table-cell>
          <table:table-cell office:value-type="float" office:value="9032.41" calcext:value-type="float">
            <text:p>9032.41</text:p>
          </table:table-cell>
          <table:table-cell office:value-type="float" office:value="9605.32" calcext:value-type="float">
            <text:p>9605.32</text:p>
          </table:table-cell>
          <table:table-cell office:value-type="float" office:value="3514.89" calcext:value-type="float">
            <text:p>3514.89</text:p>
          </table:table-cell>
          <table:table-cell office:value-type="float" office:value="2340.51" calcext:value-type="float">
            <text:p>2340.51</text:p>
          </table:table-cell>
          <table:table-cell office:value-type="float" office:value="2828.96" calcext:value-type="float">
            <text:p>2828.96</text:p>
          </table:table-cell>
          <table:table-cell office:value-type="float" office:value="2308.34" calcext:value-type="float">
            <text:p>2308.34</text:p>
          </table:table-cell>
          <table:table-cell office:value-type="float" office:value="708.57" calcext:value-type="float">
            <text:p>708.57</text:p>
          </table:table-cell>
          <table:table-cell office:value-type="float" office:value="1469.84" calcext:value-type="float">
            <text:p>1469.84</text:p>
          </table:table-cell>
          <table:table-cell office:value-type="float" office:value="1647.76" calcext:value-type="float">
            <text:p>1647.76</text:p>
          </table:table-cell>
          <table:table-cell office:value-type="float" office:value="1475.86" calcext:value-type="float">
            <text:p>1475.86</text:p>
          </table:table-cell>
          <table:table-cell office:value-type="float" office:value="448.24" calcext:value-type="float">
            <text:p>448.24</text:p>
          </table:table-cell>
          <table:table-cell office:value-type="float" office:value="2827.39" calcext:value-type="float">
            <text:p>2827.39</text:p>
          </table:table-cell>
          <table:table-cell office:value-type="float" office:value="2809.77" calcext:value-type="float">
            <text:p>2809.77</text:p>
          </table:table-cell>
          <table:table-cell office:value-type="float" office:value="454.47" calcext:value-type="float">
            <text:p>454.47</text:p>
          </table:table-cell>
          <table:table-cell office:value-type="float" office:value="3723.67" calcext:value-type="float">
            <text:p>3723.67</text:p>
          </table:table-cell>
          <table:table-cell office:value-type="float" office:value="3980.73" calcext:value-type="float">
            <text:p>3980.73</text:p>
          </table:table-cell>
          <table:table-cell office:value-type="float" office:value="3815.54" calcext:value-type="float">
            <text:p>3815.54</text:p>
          </table:table-cell>
          <table:table-cell office:value-type="float" office:value="1669.36" calcext:value-type="float">
            <text:p>1669.36</text:p>
          </table:table-cell>
        </table:table-row>
        <table:table-row table:style-name="ro1">
          <table:table-cell office:value-type="string" calcext:value-type="string">
            <text:p>qtwebkit.do_package</text:p>
          </table:table-cell>
          <table:table-cell table:number-columns-repeated="21" office:value-type="string" calcext:value-type="string">
            <text:p>---</text:p>
          </table:table-cell>
          <table:table-cell office:value-type="float" office:value="274.52" calcext:value-type="float">
            <text:p>274.52</text:p>
          </table:table-cell>
          <table:table-cell table:number-columns-repeated="5" office:value-type="string" calcext:value-type="string">
            <text:p>---</text:p>
          </table:table-cell>
          <table:table-cell office:value-type="float" office:value="377.68" calcext:value-type="float">
            <text:p>377.68</text:p>
          </table:table-cell>
          <table:table-cell office:value-type="float" office:value="373.3" calcext:value-type="float">
            <text:p>373.3</text:p>
          </table:table-cell>
          <table:table-cell office:value-type="float" office:value="362.87" calcext:value-type="float">
            <text:p>362.87</text:p>
          </table:table-cell>
          <table:table-cell office:value-type="float" office:value="167.63" calcext:value-type="float">
            <text:p>167.63</text:p>
          </table:table-cell>
          <table:table-cell office:value-type="float" office:value="214.34" calcext:value-type="float">
            <text:p>214.34</text:p>
          </table:table-cell>
          <table:table-cell office:value-type="float" office:value="219.46" calcext:value-type="float">
            <text:p>219.46</text:p>
          </table:table-cell>
          <table:table-cell office:value-type="float" office:value="215.18" calcext:value-type="float">
            <text:p>215.18</text:p>
          </table:table-cell>
          <table:table-cell office:value-type="float" office:value="147.5" calcext:value-type="float">
            <text:p>147.5</text:p>
          </table:table-cell>
          <table:table-cell office:value-type="float" office:value="146.64" calcext:value-type="float">
            <text:p>146.64</text:p>
          </table:table-cell>
          <table:table-cell office:value-type="float" office:value="148.56" calcext:value-type="float">
            <text:p>148.56</text:p>
          </table:table-cell>
          <table:table-cell office:value-type="float" office:value="147.79" calcext:value-type="float">
            <text:p>147.79</text:p>
          </table:table-cell>
          <table:table-cell table:number-columns-repeated="4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  <table:table-cell office:value-type="float" office:value="492.74" calcext:value-type="float">
            <text:p>492.74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207.25" calcext:value-type="float">
            <text:p>207.25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98.57" calcext:value-type="float">
            <text:p>198.57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299.4" calcext:value-type="float">
            <text:p>299.4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911.71" calcext:value-type="float">
            <text:p>911.71</text:p>
          </table:table-cell>
          <table:table-cell office:value-type="string" calcext:value-type="string">
            <text:p>---</text:p>
          </table:table-cell>
          <table:table-cell office:value-type="float" office:value="212.48" calcext:value-type="float">
            <text:p>212.48</text:p>
          </table:table-cell>
          <table:table-cell office:value-type="float" office:value="312.79" calcext:value-type="float">
            <text:p>312.79</text:p>
          </table:table-cell>
          <table:table-cell office:value-type="float" office:value="246.75" calcext:value-type="float">
            <text:p>246.75</text:p>
          </table:table-cell>
          <table:table-cell office:value-type="float" office:value="329.2" calcext:value-type="float">
            <text:p>329.2</text:p>
          </table:table-cell>
          <table:table-cell office:value-type="string" calcext:value-type="string">
            <text:p>---</text:p>
          </table:table-cell>
          <table:table-cell office:value-type="float" office:value="158.67" calcext:value-type="float">
            <text:p>158.67</text:p>
          </table:table-cell>
          <table:table-cell office:value-type="float" office:value="156.78" calcext:value-type="float">
            <text:p>156.78</text:p>
          </table:table-cell>
          <table:table-cell office:value-type="float" office:value="153.07" calcext:value-type="float">
            <text:p>153.07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91.32" calcext:value-type="float">
            <text:p>91.32</text:p>
          </table:table-cell>
          <table:table-cell office:value-type="string" calcext:value-type="string">
            <text:p>---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qtxmlpatterns.do_compile</text:p>
          </table:table-cell>
          <table:table-cell office:value-type="float" office:value="560.62" calcext:value-type="float">
            <text:p>560.62</text:p>
          </table:table-cell>
          <table:table-cell office:value-type="string" calcext:value-type="string">
            <text:p>---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---</text:p>
          </table:table-cell>
          <table:table-cell office:value-type="float" office:value="270.58" calcext:value-type="float">
            <text:p>270.58</text:p>
          </table:table-cell>
          <table:table-cell office:value-type="string" calcext:value-type="string">
            <text:p>---</text:p>
          </table:table-cell>
          <table:table-cell office:value-type="float" office:value="315.91" calcext:value-type="float">
            <text:p>315.91</text:p>
          </table:table-cell>
          <table:table-cell office:value-type="string" calcext:value-type="string">
            <text:p>---</text:p>
          </table:table-cell>
          <table:table-cell office:value-type="float" office:value="276.19" calcext:value-type="float">
            <text:p>276.19</text:p>
          </table:table-cell>
          <table:table-cell office:value-type="string" calcext:value-type="string">
            <text:p>---</text:p>
          </table:table-cell>
          <table:table-cell office:value-type="float" office:value="292.63" calcext:value-type="float">
            <text:p>292.63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90.34" calcext:value-type="float">
            <text:p>290.34</text:p>
          </table:table-cell>
          <table:table-cell office:value-type="string" calcext:value-type="string">
            <text:p>---</text:p>
          </table:table-cell>
          <table:table-cell office:value-type="float" office:value="306.57" calcext:value-type="float">
            <text:p>306.57</text:p>
          </table:table-cell>
          <table:table-cell office:value-type="string" calcext:value-type="string">
            <text:p>---</text:p>
          </table:table-cell>
          <table:table-cell office:value-type="float" office:value="374.37" calcext:value-type="float">
            <text:p>374.37</text:p>
          </table:table-cell>
          <table:table-cell office:value-type="string" calcext:value-type="string">
            <text:p>---</text:p>
          </table:table-cell>
          <table:table-cell office:value-type="float" office:value="345.73" calcext:value-type="float">
            <text:p>345.73</text:p>
          </table:table-cell>
          <table:table-cell office:value-type="string" calcext:value-type="string">
            <text:p>---</text:p>
          </table:table-cell>
          <table:table-cell office:value-type="float" office:value="335.29" calcext:value-type="float">
            <text:p>335.29</text:p>
          </table:table-cell>
          <table:table-cell office:value-type="string" calcext:value-type="string">
            <text:p>---</text:p>
          </table:table-cell>
          <table:table-cell office:value-type="float" office:value="998.54" calcext:value-type="float">
            <text:p>998.54</text:p>
          </table:table-cell>
          <table:table-cell office:value-type="float" office:value="998.43" calcext:value-type="float">
            <text:p>998.43</text:p>
          </table:table-cell>
          <table:table-cell office:value-type="float" office:value="190.52" calcext:value-type="float">
            <text:p>190.52</text:p>
          </table:table-cell>
          <table:table-cell table:number-columns-repeated="8" office:value-type="string" calcext:value-type="string">
            <text:p>---</text:p>
          </table:table-cell>
          <table:table-cell office:value-type="float" office:value="162.62" calcext:value-type="float">
            <text:p>162.62</text:p>
          </table:table-cell>
          <table:table-cell office:value-type="float" office:value="159.51" calcext:value-type="float">
            <text:p>159.51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403.92" calcext:value-type="float">
            <text:p>403.92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ust-llvm-native.do_compile</text:p>
          </table:table-cell>
          <table:table-cell office:value-type="float" office:value="522.1" calcext:value-type="float">
            <text:p>522.1</text:p>
          </table:table-cell>
          <table:table-cell office:value-type="float" office:value="609.02" calcext:value-type="float">
            <text:p>609.02</text:p>
          </table:table-cell>
          <table:table-cell office:value-type="float" office:value="566.17" calcext:value-type="float">
            <text:p>566.17</text:p>
          </table:table-cell>
          <table:table-cell office:value-type="float" office:value="456.38" calcext:value-type="float">
            <text:p>456.38</text:p>
          </table:table-cell>
          <table:table-cell office:value-type="string" calcext:value-type="string">
            <text:p>---</text:p>
          </table:table-cell>
          <table:table-cell office:value-type="float" office:value="214.16" calcext:value-type="float">
            <text:p>214.16</text:p>
          </table:table-cell>
          <table:table-cell office:value-type="string" calcext:value-type="string">
            <text:p>---</text:p>
          </table:table-cell>
          <table:table-cell office:value-type="float" office:value="179.08" calcext:value-type="float">
            <text:p>179.08</text:p>
          </table:table-cell>
          <table:table-cell office:value-type="string" calcext:value-type="string">
            <text:p>---</text:p>
          </table:table-cell>
          <table:table-cell office:value-type="float" office:value="216.99" calcext:value-type="float">
            <text:p>216.99</text:p>
          </table:table-cell>
          <table:table-cell office:value-type="string" calcext:value-type="string">
            <text:p>---</text:p>
          </table:table-cell>
          <table:table-cell office:value-type="float" office:value="182.81" calcext:value-type="float">
            <text:p>182.81</text:p>
          </table:table-cell>
          <table:table-cell office:value-type="string" calcext:value-type="string">
            <text:p>---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---</text:p>
          </table:table-cell>
          <table:table-cell office:value-type="float" office:value="182.53" calcext:value-type="float">
            <text:p>182.53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14.48" calcext:value-type="float">
            <text:p>214.48</text:p>
          </table:table-cell>
          <table:table-cell office:value-type="string" calcext:value-type="string">
            <text:p>---</text:p>
          </table:table-cell>
          <table:table-cell office:value-type="float" office:value="316.73" calcext:value-type="float">
            <text:p>316.73</text:p>
          </table:table-cell>
          <table:table-cell office:value-type="float" office:value="245.82" calcext:value-type="float">
            <text:p>245.82</text:p>
          </table:table-cell>
          <table:table-cell office:value-type="float" office:value="214.83" calcext:value-type="float">
            <text:p>214.83</text:p>
          </table:table-cell>
          <table:table-cell office:value-type="float" office:value="2233.43" calcext:value-type="float">
            <text:p>2233.43</text:p>
          </table:table-cell>
          <table:table-cell office:value-type="float" office:value="1785.48" calcext:value-type="float">
            <text:p>1785.48</text:p>
          </table:table-cell>
          <table:table-cell office:value-type="float" office:value="653.89" calcext:value-type="float">
            <text:p>653.89</text:p>
          </table:table-cell>
          <table:table-cell office:value-type="float" office:value="386.23" calcext:value-type="float">
            <text:p>386.23</text:p>
          </table:table-cell>
          <table:table-cell office:value-type="float" office:value="326.4" calcext:value-type="float">
            <text:p>326.4</text:p>
          </table:table-cell>
          <table:table-cell office:value-type="float" office:value="309.21" calcext:value-type="float">
            <text:p>309.21</text:p>
          </table:table-cell>
          <table:table-cell office:value-type="float" office:value="213.47" calcext:value-type="float">
            <text:p>213.47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06.51" calcext:value-type="float">
            <text:p>106.51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108.97" calcext:value-type="float">
            <text:p>108.97</text:p>
          </table:table-cell>
          <table:table-cell office:value-type="string" calcext:value-type="string">
            <text:p>---</text:p>
          </table:table-cell>
          <table:table-cell office:value-type="float" office:value="410.26" calcext:value-type="float">
            <text:p>410.26</text:p>
          </table:table-cell>
          <table:table-cell office:value-type="string" calcext:value-type="string">
            <text:p>---</text:p>
          </table:table-cell>
          <table:table-cell office:value-type="float" office:value="305.15" calcext:value-type="float">
            <text:p>305.15</text:p>
          </table:table-cell>
        </table:table-row>
        <table:table-row table:style-name="ro1">
          <table:table-cell office:value-type="string" calcext:value-type="string">
            <text:p>rust-native.do_compile</text:p>
          </table:table-cell>
          <table:table-cell office:value-type="float" office:value="12028.87" calcext:value-type="float">
            <text:p>12028.87</text:p>
          </table:table-cell>
          <table:table-cell office:value-type="float" office:value="11009.12" calcext:value-type="float">
            <text:p>11009.12</text:p>
          </table:table-cell>
          <table:table-cell office:value-type="float" office:value="11340.96" calcext:value-type="float">
            <text:p>11340.96</text:p>
          </table:table-cell>
          <table:table-cell office:value-type="float" office:value="2660.58" calcext:value-type="float">
            <text:p>2660.58</text:p>
          </table:table-cell>
          <table:table-cell office:value-type="float" office:value="6351.12" calcext:value-type="float">
            <text:p>6351.12</text:p>
          </table:table-cell>
          <table:table-cell office:value-type="float" office:value="5696.09" calcext:value-type="float">
            <text:p>5696.09</text:p>
          </table:table-cell>
          <table:table-cell office:value-type="float" office:value="6317.46" calcext:value-type="float">
            <text:p>6317.46</text:p>
          </table:table-cell>
          <table:table-cell office:value-type="float" office:value="2007.12" calcext:value-type="float">
            <text:p>2007.12</text:p>
          </table:table-cell>
          <table:table-cell office:value-type="float" office:value="6390.62" calcext:value-type="float">
            <text:p>6390.62</text:p>
          </table:table-cell>
          <table:table-cell office:value-type="float" office:value="5561.55" calcext:value-type="float">
            <text:p>5561.55</text:p>
          </table:table-cell>
          <table:table-cell office:value-type="float" office:value="6360.64" calcext:value-type="float">
            <text:p>6360.64</text:p>
          </table:table-cell>
          <table:table-cell office:value-type="float" office:value="2022.55" calcext:value-type="float">
            <text:p>2022.55</text:p>
          </table:table-cell>
          <table:table-cell office:value-type="float" office:value="6462.08" calcext:value-type="float">
            <text:p>6462.08</text:p>
          </table:table-cell>
          <table:table-cell office:value-type="float" office:value="5514.28" calcext:value-type="float">
            <text:p>5514.28</text:p>
          </table:table-cell>
          <table:table-cell office:value-type="float" office:value="6321.39" calcext:value-type="float">
            <text:p>6321.39</text:p>
          </table:table-cell>
          <table:table-cell office:value-type="float" office:value="2026.51" calcext:value-type="float">
            <text:p>2026.51</text:p>
          </table:table-cell>
          <table:table-cell office:value-type="float" office:value="7672.7" calcext:value-type="float">
            <text:p>7672.7</text:p>
          </table:table-cell>
          <table:table-cell office:value-type="float" office:value="5228.51" calcext:value-type="float">
            <text:p>5228.51</text:p>
          </table:table-cell>
          <table:table-cell office:value-type="float" office:value="7562.24" calcext:value-type="float">
            <text:p>7562.24</text:p>
          </table:table-cell>
          <table:table-cell office:value-type="float" office:value="2016.49" calcext:value-type="float">
            <text:p>2016.49</text:p>
          </table:table-cell>
          <table:table-cell office:value-type="float" office:value="7650.51" calcext:value-type="float">
            <text:p>7650.51</text:p>
          </table:table-cell>
          <table:table-cell office:value-type="float" office:value="4417.03" calcext:value-type="float">
            <text:p>4417.03</text:p>
          </table:table-cell>
          <table:table-cell office:value-type="float" office:value="7444.33" calcext:value-type="float">
            <text:p>7444.33</text:p>
          </table:table-cell>
          <table:table-cell office:value-type="float" office:value="2024.23" calcext:value-type="float">
            <text:p>2024.23</text:p>
          </table:table-cell>
          <table:table-cell office:value-type="float" office:value="13232.38" calcext:value-type="float">
            <text:p>13232.38</text:p>
          </table:table-cell>
          <table:table-cell office:value-type="float" office:value="12757.36" calcext:value-type="float">
            <text:p>12757.36</text:p>
          </table:table-cell>
          <table:table-cell office:value-type="float" office:value="2333.93" calcext:value-type="float">
            <text:p>2333.93</text:p>
          </table:table-cell>
          <table:table-cell office:value-type="float" office:value="5879.58" calcext:value-type="float">
            <text:p>5879.58</text:p>
          </table:table-cell>
          <table:table-cell office:value-type="float" office:value="5480" calcext:value-type="float">
            <text:p>5480</text:p>
          </table:table-cell>
          <table:table-cell office:value-type="float" office:value="5543.48" calcext:value-type="float">
            <text:p>5543.48</text:p>
          </table:table-cell>
          <table:table-cell office:value-type="float" office:value="1758.98" calcext:value-type="float">
            <text:p>1758.98</text:p>
          </table:table-cell>
          <table:table-cell office:value-type="float" office:value="2717.58" calcext:value-type="float">
            <text:p>2717.58</text:p>
          </table:table-cell>
          <table:table-cell office:value-type="float" office:value="2737.91" calcext:value-type="float">
            <text:p>2737.91</text:p>
          </table:table-cell>
          <table:table-cell office:value-type="float" office:value="2660.68" calcext:value-type="float">
            <text:p>2660.68</text:p>
          </table:table-cell>
          <table:table-cell office:value-type="float" office:value="1279.65" calcext:value-type="float">
            <text:p>1279.65</text:p>
          </table:table-cell>
          <table:table-cell office:value-type="float" office:value="3017.92" calcext:value-type="float">
            <text:p>3017.92</text:p>
          </table:table-cell>
          <table:table-cell office:value-type="float" office:value="2858.43" calcext:value-type="float">
            <text:p>2858.43</text:p>
          </table:table-cell>
          <table:table-cell office:value-type="float" office:value="1286.91" calcext:value-type="float">
            <text:p>1286.91</text:p>
          </table:table-cell>
          <table:table-cell office:value-type="float" office:value="6466.71" calcext:value-type="float">
            <text:p>6466.71</text:p>
          </table:table-cell>
          <table:table-cell office:value-type="float" office:value="3981.04" calcext:value-type="float">
            <text:p>3981.04</text:p>
          </table:table-cell>
          <table:table-cell office:value-type="float" office:value="6126.84" calcext:value-type="float">
            <text:p>6126.84</text:p>
          </table:table-cell>
          <table:table-cell office:value-type="float" office:value="2593.41" calcext:value-type="float">
            <text:p>2593.41</text:p>
          </table:table-cell>
        </table:table-row>
        <table:table-row table:style-name="ro1">
          <table:table-cell office:value-type="string" calcext:value-type="string">
            <text:p>sudo.do_configure</text:p>
          </table:table-cell>
          <table:table-cell table:number-columns-repeated="23" office:value-type="string" calcext:value-type="string">
            <text:p>---</text:p>
          </table:table-cell>
          <table:table-cell office:value-type="float" office:value="114.05" calcext:value-type="float">
            <text:p>114.05</text:p>
          </table:table-cell>
          <table:table-cell table:number-columns-repeated="18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webkitgtk.do_compile</text:p>
          </table:table-cell>
          <table:table-cell office:value-type="float" office:value="4195.8" calcext:value-type="float">
            <text:p>4195.8</text:p>
          </table:table-cell>
          <table:table-cell office:value-type="float" office:value="4343.14" calcext:value-type="float">
            <text:p>4343.14</text:p>
          </table:table-cell>
          <table:table-cell office:value-type="float" office:value="4307.39" calcext:value-type="float">
            <text:p>4307.39</text:p>
          </table:table-cell>
          <table:table-cell office:value-type="float" office:value="1368.75" calcext:value-type="float">
            <text:p>1368.75</text:p>
          </table:table-cell>
          <table:table-cell office:value-type="float" office:value="1790.06" calcext:value-type="float">
            <text:p>1790.06</text:p>
          </table:table-cell>
          <table:table-cell office:value-type="float" office:value="1376.32" calcext:value-type="float">
            <text:p>1376.32</text:p>
          </table:table-cell>
          <table:table-cell office:value-type="float" office:value="1828.9" calcext:value-type="float">
            <text:p>1828.9</text:p>
          </table:table-cell>
          <table:table-cell office:value-type="float" office:value="668.98" calcext:value-type="float">
            <text:p>668.98</text:p>
          </table:table-cell>
          <table:table-cell office:value-type="float" office:value="1821.56" calcext:value-type="float">
            <text:p>1821.56</text:p>
          </table:table-cell>
          <table:table-cell office:value-type="float" office:value="1630.49" calcext:value-type="float">
            <text:p>1630.49</text:p>
          </table:table-cell>
          <table:table-cell office:value-type="float" office:value="1842.6" calcext:value-type="float">
            <text:p>1842.6</text:p>
          </table:table-cell>
          <table:table-cell office:value-type="float" office:value="690.85" calcext:value-type="float">
            <text:p>690.85</text:p>
          </table:table-cell>
          <table:table-cell office:value-type="float" office:value="1831.9" calcext:value-type="float">
            <text:p>1831.9</text:p>
          </table:table-cell>
          <table:table-cell office:value-type="float" office:value="1454.69" calcext:value-type="float">
            <text:p>1454.69</text:p>
          </table:table-cell>
          <table:table-cell office:value-type="float" office:value="1798.16" calcext:value-type="float">
            <text:p>1798.16</text:p>
          </table:table-cell>
          <table:table-cell office:value-type="float" office:value="683.14" calcext:value-type="float">
            <text:p>683.14</text:p>
          </table:table-cell>
          <table:table-cell office:value-type="float" office:value="2170.33" calcext:value-type="float">
            <text:p>2170.33</text:p>
          </table:table-cell>
          <table:table-cell office:value-type="float" office:value="1972.12" calcext:value-type="float">
            <text:p>1972.12</text:p>
          </table:table-cell>
          <table:table-cell office:value-type="float" office:value="2230.24" calcext:value-type="float">
            <text:p>2230.24</text:p>
          </table:table-cell>
          <table:table-cell office:value-type="float" office:value="781.13" calcext:value-type="float">
            <text:p>781.13</text:p>
          </table:table-cell>
          <table:table-cell office:value-type="float" office:value="2234.91" calcext:value-type="float">
            <text:p>2234.91</text:p>
          </table:table-cell>
          <table:table-cell office:value-type="float" office:value="1741.62" calcext:value-type="float">
            <text:p>1741.62</text:p>
          </table:table-cell>
          <table:table-cell office:value-type="float" office:value="2207.04" calcext:value-type="float">
            <text:p>2207.04</text:p>
          </table:table-cell>
          <table:table-cell office:value-type="float" office:value="759.36" calcext:value-type="float">
            <text:p>759.36</text:p>
          </table:table-cell>
          <table:table-cell office:value-type="float" office:value="9020.49" calcext:value-type="float">
            <text:p>9020.49</text:p>
          </table:table-cell>
          <table:table-cell office:value-type="float" office:value="8700.24" calcext:value-type="float">
            <text:p>8700.24</text:p>
          </table:table-cell>
          <table:table-cell office:value-type="float" office:value="2151.2" calcext:value-type="float">
            <text:p>2151.2</text:p>
          </table:table-cell>
          <table:table-cell office:value-type="float" office:value="1980.64" calcext:value-type="float">
            <text:p>1980.64</text:p>
          </table:table-cell>
          <table:table-cell office:value-type="float" office:value="2512.17" calcext:value-type="float">
            <text:p>2512.17</text:p>
          </table:table-cell>
          <table:table-cell office:value-type="float" office:value="1925.72" calcext:value-type="float">
            <text:p>1925.72</text:p>
          </table:table-cell>
          <table:table-cell office:value-type="float" office:value="762.26" calcext:value-type="float">
            <text:p>762.26</text:p>
          </table:table-cell>
          <table:table-cell office:value-type="float" office:value="1161.13" calcext:value-type="float">
            <text:p>1161.13</text:p>
          </table:table-cell>
          <table:table-cell office:value-type="float" office:value="1372.98" calcext:value-type="float">
            <text:p>1372.98</text:p>
          </table:table-cell>
          <table:table-cell office:value-type="float" office:value="1185.12" calcext:value-type="float">
            <text:p>1185.12</text:p>
          </table:table-cell>
          <table:table-cell office:value-type="float" office:value="454.18" calcext:value-type="float">
            <text:p>454.18</text:p>
          </table:table-cell>
          <table:table-cell office:value-type="float" office:value="3965.83" calcext:value-type="float">
            <text:p>3965.83</text:p>
          </table:table-cell>
          <table:table-cell office:value-type="float" office:value="4172.06" calcext:value-type="float">
            <text:p>4172.06</text:p>
          </table:table-cell>
          <table:table-cell office:value-type="float" office:value="499.22" calcext:value-type="float">
            <text:p>499.22</text:p>
          </table:table-cell>
          <table:table-cell office:value-type="float" office:value="3153.72" calcext:value-type="float">
            <text:p>3153.72</text:p>
          </table:table-cell>
          <table:table-cell office:value-type="float" office:value="3450.83" calcext:value-type="float">
            <text:p>3450.83</text:p>
          </table:table-cell>
          <table:table-cell office:value-type="float" office:value="3160.08" calcext:value-type="float">
            <text:p>3160.08</text:p>
          </table:table-cell>
          <table:table-cell office:value-type="float" office:value="1112.01" calcext:value-type="float">
            <text:p>1112.01</text:p>
          </table:table-cell>
        </table:table-row>
        <table:table-row table:style-name="ro1">
          <table:table-cell office:value-type="string" calcext:value-type="string">
            <text:p>webkitgtk.do_package</text:p>
          </table:table-cell>
          <table:table-cell table:number-columns-repeated="5" office:value-type="string" calcext:value-type="string">
            <text:p>---</text:p>
          </table:table-cell>
          <table:table-cell office:value-type="float" office:value="249.4" calcext:value-type="float">
            <text:p>249.4</text:p>
          </table:table-cell>
          <table:table-cell office:value-type="float" office:value="224.44" calcext:value-type="float">
            <text:p>224.44</text:p>
          </table:table-cell>
          <table:table-cell office:value-type="string" calcext:value-type="string">
            <text:p>---</text:p>
          </table:table-cell>
          <table:table-cell office:value-type="float" office:value="278.24" calcext:value-type="float">
            <text:p>278.24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76.36" calcext:value-type="float">
            <text:p>276.36</text:p>
          </table:table-cell>
          <table:table-cell office:value-type="float" office:value="213.73" calcext:value-type="float">
            <text:p>213.73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76.16" calcext:value-type="float">
            <text:p>276.16</text:p>
          </table:table-cell>
          <table:table-cell table:number-columns-repeated="9" office:value-type="string" calcext:value-type="string">
            <text:p>---</text:p>
          </table:table-cell>
          <table:table-cell office:value-type="float" office:value="289.2" calcext:value-type="float">
            <text:p>289.2</text:p>
          </table:table-cell>
          <table:table-cell office:value-type="float" office:value="318.16" calcext:value-type="float">
            <text:p>318.16</text:p>
          </table:table-cell>
          <table:table-cell office:value-type="float" office:value="302.24" calcext:value-type="float">
            <text:p>302.24</text:p>
          </table:table-cell>
          <table:table-cell office:value-type="float" office:value="233.74" calcext:value-type="float">
            <text:p>233.74</text:p>
          </table:table-cell>
          <table:table-cell office:value-type="float" office:value="178.02" calcext:value-type="float">
            <text:p>178.02</text:p>
          </table:table-cell>
          <table:table-cell office:value-type="float" office:value="175.48" calcext:value-type="float">
            <text:p>175.48</text:p>
          </table:table-cell>
          <table:table-cell office:value-type="float" office:value="177" calcext:value-type="float">
            <text:p>177</text:p>
          </table:table-cell>
          <table:table-cell office:value-type="float" office:value="136.35" calcext:value-type="float">
            <text:p>136.35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148.26" calcext:value-type="float">
            <text:p>148.26</text:p>
          </table:table-cell>
          <table:table-cell office:value-type="string" calcext:value-type="string">
            <text:p>---</text:p>
          </table:table-cell>
          <table:table-cell office:value-type="float" office:value="481.79" calcext:value-type="float">
            <text:p>481.79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webkitgtk.do_package_write_rpm</text:p>
          </table:table-cell>
          <table:table-cell office:value-type="float" office:value="660.04" calcext:value-type="float">
            <text:p>660.04</text:p>
          </table:table-cell>
          <table:table-cell office:value-type="float" office:value="667.94" calcext:value-type="float">
            <text:p>667.94</text:p>
          </table:table-cell>
          <table:table-cell office:value-type="float" office:value="620.8" calcext:value-type="float">
            <text:p>620.8</text:p>
          </table:table-cell>
          <table:table-cell office:value-type="float" office:value="229.47" calcext:value-type="float">
            <text:p>229.47</text:p>
          </table:table-cell>
          <table:table-cell office:value-type="float" office:value="463.33" calcext:value-type="float">
            <text:p>463.33</text:p>
          </table:table-cell>
          <table:table-cell office:value-type="float" office:value="440.63" calcext:value-type="float">
            <text:p>440.63</text:p>
          </table:table-cell>
          <table:table-cell office:value-type="float" office:value="448.56" calcext:value-type="float">
            <text:p>448.56</text:p>
          </table:table-cell>
          <table:table-cell office:value-type="string" calcext:value-type="string">
            <text:p>---</text:p>
          </table:table-cell>
          <table:table-cell office:value-type="float" office:value="463.47" calcext:value-type="float">
            <text:p>463.47</text:p>
          </table:table-cell>
          <table:table-cell office:value-type="float" office:value="423.72" calcext:value-type="float">
            <text:p>423.72</text:p>
          </table:table-cell>
          <table:table-cell office:value-type="float" office:value="521.77" calcext:value-type="float">
            <text:p>521.77</text:p>
          </table:table-cell>
          <table:table-cell office:value-type="string" calcext:value-type="string">
            <text:p>---</text:p>
          </table:table-cell>
          <table:table-cell office:value-type="float" office:value="458.04" calcext:value-type="float">
            <text:p>458.04</text:p>
          </table:table-cell>
          <table:table-cell office:value-type="float" office:value="390.82" calcext:value-type="float">
            <text:p>390.82</text:p>
          </table:table-cell>
          <table:table-cell office:value-type="float" office:value="394.25" calcext:value-type="float">
            <text:p>394.25</text:p>
          </table:table-cell>
          <table:table-cell office:value-type="string" calcext:value-type="string">
            <text:p>---</text:p>
          </table:table-cell>
          <table:table-cell office:value-type="float" office:value="463.46" calcext:value-type="float">
            <text:p>463.46</text:p>
          </table:table-cell>
          <table:table-cell office:value-type="float" office:value="493.48" calcext:value-type="float">
            <text:p>493.48</text:p>
          </table:table-cell>
          <table:table-cell office:value-type="float" office:value="501.54" calcext:value-type="float">
            <text:p>501.54</text:p>
          </table:table-cell>
          <table:table-cell office:value-type="string" calcext:value-type="string">
            <text:p>---</text:p>
          </table:table-cell>
          <table:table-cell office:value-type="float" office:value="546.92" calcext:value-type="float">
            <text:p>546.92</text:p>
          </table:table-cell>
          <table:table-cell office:value-type="float" office:value="435.5" calcext:value-type="float">
            <text:p>435.5</text:p>
          </table:table-cell>
          <table:table-cell office:value-type="float" office:value="477.28" calcext:value-type="float">
            <text:p>477.28</text:p>
          </table:table-cell>
          <table:table-cell office:value-type="string" calcext:value-type="string">
            <text:p>---</text:p>
          </table:table-cell>
          <table:table-cell office:value-type="float" office:value="881.69" calcext:value-type="float">
            <text:p>881.69</text:p>
          </table:table-cell>
          <table:table-cell office:value-type="float" office:value="874.01" calcext:value-type="float">
            <text:p>874.01</text:p>
          </table:table-cell>
          <table:table-cell office:value-type="float" office:value="381.25" calcext:value-type="float">
            <text:p>381.25</text:p>
          </table:table-cell>
          <table:table-cell office:value-type="float" office:value="329.7" calcext:value-type="float">
            <text:p>329.7</text:p>
          </table:table-cell>
          <table:table-cell office:value-type="float" office:value="346.57" calcext:value-type="float">
            <text:p>346.57</text:p>
          </table:table-cell>
          <table:table-cell office:value-type="float" office:value="323.22" calcext:value-type="float">
            <text:p>323.22</text:p>
          </table:table-cell>
          <table:table-cell office:value-type="float" office:value="225.18" calcext:value-type="float">
            <text:p>225.18</text:p>
          </table:table-cell>
          <table:table-cell office:value-type="float" office:value="195.28" calcext:value-type="float">
            <text:p>195.28</text:p>
          </table:table-cell>
          <table:table-cell office:value-type="float" office:value="172.33" calcext:value-type="float">
            <text:p>172.33</text:p>
          </table:table-cell>
          <table:table-cell office:value-type="float" office:value="196.2" calcext:value-type="float">
            <text:p>196.2</text:p>
          </table:table-cell>
          <table:table-cell office:value-type="float" office:value="132.97" calcext:value-type="float">
            <text:p>132.97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134.42" calcext:value-type="float">
            <text:p>134.42</text:p>
          </table:table-cell>
          <table:table-cell office:value-type="float" office:value="549.25" calcext:value-type="float">
            <text:p>549.25</text:p>
          </table:table-cell>
          <table:table-cell office:value-type="float" office:value="490.72" calcext:value-type="float">
            <text:p>490.72</text:p>
          </table:table-cell>
          <table:table-cell office:value-type="float" office:value="556.27" calcext:value-type="float">
            <text:p>556.27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9395.22" calcext:value-type="float">
            <text:p>19395.22</text:p>
          </table:table-cell>
          <table:table-cell office:value-type="float" office:value="19699.89" calcext:value-type="float">
            <text:p>19699.89</text:p>
          </table:table-cell>
          <table:table-cell office:value-type="float" office:value="19358.37" calcext:value-type="float">
            <text:p>19358.37</text:p>
          </table:table-cell>
          <table:table-cell office:value-type="float" office:value="26976.76" calcext:value-type="float">
            <text:p>26976.76</text:p>
          </table:table-cell>
          <table:table-cell office:value-type="float" office:value="8289.49" calcext:value-type="float">
            <text:p>8289.49</text:p>
          </table:table-cell>
          <table:table-cell office:value-type="float" office:value="9472.01" calcext:value-type="float">
            <text:p>9472.01</text:p>
          </table:table-cell>
          <table:table-cell office:value-type="float" office:value="8262.44" calcext:value-type="float">
            <text:p>8262.44</text:p>
          </table:table-cell>
          <table:table-cell office:value-type="float" office:value="17574.32" calcext:value-type="float">
            <text:p>17574.32</text:p>
          </table:table-cell>
          <table:table-cell office:value-type="float" office:value="8309.38" calcext:value-type="float">
            <text:p>8309.38</text:p>
          </table:table-cell>
          <table:table-cell office:value-type="float" office:value="9240.79" calcext:value-type="float">
            <text:p>9240.79</text:p>
          </table:table-cell>
          <table:table-cell office:value-type="float" office:value="8259.42" calcext:value-type="float">
            <text:p>8259.42</text:p>
          </table:table-cell>
          <table:table-cell office:value-type="float" office:value="17126.62" calcext:value-type="float">
            <text:p>17126.62</text:p>
          </table:table-cell>
          <table:table-cell office:value-type="float" office:value="8375.13" calcext:value-type="float">
            <text:p>8375.13</text:p>
          </table:table-cell>
          <table:table-cell office:value-type="float" office:value="9197.3" calcext:value-type="float">
            <text:p>9197.3</text:p>
          </table:table-cell>
          <table:table-cell office:value-type="float" office:value="8247.79" calcext:value-type="float">
            <text:p>8247.79</text:p>
          </table:table-cell>
          <table:table-cell office:value-type="float" office:value="17399.58" calcext:value-type="float">
            <text:p>17399.58</text:p>
          </table:table-cell>
          <table:table-cell office:value-type="float" office:value="9628.34" calcext:value-type="float">
            <text:p>9628.34</text:p>
          </table:table-cell>
          <table:table-cell office:value-type="float" office:value="9461.14" calcext:value-type="float">
            <text:p>9461.14</text:p>
          </table:table-cell>
          <table:table-cell office:value-type="float" office:value="9523.6" calcext:value-type="float">
            <text:p>9523.6</text:p>
          </table:table-cell>
          <table:table-cell office:value-type="float" office:value="16631.03" calcext:value-type="float">
            <text:p>16631.03</text:p>
          </table:table-cell>
          <table:table-cell office:value-type="float" office:value="9614.88" calcext:value-type="float">
            <text:p>9614.88</text:p>
          </table:table-cell>
          <table:table-cell office:value-type="float" office:value="9392.89" calcext:value-type="float">
            <text:p>9392.89</text:p>
          </table:table-cell>
          <table:table-cell office:value-type="float" office:value="9590.77" calcext:value-type="float">
            <text:p>9590.77</text:p>
          </table:table-cell>
          <table:table-cell office:value-type="float" office:value="17258.88" calcext:value-type="float">
            <text:p>17258.88</text:p>
          </table:table-cell>
          <table:table-cell office:value-type="float" office:value="32780.01" calcext:value-type="float">
            <text:p>32780.01</text:p>
          </table:table-cell>
          <table:table-cell office:value-type="float" office:value="33274.69" calcext:value-type="float">
            <text:p>33274.69</text:p>
          </table:table-cell>
          <table:table-cell office:value-type="float" office:value="34755.89" calcext:value-type="float">
            <text:p>34755.89</text:p>
          </table:table-cell>
          <table:table-cell office:value-type="float" office:value="9191.8" calcext:value-type="float">
            <text:p>9191.8</text:p>
          </table:table-cell>
          <table:table-cell office:value-type="float" office:value="9628.41" calcext:value-type="float">
            <text:p>9628.41</text:p>
          </table:table-cell>
          <table:table-cell office:value-type="float" office:value="9075.5" calcext:value-type="float">
            <text:p>9075.5</text:p>
          </table:table-cell>
          <table:table-cell office:value-type="float" office:value="14763.06" calcext:value-type="float">
            <text:p>14763.06</text:p>
          </table:table-cell>
          <table:table-cell office:value-type="float" office:value="5213.04" calcext:value-type="float">
            <text:p>5213.04</text:p>
          </table:table-cell>
          <table:table-cell office:value-type="float" office:value="5532.28" calcext:value-type="float">
            <text:p>5532.28</text:p>
          </table:table-cell>
          <table:table-cell office:value-type="float" office:value="5221.09" calcext:value-type="float">
            <text:p>5221.09</text:p>
          </table:table-cell>
          <table:table-cell office:value-type="float" office:value="10158.52" calcext:value-type="float">
            <text:p>10158.52</text:p>
          </table:table-cell>
          <table:table-cell office:value-type="float" office:value="6018.16" calcext:value-type="float">
            <text:p>6018.16</text:p>
          </table:table-cell>
          <table:table-cell office:value-type="float" office:value="5984.95" calcext:value-type="float">
            <text:p>5984.95</text:p>
          </table:table-cell>
          <table:table-cell office:value-type="float" office:value="10332.07" calcext:value-type="float">
            <text:p>10332.07</text:p>
          </table:table-cell>
          <table:table-cell office:value-type="float" office:value="13857.18" calcext:value-type="float">
            <text:p>13857.18</text:p>
          </table:table-cell>
          <table:table-cell office:value-type="float" office:value="14658.61" calcext:value-type="float">
            <text:p>14658.61</text:p>
          </table:table-cell>
          <table:table-cell office:value-type="float" office:value="13735.17" calcext:value-type="float">
            <text:p>13735.17</text:p>
          </table:table-cell>
          <table:table-cell office:value-type="float" office:value="25784.73" calcext:value-type="float">
            <text:p>25784.73</text:p>
          </table:table-cell>
        </table:table-row>
      </table:table>
      <table:table table:name="table.top20.build-test" table:style-name="ta1">
        <table:table-column table:style-name="co25" table:default-cell-style-name="Default"/>
        <table:table-column table:style-name="co26" table:default-cell-style-name="Default"/>
        <table:table-column table:style-name="co3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builder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fetch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fetch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fetch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fetch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fetch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fetch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fetch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fetch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fetch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fetch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fetch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lic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lic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lic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lic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lic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lic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lic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lic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lic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lic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lic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sysroot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sysroot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sysroot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sysroot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sysroot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sysroot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sysroot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sysroot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sysroot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sysroot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sysroot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rm_work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unpack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unpack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mpile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mpile</text:p>
          </table:table-cell>
          <table:table-cell office:value-type="float" office:value="1.73" calcext:value-type="float">
            <text:p>1.73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mpile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mpile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mpile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mpile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mpile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mpile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mpile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mpile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mpile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nfigure</text:p>
          </table:table-cell>
          <table:table-cell office:value-type="float" office:value="30.01" calcext:value-type="float">
            <text:p>30.01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nfigure</text:p>
          </table:table-cell>
          <table:table-cell office:value-type="float" office:value="31.57" calcext:value-type="float">
            <text:p>31.57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nfigure</text:p>
          </table:table-cell>
          <table:table-cell office:value-type="float" office:value="31.04" calcext:value-type="float">
            <text:p>31.04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nfigure</text:p>
          </table:table-cell>
          <table:table-cell office:value-type="float" office:value="30.57" calcext:value-type="float">
            <text:p>30.57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nfigure</text:p>
          </table:table-cell>
          <table:table-cell office:value-type="float" office:value="27.59" calcext:value-type="float">
            <text:p>27.59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nfigure</text:p>
          </table:table-cell>
          <table:table-cell office:value-type="float" office:value="27.82" calcext:value-type="float">
            <text:p>27.82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nfigure</text:p>
          </table:table-cell>
          <table:table-cell office:value-type="float" office:value="19.64" calcext:value-type="float">
            <text:p>19.64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nfigure</text:p>
          </table:table-cell>
          <table:table-cell office:value-type="float" office:value="18.82" calcext:value-type="float">
            <text:p>18.82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nfigure</text:p>
          </table:table-cell>
          <table:table-cell office:value-type="float" office:value="15.78" calcext:value-type="float">
            <text:p>15.78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nfigure</text:p>
          </table:table-cell>
          <table:table-cell office:value-type="float" office:value="15.77" calcext:value-type="float">
            <text:p>15.77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nfigure</text:p>
          </table:table-cell>
          <table:table-cell office:value-type="float" office:value="41.77" calcext:value-type="float">
            <text:p>41.77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fetch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fetch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fetch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fetch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fetch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fetch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fetch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fetch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fetch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fetch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fetch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install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install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install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install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install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install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install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install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install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install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install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atch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atch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atch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atch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atch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atch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atch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atch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atch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atch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atch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lic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lic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lic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lic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lic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lic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lic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lic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lic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lic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lic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sysroot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sysroot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sysroot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sysroot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sysroot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sysroot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sysroot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sysroot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sysroot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sysroot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sysroot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rm_work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rm_work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rm_work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rm_work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unpack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unpack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unpack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unpack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mpile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mpile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mpile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mpile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mpile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mpile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mpile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mpile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mpile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mpile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mpile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nfigure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nfigure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nfigure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nfigure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nfigu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nfigure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nfigure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nfigure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nfigure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nfigure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nfigure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fetch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fetch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fetch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fetch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fetch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fetch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fetch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fetch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fetch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fetch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fetch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install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install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install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install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install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install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install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install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install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install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install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lic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lic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lic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lic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lic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lic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lic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lic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lic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lic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lic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sysroot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sysroot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sysroot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sysroot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sysroo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sysroo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sysroot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sysroot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sysroot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sysroot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sysroot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install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install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install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install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lic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lic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lic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lic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lic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lic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lic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lic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lic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lic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lic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sysroot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sysroot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sysroot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sysroot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sysroot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sysroot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sysroot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sysroot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sysroot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sysroot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sysroot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otal</text:p>
          </table:table-cell>
          <table:table-cell office:value-type="float" office:value="42.81" calcext:value-type="float">
            <text:p>42.81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otal</text:p>
          </table:table-cell>
          <table:table-cell office:value-type="float" office:value="44.63" calcext:value-type="float">
            <text:p>44.63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otal</text:p>
          </table:table-cell>
          <table:table-cell office:value-type="float" office:value="43.51" calcext:value-type="float">
            <text:p>43.51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otal</text:p>
          </table:table-cell>
          <table:table-cell office:value-type="float" office:value="43.09" calcext:value-type="float">
            <text:p>43.09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otal</text:p>
          </table:table-cell>
          <table:table-cell office:value-type="float" office:value="39.25" calcext:value-type="float">
            <text:p>39.2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otal</text:p>
          </table:table-cell>
          <table:table-cell office:value-type="float" office:value="38.01" calcext:value-type="float">
            <text:p>38.01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otal</text:p>
          </table:table-cell>
          <table:table-cell office:value-type="float" office:value="28.56" calcext:value-type="float">
            <text:p>28.56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otal</text:p>
          </table:table-cell>
          <table:table-cell office:value-type="float" office:value="26.82" calcext:value-type="float">
            <text:p>26.82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otal</text:p>
          </table:table-cell>
          <table:table-cell office:value-type="float" office:value="22.58" calcext:value-type="float">
            <text:p>22.58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otal</text:p>
          </table:table-cell>
          <table:table-cell office:value-type="float" office:value="24.39" calcext:value-type="float">
            <text:p>24.39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otal</text:p>
          </table:table-cell>
          <table:table-cell office:value-type="float" office:value="58.14" calcext:value-type="float">
            <text:p>58.14</text:p>
          </table:table-cell>
        </table:table-row>
      </table:table>
      <table:table table:name="table.top20.fetch" table:style-name="ta1">
        <table:table-column table:style-name="co25" table:default-cell-style-name="Default"/>
        <table:table-column table:style-name="co47" table:default-cell-style-name="Default"/>
        <table:table-column table:style-name="co45" table:default-cell-style-name="Default"/>
        <table:table-column table:style-name="co35" table:default-cell-style-name="Default"/>
        <table:table-row table:style-name="ro1">
          <table:table-cell office:value-type="string" calcext:value-type="string">
            <text:p>builder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.do_fetch</text:p>
          </table:table-cell>
          <table:table-cell office:value-type="float" office:value="331.45" calcext:value-type="float">
            <text:p>331.45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.do_fetch</text:p>
          </table:table-cell>
          <table:table-cell office:value-type="float" office:value="433.55" calcext:value-type="float">
            <text:p>433.55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.do_fetch</text:p>
          </table:table-cell>
          <table:table-cell office:value-type="float" office:value="313.32" calcext:value-type="float">
            <text:p>313.32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.do_fetch</text:p>
          </table:table-cell>
          <table:table-cell office:value-type="float" office:value="307.99" calcext:value-type="float">
            <text:p>307.99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.do_fetch</text:p>
          </table:table-cell>
          <table:table-cell office:value-type="float" office:value="525.28" calcext:value-type="float">
            <text:p>525.28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.do_fetch</text:p>
          </table:table-cell>
          <table:table-cell office:value-type="float" office:value="476.43" calcext:value-type="float">
            <text:p>476.43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.do_fetch</text:p>
          </table:table-cell>
          <table:table-cell office:value-type="float" office:value="736.87" calcext:value-type="float">
            <text:p>736.87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.do_fetch</text:p>
          </table:table-cell>
          <table:table-cell office:value-type="float" office:value="179.58" calcext:value-type="float">
            <text:p>179.58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.do_fetch</text:p>
          </table:table-cell>
          <table:table-cell office:value-type="float" office:value="82.45" calcext:value-type="float">
            <text:p>82.45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.do_fetch</text:p>
          </table:table-cell>
          <table:table-cell office:value-type="float" office:value="813.44" calcext:value-type="float">
            <text:p>813.44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.do_fetch</text:p>
          </table:table-cell>
          <table:table-cell office:value-type="float" office:value="483.68" calcext:value-type="float">
            <text:p>483.68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cross-x86_64.do_fetch</text:p>
          </table:table-cell>
          <table:table-cell office:value-type="float" office:value="260.91" calcext:value-type="float">
            <text:p>260.91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cross-x86_64.do_fetch</text:p>
          </table:table-cell>
          <table:table-cell office:value-type="float" office:value="374.03" calcext:value-type="float">
            <text:p>374.03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cross-x86_64.do_fetch</text:p>
          </table:table-cell>
          <table:table-cell office:value-type="float" office:value="268.92" calcext:value-type="float">
            <text:p>268.92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cross-x86_64.do_fetch</text:p>
          </table:table-cell>
          <table:table-cell office:value-type="float" office:value="265.81" calcext:value-type="float">
            <text:p>265.81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cross-x86_64.do_fetch</text:p>
          </table:table-cell>
          <table:table-cell office:value-type="float" office:value="463.92" calcext:value-type="float">
            <text:p>463.92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cross-x86_64.do_fetch</text:p>
          </table:table-cell>
          <table:table-cell office:value-type="float" office:value="420.24" calcext:value-type="float">
            <text:p>420.24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cross-x86_64.do_fetch</text:p>
          </table:table-cell>
          <table:table-cell office:value-type="float" office:value="564.47" calcext:value-type="float">
            <text:p>564.47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cross-x86_64.do_fetch</text:p>
          </table:table-cell>
          <table:table-cell office:value-type="float" office:value="154.03" calcext:value-type="float">
            <text:p>154.03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cross-x86_64.do_fetch</text:p>
          </table:table-cell>
          <table:table-cell office:value-type="float" office:value="67.11" calcext:value-type="float">
            <text:p>67.11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cross-x86_64.do_fetch</text:p>
          </table:table-cell>
          <table:table-cell office:value-type="float" office:value="621.12" calcext:value-type="float">
            <text:p>621.12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cross-x86_64.do_fetch</text:p>
          </table:table-cell>
          <table:table-cell office:value-type="float" office:value="349.63" calcext:value-type="float">
            <text:p>349.63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native.do_fetch</text:p>
          </table:table-cell>
          <table:table-cell office:value-type="float" office:value="270.75" calcext:value-type="float">
            <text:p>270.75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native.do_fetch</text:p>
          </table:table-cell>
          <table:table-cell office:value-type="float" office:value="379.49" calcext:value-type="float">
            <text:p>379.4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native.do_fetch</text:p>
          </table:table-cell>
          <table:table-cell office:value-type="float" office:value="274.94" calcext:value-type="float">
            <text:p>274.94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native.do_fetch</text:p>
          </table:table-cell>
          <table:table-cell office:value-type="float" office:value="268.5" calcext:value-type="float">
            <text:p>268.5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native.do_fetch</text:p>
          </table:table-cell>
          <table:table-cell office:value-type="float" office:value="472.18" calcext:value-type="float">
            <text:p>472.18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native.do_fetch</text:p>
          </table:table-cell>
          <table:table-cell office:value-type="float" office:value="428.2" calcext:value-type="float">
            <text:p>428.2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native.do_fetch</text:p>
          </table:table-cell>
          <table:table-cell office:value-type="float" office:value="570.45" calcext:value-type="float">
            <text:p>570.45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native.do_fetch</text:p>
          </table:table-cell>
          <table:table-cell office:value-type="float" office:value="159.1" calcext:value-type="float">
            <text:p>159.1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native.do_fetch</text:p>
          </table:table-cell>
          <table:table-cell office:value-type="float" office:value="69.56" calcext:value-type="float">
            <text:p>69.56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native.do_fetch</text:p>
          </table:table-cell>
          <table:table-cell office:value-type="float" office:value="649.13" calcext:value-type="float">
            <text:p>649.13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native.do_fetch</text:p>
          </table:table-cell>
          <table:table-cell office:value-type="float" office:value="368.81" calcext:value-type="float">
            <text:p>368.81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.do_fetch</text:p>
          </table:table-cell>
          <table:table-cell office:value-type="float" office:value="177.19" calcext:value-type="float">
            <text:p>177.1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.do_fetch</text:p>
          </table:table-cell>
          <table:table-cell office:value-type="float" office:value="112.79" calcext:value-type="float">
            <text:p>112.79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.do_fetch</text:p>
          </table:table-cell>
          <table:table-cell office:value-type="float" office:value="213.49" calcext:value-type="float">
            <text:p>213.49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.do_fetch</text:p>
          </table:table-cell>
          <table:table-cell office:value-type="float" office:value="49.57" calcext:value-type="float">
            <text:p>49.57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.do_fetch</text:p>
          </table:table-cell>
          <table:table-cell office:value-type="float" office:value="161.78" calcext:value-type="float">
            <text:p>161.78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-native.do_fetch</text:p>
          </table:table-cell>
          <table:table-cell office:value-type="float" office:value="122.44" calcext:value-type="float">
            <text:p>122.44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-native.do_fetch</text:p>
          </table:table-cell>
          <table:table-cell office:value-type="float" office:value="217.98" calcext:value-type="float">
            <text:p>217.98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-native.do_fetch</text:p>
          </table:table-cell>
          <table:table-cell office:value-type="float" office:value="122.97" calcext:value-type="float">
            <text:p>122.97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-native.do_fetch</text:p>
          </table:table-cell>
          <table:table-cell office:value-type="float" office:value="146.27" calcext:value-type="float">
            <text:p>146.27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-native.do_fetch</text:p>
          </table:table-cell>
          <table:table-cell office:value-type="float" office:value="251.27" calcext:value-type="float">
            <text:p>251.2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-native.do_fetch</text:p>
          </table:table-cell>
          <table:table-cell office:value-type="float" office:value="219.73" calcext:value-type="float">
            <text:p>219.73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-native.do_fetch</text:p>
          </table:table-cell>
          <table:table-cell office:value-type="float" office:value="65.28" calcext:value-type="float">
            <text:p>65.28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-native.do_fetch</text:p>
          </table:table-cell>
          <table:table-cell office:value-type="float" office:value="58.75" calcext:value-type="float">
            <text:p>58.75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-native.do_fetch</text:p>
          </table:table-cell>
          <table:table-cell office:value-type="float" office:value="247.84" calcext:value-type="float">
            <text:p>247.84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bindgen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bindgen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bindgen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bindgen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bindgen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bindgen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bindgen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bindgen-native.do_fetch</text:p>
          </table:table-cell>
          <table:table-cell office:value-type="float" office:value="88.81" calcext:value-type="float">
            <text:p>88.81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bindgen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bindgen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bindgen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hromium-x11.do_fetch</text:p>
          </table:table-cell>
          <table:table-cell office:value-type="float" office:value="193.46" calcext:value-type="float">
            <text:p>193.46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hromium-x11.do_fetch</text:p>
          </table:table-cell>
          <table:table-cell office:value-type="float" office:value="225.2" calcext:value-type="float">
            <text:p>225.2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hromium-x11.do_fetch</text:p>
          </table:table-cell>
          <table:table-cell office:value-type="float" office:value="217.9" calcext:value-type="float">
            <text:p>217.9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hromium-x11.do_fetch</text:p>
          </table:table-cell>
          <table:table-cell office:value-type="float" office:value="155.58" calcext:value-type="float">
            <text:p>155.58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hromium-x11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hromium-x11.do_fetch</text:p>
          </table:table-cell>
          <table:table-cell office:value-type="float" office:value="287.03" calcext:value-type="float">
            <text:p>287.03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hromium-x11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hromium-x11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hromium-x11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hromium-x11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hromium-x11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mak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mak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mak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mak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mak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mak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mak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make-native.do_fetch</text:p>
          </table:table-cell>
          <table:table-cell office:value-type="float" office:value="87.63" calcext:value-type="float">
            <text:p>87.63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mak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mak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mak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ross-localedef-native.do_fetch</text:p>
          </table:table-cell>
          <table:table-cell office:value-type="float" office:value="176.53" calcext:value-type="float">
            <text:p>176.53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ross-localedef-native.do_fetch</text:p>
          </table:table-cell>
          <table:table-cell office:value-type="float" office:value="283.6" calcext:value-type="float">
            <text:p>283.6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ross-localedef-native.do_fetch</text:p>
          </table:table-cell>
          <table:table-cell office:value-type="float" office:value="177.61" calcext:value-type="float">
            <text:p>177.61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ross-localedef-native.do_fetch</text:p>
          </table:table-cell>
          <table:table-cell office:value-type="float" office:value="198.61" calcext:value-type="float">
            <text:p>198.61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ross-localedef-native.do_fetch</text:p>
          </table:table-cell>
          <table:table-cell office:value-type="float" office:value="325.91" calcext:value-type="float">
            <text:p>325.91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ross-localedef-native.do_fetch</text:p>
          </table:table-cell>
          <table:table-cell office:value-type="float" office:value="346.43" calcext:value-type="float">
            <text:p>346.43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ross-localedef-native.do_fetch</text:p>
          </table:table-cell>
          <table:table-cell office:value-type="float" office:value="322.32" calcext:value-type="float">
            <text:p>322.32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ross-localedef-native.do_fetch</text:p>
          </table:table-cell>
          <table:table-cell office:value-type="float" office:value="113.39" calcext:value-type="float">
            <text:p>113.39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ross-localedef-native.do_fetch</text:p>
          </table:table-cell>
          <table:table-cell office:value-type="float" office:value="72.12" calcext:value-type="float">
            <text:p>72.12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ross-localedef-native.do_fetch</text:p>
          </table:table-cell>
          <table:table-cell office:value-type="float" office:value="443.15" calcext:value-type="float">
            <text:p>443.15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ross-localedef-native.do_fetch</text:p>
          </table:table-cell>
          <table:table-cell office:value-type="float" office:value="174.41" calcext:value-type="float">
            <text:p>174.41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.do_fetch</text:p>
          </table:table-cell>
          <table:table-cell office:value-type="float" office:value="100.82" calcext:value-type="float">
            <text:p>100.82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-native.do_fetch</text:p>
          </table:table-cell>
          <table:table-cell office:value-type="float" office:value="86.2" calcext:value-type="float">
            <text:p>86.2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.do_fetch</text:p>
          </table:table-cell>
          <table:table-cell office:value-type="float" office:value="186.6" calcext:value-type="float">
            <text:p>186.6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-native.do_fetch</text:p>
          </table:table-cell>
          <table:table-cell office:value-type="float" office:value="113.77" calcext:value-type="float">
            <text:p>113.77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ocbook-xsl-stylesheets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ocbook-xsl-stylesheets-native.do_fetch</text:p>
          </table:table-cell>
          <table:table-cell office:value-type="float" office:value="181.15" calcext:value-type="float">
            <text:p>181.15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ocbook-xsl-stylesheets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ocbook-xsl-stylesheets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ocbook-xsl-stylesheets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ocbook-xsl-stylesheets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ocbook-xsl-stylesheets-native.do_fetch</text:p>
          </table:table-cell>
          <table:table-cell office:value-type="float" office:value="78.25" calcext:value-type="float">
            <text:p>78.25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ocbook-xsl-stylesheets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ocbook-xsl-stylesheets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ocbook-xsl-stylesheets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ocbook-xsl-stylesheets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firefox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firefox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firefox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firefox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firefox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firefox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firefox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firefox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firefox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firefox.do_fetch</text:p>
          </table:table-cell>
          <table:table-cell office:value-type="float" office:value="258.78" calcext:value-type="float">
            <text:p>258.78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firefox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cc-source-9.2.0.do_fetch</text:p>
          </table:table-cell>
          <table:table-cell office:value-type="float" office:value="130.84" calcext:value-type="float">
            <text:p>130.84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cc-source-9.2.0.do_fetch</text:p>
          </table:table-cell>
          <table:table-cell office:value-type="float" office:value="254.75" calcext:value-type="float">
            <text:p>254.75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cc-source-9.2.0.do_fetch</text:p>
          </table:table-cell>
          <table:table-cell office:value-type="float" office:value="126.68" calcext:value-type="float">
            <text:p>126.68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cc-source-9.2.0.do_fetch</text:p>
          </table:table-cell>
          <table:table-cell office:value-type="float" office:value="153.29" calcext:value-type="float">
            <text:p>153.29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cc-source-9.2.0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cc-source-9.2.0.do_fetch</text:p>
          </table:table-cell>
          <table:table-cell office:value-type="float" office:value="256.05" calcext:value-type="float">
            <text:p>256.0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cc-source-9.2.0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cc-source-9.2.0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cc-source-9.2.0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cc-source-9.2.0.do_fetch</text:p>
          </table:table-cell>
          <table:table-cell office:value-type="float" office:value="737.94" calcext:value-type="float">
            <text:p>737.94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cc-source-9.2.0.do_fetch</text:p>
          </table:table-cell>
          <table:table-cell office:value-type="float" office:value="240.14" calcext:value-type="float">
            <text:p>240.14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libc.do_fetch</text:p>
          </table:table-cell>
          <table:table-cell office:value-type="float" office:value="192.09" calcext:value-type="float">
            <text:p>192.09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libc.do_fetch</text:p>
          </table:table-cell>
          <table:table-cell office:value-type="float" office:value="295.93" calcext:value-type="float">
            <text:p>295.93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libc.do_fetch</text:p>
          </table:table-cell>
          <table:table-cell office:value-type="float" office:value="189.12" calcext:value-type="float">
            <text:p>189.12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libc.do_fetch</text:p>
          </table:table-cell>
          <table:table-cell office:value-type="float" office:value="207.5" calcext:value-type="float">
            <text:p>207.5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libc.do_fetch</text:p>
          </table:table-cell>
          <table:table-cell office:value-type="float" office:value="344.65" calcext:value-type="float">
            <text:p>344.6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libc.do_fetch</text:p>
          </table:table-cell>
          <table:table-cell office:value-type="float" office:value="364.8" calcext:value-type="float">
            <text:p>364.8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libc.do_fetch</text:p>
          </table:table-cell>
          <table:table-cell office:value-type="float" office:value="401.4" calcext:value-type="float">
            <text:p>401.4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libc.do_fetch</text:p>
          </table:table-cell>
          <table:table-cell office:value-type="float" office:value="120.73" calcext:value-type="float">
            <text:p>120.73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libc.do_fetch</text:p>
          </table:table-cell>
          <table:table-cell office:value-type="float" office:value="76.62" calcext:value-type="float">
            <text:p>76.62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libc.do_fetch</text:p>
          </table:table-cell>
          <table:table-cell office:value-type="float" office:value="498.1" calcext:value-type="float">
            <text:p>498.1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libc.do_fetch</text:p>
          </table:table-cell>
          <table:table-cell office:value-type="float" office:value="251.09" calcext:value-type="float">
            <text:p>251.09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n-native.do_fetch</text:p>
          </table:table-cell>
          <table:table-cell office:value-type="float" office:value="222.3" calcext:value-type="float">
            <text:p>222.3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n-native.do_fetch</text:p>
          </table:table-cell>
          <table:table-cell office:value-type="float" office:value="253.49" calcext:value-type="float">
            <text:p>253.4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n-native.do_fetch</text:p>
          </table:table-cell>
          <table:table-cell office:value-type="float" office:value="241.49" calcext:value-type="float">
            <text:p>241.49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n-native.do_fetch</text:p>
          </table:table-cell>
          <table:table-cell office:value-type="float" office:value="176.81" calcext:value-type="float">
            <text:p>176.81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n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n-native.do_fetch</text:p>
          </table:table-cell>
          <table:table-cell office:value-type="float" office:value="311.52" calcext:value-type="float">
            <text:p>311.52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n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n-native.do_fetch</text:p>
          </table:table-cell>
          <table:table-cell office:value-type="float" office:value="75.22" calcext:value-type="float">
            <text:p>75.22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n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n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n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cu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cu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cu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cu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cu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cu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cu-native.do_fetch</text:p>
          </table:table-cell>
          <table:table-cell office:value-type="float" office:value="127.22" calcext:value-type="float">
            <text:p>127.22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cu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cu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cu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cu-native.do_fetch</text:p>
          </table:table-cell>
          <table:table-cell office:value-type="float" office:value="150.6" calcext:value-type="float">
            <text:p>150.6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so-codes.do_fetch</text:p>
          </table:table-cell>
          <table:table-cell office:value-type="float" office:value="94.35" calcext:value-type="float">
            <text:p>94.35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so-codes.do_fetch</text:p>
          </table:table-cell>
          <table:table-cell office:value-type="float" office:value="195.18" calcext:value-type="float">
            <text:p>195.18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so-codes.do_fetch</text:p>
          </table:table-cell>
          <table:table-cell office:value-type="float" office:value="223.96" calcext:value-type="float">
            <text:p>223.96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so-codes.do_fetch</text:p>
          </table:table-cell>
          <table:table-cell office:value-type="float" office:value="129.4" calcext:value-type="float">
            <text:p>129.4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so-codes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so-codes.do_fetch</text:p>
          </table:table-cell>
          <table:table-cell office:value-type="float" office:value="192.77" calcext:value-type="float">
            <text:p>192.77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so-codes.do_fetch</text:p>
          </table:table-cell>
          <table:table-cell office:value-type="float" office:value="207.91" calcext:value-type="float">
            <text:p>207.91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so-codes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so-codes.do_fetch</text:p>
          </table:table-cell>
          <table:table-cell office:value-type="float" office:value="41.48" calcext:value-type="float">
            <text:p>41.48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so-codes.do_fetch</text:p>
          </table:table-cell>
          <table:table-cell office:value-type="float" office:value="292.19" calcext:value-type="float">
            <text:p>292.19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so-codes.do_fetch</text:p>
          </table:table-cell>
          <table:table-cell office:value-type="float" office:value="168.29" calcext:value-type="float">
            <text:p>168.29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git2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git2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git2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git2-native.do_fetch</text:p>
          </table:table-cell>
          <table:table-cell office:value-type="float" office:value="107.29" calcext:value-type="float">
            <text:p>107.29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git2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git2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git2-native.do_fetch</text:p>
          </table:table-cell>
          <table:table-cell office:value-type="float" office:value="74.15" calcext:value-type="float">
            <text:p>74.15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git2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git2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git2-native.do_fetch</text:p>
          </table:table-cell>
          <table:table-cell office:value-type="float" office:value="262.05" calcext:value-type="float">
            <text:p>262.05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git2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solv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solv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solv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solv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solv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solv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solv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solv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solv.do_fetch</text:p>
          </table:table-cell>
          <table:table-cell office:value-type="float" office:value="38.96" calcext:value-type="float">
            <text:p>38.96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solv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solv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.do_fetch</text:p>
          </table:table-cell>
          <table:table-cell office:value-type="float" office:value="80.24" calcext:value-type="float">
            <text:p>80.24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-native.do_fetch</text:p>
          </table:table-cell>
          <table:table-cell office:value-type="float" office:value="73.49" calcext:value-type="float">
            <text:p>73.49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nux-yocto.do_fetch</text:p>
          </table:table-cell>
          <table:table-cell office:value-type="float" office:value="363.22" calcext:value-type="float">
            <text:p>363.22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nux-yocto.do_fetch</text:p>
          </table:table-cell>
          <table:table-cell office:value-type="float" office:value="517.16" calcext:value-type="float">
            <text:p>517.16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nux-yocto.do_fetch</text:p>
          </table:table-cell>
          <table:table-cell office:value-type="float" office:value="359.54" calcext:value-type="float">
            <text:p>359.54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nux-yocto.do_fetch</text:p>
          </table:table-cell>
          <table:table-cell office:value-type="float" office:value="404.28" calcext:value-type="float">
            <text:p>404.28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nux-yocto.do_fetch</text:p>
          </table:table-cell>
          <table:table-cell office:value-type="float" office:value="680.5" calcext:value-type="float">
            <text:p>680.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nux-yocto.do_fetch</text:p>
          </table:table-cell>
          <table:table-cell office:value-type="float" office:value="573.08" calcext:value-type="float">
            <text:p>573.08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nux-yocto.do_fetch</text:p>
          </table:table-cell>
          <table:table-cell office:value-type="float" office:value="834.65" calcext:value-type="float">
            <text:p>834.65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nux-yocto.do_fetch</text:p>
          </table:table-cell>
          <table:table-cell office:value-type="float" office:value="198.11" calcext:value-type="float">
            <text:p>198.11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nux-yocto.do_fetch</text:p>
          </table:table-cell>
          <table:table-cell office:value-type="float" office:value="145.18" calcext:value-type="float">
            <text:p>145.18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nux-yocto.do_fetch</text:p>
          </table:table-cell>
          <table:table-cell office:value-type="float" office:value="821.63" calcext:value-type="float">
            <text:p>821.63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nux-yocto.do_fetch</text:p>
          </table:table-cell>
          <table:table-cell office:value-type="float" office:value="426.74" calcext:value-type="float">
            <text:p>426.74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lvm-project-source-9.0.1.do_fetch</text:p>
          </table:table-cell>
          <table:table-cell office:value-type="float" office:value="482.89" calcext:value-type="float">
            <text:p>482.89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lvm-project-source-9.0.1.do_fetch</text:p>
          </table:table-cell>
          <table:table-cell office:value-type="float" office:value="711.54" calcext:value-type="float">
            <text:p>711.54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lvm-project-source-9.0.1.do_fetch</text:p>
          </table:table-cell>
          <table:table-cell office:value-type="float" office:value="471.46" calcext:value-type="float">
            <text:p>471.46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lvm-project-source-9.0.1.do_fetch</text:p>
          </table:table-cell>
          <table:table-cell office:value-type="float" office:value="451.33" calcext:value-type="float">
            <text:p>451.3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lvm-project-source-9.0.1.do_fetch</text:p>
          </table:table-cell>
          <table:table-cell office:value-type="float" office:value="522.47" calcext:value-type="float">
            <text:p>522.4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lvm-project-source-9.0.1.do_fetch</text:p>
          </table:table-cell>
          <table:table-cell office:value-type="float" office:value="784.22" calcext:value-type="float">
            <text:p>784.22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lvm-project-source-9.0.1.do_fetch</text:p>
          </table:table-cell>
          <table:table-cell office:value-type="float" office:value="179.28" calcext:value-type="float">
            <text:p>179.28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lvm-project-source-9.0.1.do_fetch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lvm-project-source-9.0.1.do_fetch</text:p>
          </table:table-cell>
          <table:table-cell office:value-type="float" office:value="148.66" calcext:value-type="float">
            <text:p>148.66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lvm-project-source-9.0.1.do_fetch</text:p>
          </table:table-cell>
          <table:table-cell office:value-type="float" office:value="907.83" calcext:value-type="float">
            <text:p>907.83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lvm-project-source-9.0.1.do_fetch</text:p>
          </table:table-cell>
          <table:table-cell office:value-type="float" office:value="743.57" calcext:value-type="float">
            <text:p>743.57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emu-syste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emu-system-native.do_fetch</text:p>
          </table:table-cell>
          <table:table-cell office:value-type="float" office:value="169.3" calcext:value-type="float">
            <text:p>169.3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emu-syste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emu-syste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emu-syste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emu-syste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emu-syste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emu-syste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emu-syste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emu-syste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emu-syste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.do_fetch</text:p>
          </table:table-cell>
          <table:table-cell office:value-type="float" office:value="285.65" calcext:value-type="float">
            <text:p>285.65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.do_fetch</text:p>
          </table:table-cell>
          <table:table-cell office:value-type="float" office:value="419.67" calcext:value-type="float">
            <text:p>419.67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.do_fetch</text:p>
          </table:table-cell>
          <table:table-cell office:value-type="float" office:value="369.19" calcext:value-type="float">
            <text:p>369.19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.do_fetch</text:p>
          </table:table-cell>
          <table:table-cell office:value-type="float" office:value="529.85" calcext:value-type="float">
            <text:p>529.8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.do_fetch</text:p>
          </table:table-cell>
          <table:table-cell office:value-type="float" office:value="96.09" calcext:value-type="float">
            <text:p>96.09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.do_fetch</text:p>
          </table:table-cell>
          <table:table-cell office:value-type="float" office:value="85.84" calcext:value-type="float">
            <text:p>85.84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.do_fetch</text:p>
          </table:table-cell>
          <table:table-cell office:value-type="float" office:value="87.37" calcext:value-type="float">
            <text:p>87.37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.do_fetch</text:p>
          </table:table-cell>
          <table:table-cell office:value-type="float" office:value="447.3" calcext:value-type="float">
            <text:p>447.3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.do_fetch</text:p>
          </table:table-cell>
          <table:table-cell office:value-type="float" office:value="486.58" calcext:value-type="float">
            <text:p>486.58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-native.do_fetch</text:p>
          </table:table-cell>
          <table:table-cell office:value-type="float" office:value="279.87" calcext:value-type="float">
            <text:p>279.87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-native.do_fetch</text:p>
          </table:table-cell>
          <table:table-cell office:value-type="float" office:value="419.66" calcext:value-type="float">
            <text:p>419.66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-native.do_fetch</text:p>
          </table:table-cell>
          <table:table-cell office:value-type="float" office:value="369.61" calcext:value-type="float">
            <text:p>369.61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-native.do_fetch</text:p>
          </table:table-cell>
          <table:table-cell office:value-type="float" office:value="526.85" calcext:value-type="float">
            <text:p>526.8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-native.do_fetch</text:p>
          </table:table-cell>
          <table:table-cell office:value-type="float" office:value="87.89" calcext:value-type="float">
            <text:p>87.89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-native.do_fetch</text:p>
          </table:table-cell>
          <table:table-cell office:value-type="float" office:value="86.46" calcext:value-type="float">
            <text:p>86.46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-native.do_fetch</text:p>
          </table:table-cell>
          <table:table-cell office:value-type="float" office:value="84.89" calcext:value-type="float">
            <text:p>84.89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-native.do_fetch</text:p>
          </table:table-cell>
          <table:table-cell office:value-type="float" office:value="434.08" calcext:value-type="float">
            <text:p>434.08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-native.do_fetch</text:p>
          </table:table-cell>
          <table:table-cell office:value-type="float" office:value="457.09" calcext:value-type="float">
            <text:p>457.09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.do_fetch</text:p>
          </table:table-cell>
          <table:table-cell office:value-type="float" office:value="152.04" calcext:value-type="float">
            <text:p>152.04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.do_fetch</text:p>
          </table:table-cell>
          <table:table-cell office:value-type="float" office:value="141.16" calcext:value-type="float">
            <text:p>141.16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.do_fetch</text:p>
          </table:table-cell>
          <table:table-cell office:value-type="float" office:value="263.3" calcext:value-type="float">
            <text:p>263.3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.do_fetch</text:p>
          </table:table-cell>
          <table:table-cell office:value-type="float" office:value="346.17" calcext:value-type="float">
            <text:p>346.17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.do_fetch</text:p>
          </table:table-cell>
          <table:table-cell office:value-type="float" office:value="263.34" calcext:value-type="float">
            <text:p>263.34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.do_fetch</text:p>
          </table:table-cell>
          <table:table-cell office:value-type="float" office:value="278.12" calcext:value-type="float">
            <text:p>278.12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-native.do_fetch</text:p>
          </table:table-cell>
          <table:table-cell office:value-type="float" office:value="190.46" calcext:value-type="float">
            <text:p>190.46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-native.do_fetch</text:p>
          </table:table-cell>
          <table:table-cell office:value-type="float" office:value="166.27" calcext:value-type="float">
            <text:p>166.27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-native.do_fetch</text:p>
          </table:table-cell>
          <table:table-cell office:value-type="float" office:value="296.13" calcext:value-type="float">
            <text:p>296.13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-native.do_fetch</text:p>
          </table:table-cell>
          <table:table-cell office:value-type="float" office:value="377.94" calcext:value-type="float">
            <text:p>377.94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-native.do_fetch</text:p>
          </table:table-cell>
          <table:table-cell office:value-type="float" office:value="43.48" calcext:value-type="float">
            <text:p>43.48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-native.do_fetch</text:p>
          </table:table-cell>
          <table:table-cell office:value-type="float" office:value="340.55" calcext:value-type="float">
            <text:p>340.55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-native.do_fetch</text:p>
          </table:table-cell>
          <table:table-cell office:value-type="float" office:value="342.76" calcext:value-type="float">
            <text:p>342.76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location.do_fetch</text:p>
          </table:table-cell>
          <table:table-cell office:value-type="float" office:value="230.9" calcext:value-type="float">
            <text:p>230.9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location.do_fetch</text:p>
          </table:table-cell>
          <table:table-cell office:value-type="float" office:value="540.07" calcext:value-type="float">
            <text:p>540.07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location.do_fetch</text:p>
          </table:table-cell>
          <table:table-cell office:value-type="float" office:value="294.54" calcext:value-type="float">
            <text:p>294.54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location.do_fetch</text:p>
          </table:table-cell>
          <table:table-cell office:value-type="float" office:value="257.63" calcext:value-type="float">
            <text:p>257.6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location.do_fetch</text:p>
          </table:table-cell>
          <table:table-cell office:value-type="float" office:value="423.47" calcext:value-type="float">
            <text:p>423.4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location.do_fetch</text:p>
          </table:table-cell>
          <table:table-cell office:value-type="float" office:value="557.1" calcext:value-type="float">
            <text:p>557.1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location.do_fetch</text:p>
          </table:table-cell>
          <table:table-cell office:value-type="float" office:value="111.51" calcext:value-type="float">
            <text:p>111.51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location.do_fetch</text:p>
          </table:table-cell>
          <table:table-cell office:value-type="float" office:value="83.6" calcext:value-type="float">
            <text:p>83.6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location.do_fetch</text:p>
          </table:table-cell>
          <table:table-cell office:value-type="float" office:value="67.54" calcext:value-type="float">
            <text:p>67.54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location.do_fetch</text:p>
          </table:table-cell>
          <table:table-cell office:value-type="float" office:value="472.7" calcext:value-type="float">
            <text:p>472.7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location.do_fetch</text:p>
          </table:table-cell>
          <table:table-cell office:value-type="float" office:value="462.43" calcext:value-type="float">
            <text:p>462.43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multimedia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multimedia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multimedia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multimedia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multimedia.do_fetch</text:p>
          </table:table-cell>
          <table:table-cell office:value-type="float" office:value="202.16" calcext:value-type="float">
            <text:p>202.16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multimedia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multimedia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multimedia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multimedia.do_fetch</text:p>
          </table:table-cell>
          <table:table-cell office:value-type="float" office:value="76.89" calcext:value-type="float">
            <text:p>76.89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multimedia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multimedia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quickcontrols2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quickcontrols2.do_fetch</text:p>
          </table:table-cell>
          <table:table-cell office:value-type="float" office:value="169.59" calcext:value-type="float">
            <text:p>169.5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quickcontrols2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quickcontrols2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quickcontrols2.do_fetch</text:p>
          </table:table-cell>
          <table:table-cell office:value-type="float" office:value="200.76" calcext:value-type="float">
            <text:p>200.76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quickcontrols2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quickcontrols2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quickcontrols2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quickcontrols2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quickcontrols2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quickcontrols2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engine.do_fetch</text:p>
          </table:table-cell>
          <table:table-cell office:value-type="float" office:value="431.8" calcext:value-type="float">
            <text:p>431.8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engine.do_fetch</text:p>
          </table:table-cell>
          <table:table-cell office:value-type="float" office:value="699.3" calcext:value-type="float">
            <text:p>699.3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engine.do_fetch</text:p>
          </table:table-cell>
          <table:table-cell office:value-type="float" office:value="467.8" calcext:value-type="float">
            <text:p>467.8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engine.do_fetch</text:p>
          </table:table-cell>
          <table:table-cell office:value-type="float" office:value="473.37" calcext:value-type="float">
            <text:p>473.37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engine.do_fetch</text:p>
          </table:table-cell>
          <table:table-cell office:value-type="float" office:value="655.26" calcext:value-type="float">
            <text:p>655.26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engine.do_fetch</text:p>
          </table:table-cell>
          <table:table-cell office:value-type="float" office:value="798.87" calcext:value-type="float">
            <text:p>798.87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engine.do_fetch</text:p>
          </table:table-cell>
          <table:table-cell office:value-type="float" office:value="341.24" calcext:value-type="float">
            <text:p>341.24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engine.do_fetch</text:p>
          </table:table-cell>
          <table:table-cell office:value-type="float" office:value="140.69" calcext:value-type="float">
            <text:p>140.69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engine.do_fetch</text:p>
          </table:table-cell>
          <table:table-cell office:value-type="float" office:value="163.04" calcext:value-type="float">
            <text:p>163.04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engine.do_fetch</text:p>
          </table:table-cell>
          <table:table-cell office:value-type="float" office:value="864.1" calcext:value-type="float">
            <text:p>864.1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engine.do_fetch</text:p>
          </table:table-cell>
          <table:table-cell office:value-type="float" office:value="626.39" calcext:value-type="float">
            <text:p>626.39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kit.do_fetch</text:p>
          </table:table-cell>
          <table:table-cell office:value-type="float" office:value="155.68" calcext:value-type="float">
            <text:p>155.68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kit.do_fetch</text:p>
          </table:table-cell>
          <table:table-cell office:value-type="float" office:value="376.78" calcext:value-type="float">
            <text:p>376.78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kit.do_fetch</text:p>
          </table:table-cell>
          <table:table-cell office:value-type="float" office:value="157.81" calcext:value-type="float">
            <text:p>157.81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kit.do_fetch</text:p>
          </table:table-cell>
          <table:table-cell office:value-type="float" office:value="181.5" calcext:value-type="float">
            <text:p>181.5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kit.do_fetch</text:p>
          </table:table-cell>
          <table:table-cell office:value-type="float" office:value="288.1" calcext:value-type="float">
            <text:p>288.1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kit.do_fetch</text:p>
          </table:table-cell>
          <table:table-cell office:value-type="float" office:value="401.57" calcext:value-type="float">
            <text:p>401.57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kit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kit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kit.do_fetch</text:p>
          </table:table-cell>
          <table:table-cell office:value-type="float" office:value="47.75" calcext:value-type="float">
            <text:p>47.75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kit.do_fetch</text:p>
          </table:table-cell>
          <table:table-cell office:value-type="float" office:value="266.82" calcext:value-type="float">
            <text:p>266.82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kit.do_fetch</text:p>
          </table:table-cell>
          <table:table-cell office:value-type="float" office:value="274.93" calcext:value-type="float">
            <text:p>274.93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.do_fetch</text:p>
          </table:table-cell>
          <table:table-cell office:value-type="float" office:value="114.19" calcext:value-type="float">
            <text:p>114.19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.do_fetch</text:p>
          </table:table-cell>
          <table:table-cell office:value-type="float" office:value="166.94" calcext:value-type="float">
            <text:p>166.94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-native.do_fetch</text:p>
          </table:table-cell>
          <table:table-cell office:value-type="float" office:value="109.64" calcext:value-type="float">
            <text:p>109.64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-native.do_fetch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ust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ust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ust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ust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ust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ust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ust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ust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ust-native.do_fetch</text:p>
          </table:table-cell>
          <table:table-cell office:value-type="float" office:value="44.33" calcext:value-type="float">
            <text:p>44.33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ust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ust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webkitgtk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webkitgtk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webkitgtk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webkitgtk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webkitgtk.do_fetch</text:p>
          </table:table-cell>
          <table:table-cell office:value-type="float" office:value="208.82" calcext:value-type="float">
            <text:p>208.82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webkitgtk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webkitgtk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webkitgtk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webkitgtk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webkitgtk.do_fetch</text:p>
          </table:table-cell>
          <table:table-cell office:value-type="float" office:value="385.94" calcext:value-type="float">
            <text:p>385.94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webkitgtk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Total</text:p>
          </table:table-cell>
          <table:table-cell office:value-type="float" office:value="514.62" calcext:value-type="float">
            <text:p>514.62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Total</text:p>
          </table:table-cell>
          <table:table-cell office:value-type="float" office:value="769.29" calcext:value-type="float">
            <text:p>769.2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Total</text:p>
          </table:table-cell>
          <table:table-cell office:value-type="float" office:value="521.1" calcext:value-type="float">
            <text:p>521.1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Total</text:p>
          </table:table-cell>
          <table:table-cell office:value-type="float" office:value="526.42" calcext:value-type="float">
            <text:p>526.42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Total</text:p>
          </table:table-cell>
          <table:table-cell office:value-type="float" office:value="766.71" calcext:value-type="float">
            <text:p>766.71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Total</text:p>
          </table:table-cell>
          <table:table-cell office:value-type="float" office:value="864.86" calcext:value-type="float">
            <text:p>864.86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Total</text:p>
          </table:table-cell>
          <table:table-cell office:value-type="float" office:value="1124.56" calcext:value-type="float">
            <text:p>1124.56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Total</text:p>
          </table:table-cell>
          <table:table-cell office:value-type="float" office:value="234.49" calcext:value-type="float">
            <text:p>234.49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Total</text:p>
          </table:table-cell>
          <table:table-cell office:value-type="float" office:value="184.61" calcext:value-type="float">
            <text:p>184.61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Total</text:p>
          </table:table-cell>
          <table:table-cell office:value-type="float" office:value="1083.15" calcext:value-type="float">
            <text:p>1083.15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Total</text:p>
          </table:table-cell>
          <table:table-cell office:value-type="float" office:value="818.74" calcext:value-type="float">
            <text:p>818.74</text:p>
          </table:table-cell>
        </table:table-row>
      </table:table>
      <table:table table:name="table.top20.builds" table:style-name="ta1">
        <table:table-column table:style-name="co25" table:default-cell-style-name="Default"/>
        <table:table-column table:style-name="co48" table:default-cell-style-name="Default"/>
        <table:table-column table:style-name="co46" table:default-cell-style-name="Default"/>
        <table:table-column table:style-name="co49" table:default-cell-style-name="Default"/>
        <table:table-row table:style-name="ro1">
          <table:table-cell office:value-type="string" calcext:value-type="string">
            <text:p>builder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510.28" calcext:value-type="float">
            <text:p>510.28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424.18" calcext:value-type="float">
            <text:p>424.18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474.32" calcext:value-type="float">
            <text:p>474.32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478.73" calcext:value-type="float">
            <text:p>478.73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515.9" calcext:value-type="float">
            <text:p>515.9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143.27" calcext:value-type="float">
            <text:p>143.2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136.9" calcext:value-type="float">
            <text:p>136.9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293.77" calcext:value-type="float">
            <text:p>293.77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250.37" calcext:value-type="float">
            <text:p>250.37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185.12" calcext:value-type="float">
            <text:p>185.12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312.66" calcext:value-type="float">
            <text:p>312.66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274.42" calcext:value-type="float">
            <text:p>274.42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188.2" calcext:value-type="float">
            <text:p>188.2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274.93" calcext:value-type="float">
            <text:p>274.93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520.02" calcext:value-type="float">
            <text:p>520.02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505.74" calcext:value-type="float">
            <text:p>505.74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binutils.do_compile</text:p>
          </table:table-cell>
          <table:table-cell office:value-type="float" office:value="489.34" calcext:value-type="float">
            <text:p>489.34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binutils.do_compile</text:p>
          </table:table-cell>
          <table:table-cell office:value-type="float" office:value="275.42" calcext:value-type="float">
            <text:p>275.42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binutils.do_compile</text:p>
          </table:table-cell>
          <table:table-cell office:value-type="float" office:value="255.67" calcext:value-type="float">
            <text:p>255.67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binutils.do_compile</text:p>
          </table:table-cell>
          <table:table-cell office:value-type="float" office:value="250.96" calcext:value-type="float">
            <text:p>250.96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binutils.do_compile</text:p>
          </table:table-cell>
          <table:table-cell office:value-type="float" office:value="307.43" calcext:value-type="float">
            <text:p>307.4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binutils.do_compile</text:p>
          </table:table-cell>
          <table:table-cell office:value-type="float" office:value="141.62" calcext:value-type="float">
            <text:p>141.62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binutils.do_compile</text:p>
          </table:table-cell>
          <table:table-cell office:value-type="float" office:value="145.24" calcext:value-type="float">
            <text:p>145.24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iro.do_configure</text:p>
          </table:table-cell>
          <table:table-cell office:value-type="float" office:value="159.2" calcext:value-type="float">
            <text:p>159.2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rgo-native.do_compile</text:p>
          </table:table-cell>
          <table:table-cell office:value-type="float" office:value="715.72" calcext:value-type="float">
            <text:p>715.72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rgo-native.do_compile</text:p>
          </table:table-cell>
          <table:table-cell office:value-type="float" office:value="411.79" calcext:value-type="float">
            <text:p>411.79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rgo-native.do_compile</text:p>
          </table:table-cell>
          <table:table-cell office:value-type="float" office:value="741.54" calcext:value-type="float">
            <text:p>741.54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rgo-native.do_compile</text:p>
          </table:table-cell>
          <table:table-cell office:value-type="float" office:value="161.47" calcext:value-type="float">
            <text:p>161.47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rgo-native.do_compile</text:p>
          </table:table-cell>
          <table:table-cell office:value-type="float" office:value="122.87" calcext:value-type="float">
            <text:p>122.87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rgo-native.do_compile</text:p>
          </table:table-cell>
          <table:table-cell office:value-type="float" office:value="116.76" calcext:value-type="float">
            <text:p>116.76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rgo-native.do_compile</text:p>
          </table:table-cell>
          <table:table-cell office:value-type="float" office:value="118.82" calcext:value-type="float">
            <text:p>118.82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rgo-native.do_compile</text:p>
          </table:table-cell>
          <table:table-cell office:value-type="float" office:value="605.22" calcext:value-type="float">
            <text:p>605.22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rgo-native.do_compile</text:p>
          </table:table-cell>
          <table:table-cell office:value-type="float" office:value="121.91" calcext:value-type="float">
            <text:p>121.91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rgo-native.do_compile</text:p>
          </table:table-cell>
          <table:table-cell office:value-type="float" office:value="665.49" calcext:value-type="float">
            <text:p>665.49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rgo-native.do_compile</text:p>
          </table:table-cell>
          <table:table-cell office:value-type="float" office:value="286.51" calcext:value-type="float">
            <text:p>286.51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rgo-native.do_compile</text:p>
          </table:table-cell>
          <table:table-cell office:value-type="float" office:value="292.34" calcext:value-type="float">
            <text:p>292.34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rgo-native.do_compile</text:p>
          </table:table-cell>
          <table:table-cell office:value-type="float" office:value="316.18" calcext:value-type="float">
            <text:p>316.18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rgo-native.do_compile</text:p>
          </table:table-cell>
          <table:table-cell office:value-type="float" office:value="165.9" calcext:value-type="float">
            <text:p>165.9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rgo-native.do_compile</text:p>
          </table:table-cell>
          <table:table-cell office:value-type="float" office:value="153.45" calcext:value-type="float">
            <text:p>153.45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rgo-native.do_compile</text:p>
          </table:table-cell>
          <table:table-cell office:value-type="float" office:value="164.96" calcext:value-type="float">
            <text:p>164.96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rgo-native.do_compile</text:p>
          </table:table-cell>
          <table:table-cell office:value-type="float" office:value="278.29" calcext:value-type="float">
            <text:p>278.29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rgo-native.do_compile</text:p>
          </table:table-cell>
          <table:table-cell office:value-type="float" office:value="256.21" calcext:value-type="float">
            <text:p>256.21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rgo-native.do_compile</text:p>
          </table:table-cell>
          <table:table-cell office:value-type="float" office:value="608.05" calcext:value-type="float">
            <text:p>608.05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rgo-native.do_compile</text:p>
          </table:table-cell>
          <table:table-cell office:value-type="float" office:value="402.22" calcext:value-type="float">
            <text:p>402.22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rgo-native.do_compile</text:p>
          </table:table-cell>
          <table:table-cell office:value-type="float" office:value="539.78" calcext:value-type="float">
            <text:p>539.78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bindgen-native.do_compile</text:p>
          </table:table-cell>
          <table:table-cell office:value-type="float" office:value="579.4" calcext:value-type="float">
            <text:p>579.4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bindgen-native.do_compile</text:p>
          </table:table-cell>
          <table:table-cell office:value-type="float" office:value="313.44" calcext:value-type="float">
            <text:p>313.44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bindgen-native.do_compile</text:p>
          </table:table-cell>
          <table:table-cell office:value-type="float" office:value="308.17" calcext:value-type="float">
            <text:p>308.1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bindgen-native.do_compile</text:p>
          </table:table-cell>
          <table:table-cell office:value-type="float" office:value="141.22" calcext:value-type="float">
            <text:p>141.22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bindgen-native.do_compile</text:p>
          </table:table-cell>
          <table:table-cell office:value-type="float" office:value="386.48" calcext:value-type="float">
            <text:p>386.48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bindgen-native.do_compile</text:p>
          </table:table-cell>
          <table:table-cell office:value-type="float" office:value="460.2" calcext:value-type="float">
            <text:p>460.2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hromium-x11.do_compile</text:p>
          </table:table-cell>
          <table:table-cell office:value-type="float" office:value="14134.65" calcext:value-type="float">
            <text:p>14134.65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hromium-x11.do_compile</text:p>
          </table:table-cell>
          <table:table-cell office:value-type="float" office:value="11325.64" calcext:value-type="float">
            <text:p>11325.64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hromium-x11.do_compile</text:p>
          </table:table-cell>
          <table:table-cell office:value-type="float" office:value="13993.14" calcext:value-type="float">
            <text:p>13993.14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hromium-x11.do_compile</text:p>
          </table:table-cell>
          <table:table-cell office:value-type="float" office:value="7543.27" calcext:value-type="float">
            <text:p>7543.27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hromium-x11.do_compile</text:p>
          </table:table-cell>
          <table:table-cell office:value-type="float" office:value="4565.58" calcext:value-type="float">
            <text:p>4565.58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hromium-x11.do_compile</text:p>
          </table:table-cell>
          <table:table-cell office:value-type="float" office:value="4095.65" calcext:value-type="float">
            <text:p>4095.65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hromium-x11.do_compile</text:p>
          </table:table-cell>
          <table:table-cell office:value-type="float" office:value="4591.3" calcext:value-type="float">
            <text:p>4591.3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hromium-x11.do_compile</text:p>
          </table:table-cell>
          <table:table-cell office:value-type="float" office:value="2478.6" calcext:value-type="float">
            <text:p>2478.6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hromium-x11.do_compile</text:p>
          </table:table-cell>
          <table:table-cell office:value-type="float" office:value="4632.49" calcext:value-type="float">
            <text:p>4632.4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hromium-x11.do_compile</text:p>
          </table:table-cell>
          <table:table-cell office:value-type="float" office:value="3430.07" calcext:value-type="float">
            <text:p>3430.07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hromium-x11.do_compile</text:p>
          </table:table-cell>
          <table:table-cell office:value-type="float" office:value="4579.21" calcext:value-type="float">
            <text:p>4579.21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hromium-x11.do_compile</text:p>
          </table:table-cell>
          <table:table-cell office:value-type="float" office:value="2484.41" calcext:value-type="float">
            <text:p>2484.41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hromium-x11.do_compile</text:p>
          </table:table-cell>
          <table:table-cell office:value-type="float" office:value="4627.87" calcext:value-type="float">
            <text:p>4627.87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hromium-x11.do_compile</text:p>
          </table:table-cell>
          <table:table-cell office:value-type="float" office:value="3057.47" calcext:value-type="float">
            <text:p>3057.47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hromium-x11.do_compile</text:p>
          </table:table-cell>
          <table:table-cell office:value-type="float" office:value="4554.71" calcext:value-type="float">
            <text:p>4554.71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hromium-x11.do_compile</text:p>
          </table:table-cell>
          <table:table-cell office:value-type="float" office:value="2485.07" calcext:value-type="float">
            <text:p>2485.07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hromium-x11.do_compile</text:p>
          </table:table-cell>
          <table:table-cell office:value-type="float" office:value="5790.72" calcext:value-type="float">
            <text:p>5790.72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hromium-x11.do_compile</text:p>
          </table:table-cell>
          <table:table-cell office:value-type="float" office:value="4859.7" calcext:value-type="float">
            <text:p>4859.7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hromium-x11.do_compile</text:p>
          </table:table-cell>
          <table:table-cell office:value-type="float" office:value="5766.18" calcext:value-type="float">
            <text:p>5766.18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hromium-x11.do_compile</text:p>
          </table:table-cell>
          <table:table-cell office:value-type="float" office:value="3110.15" calcext:value-type="float">
            <text:p>3110.1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hromium-x11.do_compile</text:p>
          </table:table-cell>
          <table:table-cell office:value-type="float" office:value="5774.95" calcext:value-type="float">
            <text:p>5774.9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hromium-x11.do_compile</text:p>
          </table:table-cell>
          <table:table-cell office:value-type="float" office:value="3605.65" calcext:value-type="float">
            <text:p>3605.6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hromium-x11.do_compile</text:p>
          </table:table-cell>
          <table:table-cell office:value-type="float" office:value="5750.11" calcext:value-type="float">
            <text:p>5750.11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hromium-x11.do_compile</text:p>
          </table:table-cell>
          <table:table-cell office:value-type="float" office:value="3102.05" calcext:value-type="float">
            <text:p>3102.0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hromium-x11.do_compile</text:p>
          </table:table-cell>
          <table:table-cell office:value-type="float" office:value="24719.87" calcext:value-type="float">
            <text:p>24719.87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hromium-x11.do_compile</text:p>
          </table:table-cell>
          <table:table-cell office:value-type="float" office:value="24165.89" calcext:value-type="float">
            <text:p>24165.89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hromium-x11.do_compile</text:p>
          </table:table-cell>
          <table:table-cell office:value-type="float" office:value="13567.36" calcext:value-type="float">
            <text:p>13567.36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hromium-x11.do_compile</text:p>
          </table:table-cell>
          <table:table-cell office:value-type="float" office:value="6424.14" calcext:value-type="float">
            <text:p>6424.14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hromium-x11.do_compile</text:p>
          </table:table-cell>
          <table:table-cell office:value-type="float" office:value="4789.55" calcext:value-type="float">
            <text:p>4789.55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hromium-x11.do_compile</text:p>
          </table:table-cell>
          <table:table-cell office:value-type="float" office:value="6321.69" calcext:value-type="float">
            <text:p>6321.69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hromium-x11.do_compile</text:p>
          </table:table-cell>
          <table:table-cell office:value-type="float" office:value="3074.84" calcext:value-type="float">
            <text:p>3074.84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hromium-x11.do_compile</text:p>
          </table:table-cell>
          <table:table-cell office:value-type="float" office:value="3721.27" calcext:value-type="float">
            <text:p>3721.27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hromium-x11.do_compile</text:p>
          </table:table-cell>
          <table:table-cell office:value-type="float" office:value="3053.65" calcext:value-type="float">
            <text:p>3053.65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hromium-x11.do_compile</text:p>
          </table:table-cell>
          <table:table-cell office:value-type="float" office:value="3714.62" calcext:value-type="float">
            <text:p>3714.62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hromium-x11.do_compile</text:p>
          </table:table-cell>
          <table:table-cell office:value-type="float" office:value="1843.12" calcext:value-type="float">
            <text:p>1843.12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hromium-x11.do_compile</text:p>
          </table:table-cell>
          <table:table-cell office:value-type="float" office:value="4087.97" calcext:value-type="float">
            <text:p>4087.97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hromium-x11.do_compile</text:p>
          </table:table-cell>
          <table:table-cell office:value-type="float" office:value="4030.35" calcext:value-type="float">
            <text:p>4030.35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hromium-x11.do_compile</text:p>
          </table:table-cell>
          <table:table-cell office:value-type="float" office:value="1880.14" calcext:value-type="float">
            <text:p>1880.14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hromium-x11.do_compile</text:p>
          </table:table-cell>
          <table:table-cell office:value-type="float" office:value="9422.52" calcext:value-type="float">
            <text:p>9422.52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hromium-x11.do_compile</text:p>
          </table:table-cell>
          <table:table-cell office:value-type="float" office:value="7342.09" calcext:value-type="float">
            <text:p>7342.09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hromium-x11.do_compile</text:p>
          </table:table-cell>
          <table:table-cell office:value-type="float" office:value="9323.78" calcext:value-type="float">
            <text:p>9323.78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hromium-x11.do_compile</text:p>
          </table:table-cell>
          <table:table-cell office:value-type="float" office:value="4793.38" calcext:value-type="float">
            <text:p>4793.38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compile</text:p>
          </table:table-cell>
          <table:table-cell office:value-type="float" office:value="3193.04" calcext:value-type="float">
            <text:p>3193.04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compile</text:p>
          </table:table-cell>
          <table:table-cell office:value-type="float" office:value="3542.3" calcext:value-type="float">
            <text:p>3542.3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compile</text:p>
          </table:table-cell>
          <table:table-cell office:value-type="float" office:value="2837.09" calcext:value-type="float">
            <text:p>2837.09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compile</text:p>
          </table:table-cell>
          <table:table-cell office:value-type="float" office:value="2461.43" calcext:value-type="float">
            <text:p>2461.43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compile</text:p>
          </table:table-cell>
          <table:table-cell office:value-type="float" office:value="867.21" calcext:value-type="float">
            <text:p>867.21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compile</text:p>
          </table:table-cell>
          <table:table-cell office:value-type="float" office:value="780.42" calcext:value-type="float">
            <text:p>780.42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compile</text:p>
          </table:table-cell>
          <table:table-cell office:value-type="float" office:value="781.96" calcext:value-type="float">
            <text:p>781.96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compile</text:p>
          </table:table-cell>
          <table:table-cell office:value-type="float" office:value="656.82" calcext:value-type="float">
            <text:p>656.82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compile</text:p>
          </table:table-cell>
          <table:table-cell office:value-type="float" office:value="900.88" calcext:value-type="float">
            <text:p>900.88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compile</text:p>
          </table:table-cell>
          <table:table-cell office:value-type="float" office:value="833.16" calcext:value-type="float">
            <text:p>833.16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compile</text:p>
          </table:table-cell>
          <table:table-cell office:value-type="float" office:value="786.91" calcext:value-type="float">
            <text:p>786.91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compile</text:p>
          </table:table-cell>
          <table:table-cell office:value-type="float" office:value="683.29" calcext:value-type="float">
            <text:p>683.29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compile</text:p>
          </table:table-cell>
          <table:table-cell office:value-type="float" office:value="904.15" calcext:value-type="float">
            <text:p>904.15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compile</text:p>
          </table:table-cell>
          <table:table-cell office:value-type="float" office:value="834.15" calcext:value-type="float">
            <text:p>834.15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compile</text:p>
          </table:table-cell>
          <table:table-cell office:value-type="float" office:value="799.71" calcext:value-type="float">
            <text:p>799.71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compile</text:p>
          </table:table-cell>
          <table:table-cell office:value-type="float" office:value="681.93" calcext:value-type="float">
            <text:p>681.9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compile</text:p>
          </table:table-cell>
          <table:table-cell office:value-type="float" office:value="1101.03" calcext:value-type="float">
            <text:p>1101.0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compile</text:p>
          </table:table-cell>
          <table:table-cell office:value-type="float" office:value="1056.22" calcext:value-type="float">
            <text:p>1056.22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compile</text:p>
          </table:table-cell>
          <table:table-cell office:value-type="float" office:value="986.53" calcext:value-type="float">
            <text:p>986.5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compile</text:p>
          </table:table-cell>
          <table:table-cell office:value-type="float" office:value="942.16" calcext:value-type="float">
            <text:p>942.16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compile</text:p>
          </table:table-cell>
          <table:table-cell office:value-type="float" office:value="1092.48" calcext:value-type="float">
            <text:p>1092.48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compile</text:p>
          </table:table-cell>
          <table:table-cell office:value-type="float" office:value="783.47" calcext:value-type="float">
            <text:p>783.4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compile</text:p>
          </table:table-cell>
          <table:table-cell office:value-type="float" office:value="985.59" calcext:value-type="float">
            <text:p>985.59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compile</text:p>
          </table:table-cell>
          <table:table-cell office:value-type="float" office:value="860.37" calcext:value-type="float">
            <text:p>860.37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compile</text:p>
          </table:table-cell>
          <table:table-cell office:value-type="float" office:value="5932.45" calcext:value-type="float">
            <text:p>5932.4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compile</text:p>
          </table:table-cell>
          <table:table-cell office:value-type="float" office:value="6675.66" calcext:value-type="float">
            <text:p>6675.66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compile</text:p>
          </table:table-cell>
          <table:table-cell office:value-type="float" office:value="3397.07" calcext:value-type="float">
            <text:p>3397.07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compile</text:p>
          </table:table-cell>
          <table:table-cell office:value-type="float" office:value="1657.23" calcext:value-type="float">
            <text:p>1657.23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compile</text:p>
          </table:table-cell>
          <table:table-cell office:value-type="float" office:value="1825.49" calcext:value-type="float">
            <text:p>1825.49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compile</text:p>
          </table:table-cell>
          <table:table-cell office:value-type="float" office:value="1597.42" calcext:value-type="float">
            <text:p>1597.42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compile</text:p>
          </table:table-cell>
          <table:table-cell office:value-type="float" office:value="713.54" calcext:value-type="float">
            <text:p>713.54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compile</text:p>
          </table:table-cell>
          <table:table-cell office:value-type="float" office:value="808.8" calcext:value-type="float">
            <text:p>808.8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compile</text:p>
          </table:table-cell>
          <table:table-cell office:value-type="float" office:value="636.81" calcext:value-type="float">
            <text:p>636.81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compile</text:p>
          </table:table-cell>
          <table:table-cell office:value-type="float" office:value="633.22" calcext:value-type="float">
            <text:p>633.22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compile</text:p>
          </table:table-cell>
          <table:table-cell office:value-type="float" office:value="354.28" calcext:value-type="float">
            <text:p>354.28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compile</text:p>
          </table:table-cell>
          <table:table-cell office:value-type="float" office:value="824.9" calcext:value-type="float">
            <text:p>824.9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compile</text:p>
          </table:table-cell>
          <table:table-cell office:value-type="float" office:value="652.57" calcext:value-type="float">
            <text:p>652.57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compile</text:p>
          </table:table-cell>
          <table:table-cell office:value-type="float" office:value="361.62" calcext:value-type="float">
            <text:p>361.62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compile</text:p>
          </table:table-cell>
          <table:table-cell office:value-type="float" office:value="2060.93" calcext:value-type="float">
            <text:p>2060.93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compile</text:p>
          </table:table-cell>
          <table:table-cell office:value-type="float" office:value="2038.98" calcext:value-type="float">
            <text:p>2038.98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compile</text:p>
          </table:table-cell>
          <table:table-cell office:value-type="float" office:value="1793.97" calcext:value-type="float">
            <text:p>1793.97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compile</text:p>
          </table:table-cell>
          <table:table-cell office:value-type="float" office:value="1617.1" calcext:value-type="float">
            <text:p>1617.1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populate_sysroot</text:p>
          </table:table-cell>
          <table:table-cell office:value-type="float" office:value="162.95" calcext:value-type="float">
            <text:p>162.95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populate_sysroot</text:p>
          </table:table-cell>
          <table:table-cell office:value-type="float" office:value="106.07" calcext:value-type="float">
            <text:p>106.07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populate_sysroot</text:p>
          </table:table-cell>
          <table:table-cell office:value-type="float" office:value="98.93" calcext:value-type="float">
            <text:p>98.93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re-image-sato.do_rootfs</text:p>
          </table:table-cell>
          <table:table-cell office:value-type="float" office:value="115.69" calcext:value-type="float">
            <text:p>115.69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re-image-sato.do_rootfs</text:p>
          </table:table-cell>
          <table:table-cell office:value-type="float" office:value="114.96" calcext:value-type="float">
            <text:p>114.96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re-image-sato.do_rootfs</text:p>
          </table:table-cell>
          <table:table-cell office:value-type="float" office:value="176.9" calcext:value-type="float">
            <text:p>176.9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firefox.do_compile</text:p>
          </table:table-cell>
          <table:table-cell office:value-type="float" office:value="2305.69" calcext:value-type="float">
            <text:p>2305.69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firefox.do_compile</text:p>
          </table:table-cell>
          <table:table-cell office:value-type="float" office:value="2242.72" calcext:value-type="float">
            <text:p>2242.72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firefox.do_compile</text:p>
          </table:table-cell>
          <table:table-cell office:value-type="float" office:value="2479.17" calcext:value-type="float">
            <text:p>2479.17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firefox.do_compile</text:p>
          </table:table-cell>
          <table:table-cell office:value-type="float" office:value="2165.69" calcext:value-type="float">
            <text:p>2165.69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firefox.do_compile</text:p>
          </table:table-cell>
          <table:table-cell office:value-type="float" office:value="738.5" calcext:value-type="float">
            <text:p>738.5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firefox.do_compile</text:p>
          </table:table-cell>
          <table:table-cell office:value-type="float" office:value="712.84" calcext:value-type="float">
            <text:p>712.84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firefox.do_compile</text:p>
          </table:table-cell>
          <table:table-cell office:value-type="float" office:value="721.6" calcext:value-type="float">
            <text:p>721.6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firefox.do_compile</text:p>
          </table:table-cell>
          <table:table-cell office:value-type="float" office:value="1599.69" calcext:value-type="float">
            <text:p>1599.6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firefox.do_compile</text:p>
          </table:table-cell>
          <table:table-cell office:value-type="float" office:value="720.22" calcext:value-type="float">
            <text:p>720.22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firefox.do_compile</text:p>
          </table:table-cell>
          <table:table-cell office:value-type="float" office:value="728.48" calcext:value-type="float">
            <text:p>728.48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firefox.do_compile</text:p>
          </table:table-cell>
          <table:table-cell office:value-type="float" office:value="713.64" calcext:value-type="float">
            <text:p>713.64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firefox.do_compile</text:p>
          </table:table-cell>
          <table:table-cell office:value-type="float" office:value="1593.29" calcext:value-type="float">
            <text:p>1593.29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firefox.do_compile</text:p>
          </table:table-cell>
          <table:table-cell office:value-type="float" office:value="711.34" calcext:value-type="float">
            <text:p>711.34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firefox.do_compile</text:p>
          </table:table-cell>
          <table:table-cell office:value-type="float" office:value="713.21" calcext:value-type="float">
            <text:p>713.21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firefox.do_compile</text:p>
          </table:table-cell>
          <table:table-cell office:value-type="float" office:value="706.65" calcext:value-type="float">
            <text:p>706.65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firefox.do_compile</text:p>
          </table:table-cell>
          <table:table-cell office:value-type="float" office:value="1616.18" calcext:value-type="float">
            <text:p>1616.18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firefox.do_compile</text:p>
          </table:table-cell>
          <table:table-cell office:value-type="float" office:value="763.2" calcext:value-type="float">
            <text:p>763.2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firefox.do_compile</text:p>
          </table:table-cell>
          <table:table-cell office:value-type="float" office:value="1822.01" calcext:value-type="float">
            <text:p>1822.01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firefox.do_compile</text:p>
          </table:table-cell>
          <table:table-cell office:value-type="float" office:value="757.98" calcext:value-type="float">
            <text:p>757.98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firefox.do_compile</text:p>
          </table:table-cell>
          <table:table-cell office:value-type="float" office:value="1798.57" calcext:value-type="float">
            <text:p>1798.5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firefox.do_compile</text:p>
          </table:table-cell>
          <table:table-cell office:value-type="float" office:value="773.7" calcext:value-type="float">
            <text:p>773.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firefox.do_compile</text:p>
          </table:table-cell>
          <table:table-cell office:value-type="float" office:value="1825.08" calcext:value-type="float">
            <text:p>1825.08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firefox.do_compile</text:p>
          </table:table-cell>
          <table:table-cell office:value-type="float" office:value="777.11" calcext:value-type="float">
            <text:p>777.11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firefox.do_compile</text:p>
          </table:table-cell>
          <table:table-cell office:value-type="float" office:value="1803.83" calcext:value-type="float">
            <text:p>1803.83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firefox.do_compile</text:p>
          </table:table-cell>
          <table:table-cell office:value-type="float" office:value="4117.87" calcext:value-type="float">
            <text:p>4117.87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firefox.do_compile</text:p>
          </table:table-cell>
          <table:table-cell office:value-type="float" office:value="5503.65" calcext:value-type="float">
            <text:p>5503.6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firefox.do_compile</text:p>
          </table:table-cell>
          <table:table-cell office:value-type="float" office:value="2074.22" calcext:value-type="float">
            <text:p>2074.22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firefox.do_compile</text:p>
          </table:table-cell>
          <table:table-cell office:value-type="float" office:value="1546.71" calcext:value-type="float">
            <text:p>1546.71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firefox.do_compile</text:p>
          </table:table-cell>
          <table:table-cell office:value-type="float" office:value="1254.36" calcext:value-type="float">
            <text:p>1254.36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firefox.do_compile</text:p>
          </table:table-cell>
          <table:table-cell office:value-type="float" office:value="1801.85" calcext:value-type="float">
            <text:p>1801.85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firefox.do_compile</text:p>
          </table:table-cell>
          <table:table-cell office:value-type="float" office:value="1656.17" calcext:value-type="float">
            <text:p>1656.17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firefox.do_compile</text:p>
          </table:table-cell>
          <table:table-cell office:value-type="float" office:value="1247.16" calcext:value-type="float">
            <text:p>1247.16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firefox.do_compile</text:p>
          </table:table-cell>
          <table:table-cell office:value-type="float" office:value="976.43" calcext:value-type="float">
            <text:p>976.43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firefox.do_compile</text:p>
          </table:table-cell>
          <table:table-cell office:value-type="float" office:value="1241.49" calcext:value-type="float">
            <text:p>1241.49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firefox.do_compile</text:p>
          </table:table-cell>
          <table:table-cell office:value-type="float" office:value="981.97" calcext:value-type="float">
            <text:p>981.97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firefox.do_compile</text:p>
          </table:table-cell>
          <table:table-cell office:value-type="float" office:value="1317.14" calcext:value-type="float">
            <text:p>1317.14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firefox.do_compile</text:p>
          </table:table-cell>
          <table:table-cell office:value-type="float" office:value="1346.85" calcext:value-type="float">
            <text:p>1346.85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firefox.do_compile</text:p>
          </table:table-cell>
          <table:table-cell office:value-type="float" office:value="1008.38" calcext:value-type="float">
            <text:p>1008.38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firefox.do_compile</text:p>
          </table:table-cell>
          <table:table-cell office:value-type="float" office:value="2647.09" calcext:value-type="float">
            <text:p>2647.09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firefox.do_compile</text:p>
          </table:table-cell>
          <table:table-cell office:value-type="float" office:value="3494.86" calcext:value-type="float">
            <text:p>3494.86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firefox.do_compile</text:p>
          </table:table-cell>
          <table:table-cell office:value-type="float" office:value="2731.54" calcext:value-type="float">
            <text:p>2731.54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firefox.do_compile</text:p>
          </table:table-cell>
          <table:table-cell office:value-type="float" office:value="1313.51" calcext:value-type="float">
            <text:p>1313.51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cc-runtime.do_configure</text:p>
          </table:table-cell>
          <table:table-cell office:value-type="float" office:value="296.96" calcext:value-type="float">
            <text:p>296.96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cc-runtime.do_configure</text:p>
          </table:table-cell>
          <table:table-cell office:value-type="float" office:value="313.77" calcext:value-type="float">
            <text:p>313.77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cc-runtime.do_configure</text:p>
          </table:table-cell>
          <table:table-cell office:value-type="float" office:value="305.95" calcext:value-type="float">
            <text:p>305.95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cc-runtime.do_configure</text:p>
          </table:table-cell>
          <table:table-cell office:value-type="float" office:value="296.88" calcext:value-type="float">
            <text:p>296.88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cc-runtime.do_configure</text:p>
          </table:table-cell>
          <table:table-cell office:value-type="float" office:value="300.03" calcext:value-type="float">
            <text:p>300.0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cc-runtime.do_configure</text:p>
          </table:table-cell>
          <table:table-cell office:value-type="float" office:value="334.03" calcext:value-type="float">
            <text:p>334.0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cc-runtime.do_configure</text:p>
          </table:table-cell>
          <table:table-cell office:value-type="float" office:value="347.48" calcext:value-type="float">
            <text:p>347.48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cc-runtime.do_configure</text:p>
          </table:table-cell>
          <table:table-cell office:value-type="float" office:value="317.12" calcext:value-type="float">
            <text:p>317.12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ettext-native.do_configure</text:p>
          </table:table-cell>
          <table:table-cell office:value-type="float" office:value="589.97" calcext:value-type="float">
            <text:p>589.97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ettext-native.do_configure</text:p>
          </table:table-cell>
          <table:table-cell office:value-type="float" office:value="532.45" calcext:value-type="float">
            <text:p>532.45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ettext-native.do_configure</text:p>
          </table:table-cell>
          <table:table-cell office:value-type="float" office:value="243.15" calcext:value-type="float">
            <text:p>243.15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ettext-native.do_configure</text:p>
          </table:table-cell>
          <table:table-cell office:value-type="float" office:value="138.87" calcext:value-type="float">
            <text:p>138.87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ettext-native.do_configure</text:p>
          </table:table-cell>
          <table:table-cell office:value-type="float" office:value="239.3" calcext:value-type="float">
            <text:p>239.3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ettext-native.do_configure</text:p>
          </table:table-cell>
          <table:table-cell office:value-type="float" office:value="148.3" calcext:value-type="float">
            <text:p>148.3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ettext-native.do_configure</text:p>
          </table:table-cell>
          <table:table-cell office:value-type="float" office:value="244.87" calcext:value-type="float">
            <text:p>244.87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ettext-native.do_configure</text:p>
          </table:table-cell>
          <table:table-cell office:value-type="float" office:value="142.45" calcext:value-type="float">
            <text:p>142.45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ettext-native.do_configure</text:p>
          </table:table-cell>
          <table:table-cell office:value-type="float" office:value="271.37" calcext:value-type="float">
            <text:p>271.37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ettext-native.do_configure</text:p>
          </table:table-cell>
          <table:table-cell office:value-type="float" office:value="120.65" calcext:value-type="float">
            <text:p>120.6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ettext-native.do_configure</text:p>
          </table:table-cell>
          <table:table-cell office:value-type="float" office:value="119.34" calcext:value-type="float">
            <text:p>119.34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ettext-native.do_configure</text:p>
          </table:table-cell>
          <table:table-cell office:value-type="float" office:value="456.74" calcext:value-type="float">
            <text:p>456.74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ettext-native.do_configure</text:p>
          </table:table-cell>
          <table:table-cell office:value-type="float" office:value="412.2" calcext:value-type="float">
            <text:p>412.2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ettext-native.do_configure</text:p>
          </table:table-cell>
          <table:table-cell office:value-type="float" office:value="180.68" calcext:value-type="float">
            <text:p>180.68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libc-locale.do_package</text:p>
          </table:table-cell>
          <table:table-cell office:value-type="float" office:value="364.41" calcext:value-type="float">
            <text:p>364.41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libc-locale.do_package</text:p>
          </table:table-cell>
          <table:table-cell office:value-type="float" office:value="379.22" calcext:value-type="float">
            <text:p>379.22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libc-locale.do_package</text:p>
          </table:table-cell>
          <table:table-cell office:value-type="float" office:value="375.89" calcext:value-type="float">
            <text:p>375.8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libc-locale.do_package</text:p>
          </table:table-cell>
          <table:table-cell office:value-type="float" office:value="382.53" calcext:value-type="float">
            <text:p>382.53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libc-locale.do_package</text:p>
          </table:table-cell>
          <table:table-cell office:value-type="float" office:value="115.83" calcext:value-type="float">
            <text:p>115.83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libc-locale.do_package</text:p>
          </table:table-cell>
          <table:table-cell office:value-type="float" office:value="354.87" calcext:value-type="float">
            <text:p>354.87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libc-locale.do_package</text:p>
          </table:table-cell>
          <table:table-cell office:value-type="float" office:value="354.3" calcext:value-type="float">
            <text:p>354.3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libc-locale.do_package</text:p>
          </table:table-cell>
          <table:table-cell office:value-type="float" office:value="115.66" calcext:value-type="float">
            <text:p>115.66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libc-locale.do_package</text:p>
          </table:table-cell>
          <table:table-cell office:value-type="float" office:value="400.4" calcext:value-type="float">
            <text:p>400.4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libc-locale.do_package</text:p>
          </table:table-cell>
          <table:table-cell office:value-type="float" office:value="428.95" calcext:value-type="float">
            <text:p>428.95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libc-locale.do_package</text:p>
          </table:table-cell>
          <table:table-cell office:value-type="float" office:value="427.14" calcext:value-type="float">
            <text:p>427.14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libc-locale.do_package</text:p>
          </table:table-cell>
          <table:table-cell office:value-type="float" office:value="420.33" calcext:value-type="float">
            <text:p>420.33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libc-locale.do_package</text:p>
          </table:table-cell>
          <table:table-cell office:value-type="float" office:value="115.54" calcext:value-type="float">
            <text:p>115.54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libc-locale.do_package</text:p>
          </table:table-cell>
          <table:table-cell office:value-type="float" office:value="843.48" calcext:value-type="float">
            <text:p>843.48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libc-locale.do_package</text:p>
          </table:table-cell>
          <table:table-cell office:value-type="float" office:value="827.89" calcext:value-type="float">
            <text:p>827.89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libc-locale.do_package</text:p>
          </table:table-cell>
          <table:table-cell office:value-type="float" office:value="455.07" calcext:value-type="float">
            <text:p>455.07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libc-locale.do_package</text:p>
          </table:table-cell>
          <table:table-cell office:value-type="float" office:value="279.35" calcext:value-type="float">
            <text:p>279.35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libc-locale.do_package</text:p>
          </table:table-cell>
          <table:table-cell office:value-type="float" office:value="455.68" calcext:value-type="float">
            <text:p>455.68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libc-locale.do_package</text:p>
          </table:table-cell>
          <table:table-cell office:value-type="float" office:value="175.78" calcext:value-type="float">
            <text:p>175.78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libc-locale.do_package</text:p>
          </table:table-cell>
          <table:table-cell office:value-type="float" office:value="295.85" calcext:value-type="float">
            <text:p>295.85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libc-locale.do_package</text:p>
          </table:table-cell>
          <table:table-cell office:value-type="float" office:value="162.73" calcext:value-type="float">
            <text:p>162.73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libc-locale.do_package</text:p>
          </table:table-cell>
          <table:table-cell office:value-type="float" office:value="297.89" calcext:value-type="float">
            <text:p>297.89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libc-locale.do_package</text:p>
          </table:table-cell>
          <table:table-cell office:value-type="float" office:value="117.25" calcext:value-type="float">
            <text:p>117.25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libc-locale.do_package</text:p>
          </table:table-cell>
          <table:table-cell office:value-type="float" office:value="301.78" calcext:value-type="float">
            <text:p>301.78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libc-locale.do_package</text:p>
          </table:table-cell>
          <table:table-cell office:value-type="float" office:value="308.95" calcext:value-type="float">
            <text:p>308.95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libc-locale.do_package</text:p>
          </table:table-cell>
          <table:table-cell office:value-type="float" office:value="120.05" calcext:value-type="float">
            <text:p>120.05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libc-locale.do_package</text:p>
          </table:table-cell>
          <table:table-cell office:value-type="float" office:value="436.61" calcext:value-type="float">
            <text:p>436.61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libc-locale.do_package</text:p>
          </table:table-cell>
          <table:table-cell office:value-type="float" office:value="443.82" calcext:value-type="float">
            <text:p>443.82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libc-locale.do_package</text:p>
          </table:table-cell>
          <table:table-cell office:value-type="float" office:value="173.15" calcext:value-type="float">
            <text:p>173.15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-native.do_unpack</text:p>
          </table:table-cell>
          <table:table-cell office:value-type="float" office:value="127.39" calcext:value-type="float">
            <text:p>127.3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-native.do_unpack</text:p>
          </table:table-cell>
          <table:table-cell office:value-type="float" office:value="114.98" calcext:value-type="float">
            <text:p>114.98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-native.do_unpack</text:p>
          </table:table-cell>
          <table:table-cell office:value-type="float" office:value="391.96" calcext:value-type="float">
            <text:p>391.96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-native.do_unpack</text:p>
          </table:table-cell>
          <table:table-cell office:value-type="float" office:value="164.57" calcext:value-type="float">
            <text:p>164.57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836.39" calcext:value-type="float">
            <text:p>836.39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993.97" calcext:value-type="float">
            <text:p>993.97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919.76" calcext:value-type="float">
            <text:p>919.76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ome-themes-standard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778.3" calcext:value-type="float">
            <text:p>778.3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833.78" calcext:value-type="float">
            <text:p>833.78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820.07" calcext:value-type="float">
            <text:p>820.07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826.96" calcext:value-type="float">
            <text:p>826.96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610.81" calcext:value-type="float">
            <text:p>610.81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771.59" calcext:value-type="float">
            <text:p>771.5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149.64" calcext:value-type="float">
            <text:p>149.64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816.59" calcext:value-type="float">
            <text:p>816.59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655.45" calcext:value-type="float">
            <text:p>655.45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769.89" calcext:value-type="float">
            <text:p>769.89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145.77" calcext:value-type="float">
            <text:p>145.77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905.9" calcext:value-type="float">
            <text:p>905.9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459.35" calcext:value-type="float">
            <text:p>459.35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867.31" calcext:value-type="float">
            <text:p>867.31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163.48" calcext:value-type="float">
            <text:p>163.48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876.95" calcext:value-type="float">
            <text:p>876.9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933.77" calcext:value-type="float">
            <text:p>933.7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923.57" calcext:value-type="float">
            <text:p>923.5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140.7" calcext:value-type="float">
            <text:p>140.7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1143.48" calcext:value-type="float">
            <text:p>1143.48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907.49" calcext:value-type="float">
            <text:p>907.49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232.4" calcext:value-type="float">
            <text:p>232.4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ome-themes-standard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ome-themes-standard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ome-themes-standard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ome-themes-standard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ome-themes-standard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ome-themes-standard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ome-themes-standard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ome-themes-standard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ome-themes-standard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ome-themes-standard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ome-themes-standard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961.58" calcext:value-type="float">
            <text:p>961.58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1021.19" calcext:value-type="float">
            <text:p>1021.19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972.77" calcext:value-type="float">
            <text:p>972.77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177.04" calcext:value-type="float">
            <text:p>177.04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utls.do_configure</text:p>
          </table:table-cell>
          <table:table-cell office:value-type="float" office:value="433.63" calcext:value-type="float">
            <text:p>433.63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utls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streamer1.0-plugins-good.do_configure</text:p>
          </table:table-cell>
          <table:table-cell office:value-type="float" office:value="124.84" calcext:value-type="float">
            <text:p>124.84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streamer1.0-plugins-good.do_configure</text:p>
          </table:table-cell>
          <table:table-cell office:value-type="float" office:value="136.8" calcext:value-type="float">
            <text:p>136.8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streamer1.0-plugins-good.do_configure</text:p>
          </table:table-cell>
          <table:table-cell office:value-type="float" office:value="253.94" calcext:value-type="float">
            <text:p>253.94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icu.do_compile</text:p>
          </table:table-cell>
          <table:table-cell office:value-type="float" office:value="124.98" calcext:value-type="float">
            <text:p>124.98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icu.do_compile</text:p>
          </table:table-cell>
          <table:table-cell office:value-type="float" office:value="208.74" calcext:value-type="float">
            <text:p>208.74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idn.do_configure</text:p>
          </table:table-cell>
          <table:table-cell office:value-type="float" office:value="273.77" calcext:value-type="float">
            <text:p>273.77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idn.do_configure</text:p>
          </table:table-cell>
          <table:table-cell office:value-type="float" office:value="332.26" calcext:value-type="float">
            <text:p>332.26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idn.do_configure</text:p>
          </table:table-cell>
          <table:table-cell office:value-type="float" office:value="354.47" calcext:value-type="float">
            <text:p>354.47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idn.do_configure</text:p>
          </table:table-cell>
          <table:table-cell office:value-type="float" office:value="366.63" calcext:value-type="float">
            <text:p>366.6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idn.do_configure</text:p>
          </table:table-cell>
          <table:table-cell office:value-type="float" office:value="342.61" calcext:value-type="float">
            <text:p>342.61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unistring.do_configure</text:p>
          </table:table-cell>
          <table:table-cell office:value-type="float" office:value="269.36" calcext:value-type="float">
            <text:p>269.36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unistring.do_configure</text:p>
          </table:table-cell>
          <table:table-cell office:value-type="float" office:value="285.04" calcext:value-type="float">
            <text:p>285.04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compile</text:p>
          </table:table-cell>
          <table:table-cell office:value-type="float" office:value="303.03" calcext:value-type="float">
            <text:p>303.03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compile</text:p>
          </table:table-cell>
          <table:table-cell office:value-type="float" office:value="157.41" calcext:value-type="float">
            <text:p>157.41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compile</text:p>
          </table:table-cell>
          <table:table-cell office:value-type="float" office:value="586.74" calcext:value-type="float">
            <text:p>586.74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compile</text:p>
          </table:table-cell>
          <table:table-cell office:value-type="float" office:value="167.06" calcext:value-type="float">
            <text:p>167.06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compile</text:p>
          </table:table-cell>
          <table:table-cell office:value-type="float" office:value="198.36" calcext:value-type="float">
            <text:p>198.36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populate_sysroot</text:p>
          </table:table-cell>
          <table:table-cell office:value-type="float" office:value="152.12" calcext:value-type="float">
            <text:p>152.12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.do_compile</text:p>
          </table:table-cell>
          <table:table-cell office:value-type="float" office:value="775.68" calcext:value-type="float">
            <text:p>775.68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.do_compile</text:p>
          </table:table-cell>
          <table:table-cell office:value-type="float" office:value="647.25" calcext:value-type="float">
            <text:p>647.25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.do_compile</text:p>
          </table:table-cell>
          <table:table-cell office:value-type="float" office:value="179.88" calcext:value-type="float">
            <text:p>179.88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.do_compile</text:p>
          </table:table-cell>
          <table:table-cell office:value-type="float" office:value="270.65" calcext:value-type="float">
            <text:p>270.65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.do_compile</text:p>
          </table:table-cell>
          <table:table-cell office:value-type="float" office:value="294.79" calcext:value-type="float">
            <text:p>294.79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.do_compile</text:p>
          </table:table-cell>
          <table:table-cell office:value-type="float" office:value="185.85" calcext:value-type="float">
            <text:p>185.85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.do_compile</text:p>
          </table:table-cell>
          <table:table-cell office:value-type="float" office:value="331.98" calcext:value-type="float">
            <text:p>331.98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.do_compile</text:p>
          </table:table-cell>
          <table:table-cell office:value-type="float" office:value="297.72" calcext:value-type="float">
            <text:p>297.72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.do_compile</text:p>
          </table:table-cell>
          <table:table-cell office:value-type="float" office:value="187.28" calcext:value-type="float">
            <text:p>187.28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.do_compile</text:p>
          </table:table-cell>
          <table:table-cell office:value-type="float" office:value="345.86" calcext:value-type="float">
            <text:p>345.86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.do_compile</text:p>
          </table:table-cell>
          <table:table-cell office:value-type="float" office:value="298.07" calcext:value-type="float">
            <text:p>298.07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.do_compile</text:p>
          </table:table-cell>
          <table:table-cell office:value-type="float" office:value="185.56" calcext:value-type="float">
            <text:p>185.56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.do_compile</text:p>
          </table:table-cell>
          <table:table-cell office:value-type="float" office:value="354.52" calcext:value-type="float">
            <text:p>354.52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.do_compile</text:p>
          </table:table-cell>
          <table:table-cell office:value-type="float" office:value="128.96" calcext:value-type="float">
            <text:p>128.96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.do_compile</text:p>
          </table:table-cell>
          <table:table-cell office:value-type="float" office:value="309.41" calcext:value-type="float">
            <text:p>309.41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.do_compile</text:p>
          </table:table-cell>
          <table:table-cell office:value-type="float" office:value="131.38" calcext:value-type="float">
            <text:p>131.38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.do_compile</text:p>
          </table:table-cell>
          <table:table-cell office:value-type="float" office:value="288.01" calcext:value-type="float">
            <text:p>288.01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.do_compile</text:p>
          </table:table-cell>
          <table:table-cell office:value-type="float" office:value="323.2" calcext:value-type="float">
            <text:p>323.2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.do_compile</text:p>
          </table:table-cell>
          <table:table-cell office:value-type="float" office:value="152.05" calcext:value-type="float">
            <text:p>152.05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.do_compile</text:p>
          </table:table-cell>
          <table:table-cell office:value-type="float" office:value="83.96" calcext:value-type="float">
            <text:p>83.96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.do_compile</text:p>
          </table:table-cell>
          <table:table-cell office:value-type="float" office:value="155.41" calcext:value-type="float">
            <text:p>155.41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.do_compile</text:p>
          </table:table-cell>
          <table:table-cell office:value-type="float" office:value="509.09" calcext:value-type="float">
            <text:p>509.09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.do_compile</text:p>
          </table:table-cell>
          <table:table-cell office:value-type="float" office:value="382.27" calcext:value-type="float">
            <text:p>382.27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.do_compile</text:p>
          </table:table-cell>
          <table:table-cell office:value-type="float" office:value="227.46" calcext:value-type="float">
            <text:p>227.46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-native.do_compile</text:p>
          </table:table-cell>
          <table:table-cell office:value-type="float" office:value="139.7" calcext:value-type="float">
            <text:p>139.7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-native.do_compile</text:p>
          </table:table-cell>
          <table:table-cell office:value-type="float" office:value="140.94" calcext:value-type="float">
            <text:p>140.94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-native.do_compile</text:p>
          </table:table-cell>
          <table:table-cell office:value-type="float" office:value="141.14" calcext:value-type="float">
            <text:p>141.14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-native.do_compile</text:p>
          </table:table-cell>
          <table:table-cell office:value-type="float" office:value="174.67" calcext:value-type="float">
            <text:p>174.67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erl.do_configure</text:p>
          </table:table-cell>
          <table:table-cell office:value-type="float" office:value="284.66" calcext:value-type="float">
            <text:p>284.66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erl.do_configure</text:p>
          </table:table-cell>
          <table:table-cell office:value-type="float" office:value="475.55" calcext:value-type="float">
            <text:p>475.55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ython3-native.do_populate_sysroot</text:p>
          </table:table-cell>
          <table:table-cell office:value-type="float" office:value="261.14" calcext:value-type="float">
            <text:p>261.14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ython3-native.do_populate_sysroot</text:p>
          </table:table-cell>
          <table:table-cell office:value-type="float" office:value="117.66" calcext:value-type="float">
            <text:p>117.66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ython3-native.do_populate_sysroot</text:p>
          </table:table-cell>
          <table:table-cell office:value-type="float" office:value="116.54" calcext:value-type="float">
            <text:p>116.54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542.16" calcext:value-type="float">
            <text:p>542.16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228.66" calcext:value-type="float">
            <text:p>228.66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282.18" calcext:value-type="float">
            <text:p>282.18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265.56" calcext:value-type="float">
            <text:p>265.56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327.03" calcext:value-type="float">
            <text:p>327.0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899.06" calcext:value-type="float">
            <text:p>899.06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867.57" calcext:value-type="float">
            <text:p>867.57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341.24" calcext:value-type="float">
            <text:p>341.24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294.84" calcext:value-type="float">
            <text:p>294.84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130.55" calcext:value-type="float">
            <text:p>130.55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181.97" calcext:value-type="float">
            <text:p>181.97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133.59" calcext:value-type="float">
            <text:p>133.59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102.28" calcext:value-type="float">
            <text:p>102.28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138.79" calcext:value-type="float">
            <text:p>138.79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103.81" calcext:value-type="float">
            <text:p>103.81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479.94" calcext:value-type="float">
            <text:p>479.94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152.8" calcext:value-type="float">
            <text:p>152.8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mpile</text:p>
          </table:table-cell>
          <table:table-cell office:value-type="float" office:value="1919.67" calcext:value-type="float">
            <text:p>1919.67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mpile</text:p>
          </table:table-cell>
          <table:table-cell office:value-type="float" office:value="976.57" calcext:value-type="float">
            <text:p>976.57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mpile</text:p>
          </table:table-cell>
          <table:table-cell office:value-type="float" office:value="1728.68" calcext:value-type="float">
            <text:p>1728.68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mpile</text:p>
          </table:table-cell>
          <table:table-cell office:value-type="float" office:value="864.42" calcext:value-type="float">
            <text:p>864.42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mpile</text:p>
          </table:table-cell>
          <table:table-cell office:value-type="float" office:value="909.19" calcext:value-type="float">
            <text:p>909.19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mpile</text:p>
          </table:table-cell>
          <table:table-cell office:value-type="float" office:value="417.72" calcext:value-type="float">
            <text:p>417.72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mpile</text:p>
          </table:table-cell>
          <table:table-cell office:value-type="float" office:value="875.86" calcext:value-type="float">
            <text:p>875.86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mpile</text:p>
          </table:table-cell>
          <table:table-cell office:value-type="float" office:value="409.84" calcext:value-type="float">
            <text:p>409.84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mpile</text:p>
          </table:table-cell>
          <table:table-cell office:value-type="float" office:value="845.66" calcext:value-type="float">
            <text:p>845.66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mpile</text:p>
          </table:table-cell>
          <table:table-cell office:value-type="float" office:value="422.41" calcext:value-type="float">
            <text:p>422.41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mpile</text:p>
          </table:table-cell>
          <table:table-cell office:value-type="float" office:value="880.05" calcext:value-type="float">
            <text:p>880.05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mpile</text:p>
          </table:table-cell>
          <table:table-cell office:value-type="float" office:value="410.22" calcext:value-type="float">
            <text:p>410.22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mpile</text:p>
          </table:table-cell>
          <table:table-cell office:value-type="float" office:value="841.82" calcext:value-type="float">
            <text:p>841.82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mpile</text:p>
          </table:table-cell>
          <table:table-cell office:value-type="float" office:value="440.8" calcext:value-type="float">
            <text:p>440.8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mpile</text:p>
          </table:table-cell>
          <table:table-cell office:value-type="float" office:value="901.26" calcext:value-type="float">
            <text:p>901.26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mpile</text:p>
          </table:table-cell>
          <table:table-cell office:value-type="float" office:value="390.19" calcext:value-type="float">
            <text:p>390.19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mpile</text:p>
          </table:table-cell>
          <table:table-cell office:value-type="float" office:value="1064.83" calcext:value-type="float">
            <text:p>1064.8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mpile</text:p>
          </table:table-cell>
          <table:table-cell office:value-type="float" office:value="485.58" calcext:value-type="float">
            <text:p>485.58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mpile</text:p>
          </table:table-cell>
          <table:table-cell office:value-type="float" office:value="1042.55" calcext:value-type="float">
            <text:p>1042.55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mpile</text:p>
          </table:table-cell>
          <table:table-cell office:value-type="float" office:value="440.25" calcext:value-type="float">
            <text:p>440.2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mpile</text:p>
          </table:table-cell>
          <table:table-cell office:value-type="float" office:value="1008.22" calcext:value-type="float">
            <text:p>1008.22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mpile</text:p>
          </table:table-cell>
          <table:table-cell office:value-type="float" office:value="506.23" calcext:value-type="float">
            <text:p>506.23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mpile</text:p>
          </table:table-cell>
          <table:table-cell office:value-type="float" office:value="1007.56" calcext:value-type="float">
            <text:p>1007.56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mpile</text:p>
          </table:table-cell>
          <table:table-cell office:value-type="float" office:value="435.99" calcext:value-type="float">
            <text:p>435.99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mpile</text:p>
          </table:table-cell>
          <table:table-cell office:value-type="float" office:value="3987.69" calcext:value-type="float">
            <text:p>3987.69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mpile</text:p>
          </table:table-cell>
          <table:table-cell office:value-type="float" office:value="3766.96" calcext:value-type="float">
            <text:p>3766.96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mpile</text:p>
          </table:table-cell>
          <table:table-cell office:value-type="float" office:value="1345.32" calcext:value-type="float">
            <text:p>1345.32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mpile</text:p>
          </table:table-cell>
          <table:table-cell office:value-type="float" office:value="1126.82" calcext:value-type="float">
            <text:p>1126.82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mpile</text:p>
          </table:table-cell>
          <table:table-cell office:value-type="float" office:value="520.99" calcext:value-type="float">
            <text:p>520.99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mpile</text:p>
          </table:table-cell>
          <table:table-cell office:value-type="float" office:value="1259.72" calcext:value-type="float">
            <text:p>1259.72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mpile</text:p>
          </table:table-cell>
          <table:table-cell office:value-type="float" office:value="437.64" calcext:value-type="float">
            <text:p>437.64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mpile</text:p>
          </table:table-cell>
          <table:table-cell office:value-type="float" office:value="720.32" calcext:value-type="float">
            <text:p>720.32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mpile</text:p>
          </table:table-cell>
          <table:table-cell office:value-type="float" office:value="300.96" calcext:value-type="float">
            <text:p>300.96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mpile</text:p>
          </table:table-cell>
          <table:table-cell office:value-type="float" office:value="708.9" calcext:value-type="float">
            <text:p>708.9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mpile</text:p>
          </table:table-cell>
          <table:table-cell office:value-type="float" office:value="266.21" calcext:value-type="float">
            <text:p>266.21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mpile</text:p>
          </table:table-cell>
          <table:table-cell office:value-type="float" office:value="721.75" calcext:value-type="float">
            <text:p>721.75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mpile</text:p>
          </table:table-cell>
          <table:table-cell office:value-type="float" office:value="723.55" calcext:value-type="float">
            <text:p>723.55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mpile</text:p>
          </table:table-cell>
          <table:table-cell office:value-type="float" office:value="280.38" calcext:value-type="float">
            <text:p>280.38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mpile</text:p>
          </table:table-cell>
          <table:table-cell office:value-type="float" office:value="1249.35" calcext:value-type="float">
            <text:p>1249.35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mpile</text:p>
          </table:table-cell>
          <table:table-cell office:value-type="float" office:value="777.07" calcext:value-type="float">
            <text:p>777.07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mpile</text:p>
          </table:table-cell>
          <table:table-cell office:value-type="float" office:value="1250.07" calcext:value-type="float">
            <text:p>1250.07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mpile</text:p>
          </table:table-cell>
          <table:table-cell office:value-type="float" office:value="655.72" calcext:value-type="float">
            <text:p>655.72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nfigure</text:p>
          </table:table-cell>
          <table:table-cell office:value-type="float" office:value="584.45" calcext:value-type="float">
            <text:p>584.45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nfigure</text:p>
          </table:table-cell>
          <table:table-cell office:value-type="float" office:value="388.21" calcext:value-type="float">
            <text:p>388.21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nfigure</text:p>
          </table:table-cell>
          <table:table-cell office:value-type="float" office:value="614.24" calcext:value-type="float">
            <text:p>614.24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nfigure</text:p>
          </table:table-cell>
          <table:table-cell office:value-type="float" office:value="339.02" calcext:value-type="float">
            <text:p>339.02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nfigure</text:p>
          </table:table-cell>
          <table:table-cell office:value-type="float" office:value="335.07" calcext:value-type="float">
            <text:p>335.07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nfigure</text:p>
          </table:table-cell>
          <table:table-cell office:value-type="float" office:value="297.37" calcext:value-type="float">
            <text:p>297.37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nfigure</text:p>
          </table:table-cell>
          <table:table-cell office:value-type="float" office:value="369.82" calcext:value-type="float">
            <text:p>369.82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nfigure</text:p>
          </table:table-cell>
          <table:table-cell office:value-type="float" office:value="274.28" calcext:value-type="float">
            <text:p>274.28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nfigure</text:p>
          </table:table-cell>
          <table:table-cell office:value-type="float" office:value="311.11" calcext:value-type="float">
            <text:p>311.11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nfigure</text:p>
          </table:table-cell>
          <table:table-cell office:value-type="float" office:value="309.17" calcext:value-type="float">
            <text:p>309.17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nfigure</text:p>
          </table:table-cell>
          <table:table-cell office:value-type="float" office:value="360.48" calcext:value-type="float">
            <text:p>360.48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nfigure</text:p>
          </table:table-cell>
          <table:table-cell office:value-type="float" office:value="271.5" calcext:value-type="float">
            <text:p>271.5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nfigure</text:p>
          </table:table-cell>
          <table:table-cell office:value-type="float" office:value="307.37" calcext:value-type="float">
            <text:p>307.37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nfigure</text:p>
          </table:table-cell>
          <table:table-cell office:value-type="float" office:value="314.12" calcext:value-type="float">
            <text:p>314.12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nfigure</text:p>
          </table:table-cell>
          <table:table-cell office:value-type="float" office:value="361.12" calcext:value-type="float">
            <text:p>361.12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nfigure</text:p>
          </table:table-cell>
          <table:table-cell office:value-type="float" office:value="269.92" calcext:value-type="float">
            <text:p>269.92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nfigure</text:p>
          </table:table-cell>
          <table:table-cell office:value-type="float" office:value="338.58" calcext:value-type="float">
            <text:p>338.58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nfigure</text:p>
          </table:table-cell>
          <table:table-cell office:value-type="float" office:value="287.45" calcext:value-type="float">
            <text:p>287.45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nfigure</text:p>
          </table:table-cell>
          <table:table-cell office:value-type="float" office:value="376.54" calcext:value-type="float">
            <text:p>376.54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nfigure</text:p>
          </table:table-cell>
          <table:table-cell office:value-type="float" office:value="246.07" calcext:value-type="float">
            <text:p>246.0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nfigure</text:p>
          </table:table-cell>
          <table:table-cell office:value-type="float" office:value="358.71" calcext:value-type="float">
            <text:p>358.71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nfigure</text:p>
          </table:table-cell>
          <table:table-cell office:value-type="float" office:value="286.42" calcext:value-type="float">
            <text:p>286.42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nfigure</text:p>
          </table:table-cell>
          <table:table-cell office:value-type="float" office:value="354.91" calcext:value-type="float">
            <text:p>354.91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nfigure</text:p>
          </table:table-cell>
          <table:table-cell office:value-type="float" office:value="250.86" calcext:value-type="float">
            <text:p>250.86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nfigure</text:p>
          </table:table-cell>
          <table:table-cell office:value-type="float" office:value="833.53" calcext:value-type="float">
            <text:p>833.53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nfigure</text:p>
          </table:table-cell>
          <table:table-cell office:value-type="float" office:value="1105.08" calcext:value-type="float">
            <text:p>1105.08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nfigure</text:p>
          </table:table-cell>
          <table:table-cell office:value-type="float" office:value="261.87" calcext:value-type="float">
            <text:p>261.87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nfigure</text:p>
          </table:table-cell>
          <table:table-cell office:value-type="float" office:value="448.44" calcext:value-type="float">
            <text:p>448.44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nfigure</text:p>
          </table:table-cell>
          <table:table-cell office:value-type="float" office:value="453.5" calcext:value-type="float">
            <text:p>453.5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nfigure</text:p>
          </table:table-cell>
          <table:table-cell office:value-type="float" office:value="208.48" calcext:value-type="float">
            <text:p>208.48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nfigure</text:p>
          </table:table-cell>
          <table:table-cell office:value-type="float" office:value="186.05" calcext:value-type="float">
            <text:p>186.05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nfigure</text:p>
          </table:table-cell>
          <table:table-cell office:value-type="float" office:value="160.3" calcext:value-type="float">
            <text:p>160.3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nfigure</text:p>
          </table:table-cell>
          <table:table-cell office:value-type="float" office:value="195.79" calcext:value-type="float">
            <text:p>195.79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nfigure</text:p>
          </table:table-cell>
          <table:table-cell office:value-type="float" office:value="153.15" calcext:value-type="float">
            <text:p>153.15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nfigure</text:p>
          </table:table-cell>
          <table:table-cell office:value-type="float" office:value="187.87" calcext:value-type="float">
            <text:p>187.87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nfigure</text:p>
          </table:table-cell>
          <table:table-cell office:value-type="float" office:value="197.96" calcext:value-type="float">
            <text:p>197.96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nfigure</text:p>
          </table:table-cell>
          <table:table-cell office:value-type="float" office:value="155.2" calcext:value-type="float">
            <text:p>155.2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nfigure</text:p>
          </table:table-cell>
          <table:table-cell office:value-type="float" office:value="419.71" calcext:value-type="float">
            <text:p>419.71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nfigure</text:p>
          </table:table-cell>
          <table:table-cell office:value-type="float" office:value="346.88" calcext:value-type="float">
            <text:p>346.88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</text:p>
          </table:table-cell>
          <table:table-cell office:value-type="float" office:value="87.42" calcext:value-type="float">
            <text:p>87.42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</text:p>
          </table:table-cell>
          <table:table-cell office:value-type="float" office:value="90.32" calcext:value-type="float">
            <text:p>90.32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_write_rpm</text:p>
          </table:table-cell>
          <table:table-cell office:value-type="float" office:value="249.74" calcext:value-type="float">
            <text:p>249.74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_write_rpm</text:p>
          </table:table-cell>
          <table:table-cell office:value-type="float" office:value="252.93" calcext:value-type="float">
            <text:p>252.93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_write_rpm</text:p>
          </table:table-cell>
          <table:table-cell office:value-type="float" office:value="262.15" calcext:value-type="float">
            <text:p>262.15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_write_rpm</text:p>
          </table:table-cell>
          <table:table-cell office:value-type="float" office:value="293.99" calcext:value-type="float">
            <text:p>293.99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_write_rpm</text:p>
          </table:table-cell>
          <table:table-cell office:value-type="float" office:value="280.31" calcext:value-type="float">
            <text:p>280.31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_write_rpm</text:p>
          </table:table-cell>
          <table:table-cell office:value-type="float" office:value="286.15" calcext:value-type="float">
            <text:p>286.15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_write_rpm</text:p>
          </table:table-cell>
          <table:table-cell office:value-type="float" office:value="283.3" calcext:value-type="float">
            <text:p>283.3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compile</text:p>
          </table:table-cell>
          <table:table-cell office:value-type="float" office:value="1112.05" calcext:value-type="float">
            <text:p>1112.05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declarative.do_compile</text:p>
          </table:table-cell>
          <table:table-cell office:value-type="float" office:value="496.17" calcext:value-type="float">
            <text:p>496.17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compile</text:p>
          </table:table-cell>
          <table:table-cell office:value-type="float" office:value="1172.37" calcext:value-type="float">
            <text:p>1172.37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compile</text:p>
          </table:table-cell>
          <table:table-cell office:value-type="float" office:value="345.15" calcext:value-type="float">
            <text:p>345.15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compile</text:p>
          </table:table-cell>
          <table:table-cell office:value-type="float" office:value="625.35" calcext:value-type="float">
            <text:p>625.35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declarative.do_compile</text:p>
          </table:table-cell>
          <table:table-cell office:value-type="float" office:value="221.93" calcext:value-type="float">
            <text:p>221.93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compile</text:p>
          </table:table-cell>
          <table:table-cell office:value-type="float" office:value="625.6" calcext:value-type="float">
            <text:p>625.6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compile</text:p>
          </table:table-cell>
          <table:table-cell office:value-type="float" office:value="190.71" calcext:value-type="float">
            <text:p>190.71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compile</text:p>
          </table:table-cell>
          <table:table-cell office:value-type="float" office:value="632.46" calcext:value-type="float">
            <text:p>632.46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declarative.do_compile</text:p>
          </table:table-cell>
          <table:table-cell office:value-type="float" office:value="231.96" calcext:value-type="float">
            <text:p>231.96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compile</text:p>
          </table:table-cell>
          <table:table-cell office:value-type="float" office:value="640.79" calcext:value-type="float">
            <text:p>640.7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compile</text:p>
          </table:table-cell>
          <table:table-cell office:value-type="float" office:value="196.52" calcext:value-type="float">
            <text:p>196.52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compile</text:p>
          </table:table-cell>
          <table:table-cell office:value-type="float" office:value="626.18" calcext:value-type="float">
            <text:p>626.18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declarative.do_compile</text:p>
          </table:table-cell>
          <table:table-cell office:value-type="float" office:value="229.62" calcext:value-type="float">
            <text:p>229.62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compile</text:p>
          </table:table-cell>
          <table:table-cell office:value-type="float" office:value="647.28" calcext:value-type="float">
            <text:p>647.28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compile</text:p>
          </table:table-cell>
          <table:table-cell office:value-type="float" office:value="195.63" calcext:value-type="float">
            <text:p>195.6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compile</text:p>
          </table:table-cell>
          <table:table-cell office:value-type="float" office:value="681.8" calcext:value-type="float">
            <text:p>681.8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declarative.do_compile</text:p>
          </table:table-cell>
          <table:table-cell office:value-type="float" office:value="259.25" calcext:value-type="float">
            <text:p>259.25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compile</text:p>
          </table:table-cell>
          <table:table-cell office:value-type="float" office:value="765.73" calcext:value-type="float">
            <text:p>765.7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compile</text:p>
          </table:table-cell>
          <table:table-cell office:value-type="float" office:value="206.39" calcext:value-type="float">
            <text:p>206.39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compile</text:p>
          </table:table-cell>
          <table:table-cell office:value-type="float" office:value="761.77" calcext:value-type="float">
            <text:p>761.7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declar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compile</text:p>
          </table:table-cell>
          <table:table-cell office:value-type="float" office:value="721.17" calcext:value-type="float">
            <text:p>721.1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compile</text:p>
          </table:table-cell>
          <table:table-cell office:value-type="float" office:value="197.72" calcext:value-type="float">
            <text:p>197.72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compile</text:p>
          </table:table-cell>
          <table:table-cell office:value-type="float" office:value="1833.29" calcext:value-type="float">
            <text:p>1833.29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compile</text:p>
          </table:table-cell>
          <table:table-cell office:value-type="float" office:value="1681.4" calcext:value-type="float">
            <text:p>1681.4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compile</text:p>
          </table:table-cell>
          <table:table-cell office:value-type="float" office:value="485.55" calcext:value-type="float">
            <text:p>485.55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compile</text:p>
          </table:table-cell>
          <table:table-cell office:value-type="float" office:value="568.62" calcext:value-type="float">
            <text:p>568.62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declarative.do_compile</text:p>
          </table:table-cell>
          <table:table-cell office:value-type="float" office:value="342.34" calcext:value-type="float">
            <text:p>342.34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compile</text:p>
          </table:table-cell>
          <table:table-cell office:value-type="float" office:value="520.6" calcext:value-type="float">
            <text:p>520.6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compile</text:p>
          </table:table-cell>
          <table:table-cell office:value-type="float" office:value="182.32" calcext:value-type="float">
            <text:p>182.32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compile</text:p>
          </table:table-cell>
          <table:table-cell office:value-type="float" office:value="328.4" calcext:value-type="float">
            <text:p>328.4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declarative.do_compile</text:p>
          </table:table-cell>
          <table:table-cell office:value-type="float" office:value="156.16" calcext:value-type="float">
            <text:p>156.16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compile</text:p>
          </table:table-cell>
          <table:table-cell office:value-type="float" office:value="329.45" calcext:value-type="float">
            <text:p>329.45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compile</text:p>
          </table:table-cell>
          <table:table-cell office:value-type="float" office:value="120.92" calcext:value-type="float">
            <text:p>120.92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compile</text:p>
          </table:table-cell>
          <table:table-cell office:value-type="float" office:value="362.2" calcext:value-type="float">
            <text:p>362.2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compile</text:p>
          </table:table-cell>
          <table:table-cell office:value-type="float" office:value="358.98" calcext:value-type="float">
            <text:p>358.98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compile</text:p>
          </table:table-cell>
          <table:table-cell office:value-type="float" office:value="122.45" calcext:value-type="float">
            <text:p>122.45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compile</text:p>
          </table:table-cell>
          <table:table-cell office:value-type="float" office:value="780.02" calcext:value-type="float">
            <text:p>780.02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declarative.do_compile</text:p>
          </table:table-cell>
          <table:table-cell office:value-type="float" office:value="394.58" calcext:value-type="float">
            <text:p>394.58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compile</text:p>
          </table:table-cell>
          <table:table-cell office:value-type="float" office:value="773.08" calcext:value-type="float">
            <text:p>773.08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compile</text:p>
          </table:table-cell>
          <table:table-cell office:value-type="float" office:value="277.99" calcext:value-type="float">
            <text:p>277.99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location.do_compile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multimedia.do_compile</text:p>
          </table:table-cell>
          <table:table-cell office:value-type="float" office:value="521.01" calcext:value-type="float">
            <text:p>521.01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multimedia.do_compile</text:p>
          </table:table-cell>
          <table:table-cell office:value-type="float" office:value="154.92" calcext:value-type="float">
            <text:p>154.92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multimedia.do_compile</text:p>
          </table:table-cell>
          <table:table-cell office:value-type="float" office:value="222.86" calcext:value-type="float">
            <text:p>222.86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multimedia.do_compile</text:p>
          </table:table-cell>
          <table:table-cell office:value-type="float" office:value="222.08" calcext:value-type="float">
            <text:p>222.08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multimedia.do_compile</text:p>
          </table:table-cell>
          <table:table-cell office:value-type="float" office:value="270.51" calcext:value-type="float">
            <text:p>270.51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multimedia.do_compile</text:p>
          </table:table-cell>
          <table:table-cell office:value-type="float" office:value="280.23" calcext:value-type="float">
            <text:p>280.23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multimedia.do_compile</text:p>
          </table:table-cell>
          <table:table-cell office:value-type="float" office:value="250.82" calcext:value-type="float">
            <text:p>250.82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multimedia.do_compile</text:p>
          </table:table-cell>
          <table:table-cell office:value-type="float" office:value="1008.47" calcext:value-type="float">
            <text:p>1008.47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multimedia.do_compile</text:p>
          </table:table-cell>
          <table:table-cell office:value-type="float" office:value="1051.59" calcext:value-type="float">
            <text:p>1051.59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multimedia.do_compile</text:p>
          </table:table-cell>
          <table:table-cell office:value-type="float" office:value="216.21" calcext:value-type="float">
            <text:p>216.21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multimedia.do_compile</text:p>
          </table:table-cell>
          <table:table-cell office:value-type="float" office:value="151.27" calcext:value-type="float">
            <text:p>151.27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multimedia.do_compile</text:p>
          </table:table-cell>
          <table:table-cell office:value-type="float" office:value="142.44" calcext:value-type="float">
            <text:p>142.44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2.do_compile</text:p>
          </table:table-cell>
          <table:table-cell office:value-type="float" office:value="632.62" calcext:value-type="float">
            <text:p>632.62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475.66" calcext:value-type="float">
            <text:p>475.66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606.38" calcext:value-type="float">
            <text:p>606.38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187.46" calcext:value-type="float">
            <text:p>187.46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2.do_compile</text:p>
          </table:table-cell>
          <table:table-cell office:value-type="float" office:value="289.9" calcext:value-type="float">
            <text:p>289.9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317.64" calcext:value-type="float">
            <text:p>317.64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2.do_compile</text:p>
          </table:table-cell>
          <table:table-cell office:value-type="float" office:value="302.79" calcext:value-type="float">
            <text:p>302.7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206.27" calcext:value-type="float">
            <text:p>206.27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307.87" calcext:value-type="float">
            <text:p>307.87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2.do_compile</text:p>
          </table:table-cell>
          <table:table-cell office:value-type="float" office:value="302.46" calcext:value-type="float">
            <text:p>302.46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214.95" calcext:value-type="float">
            <text:p>214.95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312.27" calcext:value-type="float">
            <text:p>312.27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2.do_compile</text:p>
          </table:table-cell>
          <table:table-cell office:value-type="float" office:value="329.52" calcext:value-type="float">
            <text:p>329.52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289.14" calcext:value-type="float">
            <text:p>289.14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399.96" calcext:value-type="float">
            <text:p>399.96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2.do_compile</text:p>
          </table:table-cell>
          <table:table-cell office:value-type="float" office:value="357.77" calcext:value-type="float">
            <text:p>357.7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362.27" calcext:value-type="float">
            <text:p>362.2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2.do_compile</text:p>
          </table:table-cell>
          <table:table-cell office:value-type="float" office:value="1233.82" calcext:value-type="float">
            <text:p>1233.82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1332.53" calcext:value-type="float">
            <text:p>1332.53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247.38" calcext:value-type="float">
            <text:p>247.38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2.do_compile</text:p>
          </table:table-cell>
          <table:table-cell office:value-type="float" office:value="156.63" calcext:value-type="float">
            <text:p>156.63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158.63" calcext:value-type="float">
            <text:p>158.63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2.do_compile</text:p>
          </table:table-cell>
          <table:table-cell office:value-type="float" office:value="185.68" calcext:value-type="float">
            <text:p>185.68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193.38" calcext:value-type="float">
            <text:p>193.38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2.do_compile</text:p>
          </table:table-cell>
          <table:table-cell office:value-type="float" office:value="406.19" calcext:value-type="float">
            <text:p>406.19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372.09" calcext:value-type="float">
            <text:p>372.09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436.19" calcext:value-type="float">
            <text:p>436.19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compile</text:p>
          </table:table-cell>
          <table:table-cell office:value-type="float" office:value="6356.1" calcext:value-type="float">
            <text:p>6356.1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compile</text:p>
          </table:table-cell>
          <table:table-cell office:value-type="float" office:value="6743.55" calcext:value-type="float">
            <text:p>6743.55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compile</text:p>
          </table:table-cell>
          <table:table-cell office:value-type="float" office:value="6492.25" calcext:value-type="float">
            <text:p>6492.25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compile</text:p>
          </table:table-cell>
          <table:table-cell office:value-type="float" office:value="2252.18" calcext:value-type="float">
            <text:p>2252.18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compile</text:p>
          </table:table-cell>
          <table:table-cell office:value-type="float" office:value="2269.82" calcext:value-type="float">
            <text:p>2269.82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compile</text:p>
          </table:table-cell>
          <table:table-cell office:value-type="float" office:value="2391.35" calcext:value-type="float">
            <text:p>2391.35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compile</text:p>
          </table:table-cell>
          <table:table-cell office:value-type="float" office:value="2311.44" calcext:value-type="float">
            <text:p>2311.44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compile</text:p>
          </table:table-cell>
          <table:table-cell office:value-type="float" office:value="834.5" calcext:value-type="float">
            <text:p>834.5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compile</text:p>
          </table:table-cell>
          <table:table-cell office:value-type="float" office:value="2314.24" calcext:value-type="float">
            <text:p>2314.24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compile</text:p>
          </table:table-cell>
          <table:table-cell office:value-type="float" office:value="2249.42" calcext:value-type="float">
            <text:p>2249.42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compile</text:p>
          </table:table-cell>
          <table:table-cell office:value-type="float" office:value="2306.12" calcext:value-type="float">
            <text:p>2306.12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compile</text:p>
          </table:table-cell>
          <table:table-cell office:value-type="float" office:value="837.91" calcext:value-type="float">
            <text:p>837.91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compile</text:p>
          </table:table-cell>
          <table:table-cell office:value-type="float" office:value="2300.01" calcext:value-type="float">
            <text:p>2300.01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compile</text:p>
          </table:table-cell>
          <table:table-cell office:value-type="float" office:value="2080.07" calcext:value-type="float">
            <text:p>2080.07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compile</text:p>
          </table:table-cell>
          <table:table-cell office:value-type="float" office:value="2307.8" calcext:value-type="float">
            <text:p>2307.8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compile</text:p>
          </table:table-cell>
          <table:table-cell office:value-type="float" office:value="838.43" calcext:value-type="float">
            <text:p>838.4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compile</text:p>
          </table:table-cell>
          <table:table-cell office:value-type="float" office:value="2900.42" calcext:value-type="float">
            <text:p>2900.42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compile</text:p>
          </table:table-cell>
          <table:table-cell office:value-type="float" office:value="2928.48" calcext:value-type="float">
            <text:p>2928.48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compile</text:p>
          </table:table-cell>
          <table:table-cell office:value-type="float" office:value="2891.56" calcext:value-type="float">
            <text:p>2891.56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compile</text:p>
          </table:table-cell>
          <table:table-cell office:value-type="float" office:value="1029.51" calcext:value-type="float">
            <text:p>1029.51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compile</text:p>
          </table:table-cell>
          <table:table-cell office:value-type="float" office:value="2770.45" calcext:value-type="float">
            <text:p>2770.4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compile</text:p>
          </table:table-cell>
          <table:table-cell office:value-type="float" office:value="2283.09" calcext:value-type="float">
            <text:p>2283.09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compile</text:p>
          </table:table-cell>
          <table:table-cell office:value-type="float" office:value="2828.24" calcext:value-type="float">
            <text:p>2828.24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compile</text:p>
          </table:table-cell>
          <table:table-cell office:value-type="float" office:value="1009.87" calcext:value-type="float">
            <text:p>1009.87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compile</text:p>
          </table:table-cell>
          <table:table-cell office:value-type="float" office:value="12969.35" calcext:value-type="float">
            <text:p>12969.3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compile</text:p>
          </table:table-cell>
          <table:table-cell office:value-type="float" office:value="13250.81" calcext:value-type="float">
            <text:p>13250.81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compile</text:p>
          </table:table-cell>
          <table:table-cell office:value-type="float" office:value="5030.75" calcext:value-type="float">
            <text:p>5030.75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compile</text:p>
          </table:table-cell>
          <table:table-cell office:value-type="float" office:value="3243.81" calcext:value-type="float">
            <text:p>3243.81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compile</text:p>
          </table:table-cell>
          <table:table-cell office:value-type="float" office:value="3559.41" calcext:value-type="float">
            <text:p>3559.41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compile</text:p>
          </table:table-cell>
          <table:table-cell office:value-type="float" office:value="3181" calcext:value-type="float">
            <text:p>3181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compile</text:p>
          </table:table-cell>
          <table:table-cell office:value-type="float" office:value="1001.33" calcext:value-type="float">
            <text:p>1001.33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compile</text:p>
          </table:table-cell>
          <table:table-cell office:value-type="float" office:value="1866.87" calcext:value-type="float">
            <text:p>1866.87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compile</text:p>
          </table:table-cell>
          <table:table-cell office:value-type="float" office:value="1989.36" calcext:value-type="float">
            <text:p>1989.36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compile</text:p>
          </table:table-cell>
          <table:table-cell office:value-type="float" office:value="1904.15" calcext:value-type="float">
            <text:p>1904.15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compile</text:p>
          </table:table-cell>
          <table:table-cell office:value-type="float" office:value="574.63" calcext:value-type="float">
            <text:p>574.63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compile</text:p>
          </table:table-cell>
          <table:table-cell office:value-type="float" office:value="2710.93" calcext:value-type="float">
            <text:p>2710.93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compile</text:p>
          </table:table-cell>
          <table:table-cell office:value-type="float" office:value="2570.37" calcext:value-type="float">
            <text:p>2570.37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compile</text:p>
          </table:table-cell>
          <table:table-cell office:value-type="float" office:value="610.23" calcext:value-type="float">
            <text:p>610.23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compile</text:p>
          </table:table-cell>
          <table:table-cell office:value-type="float" office:value="4709.81" calcext:value-type="float">
            <text:p>4709.81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compile</text:p>
          </table:table-cell>
          <table:table-cell office:value-type="float" office:value="4980.92" calcext:value-type="float">
            <text:p>4980.92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compile</text:p>
          </table:table-cell>
          <table:table-cell office:value-type="float" office:value="4746.36" calcext:value-type="float">
            <text:p>4746.36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compile</text:p>
          </table:table-cell>
          <table:table-cell office:value-type="float" office:value="1540.31" calcext:value-type="float">
            <text:p>1540.31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package_write_rpm</text:p>
          </table:table-cell>
          <table:table-cell office:value-type="float" office:value="261.33" calcext:value-type="float">
            <text:p>261.33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compile</text:p>
          </table:table-cell>
          <table:table-cell office:value-type="float" office:value="4599.3" calcext:value-type="float">
            <text:p>4599.3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compile</text:p>
          </table:table-cell>
          <table:table-cell office:value-type="float" office:value="5167.27" calcext:value-type="float">
            <text:p>5167.27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compile</text:p>
          </table:table-cell>
          <table:table-cell office:value-type="float" office:value="4594.28" calcext:value-type="float">
            <text:p>4594.28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compile</text:p>
          </table:table-cell>
          <table:table-cell office:value-type="float" office:value="2324.39" calcext:value-type="float">
            <text:p>2324.39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compile</text:p>
          </table:table-cell>
          <table:table-cell office:value-type="float" office:value="2120.87" calcext:value-type="float">
            <text:p>2120.87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compile</text:p>
          </table:table-cell>
          <table:table-cell office:value-type="float" office:value="2158.31" calcext:value-type="float">
            <text:p>2158.31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compile</text:p>
          </table:table-cell>
          <table:table-cell office:value-type="float" office:value="2085.63" calcext:value-type="float">
            <text:p>2085.63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compile</text:p>
          </table:table-cell>
          <table:table-cell office:value-type="float" office:value="749.77" calcext:value-type="float">
            <text:p>749.77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compile</text:p>
          </table:table-cell>
          <table:table-cell office:value-type="float" office:value="2110.8" calcext:value-type="float">
            <text:p>2110.8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compile</text:p>
          </table:table-cell>
          <table:table-cell office:value-type="float" office:value="2049.64" calcext:value-type="float">
            <text:p>2049.64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compile</text:p>
          </table:table-cell>
          <table:table-cell office:value-type="float" office:value="2087.06" calcext:value-type="float">
            <text:p>2087.06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compile</text:p>
          </table:table-cell>
          <table:table-cell office:value-type="float" office:value="794.52" calcext:value-type="float">
            <text:p>794.52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compile</text:p>
          </table:table-cell>
          <table:table-cell office:value-type="float" office:value="2086.99" calcext:value-type="float">
            <text:p>2086.99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compile</text:p>
          </table:table-cell>
          <table:table-cell office:value-type="float" office:value="1912.04" calcext:value-type="float">
            <text:p>1912.04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compile</text:p>
          </table:table-cell>
          <table:table-cell office:value-type="float" office:value="2055.17" calcext:value-type="float">
            <text:p>2055.17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compile</text:p>
          </table:table-cell>
          <table:table-cell office:value-type="float" office:value="779.56" calcext:value-type="float">
            <text:p>779.56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compile</text:p>
          </table:table-cell>
          <table:table-cell office:value-type="float" office:value="2521.53" calcext:value-type="float">
            <text:p>2521.5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compile</text:p>
          </table:table-cell>
          <table:table-cell office:value-type="float" office:value="2594.04" calcext:value-type="float">
            <text:p>2594.04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compile</text:p>
          </table:table-cell>
          <table:table-cell office:value-type="float" office:value="2455.17" calcext:value-type="float">
            <text:p>2455.17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compile</text:p>
          </table:table-cell>
          <table:table-cell office:value-type="float" office:value="999.29" calcext:value-type="float">
            <text:p>999.29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compile</text:p>
          </table:table-cell>
          <table:table-cell office:value-type="float" office:value="2453.43" calcext:value-type="float">
            <text:p>2453.43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compile</text:p>
          </table:table-cell>
          <table:table-cell office:value-type="float" office:value="1770.33" calcext:value-type="float">
            <text:p>1770.33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compile</text:p>
          </table:table-cell>
          <table:table-cell office:value-type="float" office:value="2516.46" calcext:value-type="float">
            <text:p>2516.46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compile</text:p>
          </table:table-cell>
          <table:table-cell office:value-type="float" office:value="935.08" calcext:value-type="float">
            <text:p>935.08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compile</text:p>
          </table:table-cell>
          <table:table-cell office:value-type="float" office:value="9032.41" calcext:value-type="float">
            <text:p>9032.41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compile</text:p>
          </table:table-cell>
          <table:table-cell office:value-type="float" office:value="9605.32" calcext:value-type="float">
            <text:p>9605.32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compile</text:p>
          </table:table-cell>
          <table:table-cell office:value-type="float" office:value="3514.89" calcext:value-type="float">
            <text:p>3514.89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compile</text:p>
          </table:table-cell>
          <table:table-cell office:value-type="float" office:value="2340.51" calcext:value-type="float">
            <text:p>2340.51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compile</text:p>
          </table:table-cell>
          <table:table-cell office:value-type="float" office:value="2828.96" calcext:value-type="float">
            <text:p>2828.96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compile</text:p>
          </table:table-cell>
          <table:table-cell office:value-type="float" office:value="2308.34" calcext:value-type="float">
            <text:p>2308.34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compile</text:p>
          </table:table-cell>
          <table:table-cell office:value-type="float" office:value="708.57" calcext:value-type="float">
            <text:p>708.57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compile</text:p>
          </table:table-cell>
          <table:table-cell office:value-type="float" office:value="1469.84" calcext:value-type="float">
            <text:p>1469.84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compile</text:p>
          </table:table-cell>
          <table:table-cell office:value-type="float" office:value="1647.76" calcext:value-type="float">
            <text:p>1647.76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compile</text:p>
          </table:table-cell>
          <table:table-cell office:value-type="float" office:value="1475.86" calcext:value-type="float">
            <text:p>1475.86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compile</text:p>
          </table:table-cell>
          <table:table-cell office:value-type="float" office:value="448.24" calcext:value-type="float">
            <text:p>448.24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compile</text:p>
          </table:table-cell>
          <table:table-cell office:value-type="float" office:value="2827.39" calcext:value-type="float">
            <text:p>2827.39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compile</text:p>
          </table:table-cell>
          <table:table-cell office:value-type="float" office:value="2809.77" calcext:value-type="float">
            <text:p>2809.77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compile</text:p>
          </table:table-cell>
          <table:table-cell office:value-type="float" office:value="454.47" calcext:value-type="float">
            <text:p>454.47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compile</text:p>
          </table:table-cell>
          <table:table-cell office:value-type="float" office:value="3723.67" calcext:value-type="float">
            <text:p>3723.67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compile</text:p>
          </table:table-cell>
          <table:table-cell office:value-type="float" office:value="3980.73" calcext:value-type="float">
            <text:p>3980.73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compile</text:p>
          </table:table-cell>
          <table:table-cell office:value-type="float" office:value="3815.54" calcext:value-type="float">
            <text:p>3815.54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compile</text:p>
          </table:table-cell>
          <table:table-cell office:value-type="float" office:value="1669.36" calcext:value-type="float">
            <text:p>1669.36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</text:p>
          </table:table-cell>
          <table:table-cell office:value-type="float" office:value="274.52" calcext:value-type="float">
            <text:p>274.52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</text:p>
          </table:table-cell>
          <table:table-cell office:value-type="float" office:value="377.68" calcext:value-type="float">
            <text:p>377.68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</text:p>
          </table:table-cell>
          <table:table-cell office:value-type="float" office:value="373.3" calcext:value-type="float">
            <text:p>373.3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</text:p>
          </table:table-cell>
          <table:table-cell office:value-type="float" office:value="362.87" calcext:value-type="float">
            <text:p>362.87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</text:p>
          </table:table-cell>
          <table:table-cell office:value-type="float" office:value="167.63" calcext:value-type="float">
            <text:p>167.63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</text:p>
          </table:table-cell>
          <table:table-cell office:value-type="float" office:value="214.34" calcext:value-type="float">
            <text:p>214.34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</text:p>
          </table:table-cell>
          <table:table-cell office:value-type="float" office:value="219.46" calcext:value-type="float">
            <text:p>219.46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</text:p>
          </table:table-cell>
          <table:table-cell office:value-type="float" office:value="215.18" calcext:value-type="float">
            <text:p>215.18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</text:p>
          </table:table-cell>
          <table:table-cell office:value-type="float" office:value="147.5" calcext:value-type="float">
            <text:p>147.5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</text:p>
          </table:table-cell>
          <table:table-cell office:value-type="float" office:value="146.64" calcext:value-type="float">
            <text:p>146.64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</text:p>
          </table:table-cell>
          <table:table-cell office:value-type="float" office:value="148.56" calcext:value-type="float">
            <text:p>148.56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</text:p>
          </table:table-cell>
          <table:table-cell office:value-type="float" office:value="147.79" calcext:value-type="float">
            <text:p>147.79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_write_rpm</text:p>
          </table:table-cell>
          <table:table-cell office:value-type="float" office:value="492.74" calcext:value-type="float">
            <text:p>492.74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_write_rpm</text:p>
          </table:table-cell>
          <table:table-cell office:value-type="float" office:value="207.25" calcext:value-type="float">
            <text:p>207.25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_write_rpm</text:p>
          </table:table-cell>
          <table:table-cell office:value-type="float" office:value="198.57" calcext:value-type="float">
            <text:p>198.57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_write_rpm</text:p>
          </table:table-cell>
          <table:table-cell office:value-type="float" office:value="299.4" calcext:value-type="float">
            <text:p>299.4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_write_rpm</text:p>
          </table:table-cell>
          <table:table-cell office:value-type="float" office:value="911.71" calcext:value-type="float">
            <text:p>911.71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_write_rpm</text:p>
          </table:table-cell>
          <table:table-cell office:value-type="float" office:value="212.48" calcext:value-type="float">
            <text:p>212.48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_write_rpm</text:p>
          </table:table-cell>
          <table:table-cell office:value-type="float" office:value="312.79" calcext:value-type="float">
            <text:p>312.79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_write_rpm</text:p>
          </table:table-cell>
          <table:table-cell office:value-type="float" office:value="246.75" calcext:value-type="float">
            <text:p>246.75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_write_rpm</text:p>
          </table:table-cell>
          <table:table-cell office:value-type="float" office:value="329.2" calcext:value-type="float">
            <text:p>329.2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_write_rpm</text:p>
          </table:table-cell>
          <table:table-cell office:value-type="float" office:value="158.67" calcext:value-type="float">
            <text:p>158.67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_write_rpm</text:p>
          </table:table-cell>
          <table:table-cell office:value-type="float" office:value="156.78" calcext:value-type="float">
            <text:p>156.78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_write_rpm</text:p>
          </table:table-cell>
          <table:table-cell office:value-type="float" office:value="153.07" calcext:value-type="float">
            <text:p>153.07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_write_rpm</text:p>
          </table:table-cell>
          <table:table-cell office:value-type="float" office:value="91.32" calcext:value-type="float">
            <text:p>91.32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_write_rpm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xmlpatterns.do_compile</text:p>
          </table:table-cell>
          <table:table-cell office:value-type="float" office:value="560.62" calcext:value-type="float">
            <text:p>560.62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xmlpatterns.do_compile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xmlpatterns.do_compile</text:p>
          </table:table-cell>
          <table:table-cell office:value-type="float" office:value="270.58" calcext:value-type="float">
            <text:p>270.58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xmlpatterns.do_compile</text:p>
          </table:table-cell>
          <table:table-cell office:value-type="float" office:value="315.91" calcext:value-type="float">
            <text:p>315.91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xmlpatterns.do_compile</text:p>
          </table:table-cell>
          <table:table-cell office:value-type="float" office:value="276.19" calcext:value-type="float">
            <text:p>276.1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xmlpatterns.do_compile</text:p>
          </table:table-cell>
          <table:table-cell office:value-type="float" office:value="292.63" calcext:value-type="float">
            <text:p>292.63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xmlpatterns.do_compile</text:p>
          </table:table-cell>
          <table:table-cell office:value-type="float" office:value="290.34" calcext:value-type="float">
            <text:p>290.34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xmlpatterns.do_compile</text:p>
          </table:table-cell>
          <table:table-cell office:value-type="float" office:value="306.57" calcext:value-type="float">
            <text:p>306.57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xmlpatterns.do_compile</text:p>
          </table:table-cell>
          <table:table-cell office:value-type="float" office:value="374.37" calcext:value-type="float">
            <text:p>374.37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xmlpatterns.do_compile</text:p>
          </table:table-cell>
          <table:table-cell office:value-type="float" office:value="345.73" calcext:value-type="float">
            <text:p>345.73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xmlpatterns.do_compile</text:p>
          </table:table-cell>
          <table:table-cell office:value-type="float" office:value="335.29" calcext:value-type="float">
            <text:p>335.29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xmlpatterns.do_compile</text:p>
          </table:table-cell>
          <table:table-cell office:value-type="float" office:value="998.54" calcext:value-type="float">
            <text:p>998.54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xmlpatterns.do_compile</text:p>
          </table:table-cell>
          <table:table-cell office:value-type="float" office:value="998.43" calcext:value-type="float">
            <text:p>998.43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xmlpatterns.do_compile</text:p>
          </table:table-cell>
          <table:table-cell office:value-type="float" office:value="190.52" calcext:value-type="float">
            <text:p>190.52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xmlpatterns.do_compile</text:p>
          </table:table-cell>
          <table:table-cell office:value-type="float" office:value="162.62" calcext:value-type="float">
            <text:p>162.62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xmlpatterns.do_compile</text:p>
          </table:table-cell>
          <table:table-cell office:value-type="float" office:value="159.51" calcext:value-type="float">
            <text:p>159.51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xmlpatterns.do_compile</text:p>
          </table:table-cell>
          <table:table-cell office:value-type="float" office:value="403.92" calcext:value-type="float">
            <text:p>403.92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llvm-native.do_compile</text:p>
          </table:table-cell>
          <table:table-cell office:value-type="float" office:value="522.1" calcext:value-type="float">
            <text:p>522.1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609.02" calcext:value-type="float">
            <text:p>609.02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566.17" calcext:value-type="float">
            <text:p>566.17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456.38" calcext:value-type="float">
            <text:p>456.38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214.16" calcext:value-type="float">
            <text:p>214.16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179.08" calcext:value-type="float">
            <text:p>179.08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216.99" calcext:value-type="float">
            <text:p>216.9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182.81" calcext:value-type="float">
            <text:p>182.81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182.53" calcext:value-type="float">
            <text:p>182.5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214.48" calcext:value-type="float">
            <text:p>214.48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316.73" calcext:value-type="float">
            <text:p>316.73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245.82" calcext:value-type="float">
            <text:p>245.82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214.83" calcext:value-type="float">
            <text:p>214.83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llvm-native.do_compile</text:p>
          </table:table-cell>
          <table:table-cell office:value-type="float" office:value="2233.43" calcext:value-type="float">
            <text:p>2233.43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1785.48" calcext:value-type="float">
            <text:p>1785.48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653.89" calcext:value-type="float">
            <text:p>653.89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llvm-native.do_compile</text:p>
          </table:table-cell>
          <table:table-cell office:value-type="float" office:value="386.23" calcext:value-type="float">
            <text:p>386.23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326.4" calcext:value-type="float">
            <text:p>326.4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309.21" calcext:value-type="float">
            <text:p>309.21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213.47" calcext:value-type="float">
            <text:p>213.47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106.51" calcext:value-type="float">
            <text:p>106.51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108.97" calcext:value-type="float">
            <text:p>108.97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410.26" calcext:value-type="float">
            <text:p>410.26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305.15" calcext:value-type="float">
            <text:p>305.15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compile</text:p>
          </table:table-cell>
          <table:table-cell office:value-type="float" office:value="12028.87" calcext:value-type="float">
            <text:p>12028.87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native.do_compile</text:p>
          </table:table-cell>
          <table:table-cell office:value-type="float" office:value="11009.12" calcext:value-type="float">
            <text:p>11009.12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compile</text:p>
          </table:table-cell>
          <table:table-cell office:value-type="float" office:value="11340.96" calcext:value-type="float">
            <text:p>11340.96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compile</text:p>
          </table:table-cell>
          <table:table-cell office:value-type="float" office:value="2660.58" calcext:value-type="float">
            <text:p>2660.58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compile</text:p>
          </table:table-cell>
          <table:table-cell office:value-type="float" office:value="6351.12" calcext:value-type="float">
            <text:p>6351.12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native.do_compile</text:p>
          </table:table-cell>
          <table:table-cell office:value-type="float" office:value="5696.09" calcext:value-type="float">
            <text:p>5696.09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compile</text:p>
          </table:table-cell>
          <table:table-cell office:value-type="float" office:value="6317.46" calcext:value-type="float">
            <text:p>6317.46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compile</text:p>
          </table:table-cell>
          <table:table-cell office:value-type="float" office:value="2007.12" calcext:value-type="float">
            <text:p>2007.12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compile</text:p>
          </table:table-cell>
          <table:table-cell office:value-type="float" office:value="6390.62" calcext:value-type="float">
            <text:p>6390.62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native.do_compile</text:p>
          </table:table-cell>
          <table:table-cell office:value-type="float" office:value="5561.55" calcext:value-type="float">
            <text:p>5561.55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compile</text:p>
          </table:table-cell>
          <table:table-cell office:value-type="float" office:value="6360.64" calcext:value-type="float">
            <text:p>6360.64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compile</text:p>
          </table:table-cell>
          <table:table-cell office:value-type="float" office:value="2022.55" calcext:value-type="float">
            <text:p>2022.55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compile</text:p>
          </table:table-cell>
          <table:table-cell office:value-type="float" office:value="6462.08" calcext:value-type="float">
            <text:p>6462.08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native.do_compile</text:p>
          </table:table-cell>
          <table:table-cell office:value-type="float" office:value="5514.28" calcext:value-type="float">
            <text:p>5514.28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compile</text:p>
          </table:table-cell>
          <table:table-cell office:value-type="float" office:value="6321.39" calcext:value-type="float">
            <text:p>6321.39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compile</text:p>
          </table:table-cell>
          <table:table-cell office:value-type="float" office:value="2026.51" calcext:value-type="float">
            <text:p>2026.51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compile</text:p>
          </table:table-cell>
          <table:table-cell office:value-type="float" office:value="7672.7" calcext:value-type="float">
            <text:p>7672.7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native.do_compile</text:p>
          </table:table-cell>
          <table:table-cell office:value-type="float" office:value="5228.51" calcext:value-type="float">
            <text:p>5228.51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compile</text:p>
          </table:table-cell>
          <table:table-cell office:value-type="float" office:value="7562.24" calcext:value-type="float">
            <text:p>7562.24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compile</text:p>
          </table:table-cell>
          <table:table-cell office:value-type="float" office:value="2016.49" calcext:value-type="float">
            <text:p>2016.49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compile</text:p>
          </table:table-cell>
          <table:table-cell office:value-type="float" office:value="7650.51" calcext:value-type="float">
            <text:p>7650.51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native.do_compile</text:p>
          </table:table-cell>
          <table:table-cell office:value-type="float" office:value="4417.03" calcext:value-type="float">
            <text:p>4417.03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compile</text:p>
          </table:table-cell>
          <table:table-cell office:value-type="float" office:value="7444.33" calcext:value-type="float">
            <text:p>7444.33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compile</text:p>
          </table:table-cell>
          <table:table-cell office:value-type="float" office:value="2024.23" calcext:value-type="float">
            <text:p>2024.23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compile</text:p>
          </table:table-cell>
          <table:table-cell office:value-type="float" office:value="13232.38" calcext:value-type="float">
            <text:p>13232.38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compile</text:p>
          </table:table-cell>
          <table:table-cell office:value-type="float" office:value="12757.36" calcext:value-type="float">
            <text:p>12757.36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compile</text:p>
          </table:table-cell>
          <table:table-cell office:value-type="float" office:value="2333.93" calcext:value-type="float">
            <text:p>2333.93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compile</text:p>
          </table:table-cell>
          <table:table-cell office:value-type="float" office:value="5879.58" calcext:value-type="float">
            <text:p>5879.58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native.do_compile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compile</text:p>
          </table:table-cell>
          <table:table-cell office:value-type="float" office:value="5543.48" calcext:value-type="float">
            <text:p>5543.48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compile</text:p>
          </table:table-cell>
          <table:table-cell office:value-type="float" office:value="1758.98" calcext:value-type="float">
            <text:p>1758.98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compile</text:p>
          </table:table-cell>
          <table:table-cell office:value-type="float" office:value="2717.58" calcext:value-type="float">
            <text:p>2717.58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native.do_compile</text:p>
          </table:table-cell>
          <table:table-cell office:value-type="float" office:value="2737.91" calcext:value-type="float">
            <text:p>2737.91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compile</text:p>
          </table:table-cell>
          <table:table-cell office:value-type="float" office:value="2660.68" calcext:value-type="float">
            <text:p>2660.68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compile</text:p>
          </table:table-cell>
          <table:table-cell office:value-type="float" office:value="1279.65" calcext:value-type="float">
            <text:p>1279.65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compile</text:p>
          </table:table-cell>
          <table:table-cell office:value-type="float" office:value="3017.92" calcext:value-type="float">
            <text:p>3017.92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compile</text:p>
          </table:table-cell>
          <table:table-cell office:value-type="float" office:value="2858.43" calcext:value-type="float">
            <text:p>2858.43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compile</text:p>
          </table:table-cell>
          <table:table-cell office:value-type="float" office:value="1286.91" calcext:value-type="float">
            <text:p>1286.91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compile</text:p>
          </table:table-cell>
          <table:table-cell office:value-type="float" office:value="6466.71" calcext:value-type="float">
            <text:p>6466.71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native.do_compile</text:p>
          </table:table-cell>
          <table:table-cell office:value-type="float" office:value="3981.04" calcext:value-type="float">
            <text:p>3981.04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compile</text:p>
          </table:table-cell>
          <table:table-cell office:value-type="float" office:value="6126.84" calcext:value-type="float">
            <text:p>6126.84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compile</text:p>
          </table:table-cell>
          <table:table-cell office:value-type="float" office:value="2593.41" calcext:value-type="float">
            <text:p>2593.41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udo.do_configure</text:p>
          </table:table-cell>
          <table:table-cell office:value-type="float" office:value="114.05" calcext:value-type="float">
            <text:p>114.0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compile</text:p>
          </table:table-cell>
          <table:table-cell office:value-type="float" office:value="4195.8" calcext:value-type="float">
            <text:p>4195.8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compile</text:p>
          </table:table-cell>
          <table:table-cell office:value-type="float" office:value="4343.14" calcext:value-type="float">
            <text:p>4343.14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compile</text:p>
          </table:table-cell>
          <table:table-cell office:value-type="float" office:value="4307.39" calcext:value-type="float">
            <text:p>4307.39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compile</text:p>
          </table:table-cell>
          <table:table-cell office:value-type="float" office:value="1368.75" calcext:value-type="float">
            <text:p>1368.75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compile</text:p>
          </table:table-cell>
          <table:table-cell office:value-type="float" office:value="1790.06" calcext:value-type="float">
            <text:p>1790.06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compile</text:p>
          </table:table-cell>
          <table:table-cell office:value-type="float" office:value="1376.32" calcext:value-type="float">
            <text:p>1376.32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compile</text:p>
          </table:table-cell>
          <table:table-cell office:value-type="float" office:value="1828.9" calcext:value-type="float">
            <text:p>1828.9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compile</text:p>
          </table:table-cell>
          <table:table-cell office:value-type="float" office:value="668.98" calcext:value-type="float">
            <text:p>668.98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compile</text:p>
          </table:table-cell>
          <table:table-cell office:value-type="float" office:value="1821.56" calcext:value-type="float">
            <text:p>1821.56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compile</text:p>
          </table:table-cell>
          <table:table-cell office:value-type="float" office:value="1630.49" calcext:value-type="float">
            <text:p>1630.4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compile</text:p>
          </table:table-cell>
          <table:table-cell office:value-type="float" office:value="1842.6" calcext:value-type="float">
            <text:p>1842.6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compile</text:p>
          </table:table-cell>
          <table:table-cell office:value-type="float" office:value="690.85" calcext:value-type="float">
            <text:p>690.85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compile</text:p>
          </table:table-cell>
          <table:table-cell office:value-type="float" office:value="1831.9" calcext:value-type="float">
            <text:p>1831.9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compile</text:p>
          </table:table-cell>
          <table:table-cell office:value-type="float" office:value="1454.69" calcext:value-type="float">
            <text:p>1454.69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compile</text:p>
          </table:table-cell>
          <table:table-cell office:value-type="float" office:value="1798.16" calcext:value-type="float">
            <text:p>1798.16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compile</text:p>
          </table:table-cell>
          <table:table-cell office:value-type="float" office:value="683.14" calcext:value-type="float">
            <text:p>683.14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compile</text:p>
          </table:table-cell>
          <table:table-cell office:value-type="float" office:value="2170.33" calcext:value-type="float">
            <text:p>2170.3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compile</text:p>
          </table:table-cell>
          <table:table-cell office:value-type="float" office:value="1972.12" calcext:value-type="float">
            <text:p>1972.12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compile</text:p>
          </table:table-cell>
          <table:table-cell office:value-type="float" office:value="2230.24" calcext:value-type="float">
            <text:p>2230.24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compile</text:p>
          </table:table-cell>
          <table:table-cell office:value-type="float" office:value="781.13" calcext:value-type="float">
            <text:p>781.13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compile</text:p>
          </table:table-cell>
          <table:table-cell office:value-type="float" office:value="2234.91" calcext:value-type="float">
            <text:p>2234.91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compile</text:p>
          </table:table-cell>
          <table:table-cell office:value-type="float" office:value="1741.62" calcext:value-type="float">
            <text:p>1741.62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compile</text:p>
          </table:table-cell>
          <table:table-cell office:value-type="float" office:value="2207.04" calcext:value-type="float">
            <text:p>2207.04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compile</text:p>
          </table:table-cell>
          <table:table-cell office:value-type="float" office:value="759.36" calcext:value-type="float">
            <text:p>759.36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compile</text:p>
          </table:table-cell>
          <table:table-cell office:value-type="float" office:value="9020.49" calcext:value-type="float">
            <text:p>9020.49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compile</text:p>
          </table:table-cell>
          <table:table-cell office:value-type="float" office:value="8700.24" calcext:value-type="float">
            <text:p>8700.24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compile</text:p>
          </table:table-cell>
          <table:table-cell office:value-type="float" office:value="2151.2" calcext:value-type="float">
            <text:p>2151.2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compile</text:p>
          </table:table-cell>
          <table:table-cell office:value-type="float" office:value="1980.64" calcext:value-type="float">
            <text:p>1980.64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compile</text:p>
          </table:table-cell>
          <table:table-cell office:value-type="float" office:value="2512.17" calcext:value-type="float">
            <text:p>2512.17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compile</text:p>
          </table:table-cell>
          <table:table-cell office:value-type="float" office:value="1925.72" calcext:value-type="float">
            <text:p>1925.72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compile</text:p>
          </table:table-cell>
          <table:table-cell office:value-type="float" office:value="762.26" calcext:value-type="float">
            <text:p>762.26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compile</text:p>
          </table:table-cell>
          <table:table-cell office:value-type="float" office:value="1161.13" calcext:value-type="float">
            <text:p>1161.13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compile</text:p>
          </table:table-cell>
          <table:table-cell office:value-type="float" office:value="1372.98" calcext:value-type="float">
            <text:p>1372.98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compile</text:p>
          </table:table-cell>
          <table:table-cell office:value-type="float" office:value="1185.12" calcext:value-type="float">
            <text:p>1185.12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compile</text:p>
          </table:table-cell>
          <table:table-cell office:value-type="float" office:value="454.18" calcext:value-type="float">
            <text:p>454.18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compile</text:p>
          </table:table-cell>
          <table:table-cell office:value-type="float" office:value="3965.83" calcext:value-type="float">
            <text:p>3965.83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compile</text:p>
          </table:table-cell>
          <table:table-cell office:value-type="float" office:value="4172.06" calcext:value-type="float">
            <text:p>4172.06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compile</text:p>
          </table:table-cell>
          <table:table-cell office:value-type="float" office:value="499.22" calcext:value-type="float">
            <text:p>499.22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compile</text:p>
          </table:table-cell>
          <table:table-cell office:value-type="float" office:value="3153.72" calcext:value-type="float">
            <text:p>3153.72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compile</text:p>
          </table:table-cell>
          <table:table-cell office:value-type="float" office:value="3450.83" calcext:value-type="float">
            <text:p>3450.83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compile</text:p>
          </table:table-cell>
          <table:table-cell office:value-type="float" office:value="3160.08" calcext:value-type="float">
            <text:p>3160.08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compile</text:p>
          </table:table-cell>
          <table:table-cell office:value-type="float" office:value="1112.01" calcext:value-type="float">
            <text:p>1112.01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</text:p>
          </table:table-cell>
          <table:table-cell office:value-type="float" office:value="249.4" calcext:value-type="float">
            <text:p>249.4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</text:p>
          </table:table-cell>
          <table:table-cell office:value-type="float" office:value="224.44" calcext:value-type="float">
            <text:p>224.44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</text:p>
          </table:table-cell>
          <table:table-cell office:value-type="float" office:value="278.24" calcext:value-type="float">
            <text:p>278.24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</text:p>
          </table:table-cell>
          <table:table-cell office:value-type="float" office:value="276.36" calcext:value-type="float">
            <text:p>276.36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</text:p>
          </table:table-cell>
          <table:table-cell office:value-type="float" office:value="213.73" calcext:value-type="float">
            <text:p>213.73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</text:p>
          </table:table-cell>
          <table:table-cell office:value-type="float" office:value="276.16" calcext:value-type="float">
            <text:p>276.16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</text:p>
          </table:table-cell>
          <table:table-cell office:value-type="float" office:value="289.2" calcext:value-type="float">
            <text:p>289.2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</text:p>
          </table:table-cell>
          <table:table-cell office:value-type="float" office:value="318.16" calcext:value-type="float">
            <text:p>318.16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</text:p>
          </table:table-cell>
          <table:table-cell office:value-type="float" office:value="302.24" calcext:value-type="float">
            <text:p>302.24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</text:p>
          </table:table-cell>
          <table:table-cell office:value-type="float" office:value="233.74" calcext:value-type="float">
            <text:p>233.74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</text:p>
          </table:table-cell>
          <table:table-cell office:value-type="float" office:value="178.02" calcext:value-type="float">
            <text:p>178.02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</text:p>
          </table:table-cell>
          <table:table-cell office:value-type="float" office:value="175.48" calcext:value-type="float">
            <text:p>175.48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</text:p>
          </table:table-cell>
          <table:table-cell office:value-type="float" office:value="136.35" calcext:value-type="float">
            <text:p>136.35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</text:p>
          </table:table-cell>
          <table:table-cell office:value-type="float" office:value="148.26" calcext:value-type="float">
            <text:p>148.26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</text:p>
          </table:table-cell>
          <table:table-cell office:value-type="float" office:value="481.79" calcext:value-type="float">
            <text:p>481.79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660.04" calcext:value-type="float">
            <text:p>660.04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667.94" calcext:value-type="float">
            <text:p>667.94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620.8" calcext:value-type="float">
            <text:p>620.8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229.47" calcext:value-type="float">
            <text:p>229.47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463.33" calcext:value-type="float">
            <text:p>463.33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440.63" calcext:value-type="float">
            <text:p>440.63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448.56" calcext:value-type="float">
            <text:p>448.56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463.47" calcext:value-type="float">
            <text:p>463.47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423.72" calcext:value-type="float">
            <text:p>423.72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521.77" calcext:value-type="float">
            <text:p>521.77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458.04" calcext:value-type="float">
            <text:p>458.04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390.82" calcext:value-type="float">
            <text:p>390.82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394.25" calcext:value-type="float">
            <text:p>394.25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463.46" calcext:value-type="float">
            <text:p>463.46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493.48" calcext:value-type="float">
            <text:p>493.48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501.54" calcext:value-type="float">
            <text:p>501.54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546.92" calcext:value-type="float">
            <text:p>546.92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435.5" calcext:value-type="float">
            <text:p>435.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477.28" calcext:value-type="float">
            <text:p>477.28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881.69" calcext:value-type="float">
            <text:p>881.69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874.01" calcext:value-type="float">
            <text:p>874.01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381.25" calcext:value-type="float">
            <text:p>381.25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329.7" calcext:value-type="float">
            <text:p>329.7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346.57" calcext:value-type="float">
            <text:p>346.57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323.22" calcext:value-type="float">
            <text:p>323.22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225.18" calcext:value-type="float">
            <text:p>225.18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195.28" calcext:value-type="float">
            <text:p>195.28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172.33" calcext:value-type="float">
            <text:p>172.33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196.2" calcext:value-type="float">
            <text:p>196.2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132.97" calcext:value-type="float">
            <text:p>132.97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134.42" calcext:value-type="float">
            <text:p>134.42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549.25" calcext:value-type="float">
            <text:p>549.25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490.72" calcext:value-type="float">
            <text:p>490.72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556.27" calcext:value-type="float">
            <text:p>556.27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Total</text:p>
          </table:table-cell>
          <table:table-cell office:value-type="float" office:value="19395.22" calcext:value-type="float">
            <text:p>19395.22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Total</text:p>
          </table:table-cell>
          <table:table-cell office:value-type="float" office:value="19699.89" calcext:value-type="float">
            <text:p>19699.89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Total</text:p>
          </table:table-cell>
          <table:table-cell office:value-type="float" office:value="19358.37" calcext:value-type="float">
            <text:p>19358.37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Total</text:p>
          </table:table-cell>
          <table:table-cell office:value-type="float" office:value="26976.76" calcext:value-type="float">
            <text:p>26976.76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Total</text:p>
          </table:table-cell>
          <table:table-cell office:value-type="float" office:value="8289.49" calcext:value-type="float">
            <text:p>8289.49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Total</text:p>
          </table:table-cell>
          <table:table-cell office:value-type="float" office:value="9472.01" calcext:value-type="float">
            <text:p>9472.01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Total</text:p>
          </table:table-cell>
          <table:table-cell office:value-type="float" office:value="8262.44" calcext:value-type="float">
            <text:p>8262.44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Total</text:p>
          </table:table-cell>
          <table:table-cell office:value-type="float" office:value="17574.32" calcext:value-type="float">
            <text:p>17574.32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Total</text:p>
          </table:table-cell>
          <table:table-cell office:value-type="float" office:value="8309.38" calcext:value-type="float">
            <text:p>8309.38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Total</text:p>
          </table:table-cell>
          <table:table-cell office:value-type="float" office:value="9240.79" calcext:value-type="float">
            <text:p>9240.7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Total</text:p>
          </table:table-cell>
          <table:table-cell office:value-type="float" office:value="8259.42" calcext:value-type="float">
            <text:p>8259.42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Total</text:p>
          </table:table-cell>
          <table:table-cell office:value-type="float" office:value="17126.62" calcext:value-type="float">
            <text:p>17126.62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Total</text:p>
          </table:table-cell>
          <table:table-cell office:value-type="float" office:value="8375.13" calcext:value-type="float">
            <text:p>8375.13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Total</text:p>
          </table:table-cell>
          <table:table-cell office:value-type="float" office:value="9197.3" calcext:value-type="float">
            <text:p>9197.3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Total</text:p>
          </table:table-cell>
          <table:table-cell office:value-type="float" office:value="8247.79" calcext:value-type="float">
            <text:p>8247.79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Total</text:p>
          </table:table-cell>
          <table:table-cell office:value-type="float" office:value="17399.58" calcext:value-type="float">
            <text:p>17399.58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Total</text:p>
          </table:table-cell>
          <table:table-cell office:value-type="float" office:value="9628.34" calcext:value-type="float">
            <text:p>9628.34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Total</text:p>
          </table:table-cell>
          <table:table-cell office:value-type="float" office:value="9461.14" calcext:value-type="float">
            <text:p>9461.14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Total</text:p>
          </table:table-cell>
          <table:table-cell office:value-type="float" office:value="9523.6" calcext:value-type="float">
            <text:p>9523.6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Total</text:p>
          </table:table-cell>
          <table:table-cell office:value-type="float" office:value="16631.03" calcext:value-type="float">
            <text:p>16631.03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Total</text:p>
          </table:table-cell>
          <table:table-cell office:value-type="float" office:value="9614.88" calcext:value-type="float">
            <text:p>9614.88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Total</text:p>
          </table:table-cell>
          <table:table-cell office:value-type="float" office:value="9392.89" calcext:value-type="float">
            <text:p>9392.89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Total</text:p>
          </table:table-cell>
          <table:table-cell office:value-type="float" office:value="9590.77" calcext:value-type="float">
            <text:p>9590.7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Total</text:p>
          </table:table-cell>
          <table:table-cell office:value-type="float" office:value="17258.88" calcext:value-type="float">
            <text:p>17258.88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Total</text:p>
          </table:table-cell>
          <table:table-cell office:value-type="float" office:value="32780.01" calcext:value-type="float">
            <text:p>32780.01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Total</text:p>
          </table:table-cell>
          <table:table-cell office:value-type="float" office:value="33274.69" calcext:value-type="float">
            <text:p>33274.69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Total</text:p>
          </table:table-cell>
          <table:table-cell office:value-type="float" office:value="34755.89" calcext:value-type="float">
            <text:p>34755.89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Total</text:p>
          </table:table-cell>
          <table:table-cell office:value-type="float" office:value="9191.8" calcext:value-type="float">
            <text:p>9191.8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Total</text:p>
          </table:table-cell>
          <table:table-cell office:value-type="float" office:value="9628.41" calcext:value-type="float">
            <text:p>9628.41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Total</text:p>
          </table:table-cell>
          <table:table-cell office:value-type="float" office:value="9075.5" calcext:value-type="float">
            <text:p>9075.5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Total</text:p>
          </table:table-cell>
          <table:table-cell office:value-type="float" office:value="14763.06" calcext:value-type="float">
            <text:p>14763.06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Total</text:p>
          </table:table-cell>
          <table:table-cell office:value-type="float" office:value="5213.04" calcext:value-type="float">
            <text:p>5213.04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Total</text:p>
          </table:table-cell>
          <table:table-cell office:value-type="float" office:value="5532.28" calcext:value-type="float">
            <text:p>5532.28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Total</text:p>
          </table:table-cell>
          <table:table-cell office:value-type="float" office:value="5221.09" calcext:value-type="float">
            <text:p>5221.09</text:p>
          </table:table-cell>
        </table:table-row>
        <table:table-row table:style-name="ro1">
          <table:table-cell office:value-type="string" calcext:value-type="string">
            <text:p>threadripper-3970x-128gb-optane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Total</text:p>
          </table:table-cell>
          <table:table-cell office:value-type="float" office:value="10158.52" calcext:value-type="float">
            <text:p>10158.52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Total</text:p>
          </table:table-cell>
          <table:table-cell office:value-type="float" office:value="6018.16" calcext:value-type="float">
            <text:p>6018.16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Total</text:p>
          </table:table-cell>
          <table:table-cell office:value-type="float" office:value="5984.95" calcext:value-type="float">
            <text:p>5984.95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Total</text:p>
          </table:table-cell>
          <table:table-cell office:value-type="float" office:value="10332.07" calcext:value-type="float">
            <text:p>10332.07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Total</text:p>
          </table:table-cell>
          <table:table-cell office:value-type="float" office:value="13857.18" calcext:value-type="float">
            <text:p>13857.18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Total</text:p>
          </table:table-cell>
          <table:table-cell office:value-type="float" office:value="14658.61" calcext:value-type="float">
            <text:p>14658.61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Total</text:p>
          </table:table-cell>
          <table:table-cell office:value-type="float" office:value="13735.17" calcext:value-type="float">
            <text:p>13735.17</text:p>
          </table:table-cell>
        </table:table-row>
        <table:table-row table:style-name="ro1">
          <table:table-cell office:value-type="string" calcext:value-type="string">
            <text:p>vSphere-VM-28t-55G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Total</text:p>
          </table:table-cell>
          <table:table-cell office:value-type="float" office:value="25784.73" calcext:value-type="float">
            <text:p>25784.73</text:p>
          </table:table-cell>
        </table:table-row>
      </table:table>
      <table:table table:name="table.mbw.sysbench" table:style-name="ta1">
        <table:table-column table:style-name="co50" table:default-cell-style-name="Default"/>
        <table:table-column table:style-name="co6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9" table:default-cell-style-name="Default"/>
        <table:table-column table:style-name="co54" table:number-columns-repeated="2" table:default-cell-style-name="Default"/>
        <table:table-column table:style-name="co14" table:default-cell-style-name="Default"/>
        <table:table-column table:style-name="co54" table:default-cell-style-name="Default"/>
        <table:table-column table:style-name="co55" table:default-cell-style-name="Default"/>
        <table:table-row table:style-name="ro1">
          <table:table-cell office:value-type="string" calcext:value-type="string">
            <text:p>builder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block size</text:p>
          </table:table-cell>
          <table:table-cell office:value-type="string" calcext:value-type="string">
            <text:p>total size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iB/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95th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dual-Xeon-E5-2698-v4-4-channels-tmpfs/sysbench-1M-1T.t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24KiB</text:p>
          </table:table-cell>
          <table:table-cell office:value-type="string" calcext:value-type="string">
            <text:p>131072MiB</text:p>
          </table:table-cell>
          <table:table-cell table:number-columns-repeated="2" office:value-type="float" office:value="16988.74" calcext:value-type="float">
            <text:p>16988.7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66" calcext:value-type="float">
            <text:p>0.66</text:p>
          </table:table-cell>
          <table:table-cell office:value-type="float" office:value="0.09" calcext:value-type="float">
            <text:p>0.09</text:p>
          </table:table-cell>
          <table:table-cell office:value-type="float" office:value="7674.62" calcext:value-type="float">
            <text:p>7674.62</text:p>
          </table:table-cell>
        </table:table-row>
        <table:table-row table:style-name="ro1">
          <table:table-cell office:value-type="string" calcext:value-type="string">
            <text:p>dual-Xeon-E5-2699-v3-8-channels-tmpfs/sysbench-1M-1T.t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24KiB</text:p>
          </table:table-cell>
          <table:table-cell office:value-type="string" calcext:value-type="string">
            <text:p>131072MiB</text:p>
          </table:table-cell>
          <table:table-cell table:number-columns-repeated="2" office:value-type="float" office:value="17208.47" calcext:value-type="float">
            <text:p>17208.47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53" calcext:value-type="float">
            <text:p>0.53</text:p>
          </table:table-cell>
          <table:table-cell office:value-type="float" office:value="0.06" calcext:value-type="float">
            <text:p>0.06</text:p>
          </table:table-cell>
          <table:table-cell office:value-type="float" office:value="7579.28" calcext:value-type="float">
            <text:p>7579.28</text:p>
          </table:table-cell>
        </table:table-row>
        <table:table-row table:style-name="ro1">
          <table:table-cell office:value-type="string" calcext:value-type="string">
            <text:p>ryzen-5-1600AF/mbw-swap-off/sysbench-1M-1T.t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24KiB</text:p>
          </table:table-cell>
          <table:table-cell office:value-type="string" calcext:value-type="string">
            <text:p>6144MiB</text:p>
          </table:table-cell>
          <table:table-cell table:number-columns-repeated="2" office:value-type="float" office:value="20452.98" calcext:value-type="float">
            <text:p>20452.98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office:value-type="float" office:value="296.08" calcext:value-type="float">
            <text:p>296.08</text:p>
          </table:table-cell>
        </table:table-row>
        <table:table-row table:style-name="ro1">
          <table:table-cell office:value-type="string" calcext:value-type="string">
            <text:p>ryzen-5-1600AF/mbw-swap-on-nvme/sysbench-1M-1T.t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24KiB</text:p>
          </table:table-cell>
          <table:table-cell office:value-type="string" calcext:value-type="string">
            <text:p>12288MiB</text:p>
          </table:table-cell>
          <table:table-cell table:number-columns-repeated="2" office:value-type="float" office:value="21343.48" calcext:value-type="float">
            <text:p>21343.48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14" calcext:value-type="float">
            <text:p>0.14</text:p>
          </table:table-cell>
          <table:table-cell office:value-type="float" office:value="0.06" calcext:value-type="float">
            <text:p>0.06</text:p>
          </table:table-cell>
          <table:table-cell office:value-type="float" office:value="570.55" calcext:value-type="float">
            <text:p>570.55</text:p>
          </table:table-cell>
        </table:table-row>
        <table:table-row table:style-name="ro1">
          <table:table-cell office:value-type="string" calcext:value-type="string">
            <text:p>ryzen-5-1600AF/mbw-swap-on-rust/sysbench-1M-1T.t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24KiB</text:p>
          </table:table-cell>
          <table:table-cell office:value-type="string" calcext:value-type="string">
            <text:p>12288MiB</text:p>
          </table:table-cell>
          <table:table-cell table:number-columns-repeated="2" office:value-type="float" office:value="22347.84" calcext:value-type="float">
            <text:p>22347.84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4" calcext:value-type="float">
            <text:p>0.14</text:p>
          </table:table-cell>
          <table:table-cell office:value-type="float" office:value="0.05" calcext:value-type="float">
            <text:p>0.05</text:p>
          </table:table-cell>
          <table:table-cell office:value-type="float" office:value="544.59" calcext:value-type="float">
            <text:p>544.59</text:p>
          </table:table-cell>
        </table:table-row>
        <table:table-row table:style-name="ro1">
          <table:table-cell office:value-type="string" calcext:value-type="string">
            <text:p>dual-Xeon-E5-2698-v4-4-channels-tmpfs/sysbench-1M.tx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24KiB</text:p>
          </table:table-cell>
          <table:table-cell office:value-type="string" calcext:value-type="string">
            <text:p>131072MiB</text:p>
          </table:table-cell>
          <table:table-cell table:number-columns-repeated="2" office:value-type="float" office:value="31920.24" calcext:value-type="float">
            <text:p>31920.24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6.75" calcext:value-type="float">
            <text:p>16.75</text:p>
          </table:table-cell>
          <table:table-cell office:value-type="float" office:value="2.97" calcext:value-type="float">
            <text:p>2.97</text:p>
          </table:table-cell>
          <table:table-cell office:value-type="float" office:value="131642.18" calcext:value-type="float">
            <text:p>131642.18</text:p>
          </table:table-cell>
        </table:table-row>
        <table:table-row table:style-name="ro1">
          <table:table-cell office:value-type="string" calcext:value-type="string">
            <text:p>dual-Xeon-E5-2699-v3-8-channels-tmpfs/sysbench-1M.tx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24KiB</text:p>
          </table:table-cell>
          <table:table-cell office:value-type="string" calcext:value-type="string">
            <text:p>131072MiB</text:p>
          </table:table-cell>
          <table:table-cell table:number-columns-repeated="2" office:value-type="float" office:value="51588.66" calcext:value-type="float">
            <text:p>51588.66</text:p>
          </table:table-cell>
          <table:table-cell office:value-type="float" office:value="0.06" calcext:value-type="float">
            <text:p>0.06</text:p>
          </table:table-cell>
          <table:table-cell office:value-type="float" office:value="0.74" calcext:value-type="float">
            <text:p>0.74</text:p>
          </table:table-cell>
          <table:table-cell office:value-type="float" office:value="16.81" calcext:value-type="float">
            <text:p>16.81</text:p>
          </table:table-cell>
          <table:table-cell office:value-type="float" office:value="2.61" calcext:value-type="float">
            <text:p>2.61</text:p>
          </table:table-cell>
          <table:table-cell office:value-type="float" office:value="96725.08" calcext:value-type="float">
            <text:p>96725.08</text:p>
          </table:table-cell>
        </table:table-row>
        <table:table-row table:style-name="ro1">
          <table:table-cell office:value-type="string" calcext:value-type="string">
            <text:p>ryzen-5-1600AF/mbw-swap-off/sysbench-1M.tx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24KiB</text:p>
          </table:table-cell>
          <table:table-cell office:value-type="string" calcext:value-type="string">
            <text:p>6144MiB</text:p>
          </table:table-cell>
          <table:table-cell table:number-columns-repeated="2" office:value-type="float" office:value="35564.28" calcext:value-type="float">
            <text:p>35564.28</text:p>
          </table:table-cell>
          <table:table-cell office:value-type="float" office:value="0.04" calcext:value-type="float">
            <text:p>0.04</text:p>
          </table:table-cell>
          <table:table-cell office:value-type="float" office:value="0.69" calcext:value-type="float">
            <text:p>0.69</text:p>
          </table:table-cell>
          <table:table-cell office:value-type="float" office:value="52.32" calcext:value-type="float">
            <text:p>52.32</text:p>
          </table:table-cell>
          <table:table-cell office:value-type="float" office:value="0.61" calcext:value-type="float">
            <text:p>0.61</text:p>
          </table:table-cell>
          <table:table-cell office:value-type="float" office:value="4211.78" calcext:value-type="float">
            <text:p>4211.78</text:p>
          </table:table-cell>
        </table:table-row>
        <table:table-row table:style-name="ro1">
          <table:table-cell office:value-type="string" calcext:value-type="string">
            <text:p>ryzen-5-1600AF/mbw-swap-on-nvme/sysbench-1M.tx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24KiB</text:p>
          </table:table-cell>
          <table:table-cell office:value-type="string" calcext:value-type="string">
            <text:p>12288MiB</text:p>
          </table:table-cell>
          <table:table-cell table:number-columns-repeated="2" office:value-type="float" office:value="33445.43" calcext:value-type="float">
            <text:p>33445.43</text:p>
          </table:table-cell>
          <table:table-cell office:value-type="float" office:value="0.04" calcext:value-type="float">
            <text:p>0.04</text:p>
          </table:table-cell>
          <table:table-cell office:value-type="float" office:value="1.38" calcext:value-type="float">
            <text:p>1.38</text:p>
          </table:table-cell>
          <table:table-cell office:value-type="float" office:value="100.34" calcext:value-type="float">
            <text:p>100.34</text:p>
          </table:table-cell>
          <table:table-cell office:value-type="float" office:value="0.69" calcext:value-type="float">
            <text:p>0.69</text:p>
          </table:table-cell>
          <table:table-cell office:value-type="float" office:value="16949.13" calcext:value-type="float">
            <text:p>16949.13</text:p>
          </table:table-cell>
        </table:table-row>
        <table:table-row table:style-name="ro1">
          <table:table-cell office:value-type="string" calcext:value-type="string">
            <text:p>ryzen-5-1600AF/mbw-swap-on-rust/sysbench-1M.tx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24KiB</text:p>
          </table:table-cell>
          <table:table-cell office:value-type="string" calcext:value-type="string">
            <text:p>12288MiB</text:p>
          </table:table-cell>
          <table:table-cell table:number-columns-repeated="2" office:value-type="float" office:value="36368.51" calcext:value-type="float">
            <text:p>36368.51</text:p>
          </table:table-cell>
          <table:table-cell office:value-type="float" office:value="0.04" calcext:value-type="float">
            <text:p>0.04</text:p>
          </table:table-cell>
          <table:table-cell office:value-type="float" office:value="1.25" calcext:value-type="float">
            <text:p>1.25</text:p>
          </table:table-cell>
          <table:table-cell office:value-type="float" office:value="108.26" calcext:value-type="float">
            <text:p>108.26</text:p>
          </table:table-cell>
          <table:table-cell office:value-type="float" office:value="0.7" calcext:value-type="float">
            <text:p>0.7</text:p>
          </table:table-cell>
          <table:table-cell office:value-type="float" office:value="15324.68" calcext:value-type="float">
            <text:p>15324.68</text:p>
          </table:table-cell>
        </table:table-row>
        <table:table-row table:style-name="ro1">
          <table:table-cell office:value-type="string" calcext:value-type="string">
            <text:p>dual-Xeon-E5-2698-v4-4-channels-tmpfs/sysbench-1K-1T.t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iB</text:p>
          </table:table-cell>
          <table:table-cell office:value-type="string" calcext:value-type="string">
            <text:p>131072MiB</text:p>
          </table:table-cell>
          <table:table-cell office:value-type="float" office:value="5480792.26" calcext:value-type="float">
            <text:p>5480792.26</text:p>
          </table:table-cell>
          <table:table-cell office:value-type="float" office:value="5352.34" calcext:value-type="float">
            <text:p>535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4436.92" calcext:value-type="float">
            <text:p>4436.92</text:p>
          </table:table-cell>
        </table:table-row>
        <table:table-row table:style-name="ro1">
          <table:table-cell office:value-type="string" calcext:value-type="string">
            <text:p>dual-Xeon-E5-2699-v3-8-channels-tmpfs/sysbench-1K-1T.t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iB</text:p>
          </table:table-cell>
          <table:table-cell office:value-type="string" calcext:value-type="string">
            <text:p>131072MiB</text:p>
          </table:table-cell>
          <table:table-cell office:value-type="float" office:value="5607622.44" calcext:value-type="float">
            <text:p>5607622.44</text:p>
          </table:table-cell>
          <table:table-cell office:value-type="float" office:value="5476.19" calcext:value-type="float">
            <text:p>5476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386.13" calcext:value-type="float">
            <text:p>4386.13</text:p>
          </table:table-cell>
        </table:table-row>
        <table:table-row table:style-name="ro1">
          <table:table-cell office:value-type="string" calcext:value-type="string">
            <text:p>ryzen-5-1600AF/mbw-swap-off/sysbench-1K-1T.t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iB</text:p>
          </table:table-cell>
          <table:table-cell office:value-type="string" calcext:value-type="string">
            <text:p>6144MiB</text:p>
          </table:table-cell>
          <table:table-cell office:value-type="float" office:value="6407598.52" calcext:value-type="float">
            <text:p>6407598.52</text:p>
          </table:table-cell>
          <table:table-cell office:value-type="float" office:value="6257.42" calcext:value-type="float">
            <text:p>6257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421.85" calcext:value-type="float">
            <text:p>421.85</text:p>
          </table:table-cell>
        </table:table-row>
        <table:table-row table:style-name="ro1">
          <table:table-cell office:value-type="string" calcext:value-type="string">
            <text:p>ryzen-5-1600AF/mbw-swap-on-nvme/sysbench-1K-1T.t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iB</text:p>
          </table:table-cell>
          <table:table-cell office:value-type="string" calcext:value-type="string">
            <text:p>12288MiB</text:p>
          </table:table-cell>
          <table:table-cell office:value-type="float" office:value="6440109.12" calcext:value-type="float">
            <text:p>6440109.12</text:p>
          </table:table-cell>
          <table:table-cell office:value-type="float" office:value="6289.17" calcext:value-type="float">
            <text:p>6289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840.36" calcext:value-type="float">
            <text:p>840.36</text:p>
          </table:table-cell>
        </table:table-row>
        <table:table-row table:style-name="ro1">
          <table:table-cell office:value-type="string" calcext:value-type="string">
            <text:p>ryzen-5-1600AF/mbw-swap-on-rust/sysbench-1K-1T.t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iB</text:p>
          </table:table-cell>
          <table:table-cell office:value-type="string" calcext:value-type="string">
            <text:p>12288MiB</text:p>
          </table:table-cell>
          <table:table-cell office:value-type="float" office:value="6462258.47" calcext:value-type="float">
            <text:p>6462258.47</text:p>
          </table:table-cell>
          <table:table-cell office:value-type="float" office:value="6310.8" calcext:value-type="float">
            <text:p>631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836.98" calcext:value-type="float">
            <text:p>836.98</text:p>
          </table:table-cell>
        </table:table-row>
        <table:table-row table:style-name="ro1">
          <table:table-cell office:value-type="string" calcext:value-type="string">
            <text:p>dual-Xeon-E5-2698-v4-4-channels-tmpfs/sysbench-1K.tx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KiB</text:p>
          </table:table-cell>
          <table:table-cell office:value-type="string" calcext:value-type="string">
            <text:p>131072MiB</text:p>
          </table:table-cell>
          <table:table-cell office:value-type="float" office:value="8680153.57" calcext:value-type="float">
            <text:p>8680153.57</text:p>
          </table:table-cell>
          <table:table-cell office:value-type="float" office:value="8476.71" calcext:value-type="float">
            <text:p>8476.7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0.04" calcext:value-type="float">
            <text:p>20.04</text:p>
          </table:table-cell>
          <table:table-cell office:value-type="float" office:value="0.01" calcext:value-type="float">
            <text:p>0.01</text:p>
          </table:table-cell>
          <table:table-cell office:value-type="float" office:value="616755.12" calcext:value-type="float">
            <text:p>616755.12</text:p>
          </table:table-cell>
        </table:table-row>
        <table:table-row table:style-name="ro1">
          <table:table-cell office:value-type="string" calcext:value-type="string">
            <text:p>dual-Xeon-E5-2699-v3-8-channels-tmpfs/sysbench-1K.tx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KiB</text:p>
          </table:table-cell>
          <table:table-cell office:value-type="string" calcext:value-type="string">
            <text:p>131072MiB</text:p>
          </table:table-cell>
          <table:table-cell office:value-type="float" office:value="9316025.65" calcext:value-type="float">
            <text:p>9316025.65</text:p>
          </table:table-cell>
          <table:table-cell office:value-type="float" office:value="9097.68" calcext:value-type="float">
            <text:p>9097.6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5.72" calcext:value-type="float">
            <text:p>15.72</text:p>
          </table:table-cell>
          <table:table-cell office:value-type="float" office:value="0.01" calcext:value-type="float">
            <text:p>0.01</text:p>
          </table:table-cell>
          <table:table-cell office:value-type="float" office:value="615769.95" calcext:value-type="float">
            <text:p>615769.95</text:p>
          </table:table-cell>
        </table:table-row>
        <table:table-row table:style-name="ro1">
          <table:table-cell office:value-type="string" calcext:value-type="string">
            <text:p>ryzen-5-1600AF/mbw-swap-off/sysbench-1K.tx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KiB</text:p>
          </table:table-cell>
          <table:table-cell office:value-type="string" calcext:value-type="string">
            <text:p>6144MiB</text:p>
          </table:table-cell>
          <table:table-cell office:value-type="float" office:value="8404474.73" calcext:value-type="float">
            <text:p>8404474.73</text:p>
          </table:table-cell>
          <table:table-cell office:value-type="float" office:value="8207.49" calcext:value-type="float">
            <text:p>8207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01" calcext:value-type="float">
            <text:p>84.01</text:p>
          </table:table-cell>
          <table:table-cell office:value-type="float" office:value="0" calcext:value-type="float">
            <text:p>0</text:p>
          </table:table-cell>
          <table:table-cell office:value-type="float" office:value="29133.47" calcext:value-type="float">
            <text:p>29133.47</text:p>
          </table:table-cell>
        </table:table-row>
        <table:table-row table:style-name="ro1">
          <table:table-cell office:value-type="string" calcext:value-type="string">
            <text:p>ryzen-5-1600AF/mbw-swap-on-nvme/sysbench-1K.tx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KiB</text:p>
          </table:table-cell>
          <table:table-cell office:value-type="string" calcext:value-type="string">
            <text:p>12288MiB</text:p>
          </table:table-cell>
          <table:table-cell office:value-type="float" office:value="8472642.62" calcext:value-type="float">
            <text:p>8472642.62</text:p>
          </table:table-cell>
          <table:table-cell office:value-type="float" office:value="8274.07" calcext:value-type="float">
            <text:p>8274.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87.99" calcext:value-type="float">
            <text:p>87.99</text:p>
          </table:table-cell>
          <table:table-cell office:value-type="float" office:value="0" calcext:value-type="float">
            <text:p>0</text:p>
          </table:table-cell>
          <table:table-cell office:value-type="float" office:value="74986.05" calcext:value-type="float">
            <text:p>74986.05</text:p>
          </table:table-cell>
        </table:table-row>
        <table:table-row table:style-name="ro1">
          <table:table-cell office:value-type="string" calcext:value-type="string">
            <text:p>ryzen-5-1600AF/mbw-swap-on-rust/sysbench-1K.tx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KiB</text:p>
          </table:table-cell>
          <table:table-cell office:value-type="string" calcext:value-type="string">
            <text:p>12288MiB</text:p>
          </table:table-cell>
          <table:table-cell office:value-type="float" office:value="8486825.38" calcext:value-type="float">
            <text:p>8486825.38</text:p>
          </table:table-cell>
          <table:table-cell office:value-type="float" office:value="8287.92" calcext:value-type="float">
            <text:p>8287.9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84.01" calcext:value-type="float">
            <text:p>184.01</text:p>
          </table:table-cell>
          <table:table-cell office:value-type="float" office:value="0" calcext:value-type="float">
            <text:p>0</text:p>
          </table:table-cell>
          <table:table-cell office:value-type="float" office:value="73547.9" calcext:value-type="float">
            <text:p>73547.9</text:p>
          </table:table-cell>
        </table:table-row>
      </table:table>
      <table:table table:name="table.mbw" table:style-name="ta1">
        <table:table-column table:style-name="co38" table:default-cell-style-name="Default"/>
        <table:table-column table:style-name="co26" table:default-cell-style-name="Default"/>
        <table:table-column table:style-name="co55" table:default-cell-style-name="Default"/>
        <table:table-row table:style-name="ro1">
          <table:table-cell office:value-type="string" calcext:value-type="string">
            <text:p>builder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MiB/s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DUMB</text:p>
          </table:table-cell>
          <table:table-cell office:value-type="float" office:value="361.452" calcext:value-type="float">
            <text:p>361.452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DUMB</text:p>
          </table:table-cell>
          <table:table-cell office:value-type="float" office:value="5437.229" calcext:value-type="float">
            <text:p>5437.229</text:p>
          </table:table-cell>
        </table:table-row>
        <table:table-row table:style-name="ro1">
          <table:table-cell office:value-type="string" calcext:value-type="string">
            <text:p>ryzen-5-1600AF/mbw-swap-off</text:p>
          </table:table-cell>
          <table:table-cell office:value-type="string" calcext:value-type="string">
            <text:p>DUMB</text:p>
          </table:table-cell>
          <table:table-cell office:value-type="float" office:value="15901.987" calcext:value-type="float">
            <text:p>15901.987</text:p>
          </table:table-cell>
        </table:table-row>
        <table:table-row table:style-name="ro1">
          <table:table-cell office:value-type="string" calcext:value-type="string">
            <text:p>ryzen-5-1600AF/mbw-swap-on-nvme</text:p>
          </table:table-cell>
          <table:table-cell office:value-type="string" calcext:value-type="string">
            <text:p>DUMB</text:p>
          </table:table-cell>
          <table:table-cell office:value-type="float" office:value="238.068" calcext:value-type="float">
            <text:p>238.068</text:p>
          </table:table-cell>
        </table:table-row>
        <table:table-row table:style-name="ro1">
          <table:table-cell office:value-type="string" calcext:value-type="string">
            <text:p>ryzen-5-1600AF/mbw-swap-on-rust</text:p>
          </table:table-cell>
          <table:table-cell office:value-type="string" calcext:value-type="string">
            <text:p>DUMB</text:p>
          </table:table-cell>
          <table:table-cell office:value-type="float" office:value="49.538" calcext:value-type="float">
            <text:p>49.538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MCBLOCK</text:p>
          </table:table-cell>
          <table:table-cell office:value-type="float" office:value="3581.945" calcext:value-type="float">
            <text:p>3581.945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MCBLOCK</text:p>
          </table:table-cell>
          <table:table-cell office:value-type="float" office:value="4161.497" calcext:value-type="float">
            <text:p>4161.497</text:p>
          </table:table-cell>
        </table:table-row>
        <table:table-row table:style-name="ro1">
          <table:table-cell office:value-type="string" calcext:value-type="string">
            <text:p>ryzen-5-1600AF/mbw-swap-off</text:p>
          </table:table-cell>
          <table:table-cell office:value-type="string" calcext:value-type="string">
            <text:p>MCBLOCK</text:p>
          </table:table-cell>
          <table:table-cell office:value-type="float" office:value="10241.803" calcext:value-type="float">
            <text:p>10241.803</text:p>
          </table:table-cell>
        </table:table-row>
        <table:table-row table:style-name="ro1">
          <table:table-cell office:value-type="string" calcext:value-type="string">
            <text:p>ryzen-5-1600AF/mbw-swap-on-nvme</text:p>
          </table:table-cell>
          <table:table-cell office:value-type="string" calcext:value-type="string">
            <text:p>MCBLOCK</text:p>
          </table:table-cell>
          <table:table-cell office:value-type="float" office:value="8947.648" calcext:value-type="float">
            <text:p>8947.648</text:p>
          </table:table-cell>
        </table:table-row>
        <table:table-row table:style-name="ro1">
          <table:table-cell office:value-type="string" calcext:value-type="string">
            <text:p>ryzen-5-1600AF/mbw-swap-on-rust</text:p>
          </table:table-cell>
          <table:table-cell office:value-type="string" calcext:value-type="string">
            <text:p>MCBLOCK</text:p>
          </table:table-cell>
          <table:table-cell office:value-type="float" office:value="9427.107" calcext:value-type="float">
            <text:p>9427.107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MEMCPY</text:p>
          </table:table-cell>
          <table:table-cell office:value-type="float" office:value="420.803" calcext:value-type="float">
            <text:p>420.80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MEMCPY</text:p>
          </table:table-cell>
          <table:table-cell office:value-type="float" office:value="2592.939" calcext:value-type="float">
            <text:p>2592.939</text:p>
          </table:table-cell>
        </table:table-row>
        <table:table-row table:style-name="ro1">
          <table:table-cell office:value-type="string" calcext:value-type="string">
            <text:p>ryzen-5-1600AF/mbw-swap-off</text:p>
          </table:table-cell>
          <table:table-cell office:value-type="string" calcext:value-type="string">
            <text:p>MEMCPY</text:p>
          </table:table-cell>
          <table:table-cell office:value-type="float" office:value="7489.258" calcext:value-type="float">
            <text:p>7489.258</text:p>
          </table:table-cell>
        </table:table-row>
        <table:table-row table:style-name="ro1">
          <table:table-cell office:value-type="string" calcext:value-type="string">
            <text:p>ryzen-5-1600AF/mbw-swap-on-nvme</text:p>
          </table:table-cell>
          <table:table-cell office:value-type="string" calcext:value-type="string">
            <text:p>MEMCPY</text:p>
          </table:table-cell>
          <table:table-cell office:value-type="float" office:value="217.074" calcext:value-type="float">
            <text:p>217.074</text:p>
          </table:table-cell>
        </table:table-row>
        <table:table-row table:style-name="ro1">
          <table:table-cell office:value-type="string" calcext:value-type="string">
            <text:p>ryzen-5-1600AF/mbw-swap-on-rust</text:p>
          </table:table-cell>
          <table:table-cell office:value-type="string" calcext:value-type="string">
            <text:p>MEMCPY</text:p>
          </table:table-cell>
          <table:table-cell office:value-type="float" office:value="49.09" calcext:value-type="float">
            <text:p>49.09</text:p>
          </table:table-cell>
        </table:table-row>
      </table:table>
      <table:named-expressions/>
      <table:database-ranges>
        <table:database-range table:name="__Anonymous_Sheet_DB__2" table:target-range-address="'table.time.build'.A1:'table.time.build'.N43" table:display-filter-buttons="true">
          <table:filter>
            <table:filter-and>
              <table:filter-condition table:field-number="1" table:value="6-build-16" table:operator="="/>
            </table:filter-and>
          </table:filter>
          <table:sort>
            <table:sort-by table:field-number="4" table:data-type="automatic"/>
          </table:sort>
        </table:database-range>
        <table:database-range table:name="__Anonymous_Sheet_DB__9" table:target-range-address="'table.mbw.sysbench'.A1:'table.mbw.sysbench'.K21" table:display-filter-buttons="true">
          <table:sort>
            <table:sort-by table:field-number="2" table:data-type="automatic"/>
          </table:sort>
        </table:database-range>
        <table:database-range table:name="__Anonymous_Sheet_DB__10" table:target-range-address="'table.mbw'.A1:'table.mbw'.C16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4">00/00/0000</text:date>, <text:time style:data-style-name="N2" text:time-value="21:00:39.2064364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2-14T21:06:08.080099507</dc:date>
    <meta:editing-duration>PT3H5S</meta:editing-duration>
    <meta:editing-cycles>7</meta:editing-cycles>
    <meta:generator>LibreOffice/6.3.4.2$Linux_X86_64 LibreOffice_project/30$Build-2</meta:generator>
    <meta:document-statistic meta:table-count="11" meta:cell-count="15710" meta:object-count="0"/>
  </office:meta>
</office:document-meta>
</file>